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DejaVu Sans" svg:font-family="'DejaVu Sans'" style:font-adornments="Book" style:font-family-generic="swiss"/>
    <style:font-face style:name="DejaVu Sans Mono" svg:font-family="'DejaVu Sans Mono'" style:font-family-generic="modern" style:font-pitch="fixed"/>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3" svg:font-family="'DejaVu Sans'" style:font-family-generic="swiss" style:font-pitch="variable"/>
    <style:font-face style:name="DejaVu Serif" svg:font-family="'DejaVu Serif'" style:font-adornments="Book"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ok" style:font-family-generic="roman"/>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family-generic="roman" style:font-pitch="variable"/>
  </office:font-face-decls>
  <office:automatic-styles>
    <style:style style:name="JSONformat" style:family="table">
      <style:table-properties style:width="15cm" fo:margin-left="0cm" table:align="left" fo:background-color="transparent">
        <style:background-image/>
      </style:table-properties>
    </style:style>
    <style:style style:name="JSONformat.A" style:family="table-column">
      <style:table-column-properties style:column-width="3.992cm"/>
    </style:style>
    <style:style style:name="JSONformat.B" style:family="table-column">
      <style:table-column-properties style:column-width="2.711cm"/>
    </style:style>
    <style:style style:name="JSONformat.C" style:family="table-column">
      <style:table-column-properties style:column-width="8.297cm"/>
    </style:style>
    <style:style style:name="JSONformat.1" style:family="table-row">
      <style:table-row-properties fo:background-color="transparent">
        <style:background-image/>
      </style:table-row-properties>
    </style:style>
    <style:style style:name="JSONformat.A1" style:family="table-cell">
      <style:table-cell-properties fo:background-color="#99ccff" fo:padding="0.097cm" fo:border-left="0.05pt solid #000000" fo:border-right="none" fo:border-top="0.05pt solid #000000" fo:border-bottom="0.05pt solid #000000">
        <style:background-image/>
      </style:table-cell-properties>
    </style:style>
    <style:style style:name="JSONformat.C1" style:family="table-cell">
      <style:table-cell-properties fo:background-color="#99ccff" fo:padding="0.097cm" fo:border="0.05pt solid #000000">
        <style:background-image/>
      </style:table-cell-properties>
    </style:style>
    <style:style style:name="JSONformat.A2" style:family="table-cell">
      <style:table-cell-properties fo:padding="0.097cm" fo:border-left="0.05pt solid #000000" fo:border-right="none" fo:border-top="none" fo:border-bottom="0.05pt solid #000000"/>
    </style:style>
    <style:style style:name="JSONformat.B2" style:family="table-cell">
      <style:table-cell-properties fo:padding="0.097cm" fo:border-left="0.05pt solid #000000" fo:border-right="none" fo:border-top="none" fo:border-bottom="0.05pt solid #000000"/>
    </style:style>
    <style:style style:name="JSONformat.C2" style:family="table-cell">
      <style:table-cell-properties fo:padding="0.097cm" fo:border-left="0.05pt solid #000000" fo:border-right="0.05pt solid #000000" fo:border-top="none" fo:border-bottom="0.05pt solid #000000"/>
    </style:style>
    <style:style style:name="JSONformat.A3" style:family="table-cell">
      <style:table-cell-properties fo:padding="0.097cm" fo:border-left="0.05pt solid #000000" fo:border-right="none" fo:border-top="none" fo:border-bottom="0.05pt solid #000000"/>
    </style:style>
    <style:style style:name="JSONformat.B3" style:family="table-cell">
      <style:table-cell-properties fo:padding="0.097cm" fo:border-left="0.05pt solid #000000" fo:border-right="none" fo:border-top="none" fo:border-bottom="0.05pt solid #000000"/>
    </style:style>
    <style:style style:name="JSONformat.C3" style:family="table-cell">
      <style:table-cell-properties fo:padding="0.097cm" fo:border-left="0.05pt solid #000000" fo:border-right="0.05pt solid #000000" fo:border-top="none" fo:border-bottom="0.05pt solid #000000"/>
    </style:style>
    <style:style style:name="JSONformat.A4" style:family="table-cell">
      <style:table-cell-properties fo:padding="0.097cm" fo:border-left="0.05pt solid #000000" fo:border-right="none" fo:border-top="none" fo:border-bottom="0.05pt solid #000000"/>
    </style:style>
    <style:style style:name="JSONformat.B4" style:family="table-cell">
      <style:table-cell-properties fo:padding="0.097cm" fo:border-left="0.05pt solid #000000" fo:border-right="none" fo:border-top="none" fo:border-bottom="0.05pt solid #000000"/>
    </style:style>
    <style:style style:name="JSONformat.C4" style:family="table-cell">
      <style:table-cell-properties fo:padding="0.097cm" fo:border-left="0.05pt solid #000000" fo:border-right="0.05pt solid #000000" fo:border-top="none" fo:border-bottom="0.05pt solid #000000"/>
    </style:style>
    <style:style style:name="JSONformat.A5" style:family="table-cell">
      <style:table-cell-properties fo:padding="0.097cm" fo:border-left="0.05pt solid #000000" fo:border-right="none" fo:border-top="none" fo:border-bottom="0.05pt solid #000000"/>
    </style:style>
    <style:style style:name="JSONformat.B5" style:family="table-cell">
      <style:table-cell-properties fo:padding="0.097cm" fo:border-left="0.05pt solid #000000" fo:border-right="none" fo:border-top="none" fo:border-bottom="0.05pt solid #000000"/>
    </style:style>
    <style:style style:name="JSONformat.C5" style:family="table-cell">
      <style:table-cell-properties fo:padding="0.097cm" fo:border-left="0.05pt solid #000000" fo:border-right="0.05pt solid #000000" fo:border-top="none" fo:border-bottom="0.05pt solid #000000"/>
    </style:style>
    <style:style style:name="JSONformat.A6" style:family="table-cell">
      <style:table-cell-properties fo:padding="0.097cm" fo:border-left="0.05pt solid #000000" fo:border-right="none" fo:border-top="none" fo:border-bottom="0.05pt solid #000000"/>
    </style:style>
    <style:style style:name="JSONformat.B6" style:family="table-cell">
      <style:table-cell-properties fo:padding="0.097cm" fo:border-left="0.05pt solid #000000" fo:border-right="none" fo:border-top="none" fo:border-bottom="0.05pt solid #000000"/>
    </style:style>
    <style:style style:name="JSONformat.C6" style:family="table-cell">
      <style:table-cell-properties fo:padding="0.097cm" fo:border-left="0.05pt solid #000000" fo:border-right="0.05pt solid #000000" fo:border-top="none" fo:border-bottom="0.05pt solid #000000"/>
    </style:style>
    <style:style style:name="JSONformat.A7" style:family="table-cell">
      <style:table-cell-properties fo:padding="0.097cm" fo:border-left="0.05pt solid #000000" fo:border-right="none" fo:border-top="none" fo:border-bottom="0.05pt solid #000000"/>
    </style:style>
    <style:style style:name="JSONformat.B7" style:family="table-cell">
      <style:table-cell-properties fo:padding="0.097cm" fo:border-left="0.05pt solid #000000" fo:border-right="none" fo:border-top="none" fo:border-bottom="0.05pt solid #000000"/>
    </style:style>
    <style:style style:name="JSONformat.C7" style:family="table-cell">
      <style:table-cell-properties fo:padding="0.097cm" fo:border-left="0.05pt solid #000000" fo:border-right="0.05pt solid #000000" fo:border-top="none" fo:border-bottom="0.05pt solid #000000"/>
    </style:style>
    <style:style style:name="JSONformat.A8" style:family="table-cell">
      <style:table-cell-properties fo:padding="0.097cm" fo:border-left="0.05pt solid #000000" fo:border-right="none" fo:border-top="none" fo:border-bottom="0.05pt solid #000000"/>
    </style:style>
    <style:style style:name="JSONformat.B8" style:family="table-cell">
      <style:table-cell-properties fo:padding="0.097cm" fo:border-left="0.05pt solid #000000" fo:border-right="none" fo:border-top="none" fo:border-bottom="0.05pt solid #000000"/>
    </style:style>
    <style:style style:name="JSONformat.C8" style:family="table-cell">
      <style:table-cell-properties fo:padding="0.097cm" fo:border-left="0.05pt solid #000000" fo:border-right="0.05pt solid #000000" fo:border-top="none" fo:border-bottom="0.05pt solid #000000"/>
    </style:style>
    <style:style style:name="JSONformat.A9" style:family="table-cell">
      <style:table-cell-properties fo:padding="0.097cm" fo:border-left="0.05pt solid #000000" fo:border-right="none" fo:border-top="none" fo:border-bottom="0.05pt solid #000000"/>
    </style:style>
    <style:style style:name="JSONformat.B9" style:family="table-cell">
      <style:table-cell-properties fo:padding="0.097cm" fo:border-left="0.05pt solid #000000" fo:border-right="none" fo:border-top="none" fo:border-bottom="0.05pt solid #000000"/>
    </style:style>
    <style:style style:name="JSONformat.C9" style:family="table-cell">
      <style:table-cell-properties fo:padding="0.097cm" fo:border-left="0.05pt solid #000000" fo:border-right="0.05pt solid #000000" fo:border-top="none" fo:border-bottom="0.05pt solid #000000"/>
    </style:style>
    <style:style style:name="JSONformat.A10" style:family="table-cell">
      <style:table-cell-properties fo:padding="0.097cm" fo:border-left="0.05pt solid #000000" fo:border-right="none" fo:border-top="none" fo:border-bottom="0.05pt solid #000000"/>
    </style:style>
    <style:style style:name="JSONformat.B10" style:family="table-cell">
      <style:table-cell-properties fo:padding="0.097cm" fo:border-left="0.05pt solid #000000" fo:border-right="none" fo:border-top="none" fo:border-bottom="0.05pt solid #000000"/>
    </style:style>
    <style:style style:name="JSONformat.C10" style:family="table-cell">
      <style:table-cell-properties fo:padding="0.097cm" fo:border-left="0.05pt solid #000000" fo:border-right="0.05pt solid #000000" fo:border-top="none" fo:border-bottom="0.05pt solid #000000"/>
    </style:style>
    <style:style style:name="JSONformat.A11" style:family="table-cell">
      <style:table-cell-properties fo:padding="0.097cm" fo:border-left="0.05pt solid #000000" fo:border-right="none" fo:border-top="none" fo:border-bottom="0.05pt solid #000000"/>
    </style:style>
    <style:style style:name="JSONformat.B11" style:family="table-cell">
      <style:table-cell-properties fo:padding="0.097cm" fo:border-left="0.05pt solid #000000" fo:border-right="none" fo:border-top="none" fo:border-bottom="0.05pt solid #000000"/>
    </style:style>
    <style:style style:name="JSONformat.C11" style:family="table-cell">
      <style:table-cell-properties fo:padding="0.097cm" fo:border-left="0.05pt solid #000000" fo:border-right="0.05pt solid #000000" fo:border-top="none" fo:border-bottom="0.05pt solid #000000"/>
    </style:style>
    <style:style style:name="JSONformat.A12" style:family="table-cell">
      <style:table-cell-properties fo:padding="0.097cm" fo:border-left="0.05pt solid #000000" fo:border-right="none" fo:border-top="none" fo:border-bottom="0.05pt solid #000000"/>
    </style:style>
    <style:style style:name="JSONformat.B12" style:family="table-cell">
      <style:table-cell-properties fo:padding="0.097cm" fo:border-left="0.05pt solid #000000" fo:border-right="none" fo:border-top="none" fo:border-bottom="0.05pt solid #000000"/>
    </style:style>
    <style:style style:name="JSONformat.C12" style:family="table-cell">
      <style:table-cell-properties fo:padding="0.097cm" fo:border-left="0.05pt solid #000000" fo:border-right="0.05pt solid #000000" fo:border-top="none" fo:border-bottom="0.05pt solid #000000"/>
    </style:style>
    <style:style style:name="JSONformat.A13" style:family="table-cell">
      <style:table-cell-properties fo:padding="0.097cm" fo:border-left="0.05pt solid #000000" fo:border-right="none" fo:border-top="none" fo:border-bottom="0.05pt solid #000000"/>
    </style:style>
    <style:style style:name="JSONformat.B13" style:family="table-cell">
      <style:table-cell-properties fo:padding="0.097cm" fo:border-left="0.05pt solid #000000" fo:border-right="none" fo:border-top="none" fo:border-bottom="0.05pt solid #000000"/>
    </style:style>
    <style:style style:name="JSONformat.C13" style:family="table-cell">
      <style:table-cell-properties fo:padding="0.097cm" fo:border-left="0.05pt solid #000000" fo:border-right="0.05pt solid #000000" fo:border-top="none" fo:border-bottom="0.05pt solid #000000"/>
    </style:style>
    <style:style style:name="JSONformat.A14" style:family="table-cell">
      <style:table-cell-properties fo:padding="0.097cm" fo:border-left="0.05pt solid #000000" fo:border-right="none" fo:border-top="none" fo:border-bottom="0.05pt solid #000000"/>
    </style:style>
    <style:style style:name="JSONformat.B14" style:family="table-cell">
      <style:table-cell-properties fo:padding="0.097cm" fo:border-left="0.05pt solid #000000" fo:border-right="none" fo:border-top="none" fo:border-bottom="0.05pt solid #000000"/>
    </style:style>
    <style:style style:name="JSONformat.C14" style:family="table-cell">
      <style:table-cell-properties fo:padding="0.097cm" fo:border-left="0.05pt solid #000000" fo:border-right="0.05pt solid #000000" fo:border-top="none" fo:border-bottom="0.05pt solid #000000"/>
    </style:style>
    <style:style style:name="JSONformat.A15" style:family="table-cell">
      <style:table-cell-properties fo:padding="0.097cm" fo:border-left="0.05pt solid #000000" fo:border-right="none" fo:border-top="none" fo:border-bottom="0.05pt solid #000000"/>
    </style:style>
    <style:style style:name="JSONformat.B15" style:family="table-cell">
      <style:table-cell-properties fo:padding="0.097cm" fo:border-left="0.05pt solid #000000" fo:border-right="none" fo:border-top="none" fo:border-bottom="0.05pt solid #000000"/>
    </style:style>
    <style:style style:name="JSONformat.C15" style:family="table-cell">
      <style:table-cell-properties fo:padding="0.097cm" fo:border-left="0.05pt solid #000000" fo:border-right="0.05pt solid #000000" fo:border-top="none" fo:border-bottom="0.05pt solid #000000"/>
    </style:style>
    <style:style style:name="JSONformat.A16" style:family="table-cell">
      <style:table-cell-properties fo:padding="0.097cm" fo:border-left="0.05pt solid #000000" fo:border-right="none" fo:border-top="none" fo:border-bottom="0.05pt solid #000000"/>
    </style:style>
    <style:style style:name="JSONformat.B16" style:family="table-cell">
      <style:table-cell-properties fo:padding="0.097cm" fo:border-left="0.05pt solid #000000" fo:border-right="none" fo:border-top="none" fo:border-bottom="0.05pt solid #000000"/>
    </style:style>
    <style:style style:name="JSONformat.C16" style:family="table-cell">
      <style:table-cell-properties fo:padding="0.097cm" fo:border-left="0.05pt solid #000000" fo:border-right="0.05pt solid #000000" fo:border-top="none" fo:border-bottom="0.05pt solid #000000"/>
    </style:style>
    <style:style style:name="JSONformat.A17" style:family="table-cell">
      <style:table-cell-properties fo:padding="0.097cm" fo:border-left="0.05pt solid #000000" fo:border-right="none" fo:border-top="none" fo:border-bottom="0.05pt solid #000000"/>
    </style:style>
    <style:style style:name="JSONformat.B17" style:family="table-cell">
      <style:table-cell-properties fo:padding="0.097cm" fo:border-left="0.05pt solid #000000" fo:border-right="none" fo:border-top="none" fo:border-bottom="0.05pt solid #000000"/>
    </style:style>
    <style:style style:name="JSONformat.C17" style:family="table-cell">
      <style:table-cell-properties fo:padding="0.097cm" fo:border-left="0.05pt solid #000000" fo:border-right="0.05pt solid #000000" fo:border-top="none" fo:border-bottom="0.05pt solid #000000"/>
    </style:style>
    <style:style style:name="JSONformat.A18" style:family="table-cell">
      <style:table-cell-properties fo:padding="0.097cm" fo:border-left="0.05pt solid #000000" fo:border-right="none" fo:border-top="none" fo:border-bottom="0.05pt solid #000000"/>
    </style:style>
    <style:style style:name="JSONformat.B18" style:family="table-cell">
      <style:table-cell-properties fo:padding="0.097cm" fo:border-left="0.05pt solid #000000" fo:border-right="none" fo:border-top="none" fo:border-bottom="0.05pt solid #000000"/>
    </style:style>
    <style:style style:name="JSONformat.C18" style:family="table-cell">
      <style:table-cell-properties fo:padding="0.097cm" fo:border-left="0.05pt solid #000000" fo:border-right="0.05pt solid #000000" fo:border-top="none" fo:border-bottom="0.05pt solid #000000"/>
    </style:style>
    <style:style style:name="JSONformat.A19" style:family="table-cell">
      <style:table-cell-properties fo:padding="0.097cm" fo:border-left="0.05pt solid #000000" fo:border-right="none" fo:border-top="none" fo:border-bottom="0.05pt solid #000000"/>
    </style:style>
    <style:style style:name="JSONformat.B19" style:family="table-cell">
      <style:table-cell-properties fo:padding="0.097cm" fo:border-left="0.05pt solid #000000" fo:border-right="none" fo:border-top="none" fo:border-bottom="0.05pt solid #000000"/>
    </style:style>
    <style:style style:name="JSONformat.C19" style:family="table-cell">
      <style:table-cell-properties fo:padding="0.097cm" fo:border-left="0.05pt solid #000000" fo:border-right="0.05pt solid #000000" fo:border-top="none" fo:border-bottom="0.05pt solid #000000"/>
    </style:style>
    <style:style style:name="JSONformat.A20" style:family="table-cell">
      <style:table-cell-properties fo:padding="0.097cm" fo:border-left="0.05pt solid #000000" fo:border-right="none" fo:border-top="none" fo:border-bottom="0.05pt solid #000000"/>
    </style:style>
    <style:style style:name="JSONformat.B20" style:family="table-cell">
      <style:table-cell-properties fo:padding="0.097cm" fo:border-left="0.05pt solid #000000" fo:border-right="none" fo:border-top="none" fo:border-bottom="0.05pt solid #000000"/>
    </style:style>
    <style:style style:name="JSONformat.C20" style:family="table-cell">
      <style:table-cell-properties fo:padding="0.097cm" fo:border-left="0.05pt solid #000000" fo:border-right="0.05pt solid #000000" fo:border-top="none" fo:border-bottom="0.05pt solid #000000"/>
    </style:style>
    <style:style style:name="JSONformat.A21" style:family="table-cell">
      <style:table-cell-properties fo:padding="0.097cm" fo:border-left="0.05pt solid #000000" fo:border-right="none" fo:border-top="none" fo:border-bottom="0.05pt solid #000000"/>
    </style:style>
    <style:style style:name="JSONformat.B21" style:family="table-cell">
      <style:table-cell-properties fo:padding="0.097cm" fo:border-left="0.05pt solid #000000" fo:border-right="none" fo:border-top="none" fo:border-bottom="0.05pt solid #000000"/>
    </style:style>
    <style:style style:name="JSONformat.C21" style:family="table-cell">
      <style:table-cell-properties fo:padding="0.097cm" fo:border-left="0.05pt solid #000000" fo:border-right="0.05pt solid #000000" fo:border-top="none" fo:border-bottom="0.05pt solid #000000"/>
    </style:style>
    <style:style style:name="JSONformat.A22" style:family="table-cell">
      <style:table-cell-properties fo:padding="0.097cm" fo:border-left="0.05pt solid #000000" fo:border-right="none" fo:border-top="none" fo:border-bottom="0.05pt solid #000000"/>
    </style:style>
    <style:style style:name="JSONformat.B22" style:family="table-cell">
      <style:table-cell-properties fo:padding="0.097cm" fo:border-left="0.05pt solid #000000" fo:border-right="none" fo:border-top="none" fo:border-bottom="0.05pt solid #000000"/>
    </style:style>
    <style:style style:name="JSONformat.C22" style:family="table-cell">
      <style:table-cell-properties fo:padding="0.097cm" fo:border-left="0.05pt solid #000000" fo:border-right="0.05pt solid #000000" fo:border-top="none" fo:border-bottom="0.05pt solid #000000"/>
    </style:style>
    <style:style style:name="JSONformat.A23" style:family="table-cell">
      <style:table-cell-properties fo:padding="0.097cm" fo:border-left="0.05pt solid #000000" fo:border-right="none" fo:border-top="none" fo:border-bottom="0.05pt solid #000000"/>
    </style:style>
    <style:style style:name="JSONformat.B23" style:family="table-cell">
      <style:table-cell-properties fo:padding="0.097cm" fo:border-left="0.05pt solid #000000" fo:border-right="none" fo:border-top="none" fo:border-bottom="0.05pt solid #000000"/>
    </style:style>
    <style:style style:name="JSONformat.C23" style:family="table-cell">
      <style:table-cell-properties fo:padding="0.097cm" fo:border-left="0.05pt solid #000000" fo:border-right="0.05pt solid #000000" fo:border-top="none" fo:border-bottom="0.05pt solid #000000"/>
    </style:style>
    <style:style style:name="JSONformat.A24" style:family="table-cell">
      <style:table-cell-properties fo:padding="0.097cm" fo:border-left="0.05pt solid #000000" fo:border-right="none" fo:border-top="none" fo:border-bottom="0.05pt solid #000000"/>
    </style:style>
    <style:style style:name="JSONformat.B24" style:family="table-cell">
      <style:table-cell-properties fo:padding="0.097cm" fo:border-left="0.05pt solid #000000" fo:border-right="none" fo:border-top="none" fo:border-bottom="0.05pt solid #000000"/>
    </style:style>
    <style:style style:name="JSONformat.C24" style:family="table-cell">
      <style:table-cell-properties fo:padding="0.097cm" fo:border-left="0.05pt solid #000000" fo:border-right="0.05pt solid #000000" fo:border-top="none" fo:border-bottom="0.05pt solid #000000"/>
    </style:style>
    <style:style style:name="JSONformat.A25" style:family="table-cell">
      <style:table-cell-properties fo:padding="0.097cm" fo:border-left="0.05pt solid #000000" fo:border-right="none" fo:border-top="none" fo:border-bottom="0.05pt solid #000000"/>
    </style:style>
    <style:style style:name="JSONformat.B25" style:family="table-cell">
      <style:table-cell-properties fo:padding="0.097cm" fo:border-left="0.05pt solid #000000" fo:border-right="none" fo:border-top="none" fo:border-bottom="0.05pt solid #000000"/>
    </style:style>
    <style:style style:name="JSONformat.C25" style:family="table-cell">
      <style:table-cell-properties fo:padding="0.097cm" fo:border-left="0.05pt solid #000000" fo:border-right="0.05pt solid #000000" fo:border-top="none" fo:border-bottom="0.05pt solid #000000"/>
    </style:style>
    <style:style style:name="JSONformat.A26" style:family="table-cell">
      <style:table-cell-properties fo:padding="0.097cm" fo:border-left="0.05pt solid #000000" fo:border-right="none" fo:border-top="none" fo:border-bottom="0.05pt solid #000000"/>
    </style:style>
    <style:style style:name="JSONformat.B26" style:family="table-cell">
      <style:table-cell-properties fo:padding="0.097cm" fo:border-left="0.05pt solid #000000" fo:border-right="none" fo:border-top="none" fo:border-bottom="0.05pt solid #000000"/>
    </style:style>
    <style:style style:name="JSONformat.C26" style:family="table-cell">
      <style:table-cell-properties fo:padding="0.097cm" fo:border-left="0.05pt solid #000000" fo:border-right="0.05pt solid #000000" fo:border-top="none" fo:border-bottom="0.05pt solid #000000"/>
    </style:style>
    <style:style style:name="JSONformat.A27" style:family="table-cell">
      <style:table-cell-properties fo:padding="0.097cm" fo:border-left="0.05pt solid #000000" fo:border-right="none" fo:border-top="none" fo:border-bottom="0.05pt solid #000000"/>
    </style:style>
    <style:style style:name="JSONformat.B27" style:family="table-cell">
      <style:table-cell-properties fo:padding="0.097cm" fo:border-left="0.05pt solid #000000" fo:border-right="none" fo:border-top="none" fo:border-bottom="0.05pt solid #000000"/>
    </style:style>
    <style:style style:name="JSONformat.C27" style:family="table-cell">
      <style:table-cell-properties fo:padding="0.097cm" fo:border-left="0.05pt solid #000000" fo:border-right="0.05pt solid #000000" fo:border-top="none" fo:border-bottom="0.05pt solid #000000"/>
    </style:style>
    <style:style style:name="JSONformat.A28" style:family="table-cell">
      <style:table-cell-properties fo:padding="0.097cm" fo:border-left="0.05pt solid #000000" fo:border-right="none" fo:border-top="none" fo:border-bottom="0.05pt solid #000000"/>
    </style:style>
    <style:style style:name="JSONformat.B28" style:family="table-cell">
      <style:table-cell-properties fo:padding="0.097cm" fo:border-left="0.05pt solid #000000" fo:border-right="none" fo:border-top="none" fo:border-bottom="0.05pt solid #000000"/>
    </style:style>
    <style:style style:name="JSONformat.C28" style:family="table-cell">
      <style:table-cell-properties fo:padding="0.097cm" fo:border-left="0.05pt solid #000000" fo:border-right="0.05pt solid #000000" fo:border-top="none" fo:border-bottom="0.05pt solid #000000"/>
    </style:style>
    <style:style style:name="JSONformat.A29" style:family="table-cell">
      <style:table-cell-properties fo:padding="0.097cm" fo:border-left="0.05pt solid #000000" fo:border-right="none" fo:border-top="none" fo:border-bottom="0.05pt solid #000000"/>
    </style:style>
    <style:style style:name="JSONformat.B29" style:family="table-cell">
      <style:table-cell-properties fo:padding="0.097cm" fo:border-left="0.05pt solid #000000" fo:border-right="none" fo:border-top="none" fo:border-bottom="0.05pt solid #000000"/>
    </style:style>
    <style:style style:name="JSONformat.C29" style:family="table-cell">
      <style:table-cell-properties fo:padding="0.097cm" fo:border-left="0.05pt solid #000000" fo:border-right="0.05pt solid #000000" fo:border-top="none" fo:border-bottom="0.05pt solid #000000"/>
    </style:style>
    <style:style style:name="JSONformat.A30" style:family="table-cell">
      <style:table-cell-properties fo:padding="0.097cm" fo:border-left="0.05pt solid #000000" fo:border-right="none" fo:border-top="none" fo:border-bottom="0.05pt solid #000000"/>
    </style:style>
    <style:style style:name="JSONformat.B30" style:family="table-cell">
      <style:table-cell-properties fo:padding="0.097cm" fo:border-left="0.05pt solid #000000" fo:border-right="none" fo:border-top="none" fo:border-bottom="0.05pt solid #000000"/>
    </style:style>
    <style:style style:name="JSONformat.C30" style:family="table-cell">
      <style:table-cell-properties fo:padding="0.097cm" fo:border-left="0.05pt solid #000000" fo:border-right="0.05pt solid #000000" fo:border-top="none" fo:border-bottom="0.05pt solid #000000"/>
    </style:style>
    <style:style style:name="JSONformat.A31" style:family="table-cell">
      <style:table-cell-properties fo:padding="0.097cm" fo:border-left="0.05pt solid #000000" fo:border-right="none" fo:border-top="none" fo:border-bottom="0.05pt solid #000000"/>
    </style:style>
    <style:style style:name="JSONformat.B31" style:family="table-cell">
      <style:table-cell-properties fo:padding="0.097cm" fo:border-left="0.05pt solid #000000" fo:border-right="none" fo:border-top="none" fo:border-bottom="0.05pt solid #000000"/>
    </style:style>
    <style:style style:name="JSONformat.C31" style:family="table-cell">
      <style:table-cell-properties fo:padding="0.097cm" fo:border-left="0.05pt solid #000000" fo:border-right="0.05pt solid #000000" fo:border-top="none" fo:border-bottom="0.05pt solid #000000"/>
    </style:style>
    <style:style style:name="JSONformat.A32" style:family="table-cell">
      <style:table-cell-properties fo:padding="0.097cm" fo:border-left="0.05pt solid #000000" fo:border-right="none" fo:border-top="none" fo:border-bottom="0.05pt solid #000000"/>
    </style:style>
    <style:style style:name="JSONformat.B32" style:family="table-cell">
      <style:table-cell-properties fo:padding="0.097cm" fo:border-left="0.05pt solid #000000" fo:border-right="none" fo:border-top="none" fo:border-bottom="0.05pt solid #000000"/>
    </style:style>
    <style:style style:name="JSONformat.C32" style:family="table-cell">
      <style:table-cell-properties fo:padding="0.097cm" fo:border-left="0.05pt solid #000000" fo:border-right="0.05pt solid #000000" fo:border-top="none" fo:border-bottom="0.05pt solid #000000"/>
    </style:style>
    <style:style style:name="JSONformat.A33" style:family="table-cell">
      <style:table-cell-properties fo:padding="0.097cm" fo:border-left="0.05pt solid #000000" fo:border-right="none" fo:border-top="none" fo:border-bottom="0.05pt solid #000000"/>
    </style:style>
    <style:style style:name="JSONformat.B33" style:family="table-cell">
      <style:table-cell-properties fo:padding="0.097cm" fo:border-left="0.05pt solid #000000" fo:border-right="none" fo:border-top="none" fo:border-bottom="0.05pt solid #000000"/>
    </style:style>
    <style:style style:name="JSONformat.C33" style:family="table-cell">
      <style:table-cell-properties fo:padding="0.097cm" fo:border-left="0.05pt solid #000000" fo:border-right="0.05pt solid #000000" fo:border-top="none" fo:border-bottom="0.05pt solid #000000"/>
    </style:style>
    <style:style style:name="JSONformat.A34" style:family="table-cell">
      <style:table-cell-properties fo:padding="0.097cm" fo:border-left="0.05pt solid #000000" fo:border-right="none" fo:border-top="none" fo:border-bottom="0.05pt solid #000000"/>
    </style:style>
    <style:style style:name="JSONformat.B34" style:family="table-cell">
      <style:table-cell-properties fo:padding="0.097cm" fo:border-left="0.05pt solid #000000" fo:border-right="none" fo:border-top="none" fo:border-bottom="0.05pt solid #000000"/>
    </style:style>
    <style:style style:name="JSONformat.C34" style:family="table-cell">
      <style:table-cell-properties fo:padding="0.097cm" fo:border-left="0.05pt solid #000000" fo:border-right="0.05pt solid #000000" fo:border-top="none" fo:border-bottom="0.05pt solid #000000"/>
    </style:style>
    <style:style style:name="JSONformat.A35" style:family="table-cell">
      <style:table-cell-properties fo:padding="0.097cm" fo:border-left="0.05pt solid #000000" fo:border-right="none" fo:border-top="none" fo:border-bottom="0.05pt solid #000000"/>
    </style:style>
    <style:style style:name="JSONformat.B35" style:family="table-cell">
      <style:table-cell-properties fo:padding="0.097cm" fo:border-left="0.05pt solid #000000" fo:border-right="none" fo:border-top="none" fo:border-bottom="0.05pt solid #000000"/>
    </style:style>
    <style:style style:name="JSONformat.C35" style:family="table-cell">
      <style:table-cell-properties fo:padding="0.097cm" fo:border-left="0.05pt solid #000000" fo:border-right="0.05pt solid #000000" fo:border-top="none" fo:border-bottom="0.05pt solid #000000"/>
    </style:style>
    <style:style style:name="JSONformat.A36" style:family="table-cell">
      <style:table-cell-properties fo:padding="0.097cm" fo:border-left="0.05pt solid #000000" fo:border-right="none" fo:border-top="none" fo:border-bottom="0.05pt solid #000000"/>
    </style:style>
    <style:style style:name="JSONformat.B36" style:family="table-cell">
      <style:table-cell-properties fo:padding="0.097cm" fo:border-left="0.05pt solid #000000" fo:border-right="none" fo:border-top="none" fo:border-bottom="0.05pt solid #000000"/>
    </style:style>
    <style:style style:name="JSONformat.C36" style:family="table-cell">
      <style:table-cell-properties fo:padding="0.097cm" fo:border-left="0.05pt solid #000000" fo:border-right="0.05pt solid #000000" fo:border-top="none" fo:border-bottom="0.05pt solid #000000"/>
    </style:style>
    <style:style style:name="JSONformat.A37" style:family="table-cell">
      <style:table-cell-properties fo:padding="0.097cm" fo:border-left="0.05pt solid #000000" fo:border-right="none" fo:border-top="none" fo:border-bottom="0.05pt solid #000000"/>
    </style:style>
    <style:style style:name="JSONformat.B37" style:family="table-cell">
      <style:table-cell-properties fo:padding="0.097cm" fo:border-left="0.05pt solid #000000" fo:border-right="none" fo:border-top="none" fo:border-bottom="0.05pt solid #000000"/>
    </style:style>
    <style:style style:name="JSONformat.C37" style:family="table-cell">
      <style:table-cell-properties fo:padding="0.097cm" fo:border-left="0.05pt solid #000000" fo:border-right="0.05pt solid #000000" fo:border-top="none" fo:border-bottom="0.05pt solid #000000"/>
    </style:style>
    <style:style style:name="JSONformat.A38" style:family="table-cell">
      <style:table-cell-properties fo:padding="0.097cm" fo:border-left="0.05pt solid #000000" fo:border-right="none" fo:border-top="none" fo:border-bottom="0.05pt solid #000000"/>
    </style:style>
    <style:style style:name="JSONformat.B38" style:family="table-cell">
      <style:table-cell-properties fo:padding="0.097cm" fo:border-left="0.05pt solid #000000" fo:border-right="none" fo:border-top="none" fo:border-bottom="0.05pt solid #000000"/>
    </style:style>
    <style:style style:name="JSONformat.C38" style:family="table-cell">
      <style:table-cell-properties fo:padding="0.097cm" fo:border-left="0.05pt solid #000000" fo:border-right="0.05pt solid #000000" fo:border-top="none" fo:border-bottom="0.05pt solid #000000"/>
    </style:style>
    <style:style style:name="JSONformat.A39" style:family="table-cell">
      <style:table-cell-properties fo:padding="0.097cm" fo:border-left="0.05pt solid #000000" fo:border-right="none" fo:border-top="none" fo:border-bottom="0.05pt solid #000000"/>
    </style:style>
    <style:style style:name="JSONformat.B39" style:family="table-cell">
      <style:table-cell-properties fo:padding="0.097cm" fo:border-left="0.05pt solid #000000" fo:border-right="none" fo:border-top="none" fo:border-bottom="0.05pt solid #000000"/>
    </style:style>
    <style:style style:name="JSONformat.C39" style:family="table-cell">
      <style:table-cell-properties fo:padding="0.097cm" fo:border-left="0.05pt solid #000000" fo:border-right="0.05pt solid #000000" fo:border-top="none" fo:border-bottom="0.05pt solid #000000"/>
    </style:style>
    <style:style style:name="JSONformat.A40" style:family="table-cell">
      <style:table-cell-properties fo:padding="0.097cm" fo:border-left="0.05pt solid #000000" fo:border-right="none" fo:border-top="none" fo:border-bottom="0.05pt solid #000000"/>
    </style:style>
    <style:style style:name="JSONformat.B40" style:family="table-cell">
      <style:table-cell-properties fo:padding="0.097cm" fo:border-left="0.05pt solid #000000" fo:border-right="none" fo:border-top="none" fo:border-bottom="0.05pt solid #000000"/>
    </style:style>
    <style:style style:name="JSONformat.C40" style:family="table-cell">
      <style:table-cell-properties fo:padding="0.097cm" fo:border-left="0.05pt solid #000000" fo:border-right="0.05pt solid #000000" fo:border-top="none" fo:border-bottom="0.05pt solid #000000"/>
    </style:style>
    <style:style style:name="JSONformat.A41" style:family="table-cell">
      <style:table-cell-properties fo:padding="0.097cm" fo:border-left="0.05pt solid #000000" fo:border-right="none" fo:border-top="none" fo:border-bottom="0.05pt solid #000000"/>
    </style:style>
    <style:style style:name="JSONformat.B41" style:family="table-cell">
      <style:table-cell-properties fo:padding="0.097cm" fo:border-left="0.05pt solid #000000" fo:border-right="none" fo:border-top="none" fo:border-bottom="0.05pt solid #000000"/>
    </style:style>
    <style:style style:name="JSONformat.C41" style:family="table-cell">
      <style:table-cell-properties fo:padding="0.097cm" fo:border-left="0.05pt solid #000000" fo:border-right="0.05pt solid #000000" fo:border-top="none" fo:border-bottom="0.05pt solid #000000"/>
    </style:style>
    <style:style style:name="JSONformat.A42" style:family="table-cell">
      <style:table-cell-properties fo:padding="0.097cm" fo:border-left="0.05pt solid #000000" fo:border-right="none" fo:border-top="none" fo:border-bottom="0.05pt solid #000000"/>
    </style:style>
    <style:style style:name="JSONformat.B42" style:family="table-cell">
      <style:table-cell-properties fo:padding="0.097cm" fo:border-left="0.05pt solid #000000" fo:border-right="none" fo:border-top="none" fo:border-bottom="0.05pt solid #000000"/>
    </style:style>
    <style:style style:name="JSONformat.C42" style:family="table-cell">
      <style:table-cell-properties fo:padding="0.097cm" fo:border-left="0.05pt solid #000000" fo:border-right="0.05pt solid #000000" fo:border-top="none" fo:border-bottom="0.05pt solid #000000"/>
    </style:style>
    <style:style style:name="JSONformat.A43" style:family="table-cell">
      <style:table-cell-properties fo:padding="0.097cm" fo:border-left="0.05pt solid #000000" fo:border-right="none" fo:border-top="none" fo:border-bottom="0.05pt solid #000000"/>
    </style:style>
    <style:style style:name="JSONformat.B43" style:family="table-cell">
      <style:table-cell-properties fo:padding="0.097cm" fo:border-left="0.05pt solid #000000" fo:border-right="none" fo:border-top="none" fo:border-bottom="0.05pt solid #000000"/>
    </style:style>
    <style:style style:name="JSONformat.C43" style:family="table-cell">
      <style:table-cell-properties fo:padding="0.097cm" fo:border-left="0.05pt solid #000000" fo:border-right="0.05pt solid #000000" fo:border-top="none" fo:border-bottom="0.05pt solid #000000"/>
    </style:style>
    <style:style style:name="JSONformat.A44" style:family="table-cell">
      <style:table-cell-properties fo:padding="0.097cm" fo:border-left="0.05pt solid #000000" fo:border-right="none" fo:border-top="none" fo:border-bottom="0.05pt solid #000000"/>
    </style:style>
    <style:style style:name="JSONformat.B44" style:family="table-cell">
      <style:table-cell-properties fo:padding="0.097cm" fo:border-left="0.05pt solid #000000" fo:border-right="none" fo:border-top="none" fo:border-bottom="0.05pt solid #000000"/>
    </style:style>
    <style:style style:name="JSONformat.C44" style:family="table-cell">
      <style:table-cell-properties fo:padding="0.097cm" fo:border-left="0.05pt solid #000000" fo:border-right="0.05pt solid #000000" fo:border-top="none" fo:border-bottom="0.05pt solid #000000"/>
    </style:style>
    <style:style style:name="Table4" style:family="table">
      <style:table-properties style:width="15.002cm" table:align="margins" fo:background-color="transparent">
        <style:background-image/>
      </style:table-properties>
    </style:style>
    <style:style style:name="Table4.A" style:family="table-column">
      <style:table-column-properties style:column-width="3.992cm" style:rel-column-width="17437*"/>
    </style:style>
    <style:style style:name="Table4.B" style:family="table-column">
      <style:table-column-properties style:column-width="2.711cm" style:rel-column-width="11843*"/>
    </style:style>
    <style:style style:name="Table4.C" style:family="table-column">
      <style:table-column-properties style:column-width="8.299cm" style:rel-column-width="36255*"/>
    </style:style>
    <style:style style:name="Table4.1" style:family="table-row">
      <style:table-row-properties fo:background-color="transparent">
        <style:background-image/>
      </style:table-row-properties>
    </style:style>
    <style:style style:name="Table4.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4.C1" style:family="table-cell">
      <style:table-cell-properties fo:background-color="#99ccff"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0.05pt solid #000000" fo:border-top="none" fo:border-bottom="0.05pt solid #000000"/>
    </style:style>
    <style:style style:name="Table1" style:family="table">
      <style:table-properties style:width="15.002cm" table:align="margins" fo:background-color="transparent">
        <style:background-image/>
      </style:table-properties>
    </style:style>
    <style:style style:name="Table1.A" style:family="table-column">
      <style:table-column-properties style:column-width="4.3cm" style:rel-column-width="18785*"/>
    </style:style>
    <style:style style:name="Table1.B" style:family="table-column">
      <style:table-column-properties style:column-width="0.903cm" style:rel-column-width="3945*"/>
    </style:style>
    <style:style style:name="Table1.C" style:family="table-column">
      <style:table-column-properties style:column-width="1.896cm" style:rel-column-width="8283*"/>
    </style:style>
    <style:style style:name="Table1.D" style:family="table-column">
      <style:table-column-properties style:column-width="7.902cm" style:rel-column-width="34522*"/>
    </style:style>
    <style:style style:name="Table1.1" style:family="table-row">
      <style:table-row-properties fo:background-color="transparent">
        <style:background-image/>
      </style:table-row-properties>
    </style:style>
    <style:style style:name="Table1.A1" style:family="table-cell">
      <style:table-cell-properties fo:background-color="#99ccff" fo:padding="0.101cm" fo:border-left="0.05pt solid #000000" fo:border-right="none" fo:border-top="0.05pt solid #000000" fo:border-bottom="0.05pt solid #000000" style:writing-mode="page">
        <style:background-image/>
      </style:table-cell-properties>
    </style:style>
    <style:style style:name="Table1.D1" style:family="table-cell">
      <style:table-cell-properties fo:background-color="#99ccff" fo:padding="0.101cm" fo:border="0.05pt solid #000000" style:writing-mode="page">
        <style:background-image/>
      </style:table-cell-properties>
    </style:style>
    <style:style style:name="Table1.A2" style:family="table-cell">
      <style:table-cell-properties fo:padding="0.101cm" fo:border-left="0.05pt solid #000000" fo:border-right="none" fo:border-top="none" fo:border-bottom="0.05pt solid #000000" style:writing-mode="page"/>
    </style:style>
    <style:style style:name="Table1.B2" style:family="table-cell">
      <style:table-cell-properties fo:padding="0.101cm" fo:border-left="0.05pt solid #000000" fo:border-right="none" fo:border-top="none" fo:border-bottom="0.05pt solid #000000" style:writing-mode="page"/>
    </style:style>
    <style:style style:name="Table1.C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A3" style:family="table-cell">
      <style:table-cell-properties fo:padding="0.101cm" fo:border-left="0.05pt solid #000000" fo:border-right="none" fo:border-top="none" fo:border-bottom="0.05pt solid #000000" style:writing-mode="page"/>
    </style:style>
    <style:style style:name="Table1.B3" style:family="table-cell">
      <style:table-cell-properties fo:padding="0.101cm" fo:border-left="0.05pt solid #000000" fo:border-right="none" fo:border-top="none" fo:border-bottom="0.05pt solid #000000" style:writing-mode="page"/>
    </style:style>
    <style:style style:name="Table1.C3" style:family="table-cell">
      <style:table-cell-properties fo:padding="0.101cm" fo:border-left="0.05pt solid #000000" fo:border-right="none" fo:border-top="none" fo:border-bottom="0.05pt solid #000000" style:writing-mode="page"/>
    </style:style>
    <style:style style:name="Table1.D3" style:family="table-cell">
      <style:table-cell-properties fo:padding="0.101cm" fo:border-left="0.05pt solid #000000" fo:border-right="0.05pt solid #000000" fo:border-top="none" fo:border-bottom="0.05pt solid #000000" style:writing-mode="page"/>
    </style:style>
    <style:style style:name="Table1.A4" style:family="table-cell">
      <style:table-cell-properties fo:padding="0.101cm" fo:border-left="0.05pt solid #000000" fo:border-right="none" fo:border-top="none" fo:border-bottom="0.05pt solid #000000" style:writing-mode="page"/>
    </style:style>
    <style:style style:name="Table1.B4" style:family="table-cell">
      <style:table-cell-properties fo:padding="0.101cm" fo:border-left="0.05pt solid #000000" fo:border-right="none" fo:border-top="none" fo:border-bottom="0.05pt solid #000000" style:writing-mode="page"/>
    </style:style>
    <style:style style:name="Table1.C4" style:family="table-cell">
      <style:table-cell-properties fo:padding="0.101cm" fo:border-left="0.05pt solid #000000" fo:border-right="none" fo:border-top="none" fo:border-bottom="0.05pt solid #000000" style:writing-mode="page"/>
    </style:style>
    <style:style style:name="Table1.D4" style:family="table-cell">
      <style:table-cell-properties fo:padding="0.101cm" fo:border-left="0.05pt solid #000000" fo:border-right="0.05pt solid #000000" fo:border-top="none" fo:border-bottom="0.05pt solid #000000" style:writing-mode="page"/>
    </style:style>
    <style:style style:name="Table1.A5" style:family="table-cell">
      <style:table-cell-properties fo:padding="0.101cm" fo:border-left="0.05pt solid #000000" fo:border-right="none" fo:border-top="none" fo:border-bottom="0.05pt solid #000000" style:writing-mode="page"/>
    </style:style>
    <style:style style:name="Table1.B5" style:family="table-cell">
      <style:table-cell-properties fo:padding="0.101cm" fo:border-left="0.05pt solid #000000" fo:border-right="none" fo:border-top="none" fo:border-bottom="0.05pt solid #000000" style:writing-mode="page"/>
    </style:style>
    <style:style style:name="Table1.C5" style:family="table-cell">
      <style:table-cell-properties fo:padding="0.101cm" fo:border-left="0.05pt solid #000000" fo:border-right="none" fo:border-top="none" fo:border-bottom="0.05pt solid #000000" style:writing-mode="page"/>
    </style:style>
    <style:style style:name="Table1.D5" style:family="table-cell">
      <style:table-cell-properties fo:padding="0.101cm" fo:border-left="0.05pt solid #000000" fo:border-right="0.05pt solid #000000" fo:border-top="none" fo:border-bottom="0.05pt solid #000000" style:writing-mode="page"/>
    </style:style>
    <style:style style:name="Table1.A6" style:family="table-cell">
      <style:table-cell-properties fo:padding="0.101cm" fo:border-left="0.05pt solid #000000" fo:border-right="none" fo:border-top="none" fo:border-bottom="0.05pt solid #000000" style:writing-mode="page"/>
    </style:style>
    <style:style style:name="Table1.B6" style:family="table-cell">
      <style:table-cell-properties fo:padding="0.101cm" fo:border-left="0.05pt solid #000000" fo:border-right="none" fo:border-top="none" fo:border-bottom="0.05pt solid #000000" style:writing-mode="page"/>
    </style:style>
    <style:style style:name="Table1.C6" style:family="table-cell">
      <style:table-cell-properties fo:padding="0.101cm" fo:border-left="0.05pt solid #000000" fo:border-right="none" fo:border-top="none" fo:border-bottom="0.05pt solid #000000" style:writing-mode="page"/>
    </style:style>
    <style:style style:name="Table1.D6" style:family="table-cell">
      <style:table-cell-properties fo:padding="0.101cm" fo:border-left="0.05pt solid #000000" fo:border-right="0.05pt solid #000000" fo:border-top="none" fo:border-bottom="0.05pt solid #000000" style:writing-mode="page"/>
    </style:style>
    <style:style style:name="Table1.A7" style:family="table-cell">
      <style:table-cell-properties fo:padding="0.101cm" fo:border-left="0.05pt solid #000000" fo:border-right="none" fo:border-top="none" fo:border-bottom="0.05pt solid #000000" style:writing-mode="page"/>
    </style:style>
    <style:style style:name="Table1.B7" style:family="table-cell">
      <style:table-cell-properties fo:padding="0.101cm" fo:border-left="0.05pt solid #000000" fo:border-right="none" fo:border-top="none" fo:border-bottom="0.05pt solid #000000" style:writing-mode="page"/>
    </style:style>
    <style:style style:name="Table1.C7" style:family="table-cell">
      <style:table-cell-properties fo:padding="0.101cm" fo:border-left="0.05pt solid #000000" fo:border-right="none" fo:border-top="none" fo:border-bottom="0.05pt solid #000000" style:writing-mode="page"/>
    </style:style>
    <style:style style:name="Table1.D7" style:family="table-cell">
      <style:table-cell-properties fo:padding="0.101cm" fo:border-left="0.05pt solid #000000" fo:border-right="0.05pt solid #000000" fo:border-top="none" fo:border-bottom="0.05pt solid #000000" style:writing-mode="page"/>
    </style:style>
    <style:style style:name="Table1.A8" style:family="table-cell">
      <style:table-cell-properties fo:padding="0.101cm" fo:border-left="0.05pt solid #000000" fo:border-right="none" fo:border-top="none" fo:border-bottom="0.05pt solid #000000" style:writing-mode="page"/>
    </style:style>
    <style:style style:name="Table1.B8" style:family="table-cell">
      <style:table-cell-properties fo:padding="0.101cm" fo:border-left="0.05pt solid #000000" fo:border-right="none" fo:border-top="none" fo:border-bottom="0.05pt solid #000000" style:writing-mode="page"/>
    </style:style>
    <style:style style:name="Table1.C8" style:family="table-cell">
      <style:table-cell-properties fo:padding="0.101cm" fo:border-left="0.05pt solid #000000" fo:border-right="none" fo:border-top="none" fo:border-bottom="0.05pt solid #000000" style:writing-mode="page"/>
    </style:style>
    <style:style style:name="Table1.D8" style:family="table-cell">
      <style:table-cell-properties fo:padding="0.101cm" fo:border-left="0.05pt solid #000000" fo:border-right="0.05pt solid #000000" fo:border-top="none" fo:border-bottom="0.05pt solid #000000" style:writing-mode="page"/>
    </style:style>
    <style:style style:name="Table1.A9" style:family="table-cell">
      <style:table-cell-properties fo:padding="0.101cm" fo:border-left="0.05pt solid #000000" fo:border-right="none" fo:border-top="none" fo:border-bottom="0.05pt solid #000000" style:writing-mode="page"/>
    </style:style>
    <style:style style:name="Table1.B9" style:family="table-cell">
      <style:table-cell-properties fo:padding="0.101cm" fo:border-left="0.05pt solid #000000" fo:border-right="none" fo:border-top="none" fo:border-bottom="0.05pt solid #000000" style:writing-mode="page"/>
    </style:style>
    <style:style style:name="Table1.C9" style:family="table-cell">
      <style:table-cell-properties fo:padding="0.101cm" fo:border-left="0.05pt solid #000000" fo:border-right="none" fo:border-top="none" fo:border-bottom="0.05pt solid #000000" style:writing-mode="page"/>
    </style:style>
    <style:style style:name="Table1.D9" style:family="table-cell">
      <style:table-cell-properties fo:padding="0.101cm" fo:border-left="0.05pt solid #000000" fo:border-right="0.05pt solid #000000" fo:border-top="none" fo:border-bottom="0.05pt solid #000000" style:writing-mode="page"/>
    </style:style>
    <style:style style:name="Table1.A10" style:family="table-cell">
      <style:table-cell-properties fo:padding="0.101cm" fo:border-left="0.05pt solid #000000" fo:border-right="none" fo:border-top="none" fo:border-bottom="0.05pt solid #000000" style:writing-mode="page"/>
    </style:style>
    <style:style style:name="Table1.B10" style:family="table-cell">
      <style:table-cell-properties fo:padding="0.101cm" fo:border-left="0.05pt solid #000000" fo:border-right="none" fo:border-top="none" fo:border-bottom="0.05pt solid #000000" style:writing-mode="page"/>
    </style:style>
    <style:style style:name="Table1.C10" style:family="table-cell">
      <style:table-cell-properties fo:padding="0.101cm" fo:border-left="0.05pt solid #000000" fo:border-right="none" fo:border-top="none" fo:border-bottom="0.05pt solid #000000" style:writing-mode="page"/>
    </style:style>
    <style:style style:name="Table1.D10" style:family="table-cell">
      <style:table-cell-properties fo:padding="0.101cm" fo:border-left="0.05pt solid #000000" fo:border-right="0.05pt solid #000000" fo:border-top="none" fo:border-bottom="0.05pt solid #000000" style:writing-mode="page"/>
    </style:style>
    <style:style style:name="Table1.A11" style:family="table-cell">
      <style:table-cell-properties fo:padding="0.101cm" fo:border-left="0.05pt solid #000000" fo:border-right="none" fo:border-top="none" fo:border-bottom="0.05pt solid #000000" style:writing-mode="page"/>
    </style:style>
    <style:style style:name="Table1.B11" style:family="table-cell">
      <style:table-cell-properties fo:padding="0.101cm" fo:border-left="0.05pt solid #000000" fo:border-right="none" fo:border-top="none" fo:border-bottom="0.05pt solid #000000" style:writing-mode="page"/>
    </style:style>
    <style:style style:name="Table1.C11" style:family="table-cell">
      <style:table-cell-properties fo:padding="0.101cm" fo:border-left="0.05pt solid #000000" fo:border-right="none" fo:border-top="none" fo:border-bottom="0.05pt solid #000000" style:writing-mode="page"/>
    </style:style>
    <style:style style:name="Table1.D11" style:family="table-cell">
      <style:table-cell-properties fo:padding="0.101cm" fo:border-left="0.05pt solid #000000" fo:border-right="0.05pt solid #000000" fo:border-top="none" fo:border-bottom="0.05pt solid #000000" style:writing-mode="page"/>
    </style:style>
    <style:style style:name="Table1.A12" style:family="table-cell">
      <style:table-cell-properties fo:padding="0.101cm" fo:border-left="0.05pt solid #000000" fo:border-right="none" fo:border-top="none" fo:border-bottom="0.05pt solid #000000" style:writing-mode="page"/>
    </style:style>
    <style:style style:name="Table1.B12" style:family="table-cell">
      <style:table-cell-properties fo:padding="0.101cm" fo:border-left="0.05pt solid #000000" fo:border-right="none" fo:border-top="none" fo:border-bottom="0.05pt solid #000000" style:writing-mode="page"/>
    </style:style>
    <style:style style:name="Table1.C12" style:family="table-cell">
      <style:table-cell-properties fo:padding="0.101cm" fo:border-left="0.05pt solid #000000" fo:border-right="none" fo:border-top="none" fo:border-bottom="0.05pt solid #000000" style:writing-mode="page"/>
    </style:style>
    <style:style style:name="Table1.D12" style:family="table-cell">
      <style:table-cell-properties fo:padding="0.101cm" fo:border-left="0.05pt solid #000000" fo:border-right="0.05pt solid #000000" fo:border-top="none" fo:border-bottom="0.05pt solid #000000" style:writing-mode="page"/>
    </style:style>
    <style:style style:name="Table1.A13" style:family="table-cell">
      <style:table-cell-properties fo:padding="0.101cm" fo:border-left="0.05pt solid #000000" fo:border-right="none" fo:border-top="none" fo:border-bottom="0.05pt solid #000000" style:writing-mode="page"/>
    </style:style>
    <style:style style:name="Table1.B13" style:family="table-cell">
      <style:table-cell-properties fo:padding="0.101cm" fo:border-left="0.05pt solid #000000" fo:border-right="none" fo:border-top="none" fo:border-bottom="0.05pt solid #000000" style:writing-mode="page"/>
    </style:style>
    <style:style style:name="Table1.C13" style:family="table-cell">
      <style:table-cell-properties fo:padding="0.101cm" fo:border-left="0.05pt solid #000000" fo:border-right="none" fo:border-top="none" fo:border-bottom="0.05pt solid #000000" style:writing-mode="page"/>
    </style:style>
    <style:style style:name="Table1.D13" style:family="table-cell">
      <style:table-cell-properties fo:padding="0.101cm" fo:border-left="0.05pt solid #000000" fo:border-right="0.05pt solid #000000" fo:border-top="none" fo:border-bottom="0.05pt solid #000000" style:writing-mode="page"/>
    </style:style>
    <style:style style:name="Table1.A14" style:family="table-cell">
      <style:table-cell-properties fo:padding="0.101cm" fo:border-left="0.05pt solid #000000" fo:border-right="none" fo:border-top="none" fo:border-bottom="0.05pt solid #000000" style:writing-mode="page"/>
    </style:style>
    <style:style style:name="Table1.B14" style:family="table-cell">
      <style:table-cell-properties fo:padding="0.101cm" fo:border-left="0.05pt solid #000000" fo:border-right="none" fo:border-top="none" fo:border-bottom="0.05pt solid #000000" style:writing-mode="page"/>
    </style:style>
    <style:style style:name="Table1.C14" style:family="table-cell">
      <style:table-cell-properties fo:padding="0.101cm" fo:border-left="0.05pt solid #000000" fo:border-right="none" fo:border-top="none" fo:border-bottom="0.05pt solid #000000" style:writing-mode="page"/>
    </style:style>
    <style:style style:name="Table1.D14" style:family="table-cell">
      <style:table-cell-properties fo:padding="0.101cm" fo:border-left="0.05pt solid #000000" fo:border-right="0.05pt solid #000000" fo:border-top="none" fo:border-bottom="0.05pt solid #000000" style:writing-mode="page"/>
    </style:style>
    <style:style style:name="Table1.A15" style:family="table-cell">
      <style:table-cell-properties fo:padding="0.101cm" fo:border-left="0.05pt solid #000000" fo:border-right="none" fo:border-top="none" fo:border-bottom="0.05pt solid #000000" style:writing-mode="page"/>
    </style:style>
    <style:style style:name="Table1.B15" style:family="table-cell">
      <style:table-cell-properties fo:padding="0.101cm" fo:border-left="0.05pt solid #000000" fo:border-right="none" fo:border-top="none" fo:border-bottom="0.05pt solid #000000" style:writing-mode="page"/>
    </style:style>
    <style:style style:name="Table1.C15" style:family="table-cell">
      <style:table-cell-properties fo:padding="0.101cm" fo:border-left="0.05pt solid #000000" fo:border-right="none" fo:border-top="none" fo:border-bottom="0.05pt solid #000000" style:writing-mode="page"/>
    </style:style>
    <style:style style:name="Table1.D15" style:family="table-cell">
      <style:table-cell-properties fo:padding="0.101cm" fo:border-left="0.05pt solid #000000" fo:border-right="0.05pt solid #000000" fo:border-top="none" fo:border-bottom="0.05pt solid #000000" style:writing-mode="page"/>
    </style:style>
    <style:style style:name="Table1.A16" style:family="table-cell">
      <style:table-cell-properties fo:padding="0.101cm" fo:border-left="0.05pt solid #000000" fo:border-right="none" fo:border-top="none" fo:border-bottom="0.05pt solid #000000" style:writing-mode="page"/>
    </style:style>
    <style:style style:name="Table1.B16" style:family="table-cell">
      <style:table-cell-properties fo:padding="0.101cm" fo:border-left="0.05pt solid #000000" fo:border-right="none" fo:border-top="none" fo:border-bottom="0.05pt solid #000000" style:writing-mode="page"/>
    </style:style>
    <style:style style:name="Table1.C16" style:family="table-cell">
      <style:table-cell-properties fo:padding="0.101cm" fo:border-left="0.05pt solid #000000" fo:border-right="none" fo:border-top="none" fo:border-bottom="0.05pt solid #000000" style:writing-mode="page"/>
    </style:style>
    <style:style style:name="Table1.D16" style:family="table-cell">
      <style:table-cell-properties fo:padding="0.101cm" fo:border-left="0.05pt solid #000000" fo:border-right="0.05pt solid #000000" fo:border-top="none" fo:border-bottom="0.05pt solid #000000" style:writing-mode="page"/>
    </style:style>
    <style:style style:name="Table1.A17" style:family="table-cell">
      <style:table-cell-properties fo:padding="0.101cm" fo:border-left="0.05pt solid #000000" fo:border-right="none" fo:border-top="none" fo:border-bottom="0.05pt solid #000000" style:writing-mode="page"/>
    </style:style>
    <style:style style:name="Table1.B17" style:family="table-cell">
      <style:table-cell-properties fo:padding="0.101cm" fo:border-left="0.05pt solid #000000" fo:border-right="none" fo:border-top="none" fo:border-bottom="0.05pt solid #000000" style:writing-mode="page"/>
    </style:style>
    <style:style style:name="Table1.C17" style:family="table-cell">
      <style:table-cell-properties fo:padding="0.101cm" fo:border-left="0.05pt solid #000000" fo:border-right="none" fo:border-top="none" fo:border-bottom="0.05pt solid #000000" style:writing-mode="page"/>
    </style:style>
    <style:style style:name="Table1.D17" style:family="table-cell">
      <style:table-cell-properties fo:padding="0.101cm" fo:border-left="0.05pt solid #000000" fo:border-right="0.05pt solid #000000" fo:border-top="none" fo:border-bottom="0.05pt solid #000000" style:writing-mode="page"/>
    </style:style>
    <style:style style:name="Table1.A18" style:family="table-cell">
      <style:table-cell-properties fo:padding="0.101cm" fo:border-left="0.05pt solid #000000" fo:border-right="none" fo:border-top="none" fo:border-bottom="0.05pt solid #000000" style:writing-mode="page"/>
    </style:style>
    <style:style style:name="Table1.B18" style:family="table-cell">
      <style:table-cell-properties fo:padding="0.101cm" fo:border-left="0.05pt solid #000000" fo:border-right="none" fo:border-top="none" fo:border-bottom="0.05pt solid #000000" style:writing-mode="page"/>
    </style:style>
    <style:style style:name="Table1.C18" style:family="table-cell">
      <style:table-cell-properties fo:padding="0.101cm" fo:border-left="0.05pt solid #000000" fo:border-right="none" fo:border-top="none" fo:border-bottom="0.05pt solid #000000" style:writing-mode="page"/>
    </style:style>
    <style:style style:name="Table1.D18" style:family="table-cell">
      <style:table-cell-properties fo:padding="0.101cm" fo:border-left="0.05pt solid #000000" fo:border-right="0.05pt solid #000000" fo:border-top="none" fo:border-bottom="0.05pt solid #000000" style:writing-mode="page"/>
    </style:style>
    <style:style style:name="Table1.A19" style:family="table-cell">
      <style:table-cell-properties fo:padding="0.101cm" fo:border-left="0.05pt solid #000000" fo:border-right="none" fo:border-top="none" fo:border-bottom="0.05pt solid #000000" style:writing-mode="page"/>
    </style:style>
    <style:style style:name="Table1.B19" style:family="table-cell">
      <style:table-cell-properties fo:padding="0.101cm" fo:border-left="0.05pt solid #000000" fo:border-right="none" fo:border-top="none" fo:border-bottom="0.05pt solid #000000" style:writing-mode="page"/>
    </style:style>
    <style:style style:name="Table1.C19" style:family="table-cell">
      <style:table-cell-properties fo:padding="0.101cm" fo:border-left="0.05pt solid #000000" fo:border-right="none" fo:border-top="none" fo:border-bottom="0.05pt solid #000000" style:writing-mode="page"/>
    </style:style>
    <style:style style:name="Table1.D19" style:family="table-cell">
      <style:table-cell-properties fo:padding="0.101cm" fo:border-left="0.05pt solid #000000" fo:border-right="0.05pt solid #000000" fo:border-top="none" fo:border-bottom="0.05pt solid #000000" style:writing-mode="page"/>
    </style:style>
    <style:style style:name="Table1.A20" style:family="table-cell">
      <style:table-cell-properties fo:padding="0.101cm" fo:border-left="0.05pt solid #000000" fo:border-right="none" fo:border-top="none" fo:border-bottom="0.05pt solid #000000" style:writing-mode="page"/>
    </style:style>
    <style:style style:name="Table1.B20" style:family="table-cell">
      <style:table-cell-properties fo:padding="0.101cm" fo:border-left="0.05pt solid #000000" fo:border-right="none" fo:border-top="none" fo:border-bottom="0.05pt solid #000000" style:writing-mode="page"/>
    </style:style>
    <style:style style:name="Table1.C20" style:family="table-cell">
      <style:table-cell-properties fo:padding="0.101cm" fo:border-left="0.05pt solid #000000" fo:border-right="none" fo:border-top="none" fo:border-bottom="0.05pt solid #000000" style:writing-mode="page"/>
    </style:style>
    <style:style style:name="Table1.D20" style:family="table-cell">
      <style:table-cell-properties fo:padding="0.101cm" fo:border-left="0.05pt solid #000000" fo:border-right="0.05pt solid #000000" fo:border-top="none" fo:border-bottom="0.05pt solid #000000" style:writing-mode="page"/>
    </style:style>
    <style:style style:name="Table1.A21" style:family="table-cell">
      <style:table-cell-properties fo:padding="0.101cm" fo:border-left="0.05pt solid #000000" fo:border-right="none" fo:border-top="none" fo:border-bottom="0.05pt solid #000000" style:writing-mode="page"/>
    </style:style>
    <style:style style:name="Table1.B21" style:family="table-cell">
      <style:table-cell-properties fo:padding="0.101cm" fo:border-left="0.05pt solid #000000" fo:border-right="none" fo:border-top="none" fo:border-bottom="0.05pt solid #000000" style:writing-mode="page"/>
    </style:style>
    <style:style style:name="Table1.C21" style:family="table-cell">
      <style:table-cell-properties fo:padding="0.101cm" fo:border-left="0.05pt solid #000000" fo:border-right="none" fo:border-top="none" fo:border-bottom="0.05pt solid #000000" style:writing-mode="page"/>
    </style:style>
    <style:style style:name="Table1.D21" style:family="table-cell">
      <style:table-cell-properties fo:padding="0.101cm" fo:border-left="0.05pt solid #000000" fo:border-right="0.05pt solid #000000" fo:border-top="none" fo:border-bottom="0.05pt solid #000000" style:writing-mode="page"/>
    </style:style>
    <style:style style:name="Table1.A22" style:family="table-cell">
      <style:table-cell-properties fo:padding="0.101cm" fo:border-left="0.05pt solid #000000" fo:border-right="none" fo:border-top="none" fo:border-bottom="0.05pt solid #000000" style:writing-mode="page"/>
    </style:style>
    <style:style style:name="Table1.B22" style:family="table-cell">
      <style:table-cell-properties fo:padding="0.101cm" fo:border-left="0.05pt solid #000000" fo:border-right="none" fo:border-top="none" fo:border-bottom="0.05pt solid #000000" style:writing-mode="page"/>
    </style:style>
    <style:style style:name="Table1.C22" style:family="table-cell">
      <style:table-cell-properties fo:padding="0.101cm" fo:border-left="0.05pt solid #000000" fo:border-right="none" fo:border-top="none" fo:border-bottom="0.05pt solid #000000" style:writing-mode="page"/>
    </style:style>
    <style:style style:name="Table1.D22" style:family="table-cell">
      <style:table-cell-properties fo:padding="0.101cm" fo:border-left="0.05pt solid #000000" fo:border-right="0.05pt solid #000000" fo:border-top="none" fo:border-bottom="0.05pt solid #000000" style:writing-mode="page"/>
    </style:style>
    <style:style style:name="Table1.A23" style:family="table-cell">
      <style:table-cell-properties fo:padding="0.101cm" fo:border-left="0.05pt solid #000000" fo:border-right="none" fo:border-top="none" fo:border-bottom="0.05pt solid #000000" style:writing-mode="page"/>
    </style:style>
    <style:style style:name="Table1.B23" style:family="table-cell">
      <style:table-cell-properties fo:padding="0.101cm" fo:border-left="0.05pt solid #000000" fo:border-right="none" fo:border-top="none" fo:border-bottom="0.05pt solid #000000" style:writing-mode="page"/>
    </style:style>
    <style:style style:name="Table1.C23" style:family="table-cell">
      <style:table-cell-properties fo:padding="0.101cm" fo:border-left="0.05pt solid #000000" fo:border-right="none" fo:border-top="none" fo:border-bottom="0.05pt solid #000000" style:writing-mode="page"/>
    </style:style>
    <style:style style:name="Table1.D23" style:family="table-cell">
      <style:table-cell-properties fo:padding="0.101cm" fo:border-left="0.05pt solid #000000" fo:border-right="0.05pt solid #000000" fo:border-top="none" fo:border-bottom="0.05pt solid #000000" style:writing-mode="page"/>
    </style:style>
    <style:style style:name="Table5" style:family="table">
      <style:table-properties style:width="6.399cm" table:align="center" fo:background-color="transparent" fo:keep-with-next="always">
        <style:background-image/>
      </style:table-properties>
    </style:style>
    <style:style style:name="Table5.A" style:family="table-column">
      <style:table-column-properties style:column-width="1.7cm"/>
    </style:style>
    <style:style style:name="Table5.B" style:family="table-column">
      <style:table-column-properties style:column-width="1.9cm"/>
    </style:style>
    <style:style style:name="Table5.C" style:family="table-column">
      <style:table-column-properties style:column-width="2.799cm"/>
    </style:style>
    <style:style style:name="Table5.1" style:family="table-row">
      <style:table-row-properties fo:background-color="transparent">
        <style:background-image/>
      </style:table-row-properties>
    </style:style>
    <style:style style:name="Table5.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5.C1" style:family="table-cell">
      <style:table-cell-properties fo:background-color="#99ccff"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none" fo:border-top="none" fo:border-bottom="0.05pt solid #000000"/>
    </style:style>
    <style:style style:name="Table5.C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none" fo:border-top="none" fo:border-bottom="0.05pt solid #000000"/>
    </style:style>
    <style:style style:name="Table5.C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none" fo:border-top="none" fo:border-bottom="0.05pt solid #000000"/>
    </style:style>
    <style:style style:name="Table5.C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none" fo:border-top="none" fo:border-bottom="0.05pt solid #000000"/>
    </style:style>
    <style:style style:name="Table5.C12" style:family="table-cell">
      <style:table-cell-properties fo:padding="0.097cm" fo:border-left="0.05pt solid #000000" fo:border-right="0.05pt solid #000000" fo:border-top="none" fo:border-bottom="0.05pt solid #000000"/>
    </style:style>
    <style:style style:name="Table5.A13" style:family="table-cell">
      <style:table-cell-properties fo:padding="0.097cm" fo:border-left="0.05pt solid #000000" fo:border-right="none" fo:border-top="none" fo:border-bottom="0.05pt solid #000000"/>
    </style:style>
    <style:style style:name="Table5.B13" style:family="table-cell">
      <style:table-cell-properties fo:padding="0.097cm" fo:border-left="0.05pt solid #000000" fo:border-right="none" fo:border-top="none" fo:border-bottom="0.05pt solid #000000"/>
    </style:style>
    <style:style style:name="Table5.C13" style:family="table-cell">
      <style:table-cell-properties fo:padding="0.097cm" fo:border-left="0.05pt solid #000000" fo:border-right="0.05pt solid #000000" fo:border-top="none" fo:border-bottom="0.05pt solid #000000"/>
    </style:style>
    <style:style style:name="Table5.A14" style:family="table-cell">
      <style:table-cell-properties fo:padding="0.097cm" fo:border-left="0.05pt solid #000000" fo:border-right="none" fo:border-top="none" fo:border-bottom="0.05pt solid #000000"/>
    </style:style>
    <style:style style:name="Table5.B14" style:family="table-cell">
      <style:table-cell-properties fo:padding="0.097cm" fo:border-left="0.05pt solid #000000" fo:border-right="none" fo:border-top="none" fo:border-bottom="0.05pt solid #000000"/>
    </style:style>
    <style:style style:name="Table5.C14" style:family="table-cell">
      <style:table-cell-properties fo:padding="0.097cm" fo:border-left="0.05pt solid #000000" fo:border-right="0.05pt solid #000000" fo:border-top="none" fo:border-bottom="0.05pt solid #000000"/>
    </style:style>
    <style:style style:name="Table3" style:family="table">
      <style:table-properties style:width="15.002cm" table:align="margins" fo:background-color="transparent">
        <style:background-image/>
      </style:table-properties>
    </style:style>
    <style:style style:name="Table3.A" style:family="table-column">
      <style:table-column-properties style:column-width="4.498cm" style:rel-column-width="19648*"/>
    </style:style>
    <style:style style:name="Table3.B" style:family="table-column">
      <style:table-column-properties style:column-width="4.212cm" style:rel-column-width="18400*"/>
    </style:style>
    <style:style style:name="Table3.C" style:family="table-column">
      <style:table-column-properties style:column-width="6.292cm" style:rel-column-width="27487*"/>
    </style:style>
    <style:style style:name="Table3.1" style:family="table-row">
      <style:table-row-properties fo:background-color="transparent">
        <style:background-image/>
      </style:table-row-properties>
    </style:style>
    <style:style style:name="Table3.A1" style:family="table-cell">
      <style:table-cell-properties fo:background-color="#99ccff" fo:padding="0.101cm" fo:border-left="0.05pt solid #000000" fo:border-right="none" fo:border-top="0.05pt solid #000000" fo:border-bottom="0.05pt solid #000000">
        <style:background-image/>
      </style:table-cell-properties>
    </style:style>
    <style:style style:name="Table3.C1" style:family="table-cell">
      <style:table-cell-properties fo:background-color="#99ccff" fo:padding="0.101cm" fo:border="0.05pt solid #000000">
        <style:background-image/>
      </style:table-cell-properties>
    </style:style>
    <style:style style:name="Table3.A2" style:family="table-cell">
      <style:table-cell-properties fo:padding="0.101cm" fo:border-left="0.05pt solid #000000" fo:border-right="none" fo:border-top="none" fo:border-bottom="0.05pt solid #000000"/>
    </style:style>
    <style:style style:name="Table3.B2" style:family="table-cell">
      <style:table-cell-properties fo:padding="0.101cm" fo:border-left="0.05pt solid #000000" fo:border-right="none" fo:border-top="none" fo:border-bottom="0.05pt solid #000000"/>
    </style:style>
    <style:style style:name="Table3.C2" style:family="table-cell">
      <style:table-cell-properties fo:padding="0.101cm" fo:border-left="0.05pt solid #000000" fo:border-right="0.05pt solid #000000" fo:border-top="none" fo:border-bottom="0.05pt solid #000000"/>
    </style:style>
    <style:style style:name="Table3.A3" style:family="table-cell">
      <style:table-cell-properties fo:padding="0.101cm" fo:border-left="0.05pt solid #000000" fo:border-right="none" fo:border-top="none" fo:border-bottom="0.05pt solid #000000"/>
    </style:style>
    <style:style style:name="Table3.B3" style:family="table-cell">
      <style:table-cell-properties fo:padding="0.101cm" fo:border-left="0.05pt solid #000000" fo:border-right="none" fo:border-top="none" fo:border-bottom="0.05pt solid #000000"/>
    </style:style>
    <style:style style:name="Table3.C3" style:family="table-cell">
      <style:table-cell-properties fo:padding="0.101cm" fo:border-left="0.05pt solid #000000" fo:border-right="0.05pt solid #000000" fo:border-top="none" fo:border-bottom="0.05pt solid #000000"/>
    </style:style>
    <style:style style:name="Table3.A4" style:family="table-cell">
      <style:table-cell-properties fo:padding="0.101cm" fo:border-left="0.05pt solid #000000" fo:border-right="none" fo:border-top="none" fo:border-bottom="0.05pt solid #000000"/>
    </style:style>
    <style:style style:name="Table3.B4" style:family="table-cell">
      <style:table-cell-properties fo:padding="0.101cm" fo:border-left="0.05pt solid #000000" fo:border-right="none" fo:border-top="none" fo:border-bottom="0.05pt solid #000000"/>
    </style:style>
    <style:style style:name="Table3.C4" style:family="table-cell">
      <style:table-cell-properties fo:padding="0.101cm" fo:border-left="0.05pt solid #000000" fo:border-right="0.05pt solid #000000" fo:border-top="none" fo:border-bottom="0.05pt solid #000000"/>
    </style:style>
    <style:style style:name="Table3.A5" style:family="table-cell">
      <style:table-cell-properties fo:padding="0.101cm" fo:border-left="0.05pt solid #000000" fo:border-right="none" fo:border-top="none" fo:border-bottom="0.05pt solid #000000"/>
    </style:style>
    <style:style style:name="Table3.B5" style:family="table-cell">
      <style:table-cell-properties fo:padding="0.101cm" fo:border-left="0.05pt solid #000000" fo:border-right="none" fo:border-top="none" fo:border-bottom="0.05pt solid #000000"/>
    </style:style>
    <style:style style:name="Table3.C5" style:family="table-cell">
      <style:table-cell-properties fo:padding="0.101cm" fo:border-left="0.05pt solid #000000" fo:border-right="0.05pt solid #000000" fo:border-top="none" fo:border-bottom="0.05pt solid #000000"/>
    </style:style>
    <style:style style:name="Table3.A6" style:family="table-cell">
      <style:table-cell-properties fo:padding="0.101cm" fo:border-left="0.05pt solid #000000" fo:border-right="none" fo:border-top="none" fo:border-bottom="0.05pt solid #000000"/>
    </style:style>
    <style:style style:name="Table3.B6" style:family="table-cell">
      <style:table-cell-properties fo:padding="0.101cm" fo:border-left="0.05pt solid #000000" fo:border-right="none" fo:border-top="none" fo:border-bottom="0.05pt solid #000000"/>
    </style:style>
    <style:style style:name="Table3.C6" style:family="table-cell">
      <style:table-cell-properties fo:padding="0.101cm" fo:border-left="0.05pt solid #000000" fo:border-right="0.05pt solid #000000" fo:border-top="none" fo:border-bottom="0.05pt solid #000000"/>
    </style:style>
    <style:style style:name="Table3.A7" style:family="table-cell">
      <style:table-cell-properties fo:padding="0.101cm" fo:border-left="0.05pt solid #000000" fo:border-right="none" fo:border-top="none" fo:border-bottom="0.05pt solid #000000"/>
    </style:style>
    <style:style style:name="Table3.B7" style:family="table-cell">
      <style:table-cell-properties fo:padding="0.101cm" fo:border-left="0.05pt solid #000000" fo:border-right="none" fo:border-top="none" fo:border-bottom="0.05pt solid #000000"/>
    </style:style>
    <style:style style:name="Table3.C7" style:family="table-cell">
      <style:table-cell-properties fo:padding="0.101cm" fo:border-left="0.05pt solid #000000" fo:border-right="0.05pt solid #000000" fo:border-top="none" fo:border-bottom="0.05pt solid #000000"/>
    </style:style>
    <style:style style:name="Table2" style:family="table">
      <style:table-properties style:width="15cm" fo:margin-left="0cm" table:align="left" fo:background-color="transparent" style:may-break-between-rows="true">
        <style:background-image/>
      </style:table-properties>
    </style:style>
    <style:style style:name="Table2.A" style:family="table-column">
      <style:table-column-properties style:column-width="4.498cm"/>
    </style:style>
    <style:style style:name="Table2.B" style:family="table-column">
      <style:table-column-properties style:column-width="4.212cm"/>
    </style:style>
    <style:style style:name="Table2.C" style:family="table-column">
      <style:table-column-properties style:column-width="6.29cm"/>
    </style:style>
    <style:style style:name="Table2.1" style:family="table-row">
      <style:table-row-properties fo:background-color="transparent" fo:keep-together="always">
        <style:background-image/>
      </style:table-row-properties>
    </style:style>
    <style:style style:name="Table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2.C1" style:family="table-cell">
      <style:table-cell-properties fo:background-color="#99cc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30128b" officeooo:paragraph-rsid="00436309"/>
    </style:style>
    <style:style style:name="P2" style:family="paragraph" style:parent-style-name="Footer">
      <style:text-properties fo:font-size="9pt" style:font-size-asian="9pt" style:font-size-complex="9pt"/>
    </style:style>
    <style:style style:name="P3" style:family="paragraph" style:parent-style-name="Text_20_body">
      <style:text-properties style:font-name="DejaVu Serif2" officeooo:rsid="018e29ac" officeooo:paragraph-rsid="0287b9c0" style:font-name-asian="NSimSun" style:font-name-complex="Arial"/>
    </style:style>
    <style:style style:name="P4" style:family="paragraph" style:parent-style-name="Text_20_body">
      <style:text-properties style:font-name="DejaVu Serif2" officeooo:rsid="00931308" officeooo:paragraph-rsid="0292583e" style:font-name-asian="NSimSun" style:font-name-complex="Arial"/>
    </style:style>
    <style:style style:name="P5" style:family="paragraph" style:parent-style-name="Text_20_body">
      <style:text-properties style:font-name="DejaVu Serif2" officeooo:rsid="0009f8b5" officeooo:paragraph-rsid="0292583e" style:font-name-asian="NSimSun" style:font-name-complex="Arial"/>
    </style:style>
    <style:style style:name="P6" style:family="paragraph" style:parent-style-name="Text_20_body">
      <style:text-properties style:font-name="DejaVu Serif2" officeooo:rsid="00a30bb9" officeooo:paragraph-rsid="0292583e" style:font-name-asian="NSimSun" style:font-name-complex="Arial"/>
    </style:style>
    <style:style style:name="P7" style:family="paragraph" style:parent-style-name="Text_20_body">
      <style:text-properties style:font-name="DejaVu Serif2" officeooo:rsid="029f88d6" officeooo:paragraph-rsid="029005f5" style:font-name-asian="NSimSun" style:font-name-complex="Arial"/>
    </style:style>
    <style:style style:name="P8" style:family="paragraph" style:parent-style-name="Text_20_body">
      <style:text-properties style:font-name="DejaVu Serif2" officeooo:rsid="0095919b" officeooo:paragraph-rsid="02bd4fc7" style:font-name-asian="NSimSun" style:font-name-complex="Arial"/>
    </style:style>
    <style:style style:name="P9" style:family="paragraph" style:parent-style-name="Table_20_Contents">
      <style:text-properties style:font-name="DejaVu Serif2" fo:font-size="9pt" officeooo:rsid="002db39b" officeooo:paragraph-rsid="002db39b"/>
    </style:style>
    <style:style style:name="P10" style:family="paragraph" style:parent-style-name="Text_20_body">
      <style:text-properties style:font-name="DejaVu Serif2" fo:font-size="10pt" officeooo:rsid="0067b5b6" officeooo:paragraph-rsid="0067b5b6"/>
    </style:style>
    <style:style style:name="P11" style:family="paragraph" style:parent-style-name="Text_20_body">
      <style:text-properties style:font-name="DejaVu Serif2" fo:font-size="10pt" officeooo:rsid="01075c90" officeooo:paragraph-rsid="010c33fa" style:font-name-asian="NSimSun" style:font-name-complex="Arial"/>
    </style:style>
    <style:style style:name="P12" style:family="paragraph" style:parent-style-name="Text_20_body">
      <style:text-properties style:font-name="DejaVu Serif2" fo:font-size="10pt" officeooo:rsid="0086a833" officeooo:paragraph-rsid="02a42632" style:font-name-asian="NSimSun" style:font-name-complex="Arial"/>
    </style:style>
    <style:style style:name="P13" style:family="paragraph" style:parent-style-name="Text_20_body">
      <style:text-properties style:font-name="DejaVu Serif2" fo:font-size="10pt" officeooo:rsid="00df502f" officeooo:paragraph-rsid="00df502f"/>
    </style:style>
    <style:style style:name="P14" style:family="paragraph" style:parent-style-name="Text_20_body">
      <style:text-properties style:font-name="DejaVu Serif2" fo:font-size="10pt" officeooo:rsid="024572ef" officeooo:paragraph-rsid="0293cbd2"/>
    </style:style>
    <style:style style:name="P15" style:family="paragraph" style:parent-style-name="Text_20_body">
      <style:text-properties style:font-name="DejaVu Serif2" fo:font-size="10pt" officeooo:rsid="024572ef" officeooo:paragraph-rsid="02953912"/>
    </style:style>
    <style:style style:name="P16" style:family="paragraph" style:parent-style-name="Text_20_body">
      <style:text-properties style:font-name="DejaVu Serif2" fo:font-size="10pt" officeooo:rsid="02765ec6" officeooo:paragraph-rsid="02765ec6"/>
    </style:style>
    <style:style style:name="P17" style:family="paragraph" style:parent-style-name="Text_20_body">
      <style:text-properties officeooo:rsid="000bc790" officeooo:paragraph-rsid="00116da0"/>
    </style:style>
    <style:style style:name="P18" style:family="paragraph" style:parent-style-name="Text_20_body">
      <style:text-properties officeooo:rsid="000bc790" officeooo:paragraph-rsid="000bc790"/>
    </style:style>
    <style:style style:name="P19" style:family="paragraph" style:parent-style-name="Table_20_Contents">
      <style:text-properties officeooo:rsid="00348419" officeooo:paragraph-rsid="00348419"/>
    </style:style>
    <style:style style:name="P20" style:family="paragraph" style:parent-style-name="Table_20_Contents">
      <style:paragraph-properties fo:text-align="end" style:justify-single-word="false"/>
      <style:text-properties officeooo:rsid="003cb7e3" officeooo:paragraph-rsid="003cb7e3"/>
    </style:style>
    <style:style style:name="P21" style:family="paragraph" style:parent-style-name="Text_20_body">
      <style:text-properties officeooo:rsid="003ffa7b" officeooo:paragraph-rsid="003ffa7b"/>
    </style:style>
    <style:style style:name="P22" style:family="paragraph" style:parent-style-name="Text_20_body">
      <style:text-properties officeooo:rsid="00414f8b" officeooo:paragraph-rsid="00414f8b"/>
    </style:style>
    <style:style style:name="P23" style:family="paragraph" style:parent-style-name="Text_20_body">
      <style:text-properties officeooo:rsid="0041657d" officeooo:paragraph-rsid="0041657d"/>
    </style:style>
    <style:style style:name="P24" style:family="paragraph" style:parent-style-name="Table_20_Contents">
      <style:text-properties officeooo:paragraph-rsid="005e1b52"/>
    </style:style>
    <style:style style:name="P25" style:family="paragraph" style:parent-style-name="Table_20_Contents">
      <style:text-properties officeooo:rsid="005e1b52" officeooo:paragraph-rsid="005e1b52"/>
    </style:style>
    <style:style style:name="P26" style:family="paragraph" style:parent-style-name="Table_20_Contents">
      <style:text-properties officeooo:paragraph-rsid="005e9493"/>
    </style:style>
    <style:style style:name="P27" style:family="paragraph" style:parent-style-name="Table_20_Contents">
      <style:text-properties officeooo:rsid="005e9493" officeooo:paragraph-rsid="005e9493"/>
    </style:style>
    <style:style style:name="P28" style:family="paragraph" style:parent-style-name="Table_20_Contents">
      <style:text-properties officeooo:rsid="0060769b" officeooo:paragraph-rsid="0060769b"/>
    </style:style>
    <style:style style:name="P29" style:family="paragraph" style:parent-style-name="Table_20_Contents">
      <style:text-properties officeooo:rsid="0062210c" officeooo:paragraph-rsid="0062210c"/>
    </style:style>
    <style:style style:name="P30" style:family="paragraph" style:parent-style-name="Table_20_Contents">
      <style:text-properties style:font-name="DejaVu Sans1" fo:font-size="9pt" officeooo:rsid="0062210c" officeooo:paragraph-rsid="0062210c"/>
    </style:style>
    <style:style style:name="P31" style:family="paragraph" style:parent-style-name="Table_20_Contents">
      <style:text-properties style:font-name="DejaVu Sans1" fo:font-size="9pt" officeooo:rsid="00e05d45" officeooo:paragraph-rsid="00e05d45"/>
    </style:style>
    <style:style style:name="P32" style:family="paragraph" style:parent-style-name="Table_20_Contents">
      <style:text-properties style:font-name="DejaVu Sans1" fo:font-size="9pt" officeooo:rsid="00e05d45" officeooo:paragraph-rsid="012d1534"/>
    </style:style>
    <style:style style:name="P33" style:family="paragraph" style:parent-style-name="Table_20_Contents">
      <style:text-properties style:font-name="DejaVu Sans1" fo:font-size="9pt" officeooo:rsid="00e05d45" officeooo:paragraph-rsid="013b4790"/>
    </style:style>
    <style:style style:name="P34" style:family="paragraph" style:parent-style-name="Table_20_Contents" style:master-page-name="">
      <loext:graphic-properties draw:fill="none"/>
      <style:paragraph-properties fo:margin-left="0.7cm" fo:margin-right="0cm" fo:orphans="0" fo:widows="0" fo:text-indent="-0.7cm" style:auto-text-indent="false" style:page-number="auto" fo:background-color="transparent" text:number-lines="false" text:line-number="0"/>
      <style:text-properties style:font-name="DejaVu Sans1" fo:font-size="9pt" officeooo:rsid="00e05d45" officeooo:paragraph-rsid="01d30c4b"/>
    </style:style>
    <style:style style:name="P35" style:family="paragraph" style:parent-style-name="Table_20_Contents">
      <style:text-properties style:font-name="DejaVu Sans1" fo:font-size="9pt" officeooo:rsid="00e05d45" officeooo:paragraph-rsid="01e3ad72"/>
    </style:style>
    <style:style style:name="P36" style:family="paragraph" style:parent-style-name="Table_20_Contents">
      <style:text-properties style:font-name="DejaVu Sans1" fo:font-size="9pt" officeooo:rsid="00e05d45" officeooo:paragraph-rsid="01e82e97"/>
    </style:style>
    <style:style style:name="P37" style:family="paragraph" style:parent-style-name="Table_20_Contents">
      <style:text-properties style:font-name="DejaVu Sans1" fo:font-size="9pt" officeooo:rsid="00e05d45" officeooo:paragraph-rsid="01ebd33f"/>
    </style:style>
    <style:style style:name="P38" style:family="paragraph" style:parent-style-name="Table_20_Contents">
      <style:text-properties style:font-name="DejaVu Sans1" fo:font-size="9pt" officeooo:rsid="00e05d45" officeooo:paragraph-rsid="01fcaed1"/>
    </style:style>
    <style:style style:name="P39" style:family="paragraph" style:parent-style-name="Table_20_Contents">
      <style:text-properties style:font-name="DejaVu Sans1" fo:font-size="9pt" officeooo:rsid="00e05d45" officeooo:paragraph-rsid="01fe9785"/>
    </style:style>
    <style:style style:name="P40" style:family="paragraph" style:parent-style-name="Table_20_Contents">
      <style:text-properties style:font-name="DejaVu Sans1" fo:font-size="9pt" officeooo:rsid="00e05d45" officeooo:paragraph-rsid="02197be7"/>
    </style:style>
    <style:style style:name="P41" style:family="paragraph" style:parent-style-name="Table_20_Contents">
      <style:text-properties style:font-name="DejaVu Sans1" fo:font-size="9pt" officeooo:rsid="00e05d45" officeooo:paragraph-rsid="0252b917"/>
    </style:style>
    <style:style style:name="P42" style:family="paragraph" style:parent-style-name="Table_20_Contents">
      <style:text-properties style:font-name="DejaVu Sans1" fo:font-size="9pt" officeooo:rsid="00e05d45" officeooo:paragraph-rsid="025415a0"/>
    </style:style>
    <style:style style:name="P43" style:family="paragraph" style:parent-style-name="Table_20_Contents">
      <style:text-properties style:font-name="DejaVu Sans1" fo:font-size="9pt" officeooo:rsid="00e05d45" officeooo:paragraph-rsid="027d07e7"/>
    </style:style>
    <style:style style:name="P44" style:family="paragraph" style:parent-style-name="Table_20_Contents">
      <style:text-properties style:font-name="DejaVu Sans1" fo:font-size="9pt" officeooo:rsid="010aefec" officeooo:paragraph-rsid="010aefec"/>
    </style:style>
    <style:style style:name="P45" style:family="paragraph" style:parent-style-name="Table_20_Contents">
      <style:text-properties style:font-name="DejaVu Sans1" fo:font-size="9pt" officeooo:rsid="010aefec" officeooo:paragraph-rsid="013b49d0"/>
    </style:style>
    <style:style style:name="P46" style:family="paragraph" style:parent-style-name="Table_20_Contents">
      <style:text-properties style:font-name="DejaVu Sans1" fo:font-size="9pt" officeooo:rsid="010aefec" officeooo:paragraph-rsid="016fb28d"/>
    </style:style>
    <style:style style:name="P47" style:family="paragraph" style:parent-style-name="Table_20_Heading">
      <style:text-properties style:font-name="DejaVu Sans1" fo:font-size="9pt" fo:font-weight="bold" officeooo:rsid="00df502f" officeooo:paragraph-rsid="013b4790" style:font-weight-asian="bold" style:font-weight-complex="bold"/>
    </style:style>
    <style:style style:name="P48" style:family="paragraph" style:parent-style-name="Table_20_Heading">
      <style:paragraph-properties fo:text-align="center" style:justify-single-word="false"/>
      <style:text-properties style:font-name="DejaVu Sans1" fo:font-size="9pt" fo:font-weight="bold" officeooo:rsid="0264bca3" officeooo:paragraph-rsid="0292583e" style:font-weight-asian="bold" style:font-weight-complex="bold"/>
    </style:style>
    <style:style style:name="P49" style:family="paragraph" style:parent-style-name="Table_20_Heading">
      <style:paragraph-properties fo:text-align="center" style:justify-single-word="false"/>
      <style:text-properties style:font-name="DejaVu Sans1" fo:font-size="9pt" fo:font-weight="bold" officeooo:rsid="0265f5b5" officeooo:paragraph-rsid="0292583e" style:font-weight-asian="bold" style:font-weight-complex="bold"/>
    </style:style>
    <style:style style:name="P50" style:family="paragraph" style:parent-style-name="Table_20_Contents">
      <style:text-properties style:font-name="DejaVu Sans1" fo:font-size="9pt" officeooo:rsid="013cd41d" officeooo:paragraph-rsid="01d30c4b"/>
    </style:style>
    <style:style style:name="P51" style:family="paragraph" style:parent-style-name="Table_20_Contents">
      <style:text-properties style:font-name="DejaVu Sans1" fo:font-size="9pt" officeooo:rsid="00e38755" officeooo:paragraph-rsid="01d30c4b"/>
    </style:style>
    <style:style style:name="P52" style:family="paragraph" style:parent-style-name="Table_20_Contents">
      <style:text-properties style:font-name="DejaVu Sans1" fo:font-size="9pt" officeooo:rsid="00e0a63d" officeooo:paragraph-rsid="01d30c4b"/>
    </style:style>
    <style:style style:name="P53" style:family="paragraph" style:parent-style-name="Table_20_Contents">
      <style:text-properties style:font-name="DejaVu Sans1" fo:font-size="9pt" officeooo:rsid="01ebd33f" officeooo:paragraph-rsid="01ebd33f"/>
    </style:style>
    <style:style style:name="P54" style:family="paragraph" style:parent-style-name="Table_20_Contents">
      <style:text-properties style:font-name="DejaVu Sans1" fo:font-size="9pt" officeooo:rsid="01ebd33f" officeooo:paragraph-rsid="01fe9785"/>
    </style:style>
    <style:style style:name="P55" style:family="paragraph" style:parent-style-name="Table_20_Contents">
      <style:text-properties style:font-name="DejaVu Sans1" fo:font-size="9pt" officeooo:rsid="01ebd33f" officeooo:paragraph-rsid="02174ad4"/>
    </style:style>
    <style:style style:name="P56" style:family="paragraph" style:parent-style-name="Table_20_Contents">
      <style:text-properties style:font-name="DejaVu Sans1" fo:font-size="9pt" officeooo:rsid="01093671" officeooo:paragraph-rsid="01fe9785"/>
    </style:style>
    <style:style style:name="P57" style:family="paragraph" style:parent-style-name="Table_20_Contents">
      <style:text-properties style:font-name="DejaVu Sans1" fo:font-size="9pt" officeooo:rsid="01093671" officeooo:paragraph-rsid="027d07e7"/>
    </style:style>
    <style:style style:name="P58" style:family="paragraph" style:parent-style-name="Table_20_Contents">
      <style:text-properties style:font-name="DejaVu Sans1" fo:font-size="9pt" officeooo:rsid="0215042e" officeooo:paragraph-rsid="0215042e"/>
    </style:style>
    <style:style style:name="P59" style:family="paragraph" style:parent-style-name="Table_20_Contents">
      <style:text-properties style:font-name="DejaVu Sans1" fo:font-size="9pt" officeooo:rsid="02174ad4" officeooo:paragraph-rsid="02174ad4"/>
    </style:style>
    <style:style style:name="P60" style:family="paragraph" style:parent-style-name="Table_20_Contents">
      <style:text-properties style:font-name="DejaVu Sans1" fo:font-size="9pt" officeooo:rsid="02197be7" officeooo:paragraph-rsid="02197be7"/>
    </style:style>
    <style:style style:name="P61" style:family="paragraph" style:parent-style-name="Table_20_Contents">
      <style:text-properties style:font-name="DejaVu Sans1" fo:font-size="9pt" officeooo:rsid="021c8fab" officeooo:paragraph-rsid="021c8fab"/>
    </style:style>
    <style:style style:name="P62" style:family="paragraph" style:parent-style-name="Table_20_Contents">
      <style:text-properties style:font-name="DejaVu Sans1" fo:font-size="9pt" officeooo:rsid="02322efe" officeooo:paragraph-rsid="02322efe"/>
    </style:style>
    <style:style style:name="P63" style:family="paragraph" style:parent-style-name="Table_20_Contents">
      <style:text-properties style:font-name="DejaVu Sans1" fo:font-size="9pt" officeooo:rsid="02322efe"/>
    </style:style>
    <style:style style:name="P64" style:family="paragraph" style:parent-style-name="Table_20_Contents">
      <style:text-properties style:font-name="DejaVu Sans1" fo:font-size="9pt" officeooo:rsid="025128c4" officeooo:paragraph-rsid="025128c4"/>
    </style:style>
    <style:style style:name="P65" style:family="paragraph" style:parent-style-name="Table_20_Contents">
      <style:text-properties style:font-name="DejaVu Sans1" fo:font-size="9pt" officeooo:rsid="02513a2a" officeooo:paragraph-rsid="02513a2a"/>
    </style:style>
    <style:style style:name="P66" style:family="paragraph" style:parent-style-name="Table_20_Contents">
      <style:text-properties style:font-name="DejaVu Sans1" fo:font-size="9pt" officeooo:rsid="0252b917" officeooo:paragraph-rsid="0252b917"/>
    </style:style>
    <style:style style:name="P67" style:family="paragraph" style:parent-style-name="Table_20_Contents">
      <style:text-properties style:font-name="DejaVu Sans1" fo:font-size="9pt" officeooo:rsid="025415a0" officeooo:paragraph-rsid="0255cec6"/>
    </style:style>
    <style:style style:name="P68" style:family="paragraph" style:parent-style-name="Table_20_Contents">
      <style:text-properties officeooo:rsid="002b2a27" officeooo:paragraph-rsid="005e1b52"/>
    </style:style>
    <style:style style:name="P69" style:family="paragraph" style:parent-style-name="Text_20_body">
      <style:text-properties officeooo:rsid="001e9cad" officeooo:paragraph-rsid="006690a1"/>
    </style:style>
    <style:style style:name="P70" style:family="paragraph" style:parent-style-name="Text_20_body">
      <style:text-properties officeooo:rsid="005a33c4" officeooo:paragraph-rsid="006690a1"/>
    </style:style>
    <style:style style:name="P71" style:family="paragraph" style:parent-style-name="Text_20_body">
      <style:text-properties officeooo:rsid="00694008" officeooo:paragraph-rsid="00694008"/>
    </style:style>
    <style:style style:name="P72" style:family="paragraph" style:parent-style-name="Text_20_body">
      <style:text-properties officeooo:rsid="006c315f" officeooo:paragraph-rsid="006df6b0"/>
    </style:style>
    <style:style style:name="P73" style:family="paragraph" style:parent-style-name="Text_20_body">
      <style:text-properties officeooo:rsid="006ed272" officeooo:paragraph-rsid="006ed272"/>
    </style:style>
    <style:style style:name="P74" style:family="paragraph" style:parent-style-name="Text_20_body">
      <style:text-properties officeooo:rsid="006ed272" officeooo:paragraph-rsid="0292583e"/>
    </style:style>
    <style:style style:name="P75" style:family="paragraph" style:parent-style-name="Text_20_body">
      <style:text-properties officeooo:rsid="007c707a" officeooo:paragraph-rsid="007c707a"/>
    </style:style>
    <style:style style:name="P76" style:family="paragraph" style:parent-style-name="Text_20_body">
      <style:text-properties officeooo:rsid="007c707a" officeooo:paragraph-rsid="0262f18c"/>
    </style:style>
    <style:style style:name="P77" style:family="paragraph" style:parent-style-name="Text_20_body">
      <style:text-properties officeooo:rsid="00807695" officeooo:paragraph-rsid="00807695"/>
    </style:style>
    <style:style style:name="P78" style:family="paragraph" style:parent-style-name="Text_20_body">
      <style:text-properties officeooo:rsid="00815986" officeooo:paragraph-rsid="00815986"/>
    </style:style>
    <style:style style:name="P79" style:family="paragraph" style:parent-style-name="Text_20_body">
      <style:text-properties officeooo:rsid="00a87b8b" officeooo:paragraph-rsid="00aa1490"/>
    </style:style>
    <style:style style:name="P80" style:family="paragraph" style:parent-style-name="Text_20_body">
      <style:text-properties officeooo:rsid="00aa4043" officeooo:paragraph-rsid="00aa4043"/>
    </style:style>
    <style:style style:name="P81" style:family="paragraph" style:parent-style-name="Text_20_body">
      <style:text-properties officeooo:rsid="00aec3d1" officeooo:paragraph-rsid="00aec3d1"/>
    </style:style>
    <style:style style:name="P82" style:family="paragraph" style:parent-style-name="Table_20_Heading">
      <style:text-properties officeooo:rsid="00bab28e" officeooo:paragraph-rsid="00bab28e"/>
    </style:style>
    <style:style style:name="P83" style:family="paragraph" style:parent-style-name="Text_20_body">
      <style:text-properties officeooo:paragraph-rsid="00894736"/>
    </style:style>
    <style:style style:name="P84" style:family="paragraph" style:parent-style-name="Text_20_body">
      <style:text-properties officeooo:rsid="00bc6792" officeooo:paragraph-rsid="00bc6792"/>
    </style:style>
    <style:style style:name="P85" style:family="paragraph" style:parent-style-name="Table_20_Contents">
      <style:text-properties officeooo:paragraph-rsid="00df502f"/>
    </style:style>
    <style:style style:name="P86" style:family="paragraph" style:parent-style-name="Table_20_Heading">
      <style:text-properties officeooo:paragraph-rsid="00df502f"/>
    </style:style>
    <style:style style:name="P87" style:family="paragraph" style:parent-style-name="Table_20_Contents">
      <style:paragraph-properties fo:text-align="center" style:justify-single-word="false"/>
    </style:style>
    <style:style style:name="P88" style:family="paragraph" style:parent-style-name="Figure">
      <style:paragraph-properties fo:text-align="center" style:justify-single-word="false"/>
      <style:text-properties officeooo:paragraph-rsid="0292583e"/>
    </style:style>
    <style:style style:name="P89" style:family="paragraph" style:parent-style-name="Note">
      <style:text-properties officeooo:rsid="012d1534" officeooo:paragraph-rsid="0138d43b"/>
    </style:style>
    <style:style style:name="P90" style:family="paragraph" style:parent-style-name="Note">
      <style:text-properties officeooo:rsid="012d1534" officeooo:paragraph-rsid="013b4790"/>
    </style:style>
    <style:style style:name="P91" style:family="paragraph" style:parent-style-name="Note">
      <style:text-properties officeooo:paragraph-rsid="013b4790"/>
    </style:style>
    <style:style style:name="P92" style:family="paragraph" style:parent-style-name="Table_20_Contents">
      <style:text-properties officeooo:paragraph-rsid="0137e6aa"/>
    </style:style>
    <style:style style:name="P93" style:family="paragraph" style:parent-style-name="Table_20_Contents">
      <style:text-properties officeooo:rsid="013b4790" officeooo:paragraph-rsid="013b49d0"/>
    </style:style>
    <style:style style:name="P94" style:family="paragraph" style:parent-style-name="Text_20_body">
      <style:text-properties officeooo:rsid="014a0a25" officeooo:paragraph-rsid="014a0a25"/>
    </style:style>
    <style:style style:name="P95" style:family="paragraph" style:parent-style-name="Text_20_body">
      <style:text-properties officeooo:rsid="015d8acb" officeooo:paragraph-rsid="015d8acb"/>
    </style:style>
    <style:style style:name="P96" style:family="paragraph" style:parent-style-name="Text_20_body">
      <style:text-properties officeooo:rsid="0164d9b2" officeooo:paragraph-rsid="0166e720"/>
    </style:style>
    <style:style style:name="P97" style:family="paragraph" style:parent-style-name="Text_20_body">
      <style:text-properties officeooo:paragraph-rsid="017bb24a"/>
    </style:style>
    <style:style style:name="P98" style:family="paragraph" style:parent-style-name="Text_20_body">
      <style:text-properties officeooo:paragraph-rsid="00b7f790"/>
    </style:style>
    <style:style style:name="P99" style:family="paragraph" style:parent-style-name="Frame_20_contents">
      <style:text-properties officeooo:rsid="01813fa1" officeooo:paragraph-rsid="01813fa1"/>
    </style:style>
    <style:style style:name="P100" style:family="paragraph" style:parent-style-name="Text_20_body">
      <loext:graphic-properties draw:fill-hatch-name="hatch"/>
      <style:paragraph-properties fo:text-align="start" style:justify-single-word="false" fo:padding="0.049cm" fo:border="none"/>
      <style:text-properties style:font-name="Palatino Linotype" fo:font-size="24pt" fo:font-weight="normal" officeooo:rsid="00248d36" officeooo:paragraph-rsid="00248d36" style:font-size-asian="24pt" style:font-weight-asian="normal" style:font-size-complex="24pt" style:font-weight-complex="normal"/>
    </style:style>
    <style:style style:name="P101" style:family="paragraph" style:parent-style-name="Text_20_body">
      <loext:graphic-properties draw:fill-hatch-name="hatch"/>
      <style:paragraph-properties fo:text-align="start" style:justify-single-word="false" fo:padding="0.049cm" fo:border="none"/>
      <style:text-properties style:font-name="Palatino Linotype" fo:font-size="8pt" fo:font-weight="normal" officeooo:rsid="00248d36" officeooo:paragraph-rsid="00248d36" style:font-size-asian="8pt" style:font-weight-asian="normal" style:font-size-complex="8pt" style:font-weight-complex="normal"/>
    </style:style>
    <style:style style:name="P102" style:family="paragraph" style:parent-style-name="Text_20_body">
      <style:paragraph-properties fo:text-align="start" style:justify-single-word="false"/>
      <style:text-properties fo:font-variant="small-caps" style:font-name="DejaVu Sans3" fo:font-size="62pt" fo:font-weight="bold" officeooo:rsid="0010814e" officeooo:paragraph-rsid="0010814e" style:font-size-asian="62pt" style:font-weight-asian="bold" style:font-size-complex="62pt" style:font-weight-complex="bold"/>
    </style:style>
    <style:style style:name="P103" style:family="paragraph" style:parent-style-name="Text_20_body">
      <style:text-properties officeooo:rsid="016297ff" officeooo:paragraph-rsid="01efc6e3"/>
    </style:style>
    <style:style style:name="P104" style:family="paragraph" style:parent-style-name="Text_20_body">
      <style:text-properties officeooo:rsid="016297ff" officeooo:paragraph-rsid="02776916"/>
    </style:style>
    <style:style style:name="P105" style:family="paragraph" style:parent-style-name="Text_20_body">
      <style:text-properties officeooo:rsid="016297ff" officeooo:paragraph-rsid="01864236"/>
    </style:style>
    <style:style style:name="P106" style:family="paragraph" style:parent-style-name="Contents_20_1">
      <style:paragraph-properties>
        <style:tab-stops>
          <style:tab-stop style:position="15.002cm" style:type="right" style:leader-style="dotted" style:leader-text="."/>
        </style:tab-stops>
      </style:paragraph-properties>
    </style:style>
    <style:style style:name="P107" style:family="paragraph" style:parent-style-name="Text_20_body">
      <style:text-properties officeooo:rsid="01947ca9" officeooo:paragraph-rsid="019c19d7"/>
    </style:style>
    <style:style style:name="P108" style:family="paragraph" style:parent-style-name="Text_20_body">
      <style:text-properties officeooo:rsid="019c19d7" officeooo:paragraph-rsid="019c19d7"/>
    </style:style>
    <style:style style:name="P109" style:family="paragraph" style:parent-style-name="Text_20_body">
      <style:text-properties officeooo:rsid="019e05ac" officeooo:paragraph-rsid="019e05ac"/>
    </style:style>
    <style:style style:name="P110" style:family="paragraph" style:parent-style-name="Text_20_body">
      <style:text-properties officeooo:rsid="01a06b7e" officeooo:paragraph-rsid="01a36f45"/>
    </style:style>
    <style:style style:name="P111" style:family="paragraph" style:parent-style-name="Text_20_body">
      <style:text-properties officeooo:rsid="01a51706" officeooo:paragraph-rsid="01a51706"/>
    </style:style>
    <style:style style:name="P112" style:family="paragraph" style:parent-style-name="Text_20_body">
      <style:text-properties officeooo:rsid="0016fc8e" officeooo:paragraph-rsid="01b17767"/>
    </style:style>
    <style:style style:name="P113" style:family="paragraph" style:parent-style-name="Index_20_1">
      <style:paragraph-properties>
        <style:tab-stops>
          <style:tab-stop style:position="15.702cm" style:type="right" style:leader-style="dotted" style:leader-text="."/>
        </style:tab-stops>
      </style:paragraph-properties>
    </style:style>
    <style:style style:name="P114" style:family="paragraph" style:parent-style-name="Index_20_2">
      <style:paragraph-properties>
        <style:tab-stops>
          <style:tab-stop style:position="14.503cm" style:type="right" style:leader-style="dotted" style:leader-text="."/>
        </style:tab-stops>
      </style:paragraph-properties>
    </style:style>
    <style:style style:name="P115" style:family="paragraph" style:parent-style-name="Contents_20_2">
      <style:paragraph-properties>
        <style:tab-stops>
          <style:tab-stop style:position="14.503cm" style:type="right" style:leader-style="dotted" style:leader-text="."/>
        </style:tab-stops>
      </style:paragraph-properties>
    </style:style>
    <style:style style:name="P116" style:family="paragraph" style:parent-style-name="Text_20_body">
      <style:text-properties officeooo:rsid="016b7c90" officeooo:paragraph-rsid="01bde2d0"/>
    </style:style>
    <style:style style:name="P117" style:family="paragraph" style:parent-style-name="Table_20_Contents">
      <style:text-properties officeooo:rsid="013c2bdf" officeooo:paragraph-rsid="01d30c4b"/>
    </style:style>
    <style:style style:name="P118" style:family="paragraph" style:parent-style-name="Table_20_Contents">
      <style:text-properties officeooo:rsid="00e1e308" officeooo:paragraph-rsid="01d30c4b"/>
    </style:style>
    <style:style style:name="P119" style:family="paragraph" style:parent-style-name="Text_20_body">
      <style:text-properties officeooo:rsid="0104437d" officeooo:paragraph-rsid="01e20e44"/>
    </style:style>
    <style:style style:name="P120" style:family="paragraph" style:parent-style-name="Text_20_body">
      <style:text-properties officeooo:rsid="01d903f4" officeooo:paragraph-rsid="01e20e44"/>
    </style:style>
    <style:style style:name="P121" style:family="paragraph" style:parent-style-name="Text_20_body">
      <style:text-properties officeooo:paragraph-rsid="01e20e44"/>
    </style:style>
    <style:style style:name="P122" style:family="paragraph" style:parent-style-name="Text_20_body">
      <style:text-properties officeooo:rsid="01efa14d" officeooo:paragraph-rsid="01efa14d"/>
    </style:style>
    <style:style style:name="P123" style:family="paragraph" style:parent-style-name="Text_20_body">
      <style:text-properties style:font-name="DejaVu Serif" fo:font-size="10pt" officeooo:rsid="01068076" officeooo:paragraph-rsid="01e20e44" style:font-name-asian="DejaVu Serif" style:font-name-complex="DejaVu Serif"/>
    </style:style>
    <style:style style:name="P124" style:family="paragraph" style:parent-style-name="Text_20_body">
      <style:text-properties style:font-name="DejaVu Serif" fo:font-size="10pt" officeooo:rsid="01068076" officeooo:paragraph-rsid="01f91c5e" style:font-name-asian="DejaVu Serif" style:font-name-complex="DejaVu Serif"/>
    </style:style>
    <style:style style:name="P125" style:family="paragraph" style:parent-style-name="Text_20_body">
      <style:text-properties style:font-name="DejaVu Serif" fo:font-size="10pt" officeooo:rsid="02076229" officeooo:paragraph-rsid="02076229" style:font-name-asian="DejaVu Serif" style:font-name-complex="DejaVu Serif"/>
    </style:style>
    <style:style style:name="P126" style:family="paragraph" style:parent-style-name="Text_20_body">
      <style:text-properties style:font-name="DejaVu Serif" fo:font-size="10pt" officeooo:rsid="02076229" officeooo:paragraph-rsid="0207eea0" style:font-name-asian="DejaVu Serif" style:font-size-asian="10pt" style:font-name-complex="DejaVu Serif" style:font-size-complex="10pt"/>
    </style:style>
    <style:style style:name="P127" style:family="paragraph" style:parent-style-name="Text_20_body">
      <style:text-properties style:font-name="DejaVu Serif" fo:font-size="10pt" officeooo:rsid="023a2426" officeooo:paragraph-rsid="023a2426" style:font-name-asian="DejaVu Serif" style:font-size-asian="10pt" style:font-name-complex="DejaVu Serif" style:font-size-complex="10pt"/>
    </style:style>
    <style:style style:name="P128" style:family="paragraph" style:parent-style-name="Table_20_Contents">
      <style:paragraph-properties>
        <style:tab-stops>
          <style:tab-stop style:position="1.61cm"/>
          <style:tab-stop style:position="2.205cm"/>
          <style:tab-stop style:position="2.69cm"/>
        </style:tab-stops>
      </style:paragraph-properties>
    </style:style>
    <style:style style:name="P129" style:family="paragraph" style:parent-style-name="Table_20_Contents">
      <style:text-properties officeooo:rsid="020a9bb6" officeooo:paragraph-rsid="020a9bb6"/>
    </style:style>
    <style:style style:name="P130" style:family="paragraph" style:parent-style-name="Table_20_Contents">
      <style:text-properties officeooo:rsid="020c26a0" officeooo:paragraph-rsid="020c26a0"/>
    </style:style>
    <style:style style:name="P131" style:family="paragraph" style:parent-style-name="Table_20_Contents">
      <style:text-properties officeooo:rsid="020d5128" officeooo:paragraph-rsid="020d5128"/>
    </style:style>
    <style:style style:name="P132" style:family="paragraph" style:parent-style-name="Table_20_Contents">
      <style:text-properties officeooo:rsid="020e1699" officeooo:paragraph-rsid="020e1699"/>
    </style:style>
    <style:style style:name="P133" style:family="paragraph" style:parent-style-name="Table_20_Contents">
      <style:text-properties officeooo:rsid="021c8fab" officeooo:paragraph-rsid="021c8fab"/>
    </style:style>
    <style:style style:name="P134" style:family="paragraph" style:parent-style-name="Table_20_Contents">
      <style:text-properties officeooo:rsid="021199dd" officeooo:paragraph-rsid="0227ff7a"/>
    </style:style>
    <style:style style:name="P135" style:family="paragraph" style:parent-style-name="Table_20_Contents">
      <style:text-properties officeooo:rsid="022c9588" officeooo:paragraph-rsid="022c9588"/>
    </style:style>
    <style:style style:name="P136" style:family="paragraph" style:parent-style-name="Table_20_Contents">
      <style:text-properties officeooo:rsid="022c9588" officeooo:paragraph-rsid="0242a125"/>
    </style:style>
    <style:style style:name="P137" style:family="paragraph" style:parent-style-name="Text_20_body">
      <style:text-properties officeooo:rsid="0230e4ee" officeooo:paragraph-rsid="0230e4ee"/>
    </style:style>
    <style:style style:name="P138" style:family="paragraph" style:parent-style-name="Table_20_Contents">
      <style:text-properties officeooo:rsid="02322efe" officeooo:paragraph-rsid="02322efe"/>
    </style:style>
    <style:style style:name="P139" style:family="paragraph" style:parent-style-name="Table_20_Contents">
      <style:text-properties officeooo:rsid="01f0e508" officeooo:paragraph-rsid="01f0e508"/>
    </style:style>
    <style:style style:name="P140" style:family="paragraph" style:parent-style-name="Text_20_body">
      <style:text-properties officeooo:rsid="01c1108d" officeooo:paragraph-rsid="01c1108d"/>
    </style:style>
    <style:style style:name="P141" style:family="paragraph" style:parent-style-name="Text_20_body">
      <style:text-properties officeooo:rsid="02354e22" officeooo:paragraph-rsid="02354e22"/>
    </style:style>
    <style:style style:name="P142" style:family="paragraph" style:parent-style-name="Table_20_Contents">
      <style:text-properties officeooo:rsid="0242a125" officeooo:paragraph-rsid="0242a125"/>
    </style:style>
    <style:style style:name="P143" style:family="paragraph" style:parent-style-name="Table_20_Contents">
      <style:text-properties officeooo:rsid="02476cae" officeooo:paragraph-rsid="02476cae"/>
    </style:style>
    <style:style style:name="P144" style:family="paragraph" style:parent-style-name="Text_20_body">
      <style:text-properties officeooo:rsid="02476cae" officeooo:paragraph-rsid="02476cae"/>
    </style:style>
    <style:style style:name="P145" style:family="paragraph" style:parent-style-name="Table_20_Contents">
      <style:text-properties officeooo:rsid="025415a0" officeooo:paragraph-rsid="02578cf5"/>
    </style:style>
    <style:style style:name="P146" style:family="paragraph" style:parent-style-name="Index_20_Separator">
      <style:paragraph-properties>
        <style:tab-stops/>
      </style:paragraph-properties>
    </style:style>
    <style:style style:name="P147" style:family="paragraph" style:parent-style-name="Table_20_Contents">
      <style:text-properties officeooo:rsid="025a6c80" officeooo:paragraph-rsid="025a6c80"/>
    </style:style>
    <style:style style:name="P148" style:family="paragraph" style:parent-style-name="Text_20_body">
      <style:text-properties officeooo:rsid="01b675b8" officeooo:paragraph-rsid="01b9a148"/>
    </style:style>
    <style:style style:name="P149" style:family="paragraph" style:parent-style-name="Text_20_body">
      <style:text-properties officeooo:rsid="02715767" officeooo:paragraph-rsid="02715767"/>
    </style:style>
    <style:style style:name="P150" style:family="paragraph" style:parent-style-name="Text_20_body">
      <style:text-properties officeooo:rsid="02776916" officeooo:paragraph-rsid="02776916"/>
    </style:style>
    <style:style style:name="P151" style:family="paragraph" style:parent-style-name="Text_20_body">
      <style:text-properties officeooo:rsid="015ef108" officeooo:paragraph-rsid="0284b058"/>
    </style:style>
    <style:style style:name="P152" style:family="paragraph" style:parent-style-name="Text_20_body">
      <style:text-properties officeooo:rsid="01bde2d0" officeooo:paragraph-rsid="028ba2a8"/>
    </style:style>
    <style:style style:name="P153" style:family="paragraph" style:parent-style-name="Text_20_body">
      <style:text-properties officeooo:rsid="02868532" officeooo:paragraph-rsid="02868532"/>
    </style:style>
    <style:style style:name="P154" style:family="paragraph" style:parent-style-name="Text_20_body">
      <style:text-properties officeooo:rsid="018e29ac" officeooo:paragraph-rsid="0287b9c0"/>
    </style:style>
    <style:style style:name="P155" style:family="paragraph" style:parent-style-name="Text_20_body">
      <style:text-properties officeooo:rsid="028f5932" officeooo:paragraph-rsid="029005f5"/>
    </style:style>
    <style:style style:name="P156" style:family="paragraph" style:parent-style-name="Table_20_Contents">
      <style:paragraph-properties fo:text-align="end" style:justify-single-word="false"/>
      <style:text-properties officeooo:rsid="026bf9d1" officeooo:paragraph-rsid="0292583e"/>
    </style:style>
    <style:style style:name="P157" style:family="paragraph" style:parent-style-name="Table_20_Contents">
      <style:paragraph-properties fo:text-align="end" style:justify-single-word="false"/>
      <style:text-properties officeooo:rsid="026b62a7" officeooo:paragraph-rsid="0292583e"/>
    </style:style>
    <style:style style:name="P158" style:family="paragraph" style:parent-style-name="Table_20_Contents">
      <style:paragraph-properties fo:text-align="end" style:justify-single-word="false"/>
      <style:text-properties officeooo:rsid="0265f5b5" officeooo:paragraph-rsid="0292583e"/>
    </style:style>
    <style:style style:name="P159" style:family="paragraph" style:parent-style-name="Table_20_Contents">
      <style:paragraph-properties fo:text-align="end" style:justify-single-word="false"/>
      <style:text-properties officeooo:rsid="0267d499" officeooo:paragraph-rsid="0292583e"/>
    </style:style>
    <style:style style:name="P160" style:family="paragraph" style:parent-style-name="Table_20_Contents">
      <style:paragraph-properties fo:text-align="end" style:justify-single-word="false"/>
      <style:text-properties officeooo:rsid="026972f1" officeooo:paragraph-rsid="0292583e"/>
    </style:style>
    <style:style style:name="P161" style:family="paragraph" style:parent-style-name="Table_20_Contents">
      <style:paragraph-properties fo:text-align="end" style:justify-single-word="false"/>
      <style:text-properties officeooo:rsid="026a83d5" officeooo:paragraph-rsid="0292583e"/>
    </style:style>
    <style:style style:name="P162" style:family="paragraph" style:parent-style-name="Table_20_Heading">
      <style:paragraph-properties fo:text-align="center" style:justify-single-word="false"/>
      <style:text-properties officeooo:rsid="0264bca3" officeooo:paragraph-rsid="0292583e"/>
    </style:style>
    <style:style style:name="P163" style:family="paragraph" style:parent-style-name="Text_20_body">
      <style:text-properties officeooo:paragraph-rsid="0292583e"/>
    </style:style>
    <style:style style:name="P164" style:family="paragraph" style:parent-style-name="Text_20_body">
      <style:text-properties officeooo:rsid="00ccfd9f" officeooo:paragraph-rsid="0292583e"/>
    </style:style>
    <style:style style:name="P165" style:family="paragraph" style:parent-style-name="Text_20_body">
      <style:text-properties officeooo:rsid="01f4edc4" officeooo:paragraph-rsid="0292583e"/>
    </style:style>
    <style:style style:name="P166" style:family="paragraph" style:parent-style-name="Text_20_body">
      <style:text-properties officeooo:paragraph-rsid="0293cbd2"/>
    </style:style>
    <style:style style:name="P167" style:family="paragraph" style:parent-style-name="Text_20_body">
      <style:text-properties officeooo:rsid="0298651b" officeooo:paragraph-rsid="0298651b"/>
    </style:style>
    <style:style style:name="P168" style:family="paragraph" style:parent-style-name="Text_20_body">
      <style:text-properties officeooo:rsid="02990a08" officeooo:paragraph-rsid="02990a08"/>
    </style:style>
    <style:style style:name="P169" style:family="paragraph" style:parent-style-name="Table_20_Contents">
      <style:text-properties officeooo:rsid="029ad77c" officeooo:paragraph-rsid="029ad77c"/>
    </style:style>
    <style:style style:name="P170" style:family="paragraph" style:parent-style-name="Text_20_body">
      <style:text-properties officeooo:paragraph-rsid="02a42632"/>
    </style:style>
    <style:style style:name="P171" style:family="paragraph" style:parent-style-name="Text_20_body">
      <style:text-properties officeooo:paragraph-rsid="02a94e6c"/>
    </style:style>
    <style:style style:name="P172" style:family="paragraph" style:parent-style-name="Text_20_body">
      <style:text-properties officeooo:paragraph-rsid="009a37b9"/>
    </style:style>
    <style:style style:name="P173" style:family="paragraph" style:parent-style-name="Text_20_body">
      <style:text-properties officeooo:rsid="02ac256b" officeooo:paragraph-rsid="02ac256b"/>
    </style:style>
    <style:style style:name="P174" style:family="paragraph" style:parent-style-name="Text_20_body">
      <style:text-properties officeooo:rsid="014aac1e" officeooo:paragraph-rsid="02ac256b"/>
    </style:style>
    <style:style style:name="P175" style:family="paragraph" style:parent-style-name="Text_20_body">
      <style:text-properties officeooo:rsid="00acd285" officeooo:paragraph-rsid="02af3244"/>
    </style:style>
    <style:style style:name="P176" style:family="paragraph" style:parent-style-name="Text_20_body">
      <style:text-properties officeooo:rsid="02b159c5" officeooo:paragraph-rsid="02b159c5"/>
    </style:style>
    <style:style style:name="P177" style:family="paragraph" style:parent-style-name="Text_20_body">
      <style:text-properties officeooo:paragraph-rsid="02bd0817"/>
    </style:style>
    <style:style style:name="P178" style:family="paragraph" style:parent-style-name="Table_20_Contents">
      <style:text-properties officeooo:rsid="02c10200" officeooo:paragraph-rsid="02c10200"/>
    </style:style>
    <style:style style:name="P179" style:family="paragraph" style:parent-style-name="Text_20_body">
      <style:text-properties officeooo:rsid="02c10200" officeooo:paragraph-rsid="02c10200"/>
    </style:style>
    <style:style style:name="P180" style:family="paragraph" style:parent-style-name="Text_20_body">
      <style:text-properties officeooo:paragraph-rsid="02c938cd"/>
    </style:style>
    <style:style style:name="P181" style:family="paragraph" style:parent-style-name="Text_20_body">
      <style:text-properties officeooo:rsid="02ccb812" officeooo:paragraph-rsid="02ccb812"/>
    </style:style>
    <style:style style:name="P182" style:family="paragraph" style:parent-style-name="Text_20_body">
      <style:text-properties officeooo:rsid="02ccb812" officeooo:paragraph-rsid="02cd8cdc"/>
    </style:style>
    <style:style style:name="P183" style:family="paragraph" style:parent-style-name="Text_20_body">
      <style:text-properties officeooo:rsid="02cffa22" officeooo:paragraph-rsid="02cffa22"/>
    </style:style>
    <style:style style:name="P184" style:family="paragraph" style:parent-style-name="Heading_20_1" style:master-page-name="">
      <style:paragraph-properties style:page-number="auto" fo:break-before="auto" fo:break-after="auto"/>
    </style:style>
    <style:style style:name="P185" style:family="paragraph" style:parent-style-name="Heading_20_1">
      <style:text-properties fo:color="#0000cc" loext:opacity="100%" style:font-name="DejaVu Sans1" fo:font-size="24pt" fo:font-weight="normal" officeooo:rsid="0284b058" officeooo:paragraph-rsid="0284b058" style:font-name-asian="Microsoft YaHei" style:font-size-asian="18.2000007629395pt" style:font-weight-asian="bold" style:font-name-complex="Arial" style:font-size-complex="18.2000007629395pt" style:font-weight-complex="bold"/>
    </style:style>
    <style:style style:name="P186" style:family="paragraph" style:parent-style-name="Heading_20_1">
      <style:text-properties officeooo:paragraph-rsid="01c9034d"/>
    </style:style>
    <style:style style:name="P187" style:family="paragraph" style:parent-style-name="Heading_20_1">
      <style:text-properties officeooo:rsid="0086d118" officeooo:paragraph-rsid="00894736"/>
    </style:style>
    <style:style style:name="P188" style:family="paragraph" style:parent-style-name="Heading_20_1">
      <style:text-properties officeooo:paragraph-rsid="01f4edc4"/>
    </style:style>
    <style:style style:name="P189" style:family="paragraph" style:parent-style-name="Heading_20_2">
      <style:text-properties fo:color="#0000cc" loext:opacity="100%" style:font-name="DejaVu Sans1" fo:font-size="16pt" fo:font-style="italic" fo:font-weight="normal" officeooo:rsid="007c707a" officeooo:paragraph-rsid="007c707a" style:font-name-asian="Microsoft YaHei" style:font-size-asian="16.1000003814697pt" style:font-weight-asian="bold" style:font-name-complex="Arial" style:font-size-complex="16.1000003814697pt" style:font-weight-complex="bold"/>
    </style:style>
    <style:style style:name="P190" style:family="paragraph" style:parent-style-name="Heading_20_2">
      <style:text-properties fo:color="#0000cc" loext:opacity="100%" style:font-name="DejaVu Sans1" fo:font-size="16pt" fo:font-style="italic" fo:font-weight="normal" officeooo:rsid="018ffff5" officeooo:paragraph-rsid="018ffff5" style:font-name-asian="Microsoft YaHei" style:font-size-asian="16.1000003814697pt" style:font-weight-asian="bold" style:font-name-complex="Arial" style:font-size-complex="16.1000003814697pt" style:font-weight-complex="bold"/>
    </style:style>
    <style:style style:name="P191" style:family="paragraph" style:parent-style-name="Heading_20_2">
      <style:text-properties officeooo:paragraph-rsid="01e20e44"/>
    </style:style>
    <style:style style:name="P192" style:family="paragraph" style:parent-style-name="Heading_20_3">
      <style:text-properties officeooo:rsid="002b3def" officeooo:paragraph-rsid="0292583e"/>
    </style:style>
    <style:style style:name="P193" style:family="paragraph" style:parent-style-name="List" style:list-style-name="L1" style:master-page-name="">
      <loext:graphic-properties draw:fill="none" draw:fill-color="#729fcf" draw:fill-gradient-name="gradient" draw:fill-hatch-name="hatch"/>
      <style:paragraph-properties fo:margin-left="0.499cm" fo:margin-right="0cm" fo:margin-top="0cm" fo:margin-bottom="0cm" style:contextual-spacing="false" fo:line-height="115%" fo:hyphenation-ladder-count="no-limit" fo:text-indent="-0.499cm" style:auto-text-indent="false" style:page-number="auto" fo:background-color="transparent">
        <style:tab-stops/>
      </style:paragraph-properties>
      <style:text-properties officeooo:paragraph-rsid="02776916" fo:hyphenate="true" fo:hyphenation-remain-char-count="4" fo:hyphenation-push-char-count="4" loext:hyphenation-no-caps="true"/>
    </style:style>
    <style:style style:name="P194" style:family="paragraph" style:parent-style-name="List" style:list-style-name="L1" style:master-page-name="">
      <loext:graphic-properties draw:fill="none" draw:fill-color="#729fcf"/>
      <style:paragraph-properties fo:margin-left="0.499cm" fo:margin-right="0cm" fo:margin-top="0cm" fo:margin-bottom="0cm" style:contextual-spacing="false" fo:line-height="115%" fo:hyphenation-ladder-count="no-limit" fo:text-indent="-0.499cm" style:auto-text-indent="false" style:page-number="auto" fo:background-color="transparent">
        <style:tab-stops/>
      </style:paragraph-properties>
      <style:text-properties officeooo:paragraph-rsid="01e20e44" fo:hyphenate="true" fo:hyphenation-remain-char-count="4" fo:hyphenation-push-char-count="4" loext:hyphenation-no-caps="true"/>
    </style:style>
    <style:style style:name="P195" style:family="paragraph" style:parent-style-name="List" style:list-style-name="L1">
      <loext:graphic-properties draw:fill="none" draw:fill-color="#729fcf"/>
      <style:paragraph-properties fo:margin-left="0.499cm" fo:margin-right="0cm" fo:margin-top="0cm" fo:margin-bottom="0cm" style:contextual-spacing="false" fo:line-height="115%" fo:hyphenation-ladder-count="no-limit" fo:text-indent="-0.499cm" style:auto-text-indent="false" fo:background-color="transparent">
        <style:tab-stops/>
      </style:paragraph-properties>
      <style:text-properties officeooo:paragraph-rsid="01e20e44" fo:hyphenate="true" fo:hyphenation-remain-char-count="4" fo:hyphenation-push-char-count="4" loext:hyphenation-no-caps="true"/>
    </style:style>
    <style:style style:name="P196" style:family="paragraph" style:parent-style-name="List" style:list-style-name="L1">
      <loext:graphic-properties draw:fill="none" draw:fill-color="#729fcf" draw:fill-gradient-name="gradient" draw:fill-hatch-name="hatch"/>
      <style:paragraph-properties fo:margin-left="0.499cm" fo:margin-right="0cm" fo:margin-top="0cm" fo:margin-bottom="0cm" style:contextual-spacing="false" fo:line-height="115%" fo:hyphenation-ladder-count="no-limit" fo:text-indent="-0.499cm" style:auto-text-indent="false" fo:background-color="transparent">
        <style:tab-stops/>
      </style:paragraph-properties>
      <style:text-properties style:font-name="DejaVu Serif2" fo:font-size="10pt" officeooo:rsid="02794fa3" officeooo:paragraph-rsid="02794fa3" style:font-name-asian="DejaVu Serif" style:font-size-asian="12pt" style:font-name-complex="DejaVu Serif" fo:hyphenate="true" fo:hyphenation-remain-char-count="4" fo:hyphenation-push-char-count="4" loext:hyphenation-no-caps="true"/>
    </style:style>
    <style:style style:name="P197" style:family="paragraph" style:parent-style-name="List" style:list-style-name="L1">
      <loext:graphic-properties draw:fill="none" draw:fill-gradient-name="gradient" draw:fill-hatch-name="hatch"/>
      <style:paragraph-properties fo:margin-left="0.6cm" fo:margin-right="0cm" fo:margin-top="0cm" fo:margin-bottom="0cm" style:contextual-spacing="false" fo:line-height="115%" fo:hyphenation-ladder-count="no-limit" fo:text-indent="-0.6cm" style:auto-text-indent="false" fo:background-color="transparent">
        <style:tab-stops/>
      </style:paragraph-properties>
      <style:text-properties style:font-name="DejaVu Serif2" fo:font-size="10pt" officeooo:rsid="02794fa3" officeooo:paragraph-rsid="02794fa3" style:font-name-asian="DejaVu Serif" style:font-size-asian="12pt" style:font-name-complex="DejaVu Serif" fo:hyphenate="true" fo:hyphenation-remain-char-count="4" fo:hyphenation-push-char-count="4" loext:hyphenation-no-caps="true"/>
    </style:style>
    <style:style style:name="P198" style:family="paragraph" style:parent-style-name="List" style:list-style-name="L1">
      <loext:graphic-properties draw:fill="none" draw:fill-color="#729fcf"/>
      <style:paragraph-properties fo:margin-left="0.499cm" fo:margin-right="0cm" fo:margin-top="0cm" fo:margin-bottom="0cm" style:contextual-spacing="false" fo:line-height="115%" fo:hyphenation-ladder-count="no-limit" fo:text-indent="-0.499cm" style:auto-text-indent="false" fo:background-color="transparent">
        <style:tab-stops/>
      </style:paragraph-properties>
      <style:text-properties style:font-name="DejaVu Serif" fo:font-size="10pt" officeooo:rsid="01de6248" officeooo:paragraph-rsid="01e20e44" style:font-name-asian="DejaVu Serif" style:font-name-complex="DejaVu Serif" fo:hyphenate="true" fo:hyphenation-remain-char-count="4" fo:hyphenation-push-char-count="4" loext:hyphenation-no-caps="true"/>
    </style:style>
    <style:style style:name="P199" style:family="paragraph" style:parent-style-name="List" style:list-style-name="L1">
      <loext:graphic-properties draw:fill="none"/>
      <style:paragraph-properties fo:margin-left="0.6cm" fo:margin-right="0cm" fo:margin-top="0cm" fo:margin-bottom="0cm" style:contextual-spacing="false" fo:line-height="115%" fo:hyphenation-ladder-count="no-limit" fo:text-indent="-0.6cm" style:auto-text-indent="false" fo:background-color="transparent">
        <style:tab-stops/>
      </style:paragraph-properties>
      <style:text-properties style:font-name="DejaVu Serif" fo:font-size="10pt" officeooo:rsid="01de6248" officeooo:paragraph-rsid="023afec3" style:font-name-asian="DejaVu Serif" style:font-name-complex="DejaVu Serif" fo:hyphenate="true" fo:hyphenation-remain-char-count="4" fo:hyphenation-push-char-count="4" loext:hyphenation-no-caps="true"/>
    </style:style>
    <style:style style:name="P200" style:family="paragraph" style:parent-style-name="List" style:list-style-name="L1" style:master-page-name="">
      <loext:graphic-properties draw:fill="none"/>
      <style:paragraph-properties fo:margin-left="0.6cm" fo:margin-right="0cm" fo:margin-top="0cm" fo:margin-bottom="0cm" style:contextual-spacing="false" fo:line-height="115%" fo:hyphenation-ladder-count="no-limit" fo:text-indent="-0.6cm" style:auto-text-indent="false" style:page-number="auto" fo:background-color="transparent">
        <style:tab-stops/>
      </style:paragraph-properties>
      <style:text-properties style:font-name="DejaVu Serif" fo:font-size="10pt" officeooo:rsid="023bfd96" officeooo:paragraph-rsid="023bfd96" style:font-name-asian="DejaVu Serif" style:font-name-complex="DejaVu Serif" fo:hyphenate="true" fo:hyphenation-remain-char-count="4" fo:hyphenation-push-char-count="4" loext:hyphenation-no-caps="true"/>
    </style:style>
    <style:style style:name="P201" style:family="paragraph" style:parent-style-name="List" style:list-style-name="L1">
      <loext:graphic-properties draw:fill="none"/>
      <style:paragraph-properties fo:margin-left="0.6cm" fo:margin-right="0cm" fo:margin-top="0cm" fo:margin-bottom="0cm" style:contextual-spacing="false" fo:line-height="115%" fo:hyphenation-ladder-count="no-limit" fo:text-indent="-0.6cm" style:auto-text-indent="false" fo:background-color="transparent">
        <style:tab-stops/>
      </style:paragraph-properties>
      <style:text-properties style:font-name="DejaVu Serif" fo:font-size="10pt" officeooo:rsid="023bfd96" officeooo:paragraph-rsid="023bfd96" style:font-name-asian="DejaVu Serif" style:font-name-complex="DejaVu Serif" fo:hyphenate="true" fo:hyphenation-remain-char-count="4" fo:hyphenation-push-char-count="4" loext:hyphenation-no-caps="true"/>
    </style:style>
    <style:style style:name="P202" style:family="paragraph" style:parent-style-name="List" style:list-style-name="L1">
      <loext:graphic-properties draw:fill="none"/>
      <style:paragraph-properties fo:margin-left="0.6cm" fo:margin-right="0cm" fo:margin-top="0cm" fo:margin-bottom="0cm" style:contextual-spacing="false" fo:line-height="115%" fo:hyphenation-ladder-count="no-limit" fo:text-indent="-0.6cm" style:auto-text-indent="false" fo:background-color="transparent">
        <style:tab-stops/>
      </style:paragraph-properties>
      <style:text-properties style:font-name="DejaVu Serif" fo:font-size="10pt" officeooo:rsid="01de6248" officeooo:paragraph-rsid="023afec3" style:font-name-asian="DejaVu Serif" style:font-size-asian="10pt" style:font-name-complex="DejaVu Serif" style:font-size-complex="10pt" fo:hyphenate="true" fo:hyphenation-remain-char-count="4" fo:hyphenation-push-char-count="4" loext:hyphenation-no-caps="true"/>
    </style:style>
    <style:style style:name="P203" style:family="paragraph" style:parent-style-name="List" style:list-style-name="L1">
      <loext:graphic-properties draw:fill="none"/>
      <style:paragraph-properties fo:margin-left="0.6cm" fo:margin-right="0cm" fo:margin-top="0cm" fo:margin-bottom="0cm" style:contextual-spacing="false" fo:line-height="115%" fo:hyphenation-ladder-count="no-limit" fo:text-indent="-0.6cm" style:auto-text-indent="false" fo:background-color="transparent">
        <style:tab-stops/>
      </style:paragraph-properties>
      <style:text-properties style:font-name="DejaVu Serif" fo:font-size="10pt" officeooo:rsid="023bfd96" officeooo:paragraph-rsid="023bfd96" style:font-name-asian="DejaVu Serif" style:font-size-asian="10pt" style:font-name-complex="DejaVu Serif" style:font-size-complex="10pt" fo:hyphenate="true" fo:hyphenation-remain-char-count="4" fo:hyphenation-push-char-count="4" loext:hyphenation-no-caps="true"/>
    </style:style>
    <style:style style:name="P204" style:family="paragraph" style:parent-style-name="List" style:list-style-name="L1">
      <loext:graphic-properties draw:fill="none" draw:fill-color="#729fcf"/>
      <style:paragraph-properties fo:margin-left="0.499cm" fo:margin-right="0cm" fo:margin-top="0cm" fo:margin-bottom="0cm" style:contextual-spacing="false" fo:line-height="115%" fo:hyphenation-ladder-count="no-limit" fo:text-indent="-0.499cm" style:auto-text-indent="false" fo:background-color="transparent">
        <style:tab-stops/>
      </style:paragraph-properties>
      <style:text-properties officeooo:rsid="01de6248" officeooo:paragraph-rsid="01e20e44" fo:hyphenate="true" fo:hyphenation-remain-char-count="4" fo:hyphenation-push-char-count="4" loext:hyphenation-no-caps="true"/>
    </style:style>
    <style:style style:name="P205" style:family="paragraph" style:parent-style-name="List" style:list-style-name="L1" style:master-page-name="">
      <loext:graphic-properties draw:fill="none" draw:fill-color="#729fcf"/>
      <style:paragraph-properties fo:margin-left="0.499cm" fo:margin-right="0cm" fo:margin-top="0cm" fo:margin-bottom="0cm" style:contextual-spacing="false" fo:line-height="115%" fo:hyphenation-ladder-count="no-limit" fo:text-indent="-0.499cm" style:auto-text-indent="false" style:page-number="auto" fo:background-color="transparent">
        <style:tab-stops/>
      </style:paragraph-properties>
      <style:text-properties officeooo:rsid="01e08465" officeooo:paragraph-rsid="01e20e44" fo:hyphenate="true" fo:hyphenation-remain-char-count="4" fo:hyphenation-push-char-count="4" loext:hyphenation-no-caps="true"/>
    </style:style>
    <style:style style:name="P206" style:family="paragraph" style:parent-style-name="List" style:list-style-name="L1">
      <loext:graphic-properties draw:fill="none"/>
      <style:paragraph-properties fo:margin-left="0.6cm" fo:margin-right="0cm" fo:margin-top="0cm" fo:margin-bottom="0cm" style:contextual-spacing="false" fo:line-height="115%" fo:hyphenation-ladder-count="no-limit" fo:text-indent="-0.6cm" style:auto-text-indent="false" fo:background-color="transparent">
        <style:tab-stops/>
      </style:paragraph-properties>
      <style:text-properties officeooo:rsid="023bfd96" officeooo:paragraph-rsid="023bfd96" fo:hyphenate="true" fo:hyphenation-remain-char-count="4" fo:hyphenation-push-char-count="4" loext:hyphenation-no-caps="true"/>
    </style:style>
    <style:style style:name="P207" style:family="paragraph" style:parent-style-name="Text_20_body" style:list-style-name="L1" style:master-page-name="">
      <loext:graphic-properties draw:fill="none"/>
      <style:paragraph-properties fo:margin-left="0cm" fo:margin-right="0cm" fo:margin-top="0.12cm" fo:margin-bottom="0.12cm" style:contextual-spacing="false" fo:line-height="115%" fo:hyphenation-ladder-count="no-limit" fo:text-indent="0cm" style:auto-text-indent="false" style:page-number="auto" fo:background-color="transparent">
        <style:tab-stops/>
      </style:paragraph-properties>
      <style:text-properties officeooo:rsid="023dba87" officeooo:paragraph-rsid="023dba87" fo:hyphenate="true" fo:hyphenation-remain-char-count="4" fo:hyphenation-push-char-count="4" loext:hyphenation-no-caps="true"/>
    </style:style>
    <style:style style:name="P2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variant="small-caps" style:font-name="DejaVu Sans3" fo:font-style="italic" officeooo:rsid="000bc790" style:font-style-asian="italic" style:font-style-complex="italic"/>
    </style:style>
    <style:style style:name="T2" style:family="text">
      <style:text-properties fo:font-variant="small-caps" style:font-name="DejaVu Sans3" fo:font-style="italic" officeooo:rsid="0025d35c" style:font-style-asian="italic" style:font-style-complex="italic"/>
    </style:style>
    <style:style style:name="T3" style:family="text">
      <style:text-properties fo:font-variant="small-caps" style:font-name="DejaVu Serif2" fo:font-size="10pt"/>
    </style:style>
    <style:style style:name="T4" style:family="text">
      <style:text-properties fo:font-variant="small-caps" style:font-name="DejaVu Serif2" fo:font-size="10pt" officeooo:rsid="0166e720" style:font-name-asian="DejaVu Serif" style:font-name-complex="DejaVu Serif"/>
    </style:style>
    <style:style style:name="T5" style:family="text">
      <style:text-properties fo:font-variant="small-caps" style:font-name="DejaVu Serif2" fo:font-size="10pt" officeooo:rsid="016297ff" style:font-name-asian="NSimSun" style:font-name-complex="Arial"/>
    </style:style>
    <style:style style:name="T6" style:family="text">
      <style:text-properties fo:font-size="9pt" style:font-size-asian="9pt" style:font-size-complex="9pt"/>
    </style:style>
    <style:style style:name="T7" style:family="text">
      <style:text-properties style:font-name="DejaVu Sans3"/>
    </style:style>
    <style:style style:name="T8" style:family="text">
      <style:text-properties style:font-name="DejaVu Sans3" fo:font-weight="bold" officeooo:rsid="0281259e" style:font-weight-asian="bold" style:font-weight-complex="bold"/>
    </style:style>
    <style:style style:name="T9" style:family="text">
      <style:text-properties style:font-name="DejaVu Sans3" officeooo:rsid="006a79ac"/>
    </style:style>
    <style:style style:name="T10" style:family="text">
      <style:text-properties style:font-name="DejaVu Sans3" fo:font-size="10pt"/>
    </style:style>
    <style:style style:name="T11" style:family="text">
      <style:text-properties style:font-name="DejaVu Sans3" style:font-name-asian="DejaVu Serif" style:font-name-complex="DejaVu Serif"/>
    </style:style>
    <style:style style:name="T12" style:family="text">
      <style:text-properties style:font-name="DejaVu Sans3" officeooo:rsid="02c274d7" style:font-name-asian="DejaVu Serif" style:font-name-complex="DejaVu Serif"/>
    </style:style>
    <style:style style:name="T13" style:family="text">
      <style:text-properties style:font-name="DejaVu Serif"/>
    </style:style>
    <style:style style:name="T14" style:family="text">
      <style:text-properties style:font-name="DejaVu Serif" style:font-name-asian="DejaVu Serif" style:font-name-complex="DejaVu Serif"/>
    </style:style>
    <style:style style:name="T15" style:family="text">
      <style:text-properties style:font-name="DejaVu Serif" officeooo:rsid="000bc790" style:font-name-asian="DejaVu Serif" style:font-name-complex="DejaVu Serif"/>
    </style:style>
    <style:style style:name="T16" style:family="text">
      <style:text-properties style:font-name="DejaVu Serif" officeooo:rsid="001b340d" style:font-name-asian="DejaVu Serif" style:font-name-complex="DejaVu Serif"/>
    </style:style>
    <style:style style:name="T17" style:family="text">
      <style:text-properties style:font-name="DejaVu Serif" officeooo:rsid="002cdb97" style:font-name-asian="DejaVu Serif" style:font-name-complex="DejaVu Serif"/>
    </style:style>
    <style:style style:name="T18" style:family="text">
      <style:text-properties style:font-name="DejaVu Serif" officeooo:rsid="009841d9" style:font-name-asian="DejaVu Serif" style:font-name-complex="DejaVu Serif"/>
    </style:style>
    <style:style style:name="T19" style:family="text">
      <style:text-properties style:font-name="DejaVu Serif" officeooo:rsid="009a37b9" style:font-name-asian="DejaVu Serif" style:font-name-complex="DejaVu Serif"/>
    </style:style>
    <style:style style:name="T20" style:family="text">
      <style:text-properties style:font-name="DejaVu Serif" officeooo:rsid="00b41af5" style:font-name-asian="DejaVu Serif" style:font-name-complex="DejaVu Serif"/>
    </style:style>
    <style:style style:name="T21" style:family="text">
      <style:text-properties style:font-name="DejaVu Serif" officeooo:rsid="01020ab1" style:font-name-asian="DejaVu Serif" style:font-name-complex="DejaVu Serif"/>
    </style:style>
    <style:style style:name="T22" style:family="text">
      <style:text-properties style:font-name="DejaVu Serif" officeooo:rsid="01664d29" style:font-name-asian="DejaVu Serif" style:font-name-complex="DejaVu Serif"/>
    </style:style>
    <style:style style:name="T23" style:family="text">
      <style:text-properties style:font-name="DejaVu Serif" officeooo:rsid="0166e720" style:font-name-asian="DejaVu Serif" style:font-name-complex="DejaVu Serif"/>
    </style:style>
    <style:style style:name="T24" style:family="text">
      <style:text-properties style:font-name="DejaVu Serif" officeooo:rsid="0169c658" style:font-name-asian="DejaVu Serif" style:font-name-complex="DejaVu Serif"/>
    </style:style>
    <style:style style:name="T25" style:family="text">
      <style:text-properties style:font-name="DejaVu Serif" officeooo:rsid="0195c529" style:font-name-asian="DejaVu Serif" style:font-name-complex="DejaVu Serif"/>
    </style:style>
    <style:style style:name="T26" style:family="text">
      <style:text-properties style:font-name="DejaVu Serif" officeooo:rsid="0167b538" style:font-name-asian="DejaVu Serif" style:font-name-complex="DejaVu Serif"/>
    </style:style>
    <style:style style:name="T27" style:family="text">
      <style:text-properties style:font-name="DejaVu Serif" officeooo:rsid="01b69360" style:font-name-asian="DejaVu Serif" style:font-name-complex="DejaVu Serif"/>
    </style:style>
    <style:style style:name="T28" style:family="text">
      <style:text-properties style:font-name="DejaVu Serif" officeooo:rsid="01c2341d" style:font-name-asian="DejaVu Serif" style:font-name-complex="DejaVu Serif"/>
    </style:style>
    <style:style style:name="T29" style:family="text">
      <style:text-properties style:font-name="DejaVu Serif" officeooo:rsid="01c3ec91" style:font-name-asian="DejaVu Serif" style:font-name-complex="DejaVu Serif"/>
    </style:style>
    <style:style style:name="T30" style:family="text">
      <style:text-properties style:font-name="DejaVu Serif" officeooo:rsid="01c420d6" style:font-name-asian="DejaVu Serif" style:font-name-complex="DejaVu Serif"/>
    </style:style>
    <style:style style:name="T31" style:family="text">
      <style:text-properties style:font-name="DejaVu Serif" officeooo:rsid="01cc8b94" style:font-name-asian="DejaVu Serif" style:font-name-complex="DejaVu Serif"/>
    </style:style>
    <style:style style:name="T32" style:family="text">
      <style:text-properties style:font-name="DejaVu Serif" officeooo:rsid="02732447" style:font-name-asian="DejaVu Serif" style:font-name-complex="DejaVu Serif"/>
    </style:style>
    <style:style style:name="T33" style:family="text">
      <style:text-properties style:font-name="DejaVu Serif" officeooo:rsid="02794fa3" style:font-name-asian="DejaVu Serif" style:font-name-complex="DejaVu Serif"/>
    </style:style>
    <style:style style:name="T34" style:family="text">
      <style:text-properties style:font-name="DejaVu Serif" officeooo:rsid="029f88d6" style:font-name-asian="DejaVu Serif" style:font-name-complex="DejaVu Serif"/>
    </style:style>
    <style:style style:name="T35" style:family="text">
      <style:text-properties style:font-name="DejaVu Serif" officeooo:rsid="02c274d7" style:font-name-asian="DejaVu Serif" style:font-name-complex="DejaVu Serif"/>
    </style:style>
    <style:style style:name="T36" style:family="text">
      <style:text-properties style:font-name="DejaVu Serif" officeooo:rsid="02ce2ed0" style:font-name-asian="DejaVu Serif" style:font-name-complex="DejaVu Serif"/>
    </style:style>
    <style:style style:name="T37" style:family="text">
      <style:text-properties style:font-name="DejaVu Serif" fo:font-size="10pt" style:font-name-asian="DejaVu Serif" style:font-name-complex="DejaVu Serif"/>
    </style:style>
    <style:style style:name="T38" style:family="text">
      <style:text-properties style:font-name="DejaVu Serif" fo:font-size="10pt" officeooo:rsid="002cdb97" style:font-name-asian="DejaVu Serif" style:font-name-complex="DejaVu Serif"/>
    </style:style>
    <style:style style:name="T39" style:family="text">
      <style:text-properties style:font-name="DejaVu Serif" fo:font-size="10pt" officeooo:rsid="009841d9" style:font-name-asian="DejaVu Serif" style:font-name-complex="DejaVu Serif"/>
    </style:style>
    <style:style style:name="T40" style:family="text">
      <style:text-properties style:font-name="DejaVu Serif" fo:font-size="10pt" officeooo:rsid="016b3570" style:font-name-asian="DejaVu Serif" style:font-name-complex="DejaVu Serif"/>
    </style:style>
    <style:style style:name="T41" style:family="text">
      <style:text-properties style:font-name="DejaVu Serif" fo:font-size="10pt" officeooo:rsid="016d174e" style:font-name-asian="DejaVu Serif" style:font-name-complex="DejaVu Serif"/>
    </style:style>
    <style:style style:name="T42" style:family="text">
      <style:text-properties style:font-name="DejaVu Serif" fo:font-size="10pt" officeooo:rsid="0195c529" style:font-name-asian="DejaVu Serif" style:font-name-complex="DejaVu Serif"/>
    </style:style>
    <style:style style:name="T43" style:family="text">
      <style:text-properties style:font-name="DejaVu Serif" fo:font-size="10pt" officeooo:rsid="01977b34" style:font-name-asian="DejaVu Serif" style:font-name-complex="DejaVu Serif"/>
    </style:style>
    <style:style style:name="T44" style:family="text">
      <style:text-properties style:font-name="DejaVu Serif" fo:font-size="10pt" officeooo:rsid="0198e00c" style:font-name-asian="DejaVu Serif" style:font-name-complex="DejaVu Serif"/>
    </style:style>
    <style:style style:name="T45" style:family="text">
      <style:text-properties style:font-name="DejaVu Serif" fo:font-size="10pt" officeooo:rsid="019c19d7" style:font-name-asian="DejaVu Serif" style:font-name-complex="DejaVu Serif"/>
    </style:style>
    <style:style style:name="T46" style:family="text">
      <style:text-properties style:font-name="DejaVu Serif" fo:font-size="10pt" officeooo:rsid="019f8969" style:font-name-asian="DejaVu Serif" style:font-name-complex="DejaVu Serif"/>
    </style:style>
    <style:style style:name="T47" style:family="text">
      <style:text-properties style:font-name="DejaVu Serif" fo:font-size="10pt" officeooo:rsid="01c2341d" style:font-name-asian="DejaVu Serif" style:font-name-complex="DejaVu Serif"/>
    </style:style>
    <style:style style:name="T48" style:family="text">
      <style:text-properties style:font-name="DejaVu Serif" fo:font-size="10pt" officeooo:rsid="01cb78f6" style:font-name-asian="DejaVu Serif" style:font-name-complex="DejaVu Serif"/>
    </style:style>
    <style:style style:name="T49" style:family="text">
      <style:text-properties style:font-name="DejaVu Serif" fo:font-size="10pt" officeooo:rsid="01d63e5c" style:font-name-asian="DejaVu Serif" style:font-name-complex="DejaVu Serif"/>
    </style:style>
    <style:style style:name="T50" style:family="text">
      <style:text-properties style:font-name="DejaVu Serif" fo:font-size="10pt" officeooo:rsid="01d83c54" style:font-name-asian="DejaVu Serif" style:font-name-complex="DejaVu Serif"/>
    </style:style>
    <style:style style:name="T51" style:family="text">
      <style:text-properties style:font-name="DejaVu Serif" fo:font-size="10pt" officeooo:rsid="01020ab1" style:font-name-asian="DejaVu Serif" style:font-name-complex="DejaVu Serif"/>
    </style:style>
    <style:style style:name="T52" style:family="text">
      <style:text-properties style:font-name="DejaVu Serif" fo:font-size="10pt" officeooo:rsid="01dba9d0" style:font-name-asian="DejaVu Serif" style:font-name-complex="DejaVu Serif"/>
    </style:style>
    <style:style style:name="T53" style:family="text">
      <style:text-properties style:font-name="DejaVu Serif" fo:font-size="10pt" officeooo:rsid="01dce740" style:font-name-asian="DejaVu Serif" style:font-name-complex="DejaVu Serif"/>
    </style:style>
    <style:style style:name="T54" style:family="text">
      <style:text-properties style:font-name="DejaVu Serif" fo:font-size="10pt" officeooo:rsid="01de6248" style:font-name-asian="DejaVu Serif" style:font-name-complex="DejaVu Serif"/>
    </style:style>
    <style:style style:name="T55" style:family="text">
      <style:text-properties style:font-name="DejaVu Serif" fo:font-size="10pt" officeooo:rsid="01e01db9" style:font-name-asian="DejaVu Serif" style:font-name-complex="DejaVu Serif"/>
    </style:style>
    <style:style style:name="T56" style:family="text">
      <style:text-properties style:font-name="DejaVu Serif" fo:font-size="10pt" officeooo:rsid="01e08465" style:font-name-asian="DejaVu Serif" style:font-name-complex="DejaVu Serif"/>
    </style:style>
    <style:style style:name="T57" style:family="text">
      <style:text-properties style:font-name="DejaVu Serif" fo:font-size="10pt" officeooo:rsid="01e50ae6" style:font-name-asian="DejaVu Serif" style:font-name-complex="DejaVu Serif"/>
    </style:style>
    <style:style style:name="T58" style:family="text">
      <style:text-properties style:font-name="DejaVu Serif" fo:font-size="10pt" officeooo:rsid="01e55c19" style:font-name-asian="DejaVu Serif" style:font-name-complex="DejaVu Serif"/>
    </style:style>
    <style:style style:name="T59" style:family="text">
      <style:text-properties style:font-name="DejaVu Serif" fo:font-size="10pt" officeooo:rsid="01fa53a1" style:font-name-asian="DejaVu Serif" style:font-name-complex="DejaVu Serif"/>
    </style:style>
    <style:style style:name="T60" style:family="text">
      <style:text-properties style:font-name="DejaVu Serif" fo:font-size="10pt" officeooo:rsid="02732447" style:font-name-asian="DejaVu Serif" style:font-name-complex="DejaVu Serif"/>
    </style:style>
    <style:style style:name="T61" style:family="text">
      <style:text-properties style:font-name="DejaVu Serif" fo:font-size="10pt" officeooo:rsid="02794fa3" style:font-name-asian="DejaVu Serif" style:font-name-complex="DejaVu Serif"/>
    </style:style>
    <style:style style:name="T62" style:family="text">
      <style:text-properties style:font-name="DejaVu Serif" fo:font-size="10pt" officeooo:rsid="02776916" style:font-name-asian="DejaVu Serif" style:font-name-complex="DejaVu Serif"/>
    </style:style>
    <style:style style:name="T63" style:family="text">
      <style:text-properties style:font-name="DejaVu Serif" fo:font-size="10pt" officeooo:rsid="02af3244" style:font-name-asian="DejaVu Serif" style:font-name-complex="DejaVu Serif"/>
    </style:style>
    <style:style style:name="T64" style:family="text">
      <style:text-properties style:font-name="DejaVu Serif" fo:font-size="10pt" officeooo:rsid="02b4e147" style:font-name-asian="DejaVu Serif" style:font-name-complex="DejaVu Serif"/>
    </style:style>
    <style:style style:name="T65" style:family="text">
      <style:text-properties style:font-name="DejaVu Serif" fo:font-size="10pt" officeooo:rsid="02c274d7" style:font-name-asian="DejaVu Serif" style:font-name-complex="DejaVu Serif"/>
    </style:style>
    <style:style style:name="T66" style:family="text">
      <style:text-properties style:font-name="DejaVu Serif" fo:font-size="10pt" style:font-name-asian="DejaVu Serif" style:font-size-asian="10pt" style:font-name-complex="DejaVu Serif" style:font-size-complex="10pt"/>
    </style:style>
    <style:style style:name="T67" style:family="text">
      <style:text-properties style:font-name="DejaVu Serif" fo:font-size="10pt" officeooo:rsid="01e08465" style:font-name-asian="DejaVu Serif" style:font-size-asian="12pt" style:font-name-complex="DejaVu Serif"/>
    </style:style>
    <style:style style:name="T68" style:family="text">
      <style:text-properties style:font-name="DejaVu Serif" fo:font-size="10pt" fo:font-style="normal" style:font-name-asian="DejaVu Serif" style:font-style-asian="normal" style:font-name-complex="DejaVu Serif" style:font-style-complex="normal"/>
    </style:style>
    <style:style style:name="T69" style:family="text">
      <style:text-properties style:font-name="DejaVu Serif" fo:font-size="10pt" fo:font-style="normal" officeooo:rsid="006ffd88" style:font-name-asian="DejaVu Serif" style:font-style-asian="normal" style:font-name-complex="DejaVu Serif" style:font-style-complex="normal"/>
    </style:style>
    <style:style style:name="T70" style:family="text">
      <style:text-properties style:font-name="DejaVu Serif" fo:font-size="10pt" fo:font-style="normal" officeooo:rsid="019f8969" style:font-name-asian="DejaVu Serif" style:font-style-asian="normal" style:font-name-complex="DejaVu Serif" style:font-style-complex="normal"/>
    </style:style>
    <style:style style:name="T71" style:family="text">
      <style:text-properties style:font-name="DejaVu Serif" fo:font-size="10pt" fo:font-style="normal" officeooo:rsid="01a1b834" style:font-name-asian="DejaVu Serif" style:font-style-asian="normal" style:font-name-complex="DejaVu Serif" style:font-style-complex="normal"/>
    </style:style>
    <style:style style:name="T72" style:family="text">
      <style:text-properties style:font-name="DejaVu Serif" fo:font-size="10pt" fo:font-style="normal" officeooo:rsid="01a36f45" style:font-name-asian="DejaVu Serif" style:font-style-asian="normal" style:font-name-complex="DejaVu Serif" style:font-style-complex="normal"/>
    </style:style>
    <style:style style:name="T73" style:family="text">
      <style:text-properties style:font-name="DejaVu Serif" fo:font-size="10pt" fo:font-style="normal" officeooo:rsid="01cd3fa2" style:font-name-asian="DejaVu Serif" style:font-style-asian="normal" style:font-name-complex="DejaVu Serif" style:font-style-complex="normal"/>
    </style:style>
    <style:style style:name="T74" style:family="text">
      <style:text-properties style:font-name="DejaVu Serif" fo:font-size="10pt" fo:font-style="normal" officeooo:rsid="024d2f0f" style:font-name-asian="DejaVu Serif" style:font-style-asian="normal" style:font-name-complex="DejaVu Serif" style:font-style-complex="normal"/>
    </style:style>
    <style:style style:name="T75" style:family="text">
      <style:text-properties style:font-name="DejaVu Serif" fo:font-size="10pt" fo:font-style="normal" officeooo:rsid="02732307" style:font-name-asian="DejaVu Serif" style:font-style-asian="normal" style:font-name-complex="DejaVu Serif" style:font-style-complex="normal"/>
    </style:style>
    <style:style style:name="T76" style:family="text">
      <style:text-properties style:font-name="DejaVu Serif" fo:font-size="10pt" fo:font-style="normal" officeooo:rsid="02b4e147" style:font-name-asian="DejaVu Serif" style:font-style-asian="normal" style:font-name-complex="DejaVu Serif" style:font-style-complex="normal"/>
    </style:style>
    <style:style style:name="T77" style:family="text">
      <style:text-properties style:font-name="DejaVu Serif" fo:font-size="10pt" fo:font-style="normal" style:font-name-asian="DejaVu Serif" style:font-size-asian="10pt" style:font-style-asian="normal" style:font-name-complex="DejaVu Serif" style:font-size-complex="10pt" style:font-style-complex="normal"/>
    </style:style>
    <style:style style:name="T78" style:family="text">
      <style:text-properties style:font-name="DejaVu Serif" fo:font-size="10pt" fo:font-style="italic" officeooo:rsid="019f8969" style:font-name-asian="DejaVu Serif" style:font-style-asian="italic" style:font-name-complex="DejaVu Serif" style:font-style-complex="italic"/>
    </style:style>
    <style:style style:name="T79" style:family="text">
      <style:text-properties style:font-name="DejaVu Serif" fo:font-size="10pt" fo:font-style="italic" officeooo:rsid="01e55c19" style:font-name-asian="DejaVu Serif" style:font-style-asian="italic" style:font-name-complex="DejaVu Serif" style:font-style-complex="italic"/>
    </style:style>
    <style:style style:name="T80" style:family="text">
      <style:text-properties style:font-name="DejaVu Serif" fo:font-size="10pt" fo:font-weight="bold" style:font-name-asian="DejaVu Serif" style:font-weight-asian="bold" style:font-name-complex="DejaVu Serif" style:font-weight-complex="bold"/>
    </style:style>
    <style:style style:name="T81" style:family="text">
      <style:text-properties style:font-name="DejaVu Serif" fo:font-size="10pt" fo:font-weight="bold" officeooo:rsid="01e08465" style:font-name-asian="DejaVu Serif" style:font-size-asian="12pt" style:font-weight-asian="bold" style:font-name-complex="DejaVu Serif" style:font-weight-complex="bold"/>
    </style:style>
    <style:style style:name="T82" style:family="text">
      <style:text-properties style:font-name="DejaVu Serif" officeooo:rsid="002cdb97"/>
    </style:style>
    <style:style style:name="T83" style:family="text">
      <style:text-properties style:font-name="DejaVu Serif" fo:font-style="normal" style:font-name-asian="DejaVu Serif" style:font-style-asian="normal" style:font-name-complex="DejaVu Serif" style:font-style-complex="normal"/>
    </style:style>
    <style:style style:name="T84" style:family="text">
      <style:text-properties style:font-name="DejaVu Serif" fo:font-style="normal" officeooo:rsid="006c315f" style:font-name-asian="DejaVu Serif" style:font-style-asian="normal" style:font-name-complex="DejaVu Serif" style:font-style-complex="normal"/>
    </style:style>
    <style:style style:name="T85" style:family="text">
      <style:text-properties style:font-name="DejaVu Serif" fo:font-style="normal" officeooo:rsid="02732307" style:font-name-asian="DejaVu Serif" style:font-style-asian="normal" style:font-name-complex="DejaVu Serif" style:font-style-complex="normal"/>
    </style:style>
    <style:style style:name="T86" style:family="text">
      <style:text-properties style:font-name="DejaVu Serif" fo:font-style="italic" style:font-name-asian="DejaVu Serif" style:font-style-asian="italic" style:font-name-complex="DejaVu Serif" style:font-style-complex="italic"/>
    </style:style>
    <style:style style:name="T87" style:family="text">
      <style:text-properties style:font-name="DejaVu Serif" fo:font-style="italic" officeooo:rsid="01020ab1" style:font-name-asian="DejaVu Serif" style:font-style-asian="italic" style:font-name-complex="DejaVu Serif" style:font-style-complex="italic"/>
    </style:style>
    <style:style style:name="T88" style:family="text">
      <style:text-properties style:font-name="DejaVu Serif" fo:font-size="9.5pt" style:font-name-asian="DejaVu Serif" style:font-size-asian="9.5pt" style:font-name-complex="DejaVu Serif" style:font-size-complex="9.5pt"/>
    </style:style>
    <style:style style:name="T89" style:family="text">
      <style:text-properties style:font-name="DejaVu Serif2"/>
    </style:style>
    <style:style style:name="T90" style:family="text">
      <style:text-properties style:font-name="DejaVu Serif2" style:font-name-asian="NSimSun" style:font-name-complex="Arial"/>
    </style:style>
    <style:style style:name="T91" style:family="text">
      <style:text-properties style:font-name="DejaVu Serif2" officeooo:rsid="00079b63" style:font-name-asian="NSimSun" style:font-name-complex="Arial"/>
    </style:style>
    <style:style style:name="T92" style:family="text">
      <style:text-properties style:font-name="DejaVu Serif2" officeooo:rsid="0009f8b5" style:font-name-asian="NSimSun" style:font-name-complex="Arial"/>
    </style:style>
    <style:style style:name="T93" style:family="text">
      <style:text-properties style:font-name="DejaVu Serif2" officeooo:rsid="000d0bcc" style:font-name-asian="NSimSun" style:font-name-complex="Arial"/>
    </style:style>
    <style:style style:name="T94" style:family="text">
      <style:text-properties style:font-name="DejaVu Serif2" officeooo:rsid="0016fc8e" style:font-name-asian="NSimSun" style:font-name-complex="Arial"/>
    </style:style>
    <style:style style:name="T95" style:family="text">
      <style:text-properties style:font-name="DejaVu Serif2" officeooo:rsid="0017a336" style:font-name-asian="NSimSun" style:font-name-complex="Arial"/>
    </style:style>
    <style:style style:name="T96" style:family="text">
      <style:text-properties style:font-name="DejaVu Serif2" officeooo:rsid="0017f57d" style:font-name-asian="NSimSun" style:font-name-complex="Arial"/>
    </style:style>
    <style:style style:name="T97" style:family="text">
      <style:text-properties style:font-name="DejaVu Serif2" officeooo:rsid="00180957" style:font-name-asian="NSimSun" style:font-name-complex="Arial"/>
    </style:style>
    <style:style style:name="T98" style:family="text">
      <style:text-properties style:font-name="DejaVu Serif2" officeooo:rsid="00198243" style:font-name-asian="NSimSun" style:font-name-complex="Arial"/>
    </style:style>
    <style:style style:name="T99" style:family="text">
      <style:text-properties style:font-name="DejaVu Serif2" officeooo:rsid="001a59a9" style:font-name-asian="NSimSun" style:font-name-complex="Arial"/>
    </style:style>
    <style:style style:name="T100" style:family="text">
      <style:text-properties style:font-name="DejaVu Serif2" officeooo:rsid="001b340d" style:font-name-asian="NSimSun" style:font-name-complex="Arial"/>
    </style:style>
    <style:style style:name="T101" style:family="text">
      <style:text-properties style:font-name="DejaVu Serif2" officeooo:rsid="0074990e" style:font-name-asian="NSimSun" style:font-name-complex="Arial"/>
    </style:style>
    <style:style style:name="T102" style:family="text">
      <style:text-properties style:font-name="DejaVu Serif2" officeooo:rsid="0074d58e" style:font-name-asian="NSimSun" style:font-name-complex="Arial"/>
    </style:style>
    <style:style style:name="T103" style:family="text">
      <style:text-properties style:font-name="DejaVu Serif2" officeooo:rsid="00789a0c" style:font-name-asian="NSimSun" style:font-name-complex="Arial"/>
    </style:style>
    <style:style style:name="T104" style:family="text">
      <style:text-properties style:font-name="DejaVu Serif2" officeooo:rsid="009a37b9" style:font-name-asian="NSimSun" style:font-name-complex="Arial"/>
    </style:style>
    <style:style style:name="T105" style:family="text">
      <style:text-properties style:font-name="DejaVu Serif2" officeooo:rsid="00c8f76c" style:font-name-asian="NSimSun" style:font-name-complex="Arial"/>
    </style:style>
    <style:style style:name="T106" style:family="text">
      <style:text-properties style:font-name="DejaVu Serif2" officeooo:rsid="00c99389" style:font-name-asian="NSimSun" style:font-name-complex="Arial"/>
    </style:style>
    <style:style style:name="T107" style:family="text">
      <style:text-properties style:font-name="DejaVu Serif2" officeooo:rsid="00cb1c14" style:font-name-asian="NSimSun" style:font-name-complex="Arial"/>
    </style:style>
    <style:style style:name="T108" style:family="text">
      <style:text-properties style:font-name="DejaVu Serif2" officeooo:rsid="00cb8077" style:font-name-asian="NSimSun" style:font-name-complex="Arial"/>
    </style:style>
    <style:style style:name="T109" style:family="text">
      <style:text-properties style:font-name="DejaVu Serif2" officeooo:rsid="00ccaf7b" style:font-name-asian="NSimSun" style:font-name-complex="Arial"/>
    </style:style>
    <style:style style:name="T110" style:family="text">
      <style:text-properties style:font-name="DejaVu Serif2" officeooo:rsid="00ccfd9f" style:font-name-asian="NSimSun" style:font-name-complex="Arial"/>
    </style:style>
    <style:style style:name="T111" style:family="text">
      <style:text-properties style:font-name="DejaVu Serif2" officeooo:rsid="0095919b" style:font-name-asian="NSimSun" style:font-name-complex="Arial"/>
    </style:style>
    <style:style style:name="T112" style:family="text">
      <style:text-properties style:font-name="DejaVu Serif2" officeooo:rsid="010c33fa" style:font-name-asian="NSimSun" style:font-name-complex="Arial"/>
    </style:style>
    <style:style style:name="T113" style:family="text">
      <style:text-properties style:font-name="DejaVu Serif2" officeooo:rsid="010c8825" style:font-name-asian="NSimSun" style:font-name-complex="Arial"/>
    </style:style>
    <style:style style:name="T114" style:family="text">
      <style:text-properties style:font-name="DejaVu Serif2" officeooo:rsid="01476168" style:font-name-asian="NSimSun" style:font-name-complex="Arial"/>
    </style:style>
    <style:style style:name="T115" style:family="text">
      <style:text-properties style:font-name="DejaVu Serif2" officeooo:rsid="016fb28d" style:font-name-asian="NSimSun" style:font-name-complex="Arial"/>
    </style:style>
    <style:style style:name="T116" style:family="text">
      <style:text-properties style:font-name="DejaVu Serif2" officeooo:rsid="0171c472" style:font-name-asian="NSimSun" style:font-name-complex="Arial"/>
    </style:style>
    <style:style style:name="T117" style:family="text">
      <style:text-properties style:font-name="DejaVu Serif2" officeooo:rsid="01afaef2" style:font-name-asian="NSimSun" style:font-name-complex="Arial"/>
    </style:style>
    <style:style style:name="T118" style:family="text">
      <style:text-properties style:font-name="DejaVu Serif2" officeooo:rsid="000bc790" style:font-name-asian="NSimSun" style:font-name-complex="Arial"/>
    </style:style>
    <style:style style:name="T119" style:family="text">
      <style:text-properties style:font-name="DejaVu Serif2" officeooo:rsid="01b17767" style:font-name-asian="NSimSun" style:font-name-complex="Arial"/>
    </style:style>
    <style:style style:name="T120" style:family="text">
      <style:text-properties style:font-name="DejaVu Serif2" officeooo:rsid="01f8f0df" style:font-name-asian="NSimSun" style:font-name-complex="Arial"/>
    </style:style>
    <style:style style:name="T121" style:family="text">
      <style:text-properties style:font-name="DejaVu Serif2" officeooo:rsid="01f91c5e" style:font-name-asian="NSimSun" style:font-name-complex="Arial"/>
    </style:style>
    <style:style style:name="T122" style:family="text">
      <style:text-properties style:font-name="DejaVu Serif2" officeooo:rsid="029005f5" style:font-name-asian="NSimSun" style:font-name-complex="Arial"/>
    </style:style>
    <style:style style:name="T123" style:family="text">
      <style:text-properties style:font-name="DejaVu Serif2" officeooo:rsid="01b5d260" style:font-name-asian="NSimSun" style:font-name-complex="Arial"/>
    </style:style>
    <style:style style:name="T124" style:family="text">
      <style:text-properties style:font-name="DejaVu Serif2" officeooo:rsid="0292583e" style:font-name-asian="NSimSun" style:font-name-complex="Arial"/>
    </style:style>
    <style:style style:name="T125" style:family="text">
      <style:text-properties style:font-name="DejaVu Serif2" officeooo:rsid="029f24df" style:font-name-asian="NSimSun" style:font-name-complex="Arial"/>
    </style:style>
    <style:style style:name="T126" style:family="text">
      <style:text-properties style:font-name="DejaVu Serif2" officeooo:rsid="029f88d6" style:font-name-asian="NSimSun" style:font-name-complex="Arial"/>
    </style:style>
    <style:style style:name="T127" style:family="text">
      <style:text-properties style:font-name="DejaVu Serif2" officeooo:rsid="02bd0817" style:font-name-asian="NSimSun" style:font-name-complex="Arial"/>
    </style:style>
    <style:style style:name="T128" style:family="text">
      <style:text-properties style:font-name="DejaVu Serif2" officeooo:rsid="02c274d7" style:font-name-asian="NSimSun" style:font-name-complex="Arial"/>
    </style:style>
    <style:style style:name="T129" style:family="text">
      <style:text-properties style:font-name="DejaVu Serif2" officeooo:rsid="02ce2ed0" style:font-name-asian="NSimSun" style:font-name-complex="Arial"/>
    </style:style>
    <style:style style:name="T130" style:family="text">
      <style:text-properties style:font-name="DejaVu Serif2" officeooo:rsid="02d12f00" style:font-name-asian="NSimSun" style:font-name-complex="Arial"/>
    </style:style>
    <style:style style:name="T131" style:family="text">
      <style:text-properties style:font-name="DejaVu Serif2" fo:font-style="italic" style:font-name-asian="NSimSun" style:font-style-asian="italic" style:font-name-complex="Arial" style:font-style-complex="italic"/>
    </style:style>
    <style:style style:name="T132" style:family="text">
      <style:text-properties style:font-name="DejaVu Serif2" fo:font-style="italic" officeooo:rsid="001a59a9" style:font-name-asian="NSimSun" style:font-style-asian="italic" style:font-name-complex="Arial" style:font-style-complex="italic"/>
    </style:style>
    <style:style style:name="T133" style:family="text">
      <style:text-properties style:font-name="DejaVu Serif2" fo:font-style="italic" officeooo:rsid="00c99389" style:font-name-asian="NSimSun" style:font-style-asian="italic" style:font-name-complex="Arial" style:font-style-complex="italic"/>
    </style:style>
    <style:style style:name="T134" style:family="text">
      <style:text-properties style:font-name="DejaVu Serif2" fo:font-style="italic" officeooo:rsid="01f8f0df" style:font-name-asian="NSimSun" style:font-style-asian="italic" style:font-name-complex="Arial" style:font-style-complex="italic"/>
    </style:style>
    <style:style style:name="T135" style:family="text">
      <style:text-properties style:font-name="DejaVu Serif2" fo:font-style="italic" officeooo:rsid="0009f8b5" style:font-name-asian="NSimSun" style:font-style-asian="italic" style:font-name-complex="Arial" style:font-style-complex="italic"/>
    </style:style>
    <style:style style:name="T136" style:family="text">
      <style:text-properties style:font-name="DejaVu Serif2" fo:font-size="10pt"/>
    </style:style>
    <style:style style:name="T137" style:family="text">
      <style:text-properties style:font-name="DejaVu Serif2" fo:font-size="10pt" style:font-name-asian="NSimSun" style:font-name-complex="Arial"/>
    </style:style>
    <style:style style:name="T138" style:family="text">
      <style:text-properties style:font-name="DejaVu Serif2" fo:font-size="10pt" officeooo:rsid="000d0bcc" style:font-name-asian="NSimSun" style:font-name-complex="Arial"/>
    </style:style>
    <style:style style:name="T139" style:family="text">
      <style:text-properties style:font-name="DejaVu Serif2" fo:font-size="10pt" officeooo:rsid="0017f57d" style:font-name-asian="NSimSun" style:font-name-complex="Arial"/>
    </style:style>
    <style:style style:name="T140" style:family="text">
      <style:text-properties style:font-name="DejaVu Serif2" fo:font-size="10pt" officeooo:rsid="007391df" style:font-name-asian="NSimSun" style:font-name-complex="Arial"/>
    </style:style>
    <style:style style:name="T141" style:family="text">
      <style:text-properties style:font-name="DejaVu Serif2" fo:font-size="10pt" officeooo:rsid="00906b4e" style:font-name-asian="NSimSun" style:font-name-complex="Arial"/>
    </style:style>
    <style:style style:name="T142" style:family="text">
      <style:text-properties style:font-name="DejaVu Serif2" fo:font-size="10pt" officeooo:rsid="00adf366" style:font-name-asian="NSimSun" style:font-name-complex="Arial"/>
    </style:style>
    <style:style style:name="T143" style:family="text">
      <style:text-properties style:font-name="DejaVu Serif2" fo:font-size="10pt" officeooo:rsid="00af51de" style:font-name-asian="NSimSun" style:font-name-complex="Arial"/>
    </style:style>
    <style:style style:name="T144" style:family="text">
      <style:text-properties style:font-name="DejaVu Serif2" fo:font-size="10pt" officeooo:rsid="00c8f76c" style:font-name-asian="NSimSun" style:font-name-complex="Arial"/>
    </style:style>
    <style:style style:name="T145" style:family="text">
      <style:text-properties style:font-name="DejaVu Serif2" fo:font-size="10pt" officeooo:rsid="00ccaf7b" style:font-name-asian="NSimSun" style:font-name-complex="Arial"/>
    </style:style>
    <style:style style:name="T146" style:family="text">
      <style:text-properties style:font-name="DejaVu Serif2" fo:font-size="10pt" officeooo:rsid="00ccfd9f" style:font-name-asian="NSimSun" style:font-name-complex="Arial"/>
    </style:style>
    <style:style style:name="T147" style:family="text">
      <style:text-properties style:font-name="DejaVu Serif2" fo:font-size="10pt" officeooo:rsid="00cfe17b" style:font-name-asian="NSimSun" style:font-name-complex="Arial"/>
    </style:style>
    <style:style style:name="T148" style:family="text">
      <style:text-properties style:font-name="DejaVu Serif2" fo:font-size="10pt" officeooo:rsid="01476168" style:font-name-asian="NSimSun" style:font-name-complex="Arial"/>
    </style:style>
    <style:style style:name="T149" style:family="text">
      <style:text-properties style:font-name="DejaVu Serif2" fo:font-size="10pt" officeooo:rsid="014ee7f3" style:font-name-asian="NSimSun" style:font-name-complex="Arial"/>
    </style:style>
    <style:style style:name="T150" style:family="text">
      <style:text-properties style:font-name="DejaVu Serif2" fo:font-size="10pt" officeooo:rsid="016fb28d" style:font-name-asian="NSimSun" style:font-name-complex="Arial"/>
    </style:style>
    <style:style style:name="T151" style:family="text">
      <style:text-properties style:font-name="DejaVu Serif2" fo:font-size="10pt" officeooo:rsid="0171c472" style:font-name-asian="NSimSun" style:font-name-complex="Arial"/>
    </style:style>
    <style:style style:name="T152" style:family="text">
      <style:text-properties style:font-name="DejaVu Serif2" fo:font-size="10pt" officeooo:rsid="0174c5be" style:font-name-asian="NSimSun" style:font-name-complex="Arial"/>
    </style:style>
    <style:style style:name="T153" style:family="text">
      <style:text-properties style:font-name="DejaVu Serif2" fo:font-size="10pt" officeooo:rsid="017566cc" style:font-name-asian="NSimSun" style:font-name-complex="Arial"/>
    </style:style>
    <style:style style:name="T154" style:family="text">
      <style:text-properties style:font-name="DejaVu Serif2" fo:font-size="10pt" officeooo:rsid="01afaef2" style:font-name-asian="NSimSun" style:font-name-complex="Arial"/>
    </style:style>
    <style:style style:name="T155" style:family="text">
      <style:text-properties style:font-name="DejaVu Serif2" fo:font-size="10pt" officeooo:rsid="0292583e" style:font-name-asian="NSimSun" style:font-name-complex="Arial"/>
    </style:style>
    <style:style style:name="T156" style:family="text">
      <style:text-properties style:font-name="DejaVu Serif2" fo:font-size="10pt" officeooo:rsid="0294436c" style:font-name-asian="NSimSun" style:font-name-complex="Arial"/>
    </style:style>
    <style:style style:name="T157" style:family="text">
      <style:text-properties style:font-name="DejaVu Serif2" fo:font-size="10pt" officeooo:rsid="02af3244" style:font-name-asian="NSimSun" style:font-name-complex="Arial"/>
    </style:style>
    <style:style style:name="T158" style:family="text">
      <style:text-properties style:font-name="DejaVu Serif2" fo:font-size="10pt" officeooo:rsid="02bd0817" style:font-name-asian="NSimSun" style:font-name-complex="Arial"/>
    </style:style>
    <style:style style:name="T159" style:family="text">
      <style:text-properties style:font-name="DejaVu Serif2" fo:font-size="10pt" officeooo:rsid="02c274d7" style:font-name-asian="NSimSun" style:font-name-complex="Arial"/>
    </style:style>
    <style:style style:name="T160" style:family="text">
      <style:text-properties style:font-name="DejaVu Serif2" fo:font-size="10pt" officeooo:rsid="02ce2ed0" style:font-name-asian="NSimSun" style:font-name-complex="Arial"/>
    </style:style>
    <style:style style:name="T161" style:family="text">
      <style:text-properties style:font-name="DejaVu Serif2" fo:font-size="10pt" style:font-name-asian="NSimSun" style:font-size-asian="10pt" style:font-name-complex="Arial" style:font-size-complex="10pt"/>
    </style:style>
    <style:style style:name="T162" style:family="text">
      <style:text-properties style:font-name="DejaVu Serif2" fo:font-size="10pt" officeooo:rsid="001a59a9" style:font-name-asian="NSimSun" style:font-size-asian="10pt" style:font-name-complex="Arial" style:font-size-complex="10pt"/>
    </style:style>
    <style:style style:name="T163" style:family="text">
      <style:text-properties style:font-name="DejaVu Serif2" fo:font-size="10pt" officeooo:rsid="018e29ac" style:font-name-asian="NSimSun" style:font-size-asian="10pt" style:font-name-complex="Arial" style:font-size-complex="10pt"/>
    </style:style>
    <style:style style:name="T164" style:family="text">
      <style:text-properties style:font-name="DejaVu Serif2" fo:font-size="10pt" officeooo:rsid="0010814e"/>
    </style:style>
    <style:style style:name="T165" style:family="text">
      <style:text-properties style:font-name="DejaVu Serif2" fo:font-size="10pt" officeooo:rsid="0016fc8e"/>
    </style:style>
    <style:style style:name="T166" style:family="text">
      <style:text-properties style:font-name="DejaVu Serif2" fo:font-size="10pt" officeooo:rsid="002a6cb4"/>
    </style:style>
    <style:style style:name="T167" style:family="text">
      <style:text-properties style:font-name="DejaVu Serif2" fo:font-size="10pt" officeooo:rsid="002aafe2"/>
    </style:style>
    <style:style style:name="T168" style:family="text">
      <style:text-properties style:font-name="DejaVu Serif2" fo:font-size="10pt" fo:font-style="normal" style:font-style-asian="normal" style:font-style-complex="normal"/>
    </style:style>
    <style:style style:name="T169" style:family="text">
      <style:text-properties style:font-name="DejaVu Serif2" fo:font-size="10pt" fo:font-style="normal" officeooo:rsid="00436309" style:font-style-asian="normal" style:font-style-complex="normal"/>
    </style:style>
    <style:style style:name="T170" style:family="text">
      <style:text-properties style:font-name="DejaVu Serif2" fo:font-size="10pt" fo:font-style="normal" officeooo:rsid="0043e451" style:font-style-asian="normal" style:font-style-complex="normal"/>
    </style:style>
    <style:style style:name="T171" style:family="text">
      <style:text-properties style:font-name="DejaVu Serif2" fo:font-size="10pt" fo:font-style="normal" officeooo:rsid="004ef293" style:font-style-asian="normal" style:font-style-complex="normal"/>
    </style:style>
    <style:style style:name="T172" style:family="text">
      <style:text-properties style:font-name="DejaVu Serif2" fo:font-size="10pt" fo:font-style="normal" officeooo:rsid="024b49ba" style:font-style-asian="normal" style:font-style-complex="normal"/>
    </style:style>
    <style:style style:name="T173" style:family="text">
      <style:text-properties style:font-name="DejaVu Serif2" fo:font-size="10pt" fo:font-style="normal" style:font-name-asian="NSimSun" style:font-style-asian="normal" style:font-name-complex="Arial" style:font-style-complex="normal"/>
    </style:style>
    <style:style style:name="T174" style:family="text">
      <style:text-properties style:font-name="DejaVu Serif2" fo:font-size="10pt" fo:font-style="normal" officeooo:rsid="00ccfd9f" style:font-name-asian="NSimSun" style:font-style-asian="normal" style:font-name-complex="Arial" style:font-style-complex="normal"/>
    </style:style>
    <style:style style:name="T175" style:family="text">
      <style:text-properties style:font-name="DejaVu Serif2" fo:font-size="10pt" fo:font-style="normal" officeooo:rsid="00d00b02" style:font-name-asian="NSimSun" style:font-style-asian="normal" style:font-name-complex="Arial" style:font-style-complex="normal"/>
    </style:style>
    <style:style style:name="T176" style:family="text">
      <style:text-properties style:font-name="DejaVu Serif2" fo:font-size="10pt" fo:font-style="normal" officeooo:rsid="024d2f0f" style:font-name-asian="NSimSun" style:font-style-asian="normal" style:font-name-complex="Arial" style:font-style-complex="normal"/>
    </style:style>
    <style:style style:name="T177" style:family="text">
      <style:text-properties style:font-name="DejaVu Serif2" fo:font-size="10pt" fo:font-style="normal" officeooo:rsid="0292583e" style:font-name-asian="NSimSun" style:font-style-asian="normal" style:font-name-complex="Arial" style:font-style-complex="normal"/>
    </style:style>
    <style:style style:name="T178" style:family="text">
      <style:text-properties style:font-name="DejaVu Serif2" fo:font-size="10pt" fo:font-style="normal" officeooo:rsid="0083b148" style:font-name-asian="NSimSun" style:font-style-asian="normal" style:font-name-complex="Arial" style:font-style-complex="normal"/>
    </style:style>
    <style:style style:name="T179" style:family="text">
      <style:text-properties style:font-name="DejaVu Serif2" fo:font-size="10pt" fo:font-style="normal" officeooo:rsid="00841cc0" style:font-name-asian="NSimSun" style:font-style-asian="normal" style:font-name-complex="Arial" style:font-style-complex="normal"/>
    </style:style>
    <style:style style:name="T180" style:family="text">
      <style:text-properties style:font-name="DejaVu Serif2" fo:font-size="10pt" fo:font-style="normal" officeooo:rsid="0085f2c4" style:font-name-asian="NSimSun" style:font-style-asian="normal" style:font-name-complex="Arial" style:font-style-complex="normal"/>
    </style:style>
    <style:style style:name="T181" style:family="text">
      <style:text-properties style:font-name="DejaVu Serif2" fo:font-size="10pt" fo:font-style="normal" officeooo:rsid="0086a833" style:font-name-asian="NSimSun" style:font-style-asian="normal" style:font-name-complex="Arial" style:font-style-complex="normal"/>
    </style:style>
    <style:style style:name="T182" style:family="text">
      <style:text-properties style:font-name="DejaVu Serif2" fo:font-size="10pt" fo:font-style="normal" officeooo:rsid="02a42632" style:font-name-asian="NSimSun" style:font-style-asian="normal" style:font-name-complex="Arial" style:font-style-complex="normal"/>
    </style:style>
    <style:style style:name="T183" style:family="text">
      <style:text-properties style:font-name="DejaVu Serif2" fo:font-size="10pt" fo:font-style="normal" officeooo:rsid="00891f15" style:font-name-asian="NSimSun" style:font-style-asian="normal" style:font-name-complex="Arial" style:font-style-complex="normal"/>
    </style:style>
    <style:style style:name="T184" style:family="text">
      <style:text-properties style:font-name="DejaVu Serif2" fo:font-size="10pt" fo:font-style="normal" officeooo:rsid="006df6b0" style:font-name-asian="NSimSun" style:font-size-asian="10pt" style:font-style-asian="normal" style:font-name-complex="Arial" style:font-size-complex="10pt" style:font-style-complex="normal"/>
    </style:style>
    <style:style style:name="T185" style:family="text">
      <style:text-properties style:font-name="DejaVu Serif2" fo:font-size="10pt" fo:font-style="normal" officeooo:rsid="0187ea80" style:font-name-asian="DejaVu Serif" style:font-style-asian="normal" style:font-name-complex="DejaVu Serif" style:font-style-complex="normal"/>
    </style:style>
    <style:style style:name="T186" style:family="text">
      <style:text-properties style:font-name="DejaVu Serif2" fo:font-size="10pt" fo:font-style="normal" officeooo:rsid="01977b34" style:font-name-asian="DejaVu Serif" style:font-style-asian="normal" style:font-name-complex="DejaVu Serif" style:font-style-complex="normal"/>
    </style:style>
    <style:style style:name="T187" style:family="text">
      <style:text-properties style:font-name="DejaVu Serif2" fo:font-size="10pt" fo:font-style="normal" officeooo:rsid="01ae6c46" style:font-name-asian="DejaVu Serif" style:font-style-asian="normal" style:font-name-complex="DejaVu Serif" style:font-style-complex="normal"/>
    </style:style>
    <style:style style:name="T188" style:family="text">
      <style:text-properties style:font-name="DejaVu Serif2" fo:font-size="10pt" fo:font-style="italic" style:font-style-asian="italic" style:font-style-complex="italic"/>
    </style:style>
    <style:style style:name="T189" style:family="text">
      <style:text-properties style:font-name="DejaVu Serif2" fo:font-size="10pt" fo:font-style="italic" officeooo:rsid="006ffd88" style:font-style-asian="italic" style:font-style-complex="italic"/>
    </style:style>
    <style:style style:name="T190" style:family="text">
      <style:text-properties style:font-name="DejaVu Serif2" fo:font-size="10pt" fo:font-style="italic" officeooo:rsid="01020ab1" style:font-style-asian="italic" style:font-style-complex="italic"/>
    </style:style>
    <style:style style:name="T191" style:family="text">
      <style:text-properties style:font-name="DejaVu Serif2" fo:font-size="10pt" fo:font-style="italic" officeooo:rsid="00ccfd9f" style:font-name-asian="NSimSun" style:font-style-asian="italic" style:font-name-complex="Arial" style:font-style-complex="italic"/>
    </style:style>
    <style:style style:name="T192" style:family="text">
      <style:text-properties style:font-name="DejaVu Serif2" fo:font-size="10pt" fo:font-style="italic" officeooo:rsid="02732307" style:font-name-asian="NSimSun" style:font-style-asian="italic" style:font-name-complex="Arial" style:font-style-complex="italic"/>
    </style:style>
    <style:style style:name="T193" style:family="text">
      <style:text-properties style:font-name="DejaVu Serif2" fo:font-size="10pt" fo:font-style="italic" officeooo:rsid="0085f2c4" style:font-name-asian="NSimSun" style:font-style-asian="italic" style:font-name-complex="Arial" style:font-style-complex="italic"/>
    </style:style>
    <style:style style:name="T194" style:family="text">
      <style:text-properties style:font-name="DejaVu Serif2" fo:font-size="10pt" fo:font-style="italic" officeooo:rsid="0187ea80" style:font-name-asian="DejaVu Serif" style:font-style-asian="italic" style:font-name-complex="DejaVu Serif" style:font-style-complex="italic"/>
    </style:style>
    <style:style style:name="T195" style:family="text">
      <style:text-properties style:font-name="DejaVu Serif2" fo:font-size="10pt" officeooo:rsid="00705bb5"/>
    </style:style>
    <style:style style:name="T196" style:family="text">
      <style:text-properties style:font-name="DejaVu Serif2" fo:font-size="10pt" officeooo:rsid="0070ad15"/>
    </style:style>
    <style:style style:name="T197" style:family="text">
      <style:text-properties style:font-name="DejaVu Serif2" fo:font-size="10pt" officeooo:rsid="007125af"/>
    </style:style>
    <style:style style:name="T198" style:family="text">
      <style:text-properties style:font-name="DejaVu Serif2" fo:font-size="10pt" officeooo:rsid="007e7b73"/>
    </style:style>
    <style:style style:name="T199" style:family="text">
      <style:text-properties style:font-name="DejaVu Serif2" fo:font-size="10pt" officeooo:rsid="00830968"/>
    </style:style>
    <style:style style:name="T200" style:family="text">
      <style:text-properties style:font-name="DejaVu Serif2" fo:font-size="10pt" officeooo:rsid="00950548"/>
    </style:style>
    <style:style style:name="T201" style:family="text">
      <style:text-properties style:font-name="DejaVu Serif2" fo:font-size="10pt" officeooo:rsid="00a2a939"/>
    </style:style>
    <style:style style:name="T202" style:family="text">
      <style:text-properties style:font-name="DejaVu Serif2" fo:font-size="10pt" officeooo:rsid="00aa4043"/>
    </style:style>
    <style:style style:name="T203" style:family="text">
      <style:text-properties style:font-name="DejaVu Serif2" fo:font-size="10pt" officeooo:rsid="00aba7c3"/>
    </style:style>
    <style:style style:name="T204" style:family="text">
      <style:text-properties style:font-name="DejaVu Serif2" fo:font-size="10pt" officeooo:rsid="00b107f1"/>
    </style:style>
    <style:style style:name="T205" style:family="text">
      <style:text-properties style:font-name="DejaVu Serif2" fo:font-size="10pt" officeooo:rsid="00bc7cdd"/>
    </style:style>
    <style:style style:name="T206" style:family="text">
      <style:text-properties style:font-name="DejaVu Serif2" fo:font-size="10pt" officeooo:rsid="00bcbb1b"/>
    </style:style>
    <style:style style:name="T207" style:family="text">
      <style:text-properties style:font-name="DejaVu Serif2" fo:font-size="10pt" officeooo:rsid="01020ab1"/>
    </style:style>
    <style:style style:name="T208" style:family="text">
      <style:text-properties style:font-name="DejaVu Serif2" fo:font-size="10pt" officeooo:rsid="015d8acb"/>
    </style:style>
    <style:style style:name="T209" style:family="text">
      <style:text-properties style:font-name="DejaVu Serif2" fo:font-size="10pt" officeooo:rsid="015ef108"/>
    </style:style>
    <style:style style:name="T210" style:family="text">
      <style:text-properties style:font-name="DejaVu Serif2" fo:font-size="10pt" officeooo:rsid="0160ece1"/>
    </style:style>
    <style:style style:name="T211" style:family="text">
      <style:text-properties style:font-name="DejaVu Serif2" fo:font-size="10pt" officeooo:rsid="018d5274"/>
    </style:style>
    <style:style style:name="T212" style:family="text">
      <style:text-properties style:font-name="DejaVu Serif2" fo:font-size="10pt" style:font-name-asian="DejaVu Serif" style:font-name-complex="DejaVu Serif"/>
    </style:style>
    <style:style style:name="T213" style:family="text">
      <style:text-properties style:font-name="DejaVu Serif2" fo:font-size="10pt" officeooo:rsid="01864236" style:font-name-asian="DejaVu Serif" style:font-name-complex="DejaVu Serif"/>
    </style:style>
    <style:style style:name="T214" style:family="text">
      <style:text-properties style:font-name="DejaVu Serif2" fo:font-size="10pt" officeooo:rsid="0166e720" style:font-name-asian="DejaVu Serif" style:font-name-complex="DejaVu Serif"/>
    </style:style>
    <style:style style:name="T215" style:family="text">
      <style:text-properties style:font-name="DejaVu Serif2" fo:font-size="10pt" officeooo:rsid="0187ea80" style:font-name-asian="DejaVu Serif" style:font-name-complex="DejaVu Serif"/>
    </style:style>
    <style:style style:name="T216" style:family="text">
      <style:text-properties style:font-name="DejaVu Serif2" fo:font-size="10pt" officeooo:rsid="0195c529" style:font-name-asian="DejaVu Serif" style:font-name-complex="DejaVu Serif"/>
    </style:style>
    <style:style style:name="T217" style:family="text">
      <style:text-properties style:font-name="DejaVu Serif2" fo:font-size="10pt" officeooo:rsid="01977b34" style:font-name-asian="DejaVu Serif" style:font-name-complex="DejaVu Serif"/>
    </style:style>
    <style:style style:name="T218" style:family="text">
      <style:text-properties style:font-name="DejaVu Serif2" fo:font-size="10pt" officeooo:rsid="01efc6e3" style:font-name-asian="DejaVu Serif" style:font-name-complex="DejaVu Serif"/>
    </style:style>
    <style:style style:name="T219" style:family="text">
      <style:text-properties style:font-name="DejaVu Serif2" fo:font-size="10pt" officeooo:rsid="0195c529"/>
    </style:style>
    <style:style style:name="T220" style:family="text">
      <style:text-properties style:font-name="DejaVu Serif2" fo:font-size="10pt" officeooo:rsid="01bfbd41"/>
    </style:style>
    <style:style style:name="T221" style:family="text">
      <style:text-properties style:font-name="DejaVu Serif2" fo:font-size="10pt" officeooo:rsid="02604526"/>
    </style:style>
    <style:style style:name="T222" style:family="text">
      <style:text-properties style:font-name="DejaVu Serif2" fo:font-size="10pt" officeooo:rsid="0284b058"/>
    </style:style>
    <style:style style:name="T223" style:family="text">
      <style:text-properties style:font-name="DejaVu Serif2" fo:font-size="10pt" officeooo:rsid="0287878a"/>
    </style:style>
    <style:style style:name="T224" style:family="text">
      <style:text-properties style:font-name="DejaVu Serif2" fo:font-size="10pt" officeooo:rsid="02891890"/>
    </style:style>
    <style:style style:name="T225" style:family="text">
      <style:text-properties style:font-name="DejaVu Serif2" fo:font-size="10pt" officeooo:rsid="028ba2a8"/>
    </style:style>
    <style:style style:name="T226" style:family="text">
      <style:text-properties style:font-name="DejaVu Serif2" fo:font-size="10pt" officeooo:rsid="029a889c"/>
    </style:style>
    <style:style style:name="T227" style:family="text">
      <style:text-properties style:font-name="DejaVu Serif2" fo:font-size="10pt" officeooo:rsid="02af3244"/>
    </style:style>
    <style:style style:name="T228" style:family="text">
      <style:text-properties style:font-name="DejaVu Serif2" fo:font-size="10pt" officeooo:rsid="02b35547"/>
    </style:style>
    <style:style style:name="T229" style:family="text">
      <style:text-properties style:font-name="DejaVu Serif2" fo:font-size="10pt" officeooo:rsid="02c938cd"/>
    </style:style>
    <style:style style:name="T230" style:family="text">
      <style:text-properties style:font-name="DejaVu Serif2" fo:font-size="10pt" officeooo:rsid="02ce2ed0"/>
    </style:style>
    <style:style style:name="T231" style:family="text">
      <style:text-properties style:font-name="DejaVu Serif2" fo:font-size="10pt" officeooo:rsid="02d71d50"/>
    </style:style>
    <style:style style:name="T232" style:family="text">
      <style:text-properties style:font-name="DejaVu Serif2" fo:font-size="9pt" officeooo:rsid="004fd044"/>
    </style:style>
    <style:style style:name="T233" style:family="text">
      <style:text-properties style:font-name="DejaVu Serif2" fo:font-size="9pt" officeooo:rsid="00523e4a"/>
    </style:style>
    <style:style style:name="T234" style:family="text">
      <style:text-properties style:font-name="DejaVu Serif2" fo:font-size="9pt" officeooo:rsid="0054951c"/>
    </style:style>
    <style:style style:name="T235" style:family="text">
      <style:text-properties style:font-name="DejaVu Serif2" fo:font-size="9pt" officeooo:rsid="0238d035"/>
    </style:style>
    <style:style style:name="T236" style:family="text">
      <style:text-properties style:font-name="DejaVu Serif2" fo:font-style="normal" style:font-name-asian="NSimSun" style:font-style-asian="normal" style:font-name-complex="Arial" style:font-style-complex="normal"/>
    </style:style>
    <style:style style:name="T237" style:family="text">
      <style:text-properties style:font-name="DejaVu Serif2" fo:font-style="normal" officeooo:rsid="006c315f" style:font-name-asian="NSimSun" style:font-style-asian="normal" style:font-name-complex="Arial" style:font-style-complex="normal"/>
    </style:style>
    <style:style style:name="T238" style:family="text">
      <style:text-properties style:font-name="DejaVu Serif2" fo:font-style="normal" officeooo:rsid="006df6b0" style:font-name-asian="NSimSun" style:font-style-asian="normal" style:font-name-complex="Arial" style:font-style-complex="normal"/>
    </style:style>
    <style:style style:name="T239" style:family="text">
      <style:text-properties style:font-name="DejaVu Serif2" fo:font-style="normal" officeooo:rsid="006ffd88" style:font-name-asian="NSimSun" style:font-style-asian="normal" style:font-name-complex="Arial" style:font-style-complex="normal"/>
    </style:style>
    <style:style style:name="T240" style:family="text">
      <style:text-properties style:font-name="DejaVu Serif2" fo:font-style="normal" officeooo:rsid="007266e1" style:font-name-asian="NSimSun" style:font-style-asian="normal" style:font-name-complex="Arial" style:font-style-complex="normal"/>
    </style:style>
    <style:style style:name="T241" style:family="text">
      <style:text-properties style:font-name="DejaVu Serif2" fo:font-style="normal" officeooo:rsid="00cd2e5e" style:font-name-asian="NSimSun" style:font-style-asian="normal" style:font-name-complex="Arial" style:font-style-complex="normal"/>
    </style:style>
    <style:style style:name="T242" style:family="text">
      <style:text-properties style:font-name="DejaVu Serif2" fo:font-style="normal" officeooo:rsid="00cead1f" style:font-name-asian="NSimSun" style:font-style-asian="normal" style:font-name-complex="Arial" style:font-style-complex="normal"/>
    </style:style>
    <style:style style:name="T243" style:family="text">
      <style:text-properties style:font-name="DejaVu Serif2" fo:font-style="normal" officeooo:rsid="00cfe17b" style:font-name-asian="NSimSun" style:font-style-asian="normal" style:font-name-complex="Arial" style:font-style-complex="normal"/>
    </style:style>
    <style:style style:name="T244" style:family="text">
      <style:text-properties style:font-name="DejaVu Serif2" fo:font-style="normal" officeooo:rsid="00d00b02" style:font-name-asian="NSimSun" style:font-style-asian="normal" style:font-name-complex="Arial" style:font-style-complex="normal"/>
    </style:style>
    <style:style style:name="T245" style:family="text">
      <style:text-properties style:font-name="DejaVu Serif2" fo:font-style="normal" officeooo:rsid="0145e534" style:font-name-asian="NSimSun" style:font-style-asian="normal" style:font-name-complex="Arial" style:font-style-complex="normal"/>
    </style:style>
    <style:style style:name="T246" style:family="text">
      <style:text-properties style:font-name="DejaVu Serif2" fo:font-style="normal" officeooo:rsid="0282be64" style:font-name-asian="NSimSun" style:font-style-asian="normal" style:font-name-complex="Arial" style:font-style-complex="normal"/>
    </style:style>
    <style:style style:name="T247" style:family="text">
      <style:text-properties style:font-name="DejaVu Serif2" fo:font-style="normal" officeooo:rsid="0292583e" style:font-name-asian="NSimSun" style:font-style-asian="normal" style:font-name-complex="Arial" style:font-style-complex="normal"/>
    </style:style>
    <style:style style:name="T248" style:family="text">
      <style:text-properties style:font-name="DejaVu Serif2" fo:font-size="9.5pt" officeooo:rsid="0095919b" style:font-name-asian="NSimSun" style:font-size-asian="9.5pt" style:font-name-complex="Arial" style:font-size-complex="9.5pt"/>
    </style:style>
    <style:style style:name="T249" style:family="text">
      <style:text-properties style:font-name="DejaVu Serif2" fo:font-size="9.5pt" officeooo:rsid="010c8825" style:font-name-asian="NSimSun" style:font-size-asian="9.5pt" style:font-name-complex="Arial" style:font-size-complex="9.5pt"/>
    </style:style>
    <style:style style:name="T250" style:family="text">
      <style:text-properties style:font-name="DejaVu Serif2" fo:font-size="9.5pt" officeooo:rsid="01f8f0df" style:font-name-asian="NSimSun" style:font-size-asian="9.5pt" style:font-name-complex="Arial" style:font-size-complex="9.5pt"/>
    </style:style>
    <style:style style:name="T251" style:family="text">
      <style:text-properties style:font-name="DejaVu Serif2" fo:font-size="9.5pt" officeooo:rsid="01f91c5e" style:font-name-asian="NSimSun" style:font-size-asian="9.5pt" style:font-name-complex="Arial" style:font-size-complex="9.5pt"/>
    </style:style>
    <style:style style:name="T252" style:family="text">
      <style:text-properties style:font-name="DejaVu Serif2" fo:font-size="9.5pt" fo:font-style="normal" officeooo:rsid="024d2f0f" style:font-name-asian="NSimSun" style:font-size-asian="9.5pt" style:font-style-asian="normal" style:font-name-complex="Arial" style:font-size-complex="9.5pt" style:font-style-complex="normal"/>
    </style:style>
    <style:style style:name="T253" style:family="text">
      <style:text-properties style:font-name="DejaVu Serif2" style:font-name-asian="DejaVu Serif" style:font-name-complex="DejaVu Serif"/>
    </style:style>
    <style:style style:name="T254" style:family="text">
      <style:text-properties fo:font-style="italic" style:font-style-asian="italic" style:font-style-complex="italic"/>
    </style:style>
    <style:style style:name="T255" style:family="text">
      <style:text-properties fo:font-style="italic" officeooo:rsid="006a79ac" style:font-style-asian="italic" style:font-style-complex="italic"/>
    </style:style>
    <style:style style:name="T256" style:family="text">
      <style:text-properties fo:font-style="italic" officeooo:rsid="006c315f" style:font-style-asian="italic" style:font-style-complex="italic"/>
    </style:style>
    <style:style style:name="T257" style:family="text">
      <style:text-properties fo:font-style="italic" officeooo:rsid="002b3def" style:font-style-asian="italic" style:font-style-complex="italic"/>
    </style:style>
    <style:style style:name="T258" style:family="text">
      <style:text-properties fo:font-style="italic" officeooo:rsid="01001516" style:font-style-asian="italic" style:font-style-complex="italic"/>
    </style:style>
    <style:style style:name="T259" style:family="text">
      <style:text-properties fo:font-style="italic" officeooo:rsid="01020ab1" style:font-style-asian="italic" style:font-style-complex="italic"/>
    </style:style>
    <style:style style:name="T260" style:family="text">
      <style:text-properties officeooo:rsid="00116da0"/>
    </style:style>
    <style:style style:name="T261" style:family="text">
      <style:text-properties officeooo:rsid="00134334"/>
    </style:style>
    <style:style style:name="T262" style:family="text">
      <style:text-properties officeooo:rsid="0016fc8e"/>
    </style:style>
    <style:style style:name="T263" style:family="text">
      <style:text-properties officeooo:rsid="001f417c"/>
    </style:style>
    <style:style style:name="T264" style:family="text">
      <style:text-properties officeooo:rsid="00248d36"/>
    </style:style>
    <style:style style:name="T265" style:family="text">
      <style:text-properties officeooo:rsid="0025d35c"/>
    </style:style>
    <style:style style:name="T266" style:family="text">
      <style:text-properties fo:color="#0000cc" loext:opacity="100%" style:font-name="DejaVu Sans1" fo:font-size="24pt" fo:font-weight="normal" officeooo:rsid="0025d35c" style:font-name-asian="Microsoft YaHei" style:font-size-asian="18.2000007629395pt" style:font-weight-asian="bold" style:font-name-complex="Arial" style:font-size-complex="18.2000007629395pt" style:font-weight-complex="bold"/>
    </style:style>
    <style:style style:name="T267" style:family="text">
      <style:text-properties fo:color="#0000cc" loext:opacity="100%" style:font-name="DejaVu Sans1" fo:font-size="24pt" fo:font-weight="normal" officeooo:rsid="01e28d93" style:font-name-asian="Microsoft YaHei" style:font-size-asian="18.2000007629395pt" style:font-weight-asian="bold" style:font-name-complex="Arial" style:font-size-complex="18.2000007629395pt" style:font-weight-complex="bold"/>
    </style:style>
    <style:style style:name="T268" style:family="text">
      <style:text-properties fo:color="#0000cc" loext:opacity="100%" style:font-name="DejaVu Sans1" fo:font-size="24pt" fo:font-weight="normal" officeooo:rsid="022549ad" style:font-name-asian="Microsoft YaHei" style:font-size-asian="18.2000007629395pt" style:font-weight-asian="bold" style:font-name-complex="Arial" style:font-size-complex="18.2000007629395pt" style:font-weight-complex="bold"/>
    </style:style>
    <style:style style:name="T269" style:family="text">
      <style:text-properties fo:color="#0000cc" loext:opacity="100%" style:font-name="DejaVu Sans1" fo:font-size="24pt" fo:font-weight="normal" officeooo:rsid="02ccb812" style:font-name-asian="Microsoft YaHei" style:font-size-asian="18.2000007629395pt" style:font-weight-asian="bold" style:font-name-complex="Arial" style:font-size-complex="18.2000007629395pt" style:font-weight-complex="bold"/>
    </style:style>
    <style:style style:name="T270" style:family="text">
      <style:text-properties fo:color="#0000cc" loext:opacity="100%" style:font-name="DejaVu Sans1" fo:font-size="16pt" fo:font-style="italic" fo:font-weight="normal" officeooo:rsid="01d63e5c" style:font-name-asian="Microsoft YaHei" style:font-size-asian="16.1000003814697pt" style:font-weight-asian="bold" style:font-name-complex="Arial" style:font-size-complex="16.1000003814697pt" style:font-weight-complex="bold"/>
    </style:style>
    <style:style style:name="T271" style:family="text">
      <style:text-properties fo:color="#0000cc" loext:opacity="100%" style:font-name="DejaVu Sans1" fo:font-size="16pt" fo:font-style="italic" fo:font-weight="normal" officeooo:rsid="01d83c54" style:font-name-asian="Microsoft YaHei" style:font-size-asian="16.1000003814697pt" style:font-weight-asian="bold" style:font-name-complex="Arial" style:font-size-complex="16.1000003814697pt" style:font-weight-complex="bold"/>
    </style:style>
    <style:style style:name="T272" style:family="text">
      <style:text-properties officeooo:rsid="002a6cb4"/>
    </style:style>
    <style:style style:name="T273" style:family="text">
      <style:text-properties officeooo:rsid="002aafe2"/>
    </style:style>
    <style:style style:name="T274" style:family="text">
      <style:text-properties officeooo:rsid="002b3def"/>
    </style:style>
    <style:style style:name="T275" style:family="text">
      <style:text-properties fo:font-size="10pt"/>
    </style:style>
    <style:style style:name="T276" style:family="text">
      <style:text-properties fo:font-size="10pt" officeooo:rsid="002b3def"/>
    </style:style>
    <style:style style:name="T277" style:family="text">
      <style:text-properties fo:font-size="10pt" officeooo:rsid="002cdb97"/>
    </style:style>
    <style:style style:name="T278" style:family="text">
      <style:text-properties fo:font-size="10pt" officeooo:rsid="0095919b"/>
    </style:style>
    <style:style style:name="T279" style:family="text">
      <style:text-properties fo:font-size="10pt" fo:font-style="italic" officeooo:rsid="0095919b" style:font-style-asian="italic" style:font-style-complex="italic"/>
    </style:style>
    <style:style style:name="T280" style:family="text">
      <style:text-properties fo:font-size="10pt" fo:font-style="normal" officeooo:rsid="0095919b" style:font-style-asian="normal" style:font-style-complex="normal"/>
    </style:style>
    <style:style style:name="T281" style:family="text">
      <style:text-properties fo:font-size="10pt" officeooo:rsid="009841d9"/>
    </style:style>
    <style:style style:name="T282" style:family="text">
      <style:text-properties fo:font-size="10pt" officeooo:rsid="00a3716e"/>
    </style:style>
    <style:style style:name="T283" style:family="text">
      <style:text-properties fo:font-size="10pt" style:font-size-asian="10pt" style:font-size-complex="10pt"/>
    </style:style>
    <style:style style:name="T284" style:family="text">
      <style:text-properties fo:font-size="10pt" officeooo:rsid="029005f5" style:font-size-asian="10pt" style:font-size-complex="10pt"/>
    </style:style>
    <style:style style:name="T285" style:family="text">
      <style:text-properties fo:font-size="10pt" officeooo:rsid="0230e4ee" style:font-size-asian="10pt" style:font-size-complex="10pt"/>
    </style:style>
    <style:style style:name="T286" style:family="text">
      <style:text-properties fo:font-size="10pt" officeooo:rsid="026bfb3c"/>
    </style:style>
    <style:style style:name="T287" style:family="text">
      <style:text-properties officeooo:rsid="002cdb97"/>
    </style:style>
    <style:style style:name="T288" style:family="text">
      <style:text-properties officeooo:rsid="002db39b"/>
    </style:style>
    <style:style style:name="T289" style:family="text">
      <style:text-properties officeooo:rsid="003406fe"/>
    </style:style>
    <style:style style:name="T290" style:family="text">
      <style:text-properties officeooo:rsid="0038795e"/>
    </style:style>
    <style:style style:name="T291" style:family="text">
      <style:text-properties fo:font-style="normal" style:font-style-asian="normal" style:font-style-complex="normal"/>
    </style:style>
    <style:style style:name="T292" style:family="text">
      <style:text-properties fo:font-style="normal" officeooo:rsid="0041657d" style:font-style-asian="normal" style:font-style-complex="normal"/>
    </style:style>
    <style:style style:name="T293" style:family="text">
      <style:text-properties fo:font-style="normal" officeooo:rsid="004b010c" style:font-style-asian="normal" style:font-style-complex="normal"/>
    </style:style>
    <style:style style:name="T294" style:family="text">
      <style:text-properties fo:font-style="normal" officeooo:rsid="004b8cac" style:font-style-asian="normal" style:font-style-complex="normal"/>
    </style:style>
    <style:style style:name="T295" style:family="text">
      <style:text-properties fo:font-style="normal" officeooo:rsid="006c315f" style:font-style-asian="normal" style:font-style-complex="normal"/>
    </style:style>
    <style:style style:name="T296" style:family="text">
      <style:text-properties fo:font-style="normal" officeooo:rsid="024b49ba" style:font-style-asian="normal" style:font-style-complex="normal"/>
    </style:style>
    <style:style style:name="T297" style:family="text">
      <style:text-properties fo:font-style="normal" style:font-name-asian="DejaVu Serif" style:font-style-asian="normal" style:font-name-complex="DejaVu Serif" style:font-style-complex="normal"/>
    </style:style>
    <style:style style:name="T298" style:family="text">
      <style:text-properties fo:font-style="normal" officeooo:rsid="006c315f" style:font-name-asian="NSimSun" style:font-style-asian="normal" style:font-name-complex="Arial" style:font-style-complex="normal"/>
    </style:style>
    <style:style style:name="T299" style:family="text">
      <style:text-properties fo:font-style="normal" officeooo:rsid="00cfe17b" style:font-name-asian="NSimSun" style:font-style-asian="normal" style:font-name-complex="Arial" style:font-style-complex="normal"/>
    </style:style>
    <style:style style:name="T300" style:family="text">
      <style:text-properties fo:font-style="normal" officeooo:rsid="017566cc" style:font-name-asian="NSimSun" style:font-style-asian="normal" style:font-name-complex="Arial" style:font-style-complex="normal"/>
    </style:style>
    <style:style style:name="T301" style:family="text">
      <style:text-properties officeooo:rsid="00523e4a"/>
    </style:style>
    <style:style style:name="T302" style:family="text">
      <style:text-properties officeooo:rsid="00549194"/>
    </style:style>
    <style:style style:name="T303" style:family="text">
      <style:text-properties officeooo:rsid="0056b09c"/>
    </style:style>
    <style:style style:name="T304" style:family="text">
      <style:text-properties officeooo:rsid="006154ee"/>
    </style:style>
    <style:style style:name="T305" style:family="text">
      <style:text-properties officeooo:rsid="0062210c"/>
    </style:style>
    <style:style style:name="T306" style:family="text">
      <style:text-properties officeooo:rsid="006690a1"/>
    </style:style>
    <style:style style:name="T307" style:family="text">
      <style:text-properties style:font-name="DejaVu Sans Mono"/>
    </style:style>
    <style:style style:name="T308" style:family="text">
      <style:text-properties style:font-name="DejaVu Sans Mono" fo:font-size="10pt" officeooo:rsid="007e7b73"/>
    </style:style>
    <style:style style:name="T309" style:family="text">
      <style:text-properties style:font-name="DejaVu Sans Mono" fo:font-size="10pt" officeooo:rsid="01bba9e7" style:font-name-asian="NSimSun" style:font-name-complex="Arial"/>
    </style:style>
    <style:style style:name="T310" style:family="text">
      <style:text-properties style:font-name="DejaVu Sans Mono" officeooo:rsid="002cdb97"/>
    </style:style>
    <style:style style:name="T311" style:family="text">
      <style:text-properties style:font-name="DejaVu Sans Mono" style:font-name-asian="DejaVu Serif" style:font-name-complex="DejaVu Serif"/>
    </style:style>
    <style:style style:name="T312" style:family="text">
      <style:text-properties style:font-name="DejaVu Sans Mono" officeooo:rsid="009841d9" style:font-name-asian="DejaVu Serif" style:font-name-complex="DejaVu Serif"/>
    </style:style>
    <style:style style:name="T313" style:family="text">
      <style:text-properties style:font-name="DejaVu Sans Mono" officeooo:rsid="01b69360" style:font-name-asian="DejaVu Serif" style:font-name-complex="DejaVu Serif"/>
    </style:style>
    <style:style style:name="T314" style:family="text">
      <style:text-properties style:font-name="DejaVu Sans Mono" officeooo:rsid="00b75225"/>
    </style:style>
    <style:style style:name="T315" style:family="text">
      <style:text-properties style:font-name="DejaVu Sans Mono" officeooo:rsid="00b41af5"/>
    </style:style>
    <style:style style:name="T316" style:family="text">
      <style:text-properties style:font-name="DejaVu Sans Mono" officeooo:rsid="002b3def"/>
    </style:style>
    <style:style style:name="T317" style:family="text">
      <style:text-properties style:font-name="DejaVu Sans Mono" style:font-name-asian="NSimSun" style:font-name-complex="Arial"/>
    </style:style>
    <style:style style:name="T318" style:family="text">
      <style:text-properties style:font-name="DejaVu Sans Mono" officeooo:rsid="01b5d260" style:font-name-asian="NSimSun" style:font-name-complex="Arial"/>
    </style:style>
    <style:style style:name="T319" style:family="text">
      <style:text-properties officeooo:rsid="006a79ac"/>
    </style:style>
    <style:style style:name="T320" style:family="text">
      <style:text-properties officeooo:rsid="006c315f"/>
    </style:style>
    <style:style style:name="T321" style:family="text">
      <style:text-properties officeooo:rsid="006df6b0"/>
    </style:style>
    <style:style style:name="T322" style:family="text">
      <style:text-properties officeooo:rsid="000bc790"/>
    </style:style>
    <style:style style:name="T323" style:family="text">
      <style:text-properties officeooo:rsid="0029e126"/>
    </style:style>
    <style:style style:name="T324" style:family="text">
      <style:text-properties style:font-name="DejaVu Sans1"/>
    </style:style>
    <style:style style:name="T325" style:family="text">
      <style:text-properties style:font-name="DejaVu Sans1" fo:font-size="9pt" officeooo:rsid="006ffd88"/>
    </style:style>
    <style:style style:name="T326" style:family="text">
      <style:text-properties style:font-name="DejaVu Sans1" fo:font-size="9pt" fo:font-weight="bold" officeooo:rsid="00c30a34" style:font-weight-asian="bold" style:font-weight-complex="bold"/>
    </style:style>
    <style:style style:name="T327" style:family="text">
      <style:text-properties style:font-name="DejaVu Sans1" fo:font-size="9pt" officeooo:rsid="022549ad"/>
    </style:style>
    <style:style style:name="T328" style:family="text">
      <style:text-properties style:font-name="DejaVu Sans1" fo:font-size="9pt" officeooo:rsid="0227ff7a"/>
    </style:style>
    <style:style style:name="T329" style:family="text">
      <style:text-properties style:font-name="DejaVu Sans1" fo:font-size="9pt" officeooo:rsid="02322efe"/>
    </style:style>
    <style:style style:name="T330" style:family="text">
      <style:text-properties style:font-name="DejaVu Sans1" fo:font-size="9pt" officeooo:rsid="0267d499"/>
    </style:style>
    <style:style style:name="T331" style:family="text">
      <style:text-properties style:font-name="DejaVu Sans1" fo:font-size="9pt" officeooo:rsid="027466d3"/>
    </style:style>
    <style:style style:name="T332" style:family="text">
      <style:text-properties style:font-name="DejaVu Sans1" fo:font-size="9.5pt" officeooo:rsid="0282be64"/>
    </style:style>
    <style:style style:name="T333" style:family="text">
      <style:text-properties style:font-name="DejaVu Sans1" fo:font-size="9.5pt" officeooo:rsid="02bd0817" style:font-name-asian="NSimSun" style:font-name-complex="Arial"/>
    </style:style>
    <style:style style:name="T334" style:family="text">
      <style:text-properties officeooo:rsid="00705bb5"/>
    </style:style>
    <style:style style:name="T335" style:family="text">
      <style:text-properties officeooo:rsid="00830968"/>
    </style:style>
    <style:style style:name="T336" style:family="text">
      <style:text-properties officeooo:rsid="009841d9"/>
    </style:style>
    <style:style style:name="T337" style:family="text">
      <style:text-properties officeooo:rsid="009a37b9"/>
    </style:style>
    <style:style style:name="T338" style:family="text">
      <style:text-properties officeooo:rsid="00a2a939"/>
    </style:style>
    <style:style style:name="T339" style:family="text">
      <style:text-properties officeooo:rsid="00a3716e"/>
    </style:style>
    <style:style style:name="T340" style:family="text">
      <style:text-properties officeooo:rsid="00a510af"/>
    </style:style>
    <style:style style:name="T341" style:family="text">
      <style:text-properties officeooo:rsid="00a6d77b"/>
    </style:style>
    <style:style style:name="T342" style:family="text">
      <style:text-properties officeooo:rsid="00aa1490"/>
    </style:style>
    <style:style style:name="T343" style:family="text">
      <style:text-properties officeooo:rsid="00aa4043"/>
    </style:style>
    <style:style style:name="T344" style:family="text">
      <style:text-properties officeooo:rsid="00b41af5"/>
    </style:style>
    <style:style style:name="T345" style:family="text">
      <style:text-properties officeooo:rsid="00b75225"/>
    </style:style>
    <style:style style:name="T346" style:family="text">
      <style:text-properties fo:font-weight="bold" style:font-weight-asian="bold" style:font-weight-complex="bold"/>
    </style:style>
    <style:style style:name="T347" style:family="text">
      <style:text-properties officeooo:rsid="00bc7cdd"/>
    </style:style>
    <style:style style:name="T348" style:family="text">
      <style:text-properties officeooo:rsid="00bcf994"/>
    </style:style>
    <style:style style:name="T349" style:family="text">
      <style:text-properties officeooo:rsid="00c5a8e9"/>
    </style:style>
    <style:style style:name="T350" style:family="text">
      <style:text-properties officeooo:rsid="00e1e308"/>
    </style:style>
    <style:style style:name="T351" style:family="text">
      <style:text-properties officeooo:rsid="00e38755"/>
    </style:style>
    <style:style style:name="T352" style:family="text">
      <style:text-properties officeooo:rsid="00e3bff1"/>
    </style:style>
    <style:style style:name="T353" style:family="text">
      <style:text-properties officeooo:rsid="00e50697"/>
    </style:style>
    <style:style style:name="T354" style:family="text">
      <style:text-properties officeooo:rsid="00f91fa1"/>
    </style:style>
    <style:style style:name="T355" style:family="text">
      <style:text-properties officeooo:rsid="00f9372d"/>
    </style:style>
    <style:style style:name="T356" style:family="text">
      <style:text-properties officeooo:rsid="00fafe96"/>
    </style:style>
    <style:style style:name="T357" style:family="text">
      <style:text-properties officeooo:rsid="00fe414c"/>
    </style:style>
    <style:style style:name="T358" style:family="text">
      <style:text-properties officeooo:rsid="01001516"/>
    </style:style>
    <style:style style:name="T359" style:family="text">
      <style:text-properties officeooo:rsid="01020ab1"/>
    </style:style>
    <style:style style:name="T360" style:family="text">
      <style:text-properties officeooo:rsid="010aefec"/>
    </style:style>
    <style:style style:name="T361" style:family="text">
      <style:text-properties style:font-name="DejaVu Sans"/>
    </style:style>
    <style:style style:name="T362" style:family="text">
      <style:text-properties style:font-name="DejaVu Sans" style:font-name-asian="DejaVu Sans" style:font-name-complex="DejaVu Sans"/>
    </style:style>
    <style:style style:name="T363" style:family="text">
      <style:text-properties style:font-name="DejaVu Sans" officeooo:rsid="012fcc38" style:font-name-asian="DejaVu Sans" style:font-name-complex="DejaVu Sans"/>
    </style:style>
    <style:style style:name="T364" style:family="text">
      <style:text-properties style:font-name="DejaVu Sans" officeooo:rsid="01d30c4b" style:font-name-asian="DejaVu Sans" style:font-name-complex="DejaVu Sans"/>
    </style:style>
    <style:style style:name="T365" style:family="text">
      <style:text-properties style:font-name="DejaVu Sans" fo:font-size="9pt" officeooo:rsid="012fcc38" style:font-name-asian="DejaVu Sans" style:font-name-complex="DejaVu Sans"/>
    </style:style>
    <style:style style:name="T366" style:family="text">
      <style:text-properties style:font-name="DejaVu Sans" fo:font-size="9pt" officeooo:rsid="0138d43b" style:font-name-asian="DejaVu Sans" style:font-name-complex="DejaVu Sans"/>
    </style:style>
    <style:style style:name="T367" style:family="text">
      <style:text-properties style:font-name="DejaVu Sans" officeooo:rsid="01d30c4b"/>
    </style:style>
    <style:style style:name="T368" style:family="text">
      <style:text-properties style:font-name="DejaVu Sans" fo:font-size="10pt" style:font-name-asian="DejaVu Serif" style:font-name-complex="DejaVu Serif"/>
    </style:style>
    <style:style style:name="T369" style:family="text">
      <style:text-properties style:font-name="DejaVu Sans" officeooo:rsid="01e3ad72"/>
    </style:style>
    <style:style style:name="T370" style:family="text">
      <style:text-properties style:font-name="DejaVu Sans" officeooo:rsid="0255cec6"/>
    </style:style>
    <style:style style:name="T371" style:family="text">
      <style:text-properties style:font-name="DejaVu Sans" officeooo:rsid="0265f5b5"/>
    </style:style>
    <style:style style:name="T372" style:family="text">
      <style:text-properties officeooo:rsid="012d1534"/>
    </style:style>
    <style:style style:name="T373" style:family="text">
      <style:text-properties style:font-name="DejaVu Serif1" officeooo:rsid="012e64d1" style:font-name-asian="DejaVu Sans" style:font-name-complex="DejaVu Sans"/>
    </style:style>
    <style:style style:name="T374" style:family="text">
      <style:text-properties style:font-name="DejaVu Serif1" officeooo:rsid="012fcc38" style:font-name-asian="DejaVu Sans" style:font-name-complex="DejaVu Sans"/>
    </style:style>
    <style:style style:name="T375" style:family="text">
      <style:text-properties style:font-name="DejaVu Serif1" officeooo:rsid="012bfa7b" style:font-name-asian="DejaVu Sans" style:font-name-complex="DejaVu Sans"/>
    </style:style>
    <style:style style:name="T376" style:family="text">
      <style:text-properties style:font-name="DejaVu Serif1" officeooo:rsid="012a7775" style:font-name-asian="DejaVu Sans" style:font-name-complex="DejaVu Sans"/>
    </style:style>
    <style:style style:name="T377" style:family="text">
      <style:text-properties style:font-name="DejaVu Serif1" officeooo:rsid="01d30c4b" style:font-name-asian="DejaVu Sans" style:font-name-complex="DejaVu Sans"/>
    </style:style>
    <style:style style:name="T378" style:family="text">
      <style:text-properties style:font-name="DejaVu Serif1" officeooo:rsid="01d4cc89" style:font-name-asian="DejaVu Sans" style:font-name-complex="DejaVu Sans"/>
    </style:style>
    <style:style style:name="T379" style:family="text">
      <style:text-properties style:font-name="DejaVu Serif1" officeooo:rsid="01e5e49c" style:font-name-asian="DejaVu Sans" style:font-name-complex="DejaVu Sans"/>
    </style:style>
    <style:style style:name="T380" style:family="text">
      <style:text-properties style:font-name="DejaVu Serif1" officeooo:rsid="021dc3b5" style:font-name-asian="DejaVu Sans" style:font-name-complex="DejaVu Sans"/>
    </style:style>
    <style:style style:name="T381" style:family="text">
      <style:text-properties style:font-name="DejaVu Serif1" fo:font-style="italic" officeooo:rsid="012e64d1" style:font-name-asian="DejaVu Sans" style:font-style-asian="italic" style:font-name-complex="DejaVu Sans" style:font-style-complex="italic"/>
    </style:style>
    <style:style style:name="T382" style:family="text">
      <style:text-properties style:font-name="DejaVu Serif1" fo:font-size="9pt" officeooo:rsid="0138d43b" style:font-name-asian="DejaVu Sans" style:font-name-complex="DejaVu Sans"/>
    </style:style>
    <style:style style:name="T383" style:family="text">
      <style:text-properties style:font-name="DejaVu Serif1" fo:font-size="9pt" officeooo:rsid="021d6851" style:font-name-asian="DejaVu Sans" style:font-name-complex="DejaVu Sans"/>
    </style:style>
    <style:style style:name="T384" style:family="text">
      <style:text-properties style:font-name="DejaVu Serif1" fo:font-size="9pt" officeooo:rsid="021dc3b5" style:font-name-asian="DejaVu Sans" style:font-name-complex="DejaVu Sans"/>
    </style:style>
    <style:style style:name="T385" style:family="text">
      <style:text-properties officeooo:rsid="0137e6aa"/>
    </style:style>
    <style:style style:name="T386" style:family="text">
      <style:text-properties officeooo:rsid="013c2bdf"/>
    </style:style>
    <style:style style:name="T387" style:family="text">
      <style:text-properties officeooo:rsid="013c2f3e"/>
    </style:style>
    <style:style style:name="T388" style:family="text">
      <style:text-properties officeooo:rsid="013c89c3"/>
    </style:style>
    <style:style style:name="T389" style:family="text">
      <style:text-properties officeooo:rsid="013cd41d"/>
    </style:style>
    <style:style style:name="T390" style:family="text">
      <style:text-properties style:text-position="super 58%" officeooo:rsid="014257f0"/>
    </style:style>
    <style:style style:name="T391" style:family="text">
      <style:text-properties style:text-position="super 58%" style:font-name="DejaVu Serif" fo:font-size="10pt" style:font-name-asian="DejaVu Serif" style:font-name-complex="DejaVu Serif"/>
    </style:style>
    <style:style style:name="T392" style:family="text">
      <style:text-properties officeooo:rsid="0144666d"/>
    </style:style>
    <style:style style:name="T393" style:family="text">
      <style:text-properties officeooo:rsid="0149f5ce"/>
    </style:style>
    <style:style style:name="T394" style:family="text">
      <style:text-properties officeooo:rsid="014c7f37"/>
    </style:style>
    <style:style style:name="T395" style:family="text">
      <style:text-properties officeooo:rsid="014c9400"/>
    </style:style>
    <style:style style:name="T396" style:family="text">
      <style:text-properties officeooo:rsid="015d8acb"/>
    </style:style>
    <style:style style:name="T397" style:family="text">
      <style:text-properties officeooo:rsid="015ef108"/>
    </style:style>
    <style:style style:name="T398" style:family="text">
      <style:text-properties officeooo:rsid="0160ece1"/>
    </style:style>
    <style:style style:name="T399" style:family="text">
      <style:text-properties style:font-name-asian="DejaVu Serif" style:font-name-complex="DejaVu Serif"/>
    </style:style>
    <style:style style:name="T400" style:family="text">
      <style:text-properties officeooo:rsid="0166e720" style:font-name-asian="DejaVu Serif" style:font-name-complex="DejaVu Serif"/>
    </style:style>
    <style:style style:name="T401" style:family="text">
      <style:text-properties officeooo:rsid="016d174e" style:font-name-asian="DejaVu Serif" style:font-name-complex="DejaVu Serif"/>
    </style:style>
    <style:style style:name="T402" style:family="text">
      <style:text-properties officeooo:rsid="0169c658" style:font-name-asian="DejaVu Serif" style:font-name-complex="DejaVu Serif"/>
    </style:style>
    <style:style style:name="T403" style:family="text">
      <style:text-properties officeooo:rsid="01977b34" style:font-name-asian="DejaVu Serif" style:font-name-complex="DejaVu Serif"/>
    </style:style>
    <style:style style:name="T404" style:family="text">
      <style:text-properties officeooo:rsid="01dce740" style:font-name-asian="DejaVu Serif" style:font-name-complex="DejaVu Serif"/>
    </style:style>
    <style:style style:name="T405" style:family="text">
      <style:text-properties officeooo:rsid="00e05d45" style:font-name-asian="DejaVu Serif" style:font-name-complex="DejaVu Serif"/>
    </style:style>
    <style:style style:name="T406" style:family="text">
      <style:text-properties officeooo:rsid="013c2f3e" style:font-name-asian="DejaVu Serif" style:font-name-complex="DejaVu Serif"/>
    </style:style>
    <style:style style:name="T407" style:family="text">
      <style:text-properties officeooo:rsid="013c89c3" style:font-name-asian="DejaVu Serif" style:font-name-complex="DejaVu Serif"/>
    </style:style>
    <style:style style:name="T408" style:family="text">
      <style:text-properties officeooo:rsid="013c2bdf" style:font-name-asian="DejaVu Serif" style:font-name-complex="DejaVu Serif"/>
    </style:style>
    <style:style style:name="T409" style:family="text">
      <style:text-properties officeooo:rsid="01de6248" style:font-name-asian="DejaVu Serif" style:font-name-complex="DejaVu Serif"/>
    </style:style>
    <style:style style:name="T410" style:family="text">
      <style:text-properties officeooo:rsid="01efc6e3" style:font-name-asian="DejaVu Serif" style:font-name-complex="DejaVu Serif"/>
    </style:style>
    <style:style style:name="T411" style:family="text">
      <style:text-properties officeooo:rsid="02794fa3" style:font-name-asian="DejaVu Serif" style:font-name-complex="DejaVu Serif"/>
    </style:style>
    <style:style style:name="T412" style:family="text">
      <style:text-properties style:font-name-asian="DejaVu Serif" style:font-style-asian="normal" style:font-name-complex="DejaVu Serif" style:font-style-complex="normal"/>
    </style:style>
    <style:style style:name="T413" style:family="text">
      <style:text-properties officeooo:rsid="01977b34" style:font-name-asian="DejaVu Serif" style:font-style-asian="normal" style:font-name-complex="DejaVu Serif" style:font-style-complex="normal"/>
    </style:style>
    <style:style style:name="T414" style:family="text">
      <style:text-properties officeooo:rsid="00c99389"/>
    </style:style>
    <style:style style:name="T415" style:family="text">
      <style:text-properties officeooo:rsid="0095919b"/>
    </style:style>
    <style:style style:name="T416" style:family="text">
      <style:text-properties officeooo:rsid="007125af"/>
    </style:style>
    <style:style style:name="T417" style:family="text">
      <style:text-properties style:font-name-asian="NSimSun" style:font-name-complex="Arial"/>
    </style:style>
    <style:style style:name="T418" style:family="text">
      <style:text-properties officeooo:rsid="016fb28d" style:font-name-asian="NSimSun" style:font-name-complex="Arial"/>
    </style:style>
    <style:style style:name="T419" style:family="text">
      <style:text-properties officeooo:rsid="00af51de" style:font-name-asian="NSimSun" style:font-name-complex="Arial"/>
    </style:style>
    <style:style style:name="T420" style:family="text">
      <style:text-properties officeooo:rsid="0292583e" style:font-name-asian="NSimSun" style:font-name-complex="Arial"/>
    </style:style>
    <style:style style:name="T421" style:family="text">
      <style:text-properties officeooo:rsid="02ce2ed0" style:font-name-asian="NSimSun" style:font-name-complex="Arial"/>
    </style:style>
    <style:style style:name="T422" style:family="text">
      <style:text-properties officeooo:rsid="02ccb812" style:font-name-asian="NSimSun" style:font-name-complex="Arial"/>
    </style:style>
    <style:style style:name="T423" style:family="text">
      <style:text-properties officeooo:rsid="02d12f00" style:font-name-asian="NSimSun" style:font-name-complex="Arial"/>
    </style:style>
    <style:style style:name="T424" style:family="text">
      <style:text-properties officeooo:rsid="0292583e" style:font-name-asian="NSimSun" style:font-style-asian="normal" style:font-name-complex="Arial" style:font-style-complex="normal"/>
    </style:style>
    <style:style style:name="T425" style:family="text">
      <style:text-properties officeooo:rsid="0086a833" style:font-name-asian="NSimSun" style:font-style-asian="normal" style:font-name-complex="Arial" style:font-style-complex="normal"/>
    </style:style>
    <style:style style:name="T426" style:family="text">
      <style:text-properties officeooo:rsid="019c19d7"/>
    </style:style>
    <style:style style:name="T427" style:family="text">
      <style:text-properties officeooo:rsid="01ae6c46"/>
    </style:style>
    <style:style style:name="T428" style:family="text">
      <style:text-properties officeooo:rsid="01afaef2"/>
    </style:style>
    <style:style style:name="T429" style:family="text">
      <style:text-properties officeooo:rsid="01bfbd41"/>
    </style:style>
    <style:style style:name="T430" style:family="text">
      <style:text-properties officeooo:rsid="01c1108d"/>
    </style:style>
    <style:style style:name="T431" style:family="text">
      <style:text-properties officeooo:rsid="01c2341d"/>
    </style:style>
    <style:style style:name="T432" style:family="text">
      <style:text-properties officeooo:rsid="004b010c" style:font-style-asian="normal" style:font-style-complex="normal"/>
    </style:style>
    <style:style style:name="T433" style:family="text">
      <style:text-properties officeooo:rsid="00b107f1"/>
    </style:style>
    <style:style style:name="T434" style:family="text">
      <style:text-properties officeooo:rsid="01d30c4b"/>
    </style:style>
    <style:style style:name="T435" style:family="text">
      <style:text-properties officeooo:rsid="01e28d93"/>
    </style:style>
    <style:style style:name="T436" style:family="text">
      <style:text-properties officeooo:rsid="01e3ad72"/>
    </style:style>
    <style:style style:name="T437" style:family="text">
      <style:text-properties officeooo:rsid="01e79f2f"/>
    </style:style>
    <style:style style:name="T438" style:family="text">
      <style:text-properties officeooo:rsid="01e82e97"/>
    </style:style>
    <style:style style:name="T439" style:family="text">
      <style:text-properties officeooo:rsid="01e9e0f6"/>
    </style:style>
    <style:style style:name="T440" style:family="text">
      <style:text-properties officeooo:rsid="01ebd33f"/>
    </style:style>
    <style:style style:name="T441" style:family="text">
      <style:text-properties officeooo:rsid="00e05d45"/>
    </style:style>
    <style:style style:name="T442" style:family="text">
      <style:text-properties officeooo:rsid="01f0e508"/>
    </style:style>
    <style:style style:name="T443" style:family="text">
      <style:text-properties officeooo:rsid="01f6a9ee"/>
    </style:style>
    <style:style style:name="T444" style:family="text">
      <style:text-properties officeooo:rsid="01f91c5e"/>
    </style:style>
    <style:style style:name="T445" style:family="text">
      <style:text-properties officeooo:rsid="01fa53a1"/>
    </style:style>
    <style:style style:name="T446" style:family="text">
      <style:text-properties officeooo:rsid="01fbe858"/>
    </style:style>
    <style:style style:name="T447" style:family="text">
      <style:text-properties officeooo:rsid="01fe9785"/>
    </style:style>
    <style:style style:name="T448" style:family="text">
      <style:text-properties officeooo:rsid="02034546"/>
    </style:style>
    <style:style style:name="T449" style:family="text">
      <style:text-properties fo:font-size="9.5pt" style:font-size-asian="9.5pt" style:font-size-complex="9.5pt"/>
    </style:style>
    <style:style style:name="T450" style:family="text">
      <style:text-properties fo:font-size="9.5pt" officeooo:rsid="01020ab1" style:font-size-asian="9.5pt" style:font-size-complex="9.5pt"/>
    </style:style>
    <style:style style:name="T451" style:family="text">
      <style:text-properties fo:font-size="9.5pt" officeooo:rsid="010aefec" style:font-size-asian="9.5pt" style:font-size-complex="9.5pt"/>
    </style:style>
    <style:style style:name="T452" style:family="text">
      <style:text-properties officeooo:rsid="020385c7"/>
    </style:style>
    <style:style style:name="T453" style:family="text">
      <style:text-properties officeooo:rsid="020385c7" style:font-name-asian="Liberation Serif1" style:font-name-complex="Liberation Serif1"/>
    </style:style>
    <style:style style:name="T454" style:family="text">
      <style:text-properties officeooo:rsid="0207eea0"/>
    </style:style>
    <style:style style:name="T455" style:family="text">
      <style:text-properties officeooo:rsid="020e1699"/>
    </style:style>
    <style:style style:name="T456" style:family="text">
      <style:text-properties officeooo:rsid="0211dcc7"/>
    </style:style>
    <style:style style:name="T457" style:family="text">
      <style:text-properties officeooo:rsid="02139ab4"/>
    </style:style>
    <style:style style:name="T458" style:family="text">
      <style:text-properties officeooo:rsid="0215042e"/>
    </style:style>
    <style:style style:name="T459" style:family="text">
      <style:text-properties officeooo:rsid="021611f1"/>
    </style:style>
    <style:style style:name="T460" style:family="text">
      <style:text-properties officeooo:rsid="02174ad4"/>
    </style:style>
    <style:style style:name="T461" style:family="text">
      <style:text-properties officeooo:rsid="021a310e"/>
    </style:style>
    <style:style style:name="T462" style:family="text">
      <style:text-properties officeooo:rsid="013b4790"/>
    </style:style>
    <style:style style:name="T463" style:family="text">
      <style:text-properties officeooo:rsid="022549ad"/>
    </style:style>
    <style:style style:name="T464" style:family="text">
      <style:text-properties officeooo:rsid="0226018c"/>
    </style:style>
    <style:style style:name="T465" style:family="text">
      <style:text-properties officeooo:rsid="02322efe"/>
    </style:style>
    <style:style style:name="T466" style:family="text">
      <style:text-properties officeooo:rsid="023a2426"/>
    </style:style>
    <style:style style:name="T467" style:family="text">
      <style:text-properties officeooo:rsid="023afec3"/>
    </style:style>
    <style:style style:name="T468" style:family="text">
      <style:text-properties officeooo:rsid="023bfd96"/>
    </style:style>
    <style:style style:name="T469" style:family="text">
      <style:text-properties officeooo:rsid="024e45d1"/>
    </style:style>
    <style:style style:name="T470" style:family="text">
      <style:text-properties officeooo:rsid="0253e419"/>
    </style:style>
    <style:style style:name="T471" style:family="text">
      <style:text-properties officeooo:rsid="0255cec6"/>
    </style:style>
    <style:style style:name="T472" style:family="text">
      <style:text-properties officeooo:rsid="025a6c80"/>
    </style:style>
    <style:style style:name="T473" style:family="text">
      <style:text-properties officeooo:rsid="01c9034d"/>
    </style:style>
    <style:style style:name="T474" style:family="text">
      <style:text-properties officeooo:rsid="02604526"/>
    </style:style>
    <style:style style:name="T475" style:family="text">
      <style:text-properties officeooo:rsid="0265f5b5"/>
    </style:style>
    <style:style style:name="T476" style:family="text">
      <style:text-properties officeooo:rsid="0267d499"/>
    </style:style>
    <style:style style:name="T477" style:family="text">
      <style:text-properties officeooo:rsid="026d7456"/>
    </style:style>
    <style:style style:name="T478" style:family="text">
      <style:text-properties officeooo:rsid="026ef516"/>
    </style:style>
    <style:style style:name="T479" style:family="text">
      <style:text-properties officeooo:rsid="027466d3"/>
    </style:style>
    <style:style style:name="T480" style:family="text">
      <style:text-properties officeooo:rsid="027ad6b4"/>
    </style:style>
    <style:style style:name="T481" style:family="text">
      <style:text-properties officeooo:rsid="027d07e7"/>
    </style:style>
    <style:style style:name="T482" style:family="text">
      <style:text-properties officeooo:rsid="0284b058"/>
    </style:style>
    <style:style style:name="T483" style:family="text">
      <style:text-properties officeooo:rsid="0287878a"/>
    </style:style>
    <style:style style:name="T484" style:family="text">
      <style:text-properties officeooo:rsid="02891890"/>
    </style:style>
    <style:style style:name="T485" style:family="text">
      <style:text-properties officeooo:rsid="028ba2a8"/>
    </style:style>
    <style:style style:name="T486" style:family="text">
      <style:text-properties officeooo:rsid="028f5932"/>
    </style:style>
    <style:style style:name="T487" style:family="text">
      <style:text-properties officeooo:rsid="029005f5"/>
    </style:style>
    <style:style style:name="T488" style:family="text">
      <style:text-properties officeooo:rsid="0294436c"/>
    </style:style>
    <style:style style:name="T489" style:family="text">
      <style:text-properties officeooo:rsid="02953912"/>
    </style:style>
    <style:style style:name="T490" style:family="text">
      <style:text-properties officeooo:rsid="0230e4ee"/>
    </style:style>
    <style:style style:name="T491" style:family="text">
      <style:text-properties officeooo:rsid="02a42632"/>
    </style:style>
    <style:style style:name="T492" style:family="text">
      <style:text-properties officeooo:rsid="02ac256b"/>
    </style:style>
    <style:style style:name="T493" style:family="text">
      <style:text-properties officeooo:rsid="02b54732"/>
    </style:style>
    <style:style style:name="T494" style:family="text">
      <style:text-properties officeooo:rsid="02b67ff5"/>
    </style:style>
    <style:style style:name="T495" style:family="text">
      <style:text-properties officeooo:rsid="02b79e83"/>
    </style:style>
    <style:style style:name="T496" style:family="text">
      <style:text-properties officeooo:rsid="02bf045e"/>
    </style:style>
    <style:style style:name="T497" style:family="text">
      <style:text-properties officeooo:rsid="02c274d7"/>
    </style:style>
    <style:style style:name="T498" style:family="text">
      <style:text-properties officeooo:rsid="02c50ac9"/>
    </style:style>
    <style:style style:name="T499" style:family="text">
      <style:text-properties officeooo:rsid="02c665c3"/>
    </style:style>
    <style:style style:name="T500" style:family="text">
      <style:text-properties officeooo:rsid="02c938cd"/>
    </style:style>
    <style:style style:name="T501" style:family="text">
      <style:text-properties officeooo:rsid="02cd8cdc"/>
    </style:style>
    <style:style style:name="T502" style:family="text">
      <style:text-properties officeooo:rsid="02ce2ed0"/>
    </style:style>
    <style:style style:name="T503" style:family="text">
      <style:text-properties officeooo:rsid="02d567bb"/>
    </style:style>
    <style:style style:name="T504" style:family="text">
      <style:text-properties style:font-name="DejaVu Sans Mono" officeooo:rsid="02d567bb"/>
    </style:style>
    <style:style style:name="T505" style:family="text">
      <style:text-properties officeooo:rsid="02d71d50"/>
    </style:style>
    <style:style style:name="T506" style:family="text"/>
    <style:style style:name="T50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left="0cm" fo:padding-right="0cm" fo:padding-top="0cm" fo:padding-bottom="0.199cm" fo:border="none"/>
    </style:style>
    <style:style style:name="fr6" style:family="graphic" style:parent-style-name="Frame">
      <style:graphic-properties fo:margin-left="0cm" fo:margin-right="0cm" fo:margin-top="0cm" fo:margin-bottom="0.199cm" style:wrap="right" style:number-wrapped-paragraphs="no-limit" style:vertical-pos="top" style:vertical-rel="page-content" style:horizontal-pos="left" style:horizontal-rel="page-content" fo:padding="0cm" fo:border-left="6.01pt solid #000000" fo:border-right="none" fo:border-top="none" fo:border-bottom="none"/>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131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none" style:mirror="none" fo:clip="rect(-0.4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run-through" style:number-wrapped-paragraphs="no-limit" style:vertical-pos="from-top" style:vertical-rel="page-content" style:horizontal-pos="right"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499cm" fo:margin-left="0.49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Frame4" text:anchor-type="page" text:anchor-page-number="1" svg:width="0.813cm" draw:z-index="15">
        <draw:text-box fo:min-height="18.551cm">
          <text:p text:style-name="P99"/>
        </draw:text-box>
      </draw:frame>
      <draw:frame draw:style-name="fr19" draw:name="Image66" text:anchor-type="page" text:anchor-page-number="1" svg:y="1cm" svg:width="3.26cm" svg:height="3.39cm" draw:z-index="16">
        <draw:image xlink:href="../icon.png" xlink:type="simple" xlink:show="embed" xlink:actuate="onLoad" draw:mime-type="image/png"/>
      </draw:frame>
      <text:p text:style-name="P101"/>
      <text:p text:style-name="P100">CompuPhase</text:p>
      <text:p text:style-name="P102">Package<text:span text:style-name="T264">s</text:span></text:p>
      <text:p text:style-name="P18"/>
      <text:p text:style-name="P18"/>
      <text:p text:style-name="P18"/>
      <text:p text:style-name="P18"/>
      <text:table-of-content text:style-name="Sect1" text:name="Table of Contents1">
        <text:table-of-content-source text:outline-level="2">
          <text:index-title-template text:style-name="Heading_20_1">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84" text:outline-level="1">Contents</text:h>
          </text:index-title>
          <text:p text:style-name="P106"><text:a xlink:type="simple" xlink:href="#__RefHeading___Toc529_2289340892" text:style-name="Index_20_Link" text:visited-style-name="Index_20_Link">Introduction<text:tab/>2</text:a></text:p>
          <text:p text:style-name="P115"><text:a xlink:type="simple" xlink:href="#__RefHeading___Toc5328_1499692709" text:style-name="Index_20_Link" text:visited-style-name="Index_20_Link">License<text:tab/>2</text:a></text:p>
          <text:p text:style-name="P106"><text:a xlink:type="simple" xlink:href="#__RefHeading___Toc531_2289340892" text:style-name="Index_20_Link" text:visited-style-name="Index_20_Link">Quick start<text:tab/>3</text:a></text:p>
          <text:p text:style-name="P115"><text:a xlink:type="simple" xlink:href="#__RefHeading___Toc1279_2151179077" text:style-name="Index_20_Link" text:visited-style-name="Index_20_Link">Installation<text:tab/>3</text:a></text:p>
          <text:p text:style-name="P115"><text:a xlink:type="simple" xlink:href="#__RefHeading___Toc1281_2151179077" text:style-name="Index_20_Link" text:visited-style-name="Index_20_Link">User interface<text:tab/>3</text:a></text:p>
          <text:p text:style-name="P115"><text:a xlink:type="simple" xlink:href="#__RefHeading___Toc1283_2151179077" text:style-name="Index_20_Link" text:visited-style-name="Index_20_Link">Adding, modifying and deleting packages<text:tab/>5</text:a></text:p>
          <text:p text:style-name="P115"><text:a xlink:type="simple" xlink:href="#__RefHeading___Toc1285_2151179077" text:style-name="Index_20_Link" text:visited-style-name="Index_20_Link">Searching and filtering packages<text:tab/>8</text:a></text:p>
          <text:p text:style-name="P106"><text:a xlink:type="simple" xlink:href="#__RefHeading___Toc550_2848694077" text:style-name="Index_20_Link" text:visited-style-name="Index_20_Link">Package concepts<text:tab/>9</text:a></text:p>
          <text:p text:style-name="P115"><text:a xlink:type="simple" xlink:href="#__RefHeading___Toc552_2848694077" text:style-name="Index_20_Link" text:visited-style-name="Index_20_Link">Common names &amp; variants<text:tab/>9</text:a></text:p>
          <text:p text:style-name="P115"><text:a xlink:type="simple" xlink:href="#__RefHeading___Toc558_2848694077" text:style-name="Index_20_Link" text:visited-style-name="Index_20_Link">Package dimensions and outlines<text:tab/>10</text:a></text:p>
          <text:p text:style-name="P115"><text:a xlink:type="simple" xlink:href="#__RefHeading___Toc708_525068958" text:style-name="Index_20_Link" text:visited-style-name="Index_20_Link">Origin offsets<text:tab/>10</text:a></text:p>
          <text:p text:style-name="P115"><text:a xlink:type="simple" xlink:href="#__RefHeading___Toc1287_2151179077" text:style-name="Index_20_Link" text:visited-style-name="Index_20_Link">Pitch and spans<text:tab/>11</text:a></text:p>
          <text:p text:style-name="P106"><text:a xlink:type="simple" xlink:href="#__RefHeading___Toc533_2289340892" text:style-name="Index_20_Link" text:visited-style-name="Index_20_Link">File format specification<text:tab/>13</text:a></text:p>
          <text:p text:style-name="P115"><text:a xlink:type="simple" xlink:href="#__RefHeading___Toc6125_2782100531" text:style-name="Index_20_Link" text:visited-style-name="Index_20_Link">Notes<text:tab/>15</text:a></text:p>
          <text:p text:style-name="P106"><text:a xlink:type="simple" xlink:href="#__RefHeading___Toc3818_2595351877" text:style-name="Index_20_Link" text:visited-style-name="Index_20_Link">SMT terminal types<text:tab/>16</text:a></text:p>
          <text:p text:style-name="P106"><text:a xlink:type="simple" xlink:href="#__RefHeading___Toc1172_2151179077" text:style-name="Index_20_Link" text:visited-style-name="Index_20_Link">Normal orientations<text:tab/>17</text:a></text:p>
          <text:p text:style-name="P115"><text:a xlink:type="simple" xlink:href="#__RefHeading___Toc5590_3650776941" text:style-name="Index_20_Link" text:visited-style-name="Index_20_Link">Notes<text:tab/>20</text:a></text:p>
          <text:p text:style-name="P106"><text:a xlink:type="simple" xlink:href="#__RefHeading___Toc2650_918863842" text:style-name="Index_20_Link" text:visited-style-name="Index_20_Link">Package naming standards<text:tab/>22</text:a></text:p>
          <text:p text:style-name="P115"><text:a xlink:type="simple" xlink:href="#__RefHeading___Toc5330_1499692709" text:style-name="Index_20_Link" text:visited-style-name="Index_20_Link">IPC-7351 </text:a><text:a xlink:type="simple" xlink:href="#__RefHeading___Toc5330_1499692709" text:style-name="Index_20_Link" text:visited-style-name="Index_20_Link">summary</text:a><text:a xlink:type="simple" xlink:href="#__RefHeading___Toc5330_1499692709" text:style-name="Index_20_Link" text:visited-style-name="Index_20_Link"><text:tab/>24</text:a></text:p>
          <text:p text:style-name="P115"><text:a xlink:type="simple" xlink:href="#__RefHeading___Toc2702_1845350708" text:style-name="Index_20_Link" text:visited-style-name="Index_20_Link">ED-7303 </text:a><text:a xlink:type="simple" xlink:href="#__RefHeading___Toc2702_1845350708" text:style-name="Index_20_Link" text:visited-style-name="Index_20_Link">summary</text:a><text:a xlink:type="simple" xlink:href="#__RefHeading___Toc2702_1845350708" text:style-name="Index_20_Link" text:visited-style-name="Index_20_Link"><text:tab/>25</text:a></text:p>
          <text:p text:style-name="P115"><text:a xlink:type="simple" xlink:href="#__RefHeading___Toc5332_1499692709" text:style-name="Index_20_Link" text:visited-style-name="Index_20_Link">Examples of package names<text:tab/>26</text:a></text:p>
          <text:p text:style-name="P106"><text:a xlink:type="simple" xlink:href="#__RefHeading___Toc5690_516630269" text:style-name="Index_20_Link" text:visited-style-name="Index_20_Link">Index<text:tab/>28</text:a></text:p>
        </text:index-body>
      </text:table-of-content>
      <text:h text:style-name="Heading_20_1" text:outline-level="1"><text:bookmark-start text:name="__RefHeading___Toc529_2289340892"/>Introduction<text:bookmark-end text:name="__RefHeading___Toc529_2289340892"/></text:h>
      <text:p text:style-name="Text_20_body"><text:span text:style-name="SmallCaps"><text:span text:style-name="T283">Packages</text:span></text:span><text:span text:style-name="T322"> is a tool to maintain a </text:span><text:span text:style-name="T164">repository</text:span><text:span text:style-name="T322"> of packages </text:span><text:span text:style-name="T260">of electronic components</text:span><text:span text:style-name="T322">. </text:span><text:span text:style-name="T261">It is developed with the goal that various applications use one and the same repository as a basis </text:span><text:span text:style-name="T428">for their handling of packages</text:span><text:span text:style-name="T261">. The repository is in a well-documented JSON format, easy to parse in a variety of programming languages.</text:span></text:p>
      <text:p text:style-name="P17">Many packages for electronic components exist, <text:span text:style-name="T262">but it is not as straightforward as having a long list</text:span>. <text:span text:style-name="T165">O</text:span>n occasion a package name refers to a <text:span text:style-name="T254">group</text:span> of packages, and package name on its own is not conclusive about <text:span text:style-name="T189">all</text:span> dimensions of the package. <text:span text:style-name="T165">E</text:span>ssentially the same package <text:span text:style-name="T262">may also be known under multiple names </text:span><text:span text:style-name="T14">—</text:span><text:span text:style-name="T90">this is in part the result of various standardization bodies </text:span><text:span text:style-name="T94">that </text:span><text:span text:style-name="T90">each </text:span><text:span text:style-name="T94">on their own</text:span><text:span text:style-name="T90"> standardiz</text:span><text:span text:style-name="T94">e</text:span><text:span text:style-name="T90"> packages, without regard to the other organizations doing the same.</text:span></text:p>
      <text:p text:style-name="P112"><text:span text:style-name="SmallCaps"><text:span text:style-name="T90">EDA</text:span></text:span><text:span text:style-name="T90"> suites (Electronic Design Application) </text:span><text:span text:style-name="T154">focus</text:span><text:span text:style-name="T90"> </text:span><text:span text:style-name="T154">on</text:span><text:span text:style-name="T90"> </text:span><text:span text:style-name="T154">a flattened</text:span><text:span text:style-name="T90"> view of the package: the footprint. </text:span><text:span text:style-name="T95">For mechanical design, </text:span><text:span text:style-name="T96">the height of the </text:span><text:span text:style-name="T139">package is important too, and</text:span><text:span text:style-name="T95"> pick-&amp;-place machine</text:span><text:span text:style-name="T96">s</text:span><text:span text:style-name="T95"> </text:span><text:span text:style-name="T96">often need to know the shape of the terminals (for example, gull-wing versus lug-lead) </text:span><text:span text:style-name="T97">to recognize and centre the component on the nozzle. </text:span><text:span text:style-name="T98">That is to say: </text:span><text:span text:style-name="T117">these </text:span><text:span text:style-name="T98">various applications </text:span><text:span text:style-name="T117">all </text:span><text:span text:style-name="T98">use package data, but they </text:span><text:span text:style-name="T99">don’t all need the </text:span><text:span text:style-name="T132">same</text:span><text:span text:style-name="T99"> data. </text:span><text:span text:style-name="SmallCaps"><text:span text:style-name="T162">Packages</text:span></text:span><text:span text:style-name="T118"> </text:span><text:span text:style-name="T119">groups the data in a structured way, and makes it easily searchable (using both keyword search and parametric search).</text:span></text:p>
      <text:p text:style-name="P154"><text:span text:style-name="T99">T</text:span><text:span text:style-name="T90">his manual starts with instructions on how to use and navigate the user-interface of the program. It then follows up with a chapter on the subject itself: the packages for electronic components. To use </text:span><text:span text:style-name="SmallCaps"><text:span text:style-name="T161">Packages</text:span></text:span><text:span text:style-name="T90"> well, both chapters are equally important, and you will find these two chapter to cross-reference each other.</text:span></text:p>
      <text:p text:style-name="P3">The remaining chapters are reference material.</text:p>
      <text:h text:style-name="Heading_20_2" text:outline-level="2"><text:bookmark-start text:name="__RefHeading___Toc5328_1499692709"/>License<text:bookmark-end text:name="__RefHeading___Toc5328_1499692709"/></text:h>
      <text:p text:style-name="P137">The <text:span text:style-name="SmallCaps"><text:span text:style-name="T283">Packages</text:span></text:span> application including its data set and other resources, hereby collectively referred to as “the software”, is copyright 2021 CompuPhase, and licensed under the Apache License version 2.</text:p>
      <text:p text:style-name="P137">This manual is copyright 2021 CompuPhase and licensed under the Creative Commons Attribution-Non-<text:span text:style-name="T136">C</text:span>ommercial-ShareAlike 4.0 International <text:span text:style-name="T136">L</text:span>icense.</text:p>
      <text:p text:style-name="P16">The project is maintained at: <text:a xlink:type="simple" xlink:href="https://github.com/compuphase/Packages" text:style-name="Internet_20_link" text:visited-style-name="Visited_20_Internet_20_Link">https://github.com/compuphase/Packages</text:a></text:p>
      <text:h text:style-name="P185" text:outline-level="1"><text:bookmark-start text:name="__RefHeading___Toc531_2289340892"/>Quick start<text:bookmark-end text:name="__RefHeading___Toc531_2289340892"/></text:h>
      <text:p text:style-name="Text_20_body"><text:span text:style-name="SmallCaps"><text:span text:style-name="T283">Packages</text:span></text:span><text:span text:style-name="T323"> </text:span><text:span text:style-name="T272">is a Java application, using </text:span><text:alphabetical-index-mark text:string-value="JavaFx"/><text:span text:style-name="T272">JavaFX for the user-interface. As such, it is a cross-platform application. In addition to the core application itself, there are </text:span><text:span text:style-name="T166">s</text:span><text:span text:style-name="T272">eparate downloads for Microsoft Windows and Linux </text:span><text:span text:style-name="T469">that include a launcher or shell script, for easier installation</text:span><text:span text:style-name="T272">.</text:span></text:p>
      <text:h text:style-name="P189" text:outline-level="2"><text:bookmark-start text:name="__RefHeading___Toc1279_2151179077"/>Installation<text:bookmark-end text:name="__RefHeading___Toc1279_2151179077"/></text:h>
      <text:p text:style-name="P180"><text:span text:style-name="SmallCaps"><text:span text:style-name="T283">Packages</text:span></text:span><text:span text:style-name="T323"> </text:span><text:span text:style-name="T229">requires</text:span><text:span text:style-name="T500"> Java </text:span><text:alphabetical-index-mark-start text:id="IMark2639244984920"/><text:span text:style-name="SmallCaps"><text:span text:style-name="T500">JDK</text:span></text:span><text:alphabetical-index-mark-end text:id="IMark2639244984920"/><text:span text:style-name="T500"> 1.7 or later. If you do not already have this </text:span><text:span text:style-name="SmallCaps"><text:span text:style-name="T500">JDK</text:span></text:span><text:span text:style-name="T500"> on your workstation, you need to install it separately (or choose an install that </text:span><text:span text:style-name="T231">bundles</text:span><text:span text:style-name="T500"> the </text:span><text:span text:style-name="SmallCaps"><text:span text:style-name="T500">JDK</text:span></text:span><text:span text:style-name="T500">).</text:span></text:p>
      <text:p text:style-name="P75">In Microsoft <text:alphabetical-index-mark text:string-value="Microsoft Windows"/>Windows, run the <text:alphabetical-index-mark text:string-value="Installer"/>installer. <text:span text:style-name="T393">The application includes an example database. In case you install the application in the “Program Files” directory, and you are not running the application with administrator privileges, that database will be readable, but not modifiable. You can, of course, copy the example database into another location.</text:span></text:p>
      <text:p text:style-name="P75">In <text:alphabetical-index-mark text:string-value="Linux"/>Linux, <text:span text:style-name="T198">run </text:span><text:span text:style-name="T200">the</text:span><text:span text:style-name="T198"> </text:span><text:span text:style-name="T308">install.sh</text:span><text:span text:style-name="T198"> </text:span><text:alphabetical-index-mark text:string-value="Shell script"/><text:span text:style-name="T200">shell script </text:span><text:span text:style-name="T198">after unpacking the archive in the temporary directory</text:span>. <text:span text:style-name="T503">If you run the script as a normal user, the application will be copied to “</text:span><text:span text:style-name="T504">~/Packages</text:span><text:span text:style-name="T503">” (so: in the home directory of the current user); when run as root (e.g. </text:span><text:span text:style-name="T504">sudo</text:span><text:span text:style-name="T503">), the application is copied to “</text:span><text:span text:style-name="T504">/opt/Packages</text:span><text:span text:style-name="T503">”. </text:span><text:span text:style-name="T393">No example database is installed, but you can download it separately and move it into a directory of your choosing.</text:span></text:p>
      <text:p text:style-name="P76"><text:span text:style-name="T272"><text:s/></text:span><text:alphabetical-index-mark text:string-value="MacOS"/><text:span text:style-name="T474">MacOS is not officially supported, but in general Java </text:span><text:span text:style-name="T221">applications run without change on MacOS.</text:span></text:p>
      <text:h text:style-name="P190" text:outline-level="2"><text:bookmark-start text:name="__RefHeading___Toc1281_2151179077"/>User interface<text:bookmark-end text:name="__RefHeading___Toc1281_2151179077"/></text:h>
      <text:p text:style-name="P167">On start-up, <text:span text:style-name="SmallCaps"><text:span text:style-name="T285">Packages</text:span></text:span><text:span text:style-name="T490"> </text:span>opens the repository that was most recently used. In practice, you will probably use a single repository for all your packages, but you can have several repositories and select <text:span text:style-name="T136">the one to browse/edit in the “</text:span><text:span text:style-name="T10">File</text:span><text:span text:style-name="T136">” menu</text:span>.</text:p>
      <text:p text:style-name="P168">Changes or additions to the <text:span text:style-name="T136">repository are saved automatically on switching to a new package or when closing the application. </text:span><text:span text:style-name="T226">T</text:span><text:span text:style-name="T136">here </text:span><text:span text:style-name="T226">still </text:span><text:span text:style-name="T136">is a “</text:span><text:span text:style-name="T10">Save</text:span><text:span text:style-name="T136">” option in the </text:span><text:span text:style-name="T10">File</text:span><text:span text:style-name="T136"> menu, </text:span><text:span text:style-name="T226">if you wish to save your edits without changing to a different package</text:span><text:span text:style-name="T136">.</text:span></text:p>
      <text:p text:style-name="P94"><text:soft-page-break/>The application shows a single package at a time. <text:span text:style-name="T396">On the top row, you will find the navigation buttons (</text:span><text:span text:style-name="T208">b</text:span><text:span text:style-name="T396">rowse buttons), as well as menu and search buttons. Below that, the package information </text:span><text:span text:style-name="T474">is split </text:span><text:span text:style-name="T396">in three </text:span><text:span text:style-name="T219">sections</text:span><text:span text:style-name="T396">.</text:span></text:p>
      <text:p text:style-name="P95"><draw:frame draw:style-name="fr5" draw:name="Frame5" text:anchor-type="paragraph" svg:width="13.122cm" draw:z-index="8"><draw:text-box fo:min-height="9.53cm"><text:p text:style-name="Figure"><draw:frame draw:style-name="fr18" draw:name="Image65" text:anchor-type="paragraph" svg:width="13.01cm" svg:height="8.55cm" draw:z-index="9"><draw:image xlink:href="../mainview.png" xlink:type="simple" xlink:show="embed" xlink:actuate="onLoad" draw:mime-type="image/png"/></draw:frame>Figure <text:sequence text:ref-name="refFigure0" text:name="Figure" text:formula="ooow:Figure+1" style:num-format="1">1</text:sequence>: User-interface, main view</text:p></draw:text-box></draw:frame>The first <text:span text:style-name="T219">section</text:span> gives the <text:span text:style-name="T209">generic</text:span> package information: <text:span text:style-name="T397">its name (or identification), its </text:span>body size, number of pins, pitch between the pins, <text:alphabetical-index-mark text:string-value="Terminal style"/>termina<text:span text:style-name="T497">l</text:span> style (shape of the <text:alphabetical-index-mark text:string-value="Lead shape, see also Terminal"/>leads), <text:span text:style-name="T397">and other </text:span><text:span text:style-name="T482">characteristic</text:span><text:span text:style-name="T397">s.</text:span></text:p>
      <text:p text:style-name="P151">The second <text:span text:style-name="T219">section</text:span> lists <text:alphabetical-index-mark text:string-value="Variants"/>variants of the same “common shape” for the package. <text:span text:style-name="T482">The variant adds the </text:span><text:span text:style-name="T136">height </text:span><text:span text:style-name="T222">of the package, the standard it conforms to (if any) and the presence of an exposed pad (or “thermal pad”) to</text:span><text:span text:style-name="T136"> the generic information.</text:span><text:span text:style-name="T210"> </text:span><text:span text:style-name="T223">See </text:span><text:span text:style-name="T225">topic</text:span><text:span text:style-name="T223"> </text:span><text:span text:style-name="Heading_20_reference"><text:span text:style-name="T483"><text:bookmark-ref text:reference-format="text" text:ref-name="__RefHeading___Toc552_2848694077">Common names &amp; variants</text:bookmark-ref></text:span></text:span><text:span text:style-name="T223"><text:s/>on page </text:span><text:span text:style-name="T223"><text:bookmark-ref text:reference-format="page" text:ref-name="__RefHeading___Toc552_2848694077">9</text:bookmark-ref></text:span><text:span text:style-name="T223"><text:s/>for the distinction between a generic package and a variant.</text:span></text:p>
      <text:p text:style-name="P105"><text:span text:style-name="T210">T</text:span><text:span text:style-name="T136">he third </text:span><text:span text:style-name="T219">section</text:span><text:span text:style-name="T136"> gives detailed information about the footprint for the package: the shape and size of the pads, and the positions of these pads. </text:span><text:span text:style-name="T211">As an aside,</text:span><text:span text:style-name="T136"> </text:span><text:span text:style-name="T3">Packages</text:span><text:span text:style-name="T136"> does not generate footprints for any </text:span><text:span text:style-name="SmallCaps"><text:span text:style-name="T89">EDA</text:span></text:span><text:span text:style-name="T136"> program </text:span><text:span text:style-name="T37">—</text:span><text:span text:style-name="T137">that is not its goal. However, due to the open format of the output file, a third-party script can use the detailed information on the package and pads to generate these footprints.</text:span></text:p>
      <text:p text:style-name="P173"><text:soft-page-break/><text:span text:style-name="T137">On start-up, </text:span><text:span text:style-name="T5">Packages</text:span><text:span text:style-name="T137"> shows the full list with all packages in the repository. You can restrict the range to a subset, based on keywords or specific package parameters (e.g. span, height, pin count). See topic </text:span><text:span text:style-name="Heading_20_reference"><text:span text:style-name="T417"><text:bookmark-ref text:reference-format="text" text:ref-name="__RefHeading___Toc1285_2151179077">Searching and filtering packages</text:bookmark-ref></text:span></text:span><text:span text:style-name="T137"><text:s/>on page </text:span><text:span text:style-name="T137"><text:bookmark-ref text:reference-format="page" text:ref-name="__RefHeading___Toc1285_2151179077">8</text:bookmark-ref></text:span><text:span text:style-name="T137"><text:s/>for details.</text:span></text:p>
      <text:h text:style-name="Heading_20_2" text:outline-level="2"><text:bookmark-start text:name="__RefHeading___Toc1283_2151179077"/>Adding, modifying and deleting packages<text:bookmark-end text:name="__RefHeading___Toc1283_2151179077"/></text:h>
      <text:p text:style-name="P107">Depending on the package, not all data may be relevant. However, the top <text:span text:style-name="T426">section (</text:span><text:span text:style-name="T42">of the user-interface, </text:span><text:span text:style-name="T45">see </text:span><text:span text:style-name="Heading_20_reference"><text:span text:style-name="T403"><text:sequence-ref text:reference-format="category-and-value" text:ref-name="refFigure0">Figure 1</text:sequence-ref></text:span></text:span><text:span text:style-name="T43">) </text:span><text:span text:style-name="T45">should always be completed.</text:span></text:p>
      <text:h text:style-name="Heading_20_3" text:outline-level="3">Names, <text:span text:style-name="T426">description</text:span></text:h>
      <text:p text:style-name="P96">A package may have more than one name <text:span text:style-name="T14">—this is covered in detail in the </text:span><text:span text:style-name="T48">topic</text:span><text:span text:style-name="T14"> </text:span><text:span text:style-name="Heading_20_reference"><text:span text:style-name="T399"><text:bookmark-ref text:reference-format="text" text:ref-name="__RefHeading___Toc552_2848694077">Common names &amp; variants</text:bookmark-ref></text:span></text:span><text:span text:style-name="T14"><text:s/>on page </text:span><text:span text:style-name="T14"><text:bookmark-ref text:reference-format="page" text:ref-name="__RefHeading___Toc552_2848694077">9</text:bookmark-ref></text:span><text:span text:style-name="T14">. The names that refer to the generic </text:span><text:span text:style-name="T22">“flat view” shape of the </text:span><text:span text:style-name="T14">package, </text:span><text:span text:style-name="T22">should be listed as names in the top </text:span><text:span text:style-name="T42">section</text:span><text:span text:style-name="T22">. </text:span><text:span text:style-name="T25">Other a</text:span><text:span text:style-name="T22">pplications can use these aliases to look up package information in the course of exchanging data: different programs used in electronics production may use different names for the same package. Applications can also use the aliases to translate all packages being entered into the system to a preferred </text:span><text:alphabetical-index-mark text:string-value="Naming convention"/><text:span text:style-name="T22">naming convention.</text:span></text:p>
      <text:p text:style-name="P148"><text:span text:style-name="T22">I</text:span><text:span text:style-name="T14">n the case of “</text:span><text:alphabetical-index-mark text:string-value="Chip package"/><text:span text:style-name="T14">chip” packages, like </text:span><text:span text:style-name="T311">0603</text:span><text:span text:style-name="T14"> and </text:span><text:span text:style-name="T311">0805</text:span><text:span text:style-name="T14">, we recommend to include both the “imperial” name and the “metric” name for the package (in this case </text:span><text:span text:style-name="T311">1508</text:span><text:span text:style-name="T14"> and </text:span><text:span text:style-name="T311">2012</text:span><text:span text:style-name="T14"> respectively). As explained in </text:span><text:span text:style-name="Heading_20_reference"><text:span text:style-name="T399"><text:bookmark-ref text:reference-format="text" text:ref-name="__RefHeading___Toc556_2848694077">Metric versus Imperial</text:bookmark-ref></text:span></text:span><text:span text:style-name="T14"><text:s/>(page </text:span><text:span text:style-name="T14"><text:bookmark-ref text:reference-format="page" text:ref-name="__RefHeading___Toc556_2848694077">23</text:bookmark-ref></text:span><text:span text:style-name="T14">), conflicts arise for the smaller packages: </text:span><text:span text:style-name="T31">for example,</text:span><text:span text:style-name="T14"> </text:span><text:span text:style-name="T311">0603</text:span><text:span text:style-name="T14"> is a valid </text:span><text:span text:style-name="T37">package label</text:span><text:span text:style-name="T14"> in both imperial and metric —but pointing to two very different packages. Since </text:span><text:span text:style-name="SmallCaps"><text:span text:style-name="T66">Packages</text:span></text:span><text:span text:style-name="T14"> does not allow for naming conflicts, </text:span><text:span text:style-name="T27">our recommendation is to add an “</text:span><text:alphabetical-index-mark text:string-value="suffix" text:key1="Metric units"/><text:span text:style-name="T27">M” suffix to the metric label: the equivalent for </text:span><text:span text:style-name="T313">0603</text:span><text:span text:style-name="T27"> is </text:span><text:span text:style-name="T313">1508M</text:span><text:span text:style-name="T27">, and </text:span><text:span text:style-name="T313">0805</text:span><text:span text:style-name="T27"> is </text:span><text:span text:style-name="T313">2012M</text:span><text:span text:style-name="T27">.</text:span></text:p>
      <text:p text:style-name="P149"><text:span text:style-name="T27">I</text:span><text:span text:style-name="T14">n general, we also suggest to put the preferred name(s) first in the list of names. When an application translates package names into a preferred naming convention, it typically picks the first “preferred name” that matches the chosen naming convention.</text:span></text:p>
      <text:p text:style-name="P108"><text:span text:style-name="T22">T</text:span><text:span text:style-name="T14">he description is optional, and contains general purpose text. The </text:span><text:alphabetical-index-mark text:string-value="Description (of a package)"/><text:span text:style-name="T14">description is included in the search function, so you can use the description to include search terms that are not covered by the other fields.</text:span></text:p>
      <text:h text:style-name="Heading_20_3" text:outline-level="3">Characteristics</text:h>
      <text:p text:style-name="P109"><text:span text:style-name="T22">F</text:span><text:span text:style-name="T14">or </text:span><text:span text:style-name="SmallCaps"><text:span text:style-name="T14">SMD</text:span></text:span><text:span text:style-name="T14"> type packages (the focus of the </text:span><text:span text:style-name="SmallCaps"><text:span text:style-name="T163">Packages</text:span></text:span><text:span text:style-name="T14"> application and data file), the </text:span><text:span text:style-name="T11">termina</text:span><text:span text:style-name="T12">l</text:span><text:span text:style-name="T14"> field is an important parameter. For optical alignment, </text:span><text:span text:style-name="T26">pick-&amp;-place </text:span><text:soft-page-break/><text:span text:style-name="T14">machines need to know at what elevation to scan the (body of the) component</text:span><text:span text:style-name="T26">, </text:span><text:span text:style-name="T14">and that depends on </text:span><text:span text:style-name="T26">the lead shape. Therefore, packages that are identical apart from their </text:span><text:alphabetical-index-mark text:string-value="Terminal style"/><text:span text:style-name="T26">termina</text:span><text:span text:style-name="T35">l</text:span><text:span text:style-name="T26"> style, </text:span><text:span text:style-name="T24">must be entered as separate packages. For example, </text:span><text:span text:style-name="Caption_20_characters"><text:span text:style-name="T402">SOD123</text:span></text:span><text:span text:style-name="T24"> and </text:span><text:span text:style-name="Caption_20_characters"><text:span text:style-name="T402">SOD123F</text:span></text:span><text:span text:style-name="T24"> </text:span><text:span text:style-name="T40">have </text:span><text:alphabetical-index-mark text:string-value="Gull-wing (terminal)"/><text:span text:style-name="T40">gull-wing and </text:span><text:alphabetical-index-mark text:string-value="Lug-lead (terminal)"/><text:span text:style-name="T40">lug-lead termina</text:span><text:span text:style-name="T65">l</text:span><text:span text:style-name="T40">s respectively, and they are therefore separate packages —not variants.</text:span></text:p>
      <text:p text:style-name="P109"><text:span text:style-name="T40">T</text:span><text:span text:style-name="T37">he fields for the </text:span><text:alphabetical-index-mark text:string-value="Pin count"/><text:span text:style-name="T37">pin count and </text:span><text:alphabetical-index-mark text:string-value="Pitch"/><text:span text:style-name="T37">pitch are fairly self-explanatory (see also </text:span><text:span text:style-name="T64">topic</text:span><text:span text:style-name="T37"> </text:span><text:span text:style-name="Heading_20_reference"><text:span text:style-name="T399"><text:bookmark-ref text:reference-format="text" text:ref-name="__RefHeading___Toc1287_2151179077">Pitch and spans</text:bookmark-ref></text:span></text:span><text:span text:style-name="T37"><text:s/>on page </text:span><text:span text:style-name="T37"><text:bookmark-ref text:reference-format="page" text:ref-name="__RefHeading___Toc1287_2151179077">11</text:bookmark-ref></text:span><text:span text:style-name="T37"><text:s/>for the pitch dimension). </text:span><text:span text:style-name="T46">An </text:span><text:alphabetical-index-mark text:string-value="Exposed-pad"/><text:span text:style-name="T46">exposed-pad (or thermal pad) is seen as an attribute of a package, and it is typically </text:span><text:span text:style-name="T78">not</text:span><text:span text:style-name="T70"> included in the pin count.</text:span></text:p>
      <text:p text:style-name="P110"><text:span text:style-name="T70">T</text:span><text:span text:style-name="T68">he tape packaging orientation is standardized for common parts (see </text:span><text:span text:style-name="T76">chapter</text:span><text:span text:style-name="T68"> </text:span><text:span text:style-name="Heading_20_reference"><text:span text:style-name="T412"><text:bookmark-ref text:reference-format="text" text:ref-name="__RefHeading___Toc1172_2151179077">Normal orientations</text:bookmark-ref></text:span></text:span><text:span text:style-name="T68">, page </text:span><text:span text:style-name="T68"><text:bookmark-ref text:reference-format="page" text:ref-name="__RefHeading___Toc1172_2151179077">17</text:bookmark-ref></text:span><text:span text:style-name="T68">). </text:span><text:span text:style-name="T71">For connectors or exotic packages, the tape orientation can be selected here. Tape packaging orientation is relevant only for components package is </text:span><text:alphabetical-index-mark text:string-value="Tape on reel"/><text:span text:style-name="T71">tape (on reel); </text:span><text:span text:style-name="T72">for packages too big for tape packaging, leave this field at zero. Again, see chapter </text:span><text:span text:style-name="Heading_20_reference"><text:span text:style-name="T412"><text:bookmark-ref text:reference-format="text" text:ref-name="__RefHeading___Toc1172_2151179077">Normal orientations</text:bookmark-ref></text:span></text:span><text:span text:style-name="Heading_20_reference"><text:span text:style-name="T297"><text:s/></text:span></text:span><text:span text:style-name="T72">for details.</text:span></text:p>
      <text:p text:style-name="P111"><text:span text:style-name="T72">T</text:span><text:span text:style-name="T68">he relevance of the “polarized” field is that packages for </text:span><text:alphabetical-index-mark text:string-value="Polarized component"/><text:span text:style-name="T68">polarized components are regularly oriented differently in tape packaging than those for non-polarized parts.</text:span></text:p>
      <text:h text:style-name="Heading_20_3" text:outline-level="3"><text:alphabetical-index-mark text:string-value="Body size"/>Body size, <text:alphabetical-index-mark text:string-value="Lead-to-lead size"/>lead-to-lead size</text:h>
      <text:p text:style-name="P116"><text:span text:style-name="T40">B</text:span><text:span text:style-name="T37">ody size and lead-to-lead size are also inherent characteristics of a package. These sizes allow for a tolerance, however (this tolerance can be looked up in the specifications of the respective packages). </text:span><text:span text:style-name="T41">See </text:span><text:span text:style-name="Heading_20_reference"><text:span text:style-name="T401"><text:bookmark-ref text:reference-format="text" text:ref-name="__RefHeading___Toc558_2848694077">Package dimensions and outlines</text:bookmark-ref></text:span></text:span><text:span text:style-name="T41"><text:s/>(page </text:span><text:span text:style-name="T41"><text:bookmark-ref text:reference-format="page" text:ref-name="__RefHeading___Toc558_2848694077">10</text:bookmark-ref></text:span><text:span text:style-name="T41">) for details on the various “size” specifications of a package.</text:span></text:p>
      <text:p text:style-name="P116"><text:span text:style-name="T44">If a package does not have pins (termina</text:span><text:span text:style-name="T65">ls</text:span><text:span text:style-name="T44"> </text:span><text:span text:style-name="T65">are</text:span><text:span text:style-name="T44"> either “</text:span><text:alphabetical-index-mark text:string-value="Endcap (terminal)"/><text:span text:style-name="T44">endcap” or “</text:span><text:alphabetical-index-mark text:string-value="No-lead (terminal)"/><text:span text:style-name="T44">no-lead”</text:span><text:span text:style-name="T65">)</text:span><text:span text:style-name="T44">, the </text:span><text:alphabetical-index-mark text:string-value="Lead-to-lead size"/><text:span text:style-name="T44">lead-to-lead size does not need to be filled in (it is by consequence identical to the body size).</text:span></text:p>
      <text:h text:style-name="Heading_20_3" text:outline-level="3"><text:bookmark-start text:name="__RefHeading___Toc5396_1379342901"/>Variants<text:bookmark-end text:name="__RefHeading___Toc5396_1379342901"/></text:h>
      <text:p text:style-name="P152">The middle section in the user interface (see <text:span text:style-name="Heading_20_reference"><text:sequence-ref text:reference-format="category-and-value" text:ref-name="refFigure0">Figure 1</text:sequence-ref></text:span><text:s/>on page <text:sequence-ref text:reference-format="page" text:ref-name="refFigure0">4</text:sequence-ref>) is for the <text:alphabetical-index-mark text:string-value="Variants"/>variants of the generic package. <text:span text:style-name="T429">The generic package </text:span><text:span text:style-name="T220">portrays</text:span><text:span text:style-name="T429"> a flattened view. For a long time, EDA programs needed no more that </text:span><text:span text:style-name="T430">this representation. For assembly of the PCB, and for mechanical </text:span><text:span text:style-name="T493">design</text:span><text:span text:style-name="T430"> (e.g. design of the enclosure), the height </text:span><text:span text:style-name="T485">of the package also becomes an important parameter (and i</text:span><text:span text:style-name="T430">t is quit</text:span><text:span text:style-name="T494">e</text:span><text:span text:style-name="T430"> common that a generic package exists in different heights</text:span><text:span text:style-name="T485">)</text:span><text:span text:style-name="T430">. </text:span><text:span text:style-name="T485">This is why the details of various variants can be entered in a table. See the </text:span><text:span text:style-name="T225">topic</text:span><text:span text:style-name="T223"> </text:span><text:span text:style-name="Heading_20_reference"><text:span text:style-name="T483"><text:bookmark-ref text:reference-format="text" text:ref-name="__RefHeading___Toc552_2848694077">Common names &amp; variants</text:bookmark-ref></text:span></text:span><text:span text:style-name="T223"><text:s/></text:span><text:span text:style-name="T225">(</text:span><text:span text:style-name="T223">page </text:span><text:span text:style-name="T223"><text:bookmark-ref text:reference-format="page" text:ref-name="__RefHeading___Toc552_2848694077">9</text:bookmark-ref></text:span><text:span text:style-name="T225">) for background information.</text:span></text:p>
      <text:p text:style-name="P153"><text:soft-page-break/>For example,<text:span text:style-name="T210"> </text:span><text:span text:style-name="T136">a</text:span><text:span text:style-name="T210">n </text:span><text:alphabetical-index-mark text:string-value="LQFP (package)"/><text:span text:style-name="Caption_20_characters"><text:span text:style-name="T398">LQFP</text:span></text:span><text:span text:style-name="T210"> package and an </text:span><text:alphabetical-index-mark text:string-value="TQFP (package)"/><text:span text:style-name="Caption_20_characters"><text:span text:style-name="T398">TQFP</text:span></text:span><text:span text:style-name="T210"> package share all parameters (and they share it with the generic </text:span><text:span text:style-name="Caption_20_characters"><text:span text:style-name="T398">QFP</text:span></text:span><text:span text:style-name="T210"> package), except </text:span><text:span text:style-name="T136">that </text:span><text:span text:style-name="Caption_20_characters">LQFP</text:span><text:span text:style-name="T136"> is about 1.5 mm thick and </text:span><text:span text:style-name="Caption_20_characters">TQFP</text:span><text:span text:style-name="T136"> </text:span><text:span text:style-name="T224">about</text:span><text:span text:style-name="T136"> 1.0 mm.</text:span></text:p>
      <text:p text:style-name="P140">Each variant must have a unique name, <text:span text:style-name="T431">and the name of a variant may not conflict with any of the aliases for the generic package either. Names for variants may follow a standard or an ad-hoc convention </text:span><text:span text:style-name="T28">—</text:span><text:span text:style-name="T47">s</text:span><text:span text:style-name="T23">ee also </text:span><text:span text:style-name="Heading_20_reference"><text:span text:style-name="T400"><text:bookmark-ref text:reference-format="text" text:ref-name="__RefHeading___Toc2650_918863842">Package naming standards</text:bookmark-ref></text:span></text:span><text:span text:style-name="T23"><text:s/>(page </text:span><text:span text:style-name="T23"><text:bookmark-ref text:reference-format="page" text:ref-name="__RefHeading___Toc2650_918863842">22</text:bookmark-ref></text:span><text:span text:style-name="T23">). </text:span><text:span text:style-name="T28">If it is a </text:span><text:span text:style-name="T29">standardized convention, you can indicate that convention on the row too. Doing so enables applications to translate between </text:span><text:span text:style-name="T30">naming conventions.</text:span></text:p>
      <text:p text:style-name="P141"><text:span text:style-name="T30">F</text:span><text:span text:style-name="T14">or the “flat view” dimensions, </text:span><text:span text:style-name="T4">Packages</text:span><text:span text:style-name="T14"> stores the </text:span><text:alphabetical-index-mark text:string-value="Nominal size"/><text:span text:style-name="T86">nominal</text:span><text:span text:style-name="T14"> </text:span><text:span text:style-name="T37">size</text:span><text:span text:style-name="T14"> and a tolerance from that nominal size. For the height, it uses a range: minimum height to maximum height. The motivation is that package standards also specify the height as a range; </text:span><text:span text:style-name="T88">IPC-7351</text:span><text:span text:style-name="T14"> only records a </text:span><text:span text:style-name="T86">maximum</text:span><text:span text:style-name="T14"> height in its naming convention.</text:span></text:p>
      <text:h text:style-name="Heading_20_3" text:outline-level="3">Footprint</text:h>
      <text:p text:style-name="P122"><text:span text:style-name="T213">T</text:span><text:span text:style-name="T212">he bottom section of </text:span><text:span text:style-name="T218">the user interface (</text:span><text:span text:style-name="Heading_20_reference"><text:span text:style-name="T410"><text:sequence-ref text:reference-format="category-and-value" text:ref-name="refFigure0">Figure 1</text:sequence-ref></text:span></text:span><text:span text:style-name="T218">, page </text:span><text:span text:style-name="T218"><text:sequence-ref text:reference-format="page" text:ref-name="refFigure0">4</text:sequence-ref></text:span><text:span text:style-name="T218">) has design parameters for the footprint.</text:span></text:p>
      <text:p text:style-name="P103"><text:span text:style-name="T213">The majority of footprints use a single pad shape &amp; size for most (or all) of the pins. </text:span><text:span text:style-name="T4">Packages</text:span><text:span text:style-name="T214"> </text:span><text:span text:style-name="T213">splits the pad shapes from the pad positions for a package. Thus, you often need to add only one or two pad shapes, even for packages with a high pin count.</text:span></text:p>
      <text:p text:style-name="P104"><text:span text:style-name="T213">In the pad shape specification, you can furthermore mark a pad as “</text:span><text:alphabetical-index-mark text:string-value="Exposed-pad"/><text:span text:style-name="T213">exposed pad” (also called a thermal pad). </text:span><text:span text:style-name="T215">A pad marked as such is then only valid for those variants that are also marked as having an exposed pad (in the “variants” </text:span><text:span text:style-name="T216">section </text:span><text:span text:style-name="T217">of </text:span><text:span text:style-name="Heading_20_reference"><text:span text:style-name="T403"><text:sequence-ref text:reference-format="category-and-value" text:ref-name="refFigure0">Figure 1</text:sequence-ref></text:span></text:span><text:span text:style-name="T215">).</text:span></text:p>
      <text:p text:style-name="P150"><text:span text:style-name="T215">F</text:span><text:span text:style-name="T212">or example, for a </text:span><text:span text:style-name="Caption_20_characters"><text:span text:style-name="T399">HSOIC8</text:span></text:span><text:span text:style-name="T212"> package (8-pin </text:span><text:span text:style-name="SmallCaps"><text:span text:style-name="T253">SOIC</text:span></text:span><text:span text:style-name="T212"> with 1.27 mm pitch and an exposed-pad):</text:span></text:p>
      <text:list xml:id="list2483130214" text:style-name="L1">
        <text:list-item>
          <text:p text:style-name="P193"><text:span text:style-name="T55">a </text:span><text:span text:style-name="T62">variant for the package must be added, </text:span><text:span text:style-name="T61">with an appropriate name (for example, </text:span><text:span text:style-name="Caption_20_characters"><text:span text:style-name="T411">SOIC8P127_495X600X175T330X240</text:span></text:span><text:span text:style-name="T61"> according to </text:span><text:span text:style-name="SmallCaps"><text:span text:style-name="T33">IPC-7351</text:span></text:span><text:span text:style-name="T61">, or </text:span><text:span text:style-name="Caption_20_characters"><text:span text:style-name="T411">HSOIC8‑3.8x4.95</text:span></text:span><text:span text:style-name="T61"> according to </text:span><text:span text:style-name="SmallCaps"><text:span text:style-name="T33">ED-7303</text:span></text:span><text:span text:style-name="T61">);</text:span></text:p>
        </text:list-item>
        <text:list-item>
          <text:p text:style-name="P196">in the column “exposed-pad”, a tick mark should be placed on the row for the variant;</text:p>
        </text:list-item>
        <text:list-item>
          <text:p text:style-name="P196">in the footprint section, a pad shape must be added with the size of the exposed-pad, and this pad must also have a tick mark in the column “exposed-pad” (this will have pad-id 2 for this example package);</text:p>
        </text:list-item>
        <text:list-item>
          <text:p text:style-name="P197"><text:soft-page-break/>a pad with pin-id 9 <text:span text:style-name="T480">(one more than the pin count of the package, so 9 for an </text:span><text:span text:style-name="Caption_20_characters"><text:span text:style-name="T480">SOIC8</text:span></text:span><text:span text:style-name="T480">) </text:span>must be added, and referencing pad-id 2.</text:p>
        </text:list-item>
      </text:list>
      <text:p text:style-name="P104"><text:span text:style-name="T215">The exposed pad is typically </text:span><text:span text:style-name="T194">not</text:span><text:span text:style-name="T185"> included in the pin count (in the package characteristics, top </text:span><text:span text:style-name="T186">section of </text:span><text:span text:style-name="Heading_20_reference"><text:span text:style-name="T413"><text:sequence-ref text:reference-format="category-and-value" text:ref-name="refFigure0">Figure 1</text:sequence-ref></text:span></text:span><text:span text:style-name="T185">).</text:span></text:p>
      <text:h text:style-name="Heading_20_2" text:outline-level="2"><text:bookmark-start text:name="__RefHeading___Toc1285_2151179077"/>Searching <text:span text:style-name="T492">and filtering </text:span>packages<text:bookmark-end text:name="__RefHeading___Toc1285_2151179077"/></text:h>
      <text:p text:style-name="P174">You can open the <text:alphabetical-index-mark text:string-value="Searching packages"/>search view <text:span text:style-name="T136">by clicking</text:span> the button “<text:span text:style-name="T7">Search</text:span>” <text:span text:style-name="T427">(top right in </text:span><text:span text:style-name="Heading_20_reference"><text:span text:style-name="T413"><text:sequence-ref text:reference-format="category-and-value" text:ref-name="refFigure0">Figure 1</text:sequence-ref></text:span></text:span><text:span text:style-name="T186">, </text:span><text:span text:style-name="T187">page </text:span><text:span text:style-name="T187"><text:sequence-ref text:reference-format="page" text:ref-name="refFigure0">4</text:sequence-ref></text:span><text:span text:style-name="T427">) </text:span>or with the key combination <text:span text:style-name="T7">Ctrl+F</text:span>.</text:p>
      <text:p text:style-name="P174"><draw:frame draw:style-name="fr17" draw:name="Image77" text:anchor-type="paragraph" svg:width="13.019cm" svg:height="9.58cm" draw:z-index="43"><draw:image xlink:href="../searchview.png" xlink:type="simple" xlink:show="embed" xlink:actuate="onLoad" draw:mime-type="image/png"/></draw:frame><text:span text:style-name="T394">The search is on </text:span><text:alphabetical-index-mark text:string-value="Keyword search, see also Searching"/><text:span text:style-name="T394">keywords and/or specific package </text:span><text:alphabetical-index-mark text:string-value="Parametric search, see also Searching"/><text:span text:style-name="T394">parameters. </text:span><text:span text:style-name="T395">Only exact matches are found for the pin count and the pitch, if these are set as search parameters. However, for the </text:span><text:alphabetical-index-mark text:string-value="Span"/><text:span text:style-name="T395">span, a 10% margin applies.</text:span></text:p>
      <text:p text:style-name="P176">Next to <text:span text:style-name="T136">jumping to a match (by double-clicking on the row in the “matches” table), you can add one or more matches to a </text:span><text:alphabetical-index-mark text:string-value="Filtering packages"/><text:span text:style-name="T136">selection. When a selection is active, the range of packages in the main view (</text:span><text:span text:style-name="Heading_20_reference"><text:sequence-ref text:reference-format="category-and-value" text:ref-name="refFigure0">Figure 1</text:sequence-ref></text:span><text:span text:style-name="T136"> on page </text:span><text:span text:style-name="T136"><text:sequence-ref text:reference-format="page" text:ref-name="refFigure0">4</text:sequence-ref></text:span><text:span text:style-name="T136">) is restricted to the selection. </text:span><text:span text:style-name="T228">Multiple disjoint searches can be added to a selection.</text:span></text:p>
      <text:h text:style-name="Heading_20_1" text:outline-level="1"><text:bookmark-start text:name="__RefHeading___Toc550_2848694077"/>Package concepts<text:bookmark-end text:name="__RefHeading___Toc550_2848694077"/></text:h>
      <text:p text:style-name="P97"><text:span text:style-name="T272">It is obvious that a </text:span><text:span text:style-name="T273">specification for a component package needs to record the size, pin </text:span><text:span text:style-name="T498">count</text:span><text:span text:style-name="T273">, pitch, and a few other characteristics. And it needs to have a kind of </text:span><text:span text:style-name="T167">label</text:span><text:span text:style-name="T273"> that uniquely identifies it. Yet, as you look at the user-interface o</text:span><text:span text:style-name="T321">f</text:span><text:span text:style-name="T273"> </text:span><text:span text:style-name="SmallCaps"><text:span text:style-name="T283">Packages</text:span></text:span><text:span text:style-name="T273">, you will spot right-away that there are multiple, different, fields for the size of the package, as well as multiple “labels” that all uniquely point to the same package.</text:span></text:p>
      <text:h text:style-name="Heading_20_2" text:outline-level="2"><text:bookmark-start text:name="__RefHeading___Toc552_2848694077"/>Common names &amp; variants<text:bookmark-end text:name="__RefHeading___Toc552_2848694077"/></text:h>
      <text:p text:style-name="P71">The <text:span text:style-name="Caption_20_characters">QFP</text:span> <text:span text:style-name="T334">group of </text:span>package<text:span text:style-name="T334">s</text:span> <text:span text:style-name="T195">comprise</text:span><text:span text:style-name="T334">s ranges of </text:span><text:span text:style-name="T195">with pin counts from 16 to </text:span><text:span text:style-name="T196">256 and pitches from 0.4 mm to 1.0 mm. </text:span><text:span text:style-name="T197">With a chosen pin count and pitch, for example </text:span><text:span text:style-name="Caption_20_characters"><text:span text:style-name="T416">QF</text:span></text:span><text:span text:style-name="Caption_20_characters"><text:span text:style-name="T332">P</text:span></text:span><text:span text:style-name="Caption_20_characters"><text:span text:style-name="T416">32</text:span></text:span><text:span text:style-name="T197"> with pith 0.5, the name still refers to a group</text:span> of packages that all share the essential dimensions in the flat plane. There are <text:span text:style-name="T319">variants, like </text:span><text:alphabetical-index-mark text:string-value="LQFP (package)"/><text:span text:style-name="Caption_20_characters"><text:span text:style-name="T319">LQFP</text:span></text:span><text:span text:style-name="T319"> which is </text:span><text:span text:style-name="T484">about</text:span><text:span text:style-name="T319"> 1.</text:span><text:span text:style-name="T224">5</text:span><text:span text:style-name="T319"> mm thick as opposed to 2.8 mm nominally for the plain </text:span><text:span text:style-name="SmallCaps"><text:span text:style-name="T9">QFP</text:span></text:span><text:span text:style-name="T319"> (the “L” in </text:span><text:span text:style-name="Caption_20_characters"><text:span text:style-name="T319">LQFP</text:span></text:span><text:span text:style-name="T319"> stands for </text:span><text:span text:style-name="T255">low-profile</text:span><text:span text:style-name="T319">), or </text:span><text:alphabetical-index-mark text:string-value="TQFP (package)"/><text:span text:style-name="Caption_20_characters"><text:span text:style-name="T319">TQFP</text:span></text:span><text:span text:style-name="T319"> with a nominal height of 1.0 </text:span><text:span text:style-name="T320">mm (“T” stands for </text:span><text:span text:style-name="T256">thin</text:span><text:span text:style-name="T295">). There are also variants with </text:span><text:alphabetical-index-mark text:string-value="Bumpered package"/><text:span text:style-name="T256">bumpers</text:span><text:span text:style-name="T295"> in the corners to protect the leads, but these bumpers are not included in the body size </text:span><text:span text:style-name="T84">—</text:span><text:span text:style-name="T237">so the core dimensions are </text:span><text:span text:style-name="T246">still </text:span><text:span text:style-name="T237">the same as for </text:span><text:span text:style-name="Caption_20_characters"><text:span text:style-name="T298">QFP</text:span></text:span><text:span text:style-name="T237">.</text:span></text:p>
      <text:p text:style-name="P72"><text:span text:style-name="T236">All these variants </text:span><text:span text:style-name="T240">(with the same pin count &amp; pitch) </text:span><text:span text:style-name="T236">share the same </text:span><text:span text:style-name="T238">footprint, and have the same pitch and body &amp; lead-to-lead sizes. </text:span><text:span text:style-name="SmallCaps"><text:span text:style-name="T184">Packages</text:span></text:span><text:span text:style-name="T238"> therefore groups them together in a single specification. The </text:span><text:alphabetical-index-mark text:string-value="Variants"/><text:span text:style-name="T238">variants, are listed in that specification with their distinguishing attributes.</text:span></text:p>
      <text:p text:style-name="P74"><text:span text:style-name="T238">R</text:span><text:span text:style-name="T236">egardless, even a </text:span><text:span text:style-name="T239">package</text:span><text:span text:style-name="T236"> </text:span><text:span text:style-name="T192">group</text:span><text:span text:style-name="T236"> may be known under different names. As already </text:span><text:span text:style-name="T173">noted</text:span><text:span text:style-name="T236"> earlier, in part this is due to different standardization organizations </text:span><text:span text:style-name="T173">writing</text:span><text:span text:style-name="T236"> their own standard for one and the same package; </text:span><text:span text:style-name="T247">see chapter </text:span><text:span text:style-name="Heading_20_reference"><text:span text:style-name="T424"><text:bookmark-ref text:reference-format="text" text:ref-name="__RefHeading___Toc2650_918863842">Package naming standards</text:bookmark-ref></text:span></text:span><text:span text:style-name="T247"><text:s/>on page </text:span><text:span text:style-name="T247"><text:bookmark-ref text:reference-format="page" text:ref-name="__RefHeading___Toc2650_918863842">22</text:bookmark-ref></text:span><text:span text:style-name="T247"><text:s/>for </text:span><text:span text:style-name="T177">more information</text:span><text:span text:style-name="T247">. Also </text:span><text:span text:style-name="T236">note that standardization</text:span><text:span text:style-name="T83"> organizations </text:span><text:span text:style-name="T68">tend to</text:span><text:span text:style-name="T83"> follow </text:span><text:alphabetical-index-mark text:string-value="Industry practice"/><text:span text:style-name="T83">industry practice </text:span><text:span text:style-name="T84">—</text:span><text:span text:style-name="T83">the package exists before the standard gets written. Therefore, </text:span><text:span text:style-name="SmallCaps"><text:span text:style-name="T77">Packages</text:span></text:span><text:span text:style-name="T83"> allows you to add aliases for each </text:span><text:span text:style-name="T69">common</text:span><text:span text:style-name="T83"> name (as well as </text:span><text:span text:style-name="T75">adding</text:span><text:span text:style-name="T83"> variant</text:span><text:span text:style-name="T85">s</text:span><text:span text:style-name="T83">).</text:span></text:p>
      <text:p text:style-name="P73"><text:span text:style-name="T83">See also the </text:span><text:span text:style-name="T73">topic</text:span><text:span text:style-name="T83"> </text:span><text:span text:style-name="Heading_20_reference"><text:span text:style-name="T412"><text:bookmark-ref text:reference-format="text" text:ref-name="__RefHeading___Toc556_2848694077">Metric versus Imperial</text:bookmark-ref></text:span></text:span><text:span text:style-name="Heading_20_reference"><text:span text:style-name="T297"><text:s/></text:span></text:span><text:span text:style-name="T83">on page </text:span><text:span text:style-name="T83"><text:bookmark-ref text:reference-format="page" text:ref-name="__RefHeading___Toc556_2848694077">23</text:bookmark-ref></text:span><text:span text:style-name="T83"><text:s/>for another reason why a class is known under different names: sometimes a standardization organization cannot decide what is (or should be) </text:span><text:span text:style-name="T86">the standard</text:span><text:span text:style-name="T83">.</text:span></text:p>
      <text:h text:style-name="Heading_20_2" text:outline-level="2"><text:bookmark-start text:name="__RefHeading___Toc558_2848694077"/><text:soft-page-break/>Package dimensions and outlines<text:bookmark-end text:name="__RefHeading___Toc558_2848694077"/></text:h>
      <text:p text:style-name="P21">The <text:span text:style-name="T254">size</text:span> or <text:alphabetical-index-mark text:string-value="Bounding box"/><text:span text:style-name="T254">bounding box</text:span><text:span text:style-name="T291"> of</text:span> a package may refer to one of <text:span text:style-name="T254">four</text:span><text:span text:style-name="T291"> dimensions, and each has its purpose.</text:span></text:p>
      <text:p text:style-name="P22"><draw:frame draw:style-name="fr4" draw:name="Frame1" text:anchor-type="paragraph" svg:width="12.22cm" draw:z-index="0"><draw:text-box fo:min-height="3cm"><text:p text:style-name="Figure"><draw:frame draw:style-name="fr16" draw:name="Image1" text:anchor-type="paragraph" svg:x="0cm" svg:y="-0.101cm" svg:width="12.22cm" style:rel-width="100%" svg:height="3cm" style:rel-height="scale" draw:z-index="1"><draw:image xlink:href="../courtyard.png" xlink:type="simple" xlink:show="embed" xlink:actuate="onLoad" draw:mime-type="image/png"/></draw:frame>Figure <text:sequence text:ref-name="refFigure1" text:name="Figure" text:formula="ooow:Figure+1" style:num-format="1">2</text:sequence>: Package sizes</text:p></draw:text-box></draw:frame><text:span text:style-name="T291">The </text:span><text:alphabetical-index-mark text:string-value="Body size" text:main-entry="true"/><text:span text:style-name="T254">body size</text:span><text:span text:style-name="T291"> is, indeed, the size of the bounding box around the body excluding the pins. The </text:span><text:alphabetical-index-mark text:string-value="Lead-to-lead size" text:main-entry="true"/><text:span text:style-name="T254">lead-to-lead size</text:span><text:span text:style-name="T291"> is the bounding box </text:span><text:span text:style-name="T254">including</text:span><text:span text:style-name="T291"> the pins. For packages that have no pins extruding from the sides of body (like </text:span><text:span text:style-name="Caption_20_characters"><text:span text:style-name="T292">QFN</text:span></text:span><text:span text:style-name="T292"> or </text:span><text:span text:style-name="Caption_20_characters"><text:span text:style-name="T292">BGA</text:span></text:span><text:span text:style-name="T292">), the body and lead-to-lead sizes are the same. </text:span><text:span text:style-name="T293">In the package data file (see </text:span><text:span text:style-name="T294">chapter</text:span><text:span text:style-name="T293"> </text:span><text:span text:style-name="Heading_20_reference"><text:span text:style-name="T432"><text:bookmark-ref text:reference-format="text" text:ref-name="__RefHeading___Toc533_2289340892">File format specification</text:bookmark-ref></text:span></text:span><text:span text:style-name="T293"><text:s/></text:span><text:span text:style-name="T294">on page </text:span><text:span text:style-name="T294"><text:bookmark-ref text:reference-format="page" text:ref-name="__RefHeading___Toc533_2289340892">13</text:bookmark-ref></text:span><text:span text:style-name="T293">), the lead-to-lead size may be omitted in case it is equal to the body size.</text:span></text:p>
      <text:p text:style-name="P23"><text:span text:style-name="T291">The </text:span><text:alphabetical-index-mark text:string-value="Footprint contour" text:main-entry="true"/><text:span text:style-name="T254">footprint </text:span><text:alphabetical-index-mark text:string-value="Contour, see also Footprint contour"/><text:span text:style-name="T188">contour</text:span><text:span text:style-name="T291"> (also called the footprint </text:span><text:span text:style-name="T188">outline</text:span><text:span text:style-name="T291">) is the bounding box around the footprint. With the </text:span><text:span text:style-name="Caption_20_characters"><text:span text:style-name="T291">SOT23-5</text:span></text:span><text:span text:style-name="T168"> example in the picture above, the contour is wider than the lead-to-lead size, but not as high. The </text:span><text:alphabetical-index-mark text:string-value="Courtyard" text:main-entry="true"/><text:span text:style-name="T188">courtyard</text:span><text:span text:style-name="T168"> goes around the </text:span><text:span text:style-name="T169">package, the leads and the footprint; this is always the biggest size.</text:span></text:p>
      <text:p text:style-name="Text_20_body"><text:span text:style-name="SmallCaps"><text:span text:style-name="T283">Packages</text:span></text:span><text:span text:style-name="T169"> </text:span><text:span text:style-name="T170">stores the body size, lead-to-lead size and footprint contour. The courtyard is not stored, because it is the envelope around the lead-to-lead size and the footprint contour (and </text:span><text:span text:style-name="T171">it</text:span><text:span text:style-name="T170"> can therefore be derived from these dimensions).</text:span></text:p>
      <text:p text:style-name="P171"><text:span text:style-name="T178">The horizontal and vertical dimensions for body, lead-to-lead, spans and others depend on </text:span><text:span text:style-name="T179">how the how the package is oriented: turn it by 90 degrees and </text:span><text:span text:style-name="T180">the </text:span><text:span text:style-name="T179">x &amp; y swap </text:span><text:span text:style-name="T180">places</text:span><text:span text:style-name="T179">. </text:span><text:span text:style-name="T180">Therefore, to properly specify the any dimensions of a package, we must first establish the </text:span><text:alphabetical-index-mark text:string-value="Normal orientation" text:main-entry="true"/><text:span text:style-name="T193">normal orientation</text:span><text:span text:style-name="T180"> (or </text:span><text:alphabetical-index-mark text:string-value="Zero-orientation, see also Normal orientation"/><text:span text:style-name="T180">zero-orientation) </text:span><text:span text:style-name="T181">of that package. </text:span><text:span text:style-name="T182">See </text:span><text:span text:style-name="T181">chapter </text:span><text:span text:style-name="Heading_20_reference"><text:span text:style-name="T425"><text:bookmark-ref text:reference-format="text" text:ref-name="__RefHeading___Toc1172_2151179077">Normal orientations</text:bookmark-ref></text:span></text:span><text:span text:style-name="T181"><text:s/></text:span><text:span text:style-name="T182">(</text:span><text:span text:style-name="T181">page </text:span><text:span text:style-name="T181"><text:bookmark-ref text:reference-format="page" text:ref-name="__RefHeading___Toc1172_2151179077">17</text:bookmark-ref></text:span><text:span text:style-name="T182">) for the standardized </text:span><text:span text:style-name="T183">normal orientation</text:span><text:span text:style-name="T182">s of packages</text:span><text:span text:style-name="T181">.</text:span></text:p>
      <text:h text:style-name="Heading_20_2" text:outline-level="2"><text:bookmark-start text:name="__RefHeading___Toc708_525068958"/>Origin offsets<text:bookmark-end text:name="__RefHeading___Toc708_525068958"/></text:h>
      <text:p text:style-name="P79">An essential concept for machine assembly of a PCB (with a pick-&amp;-place machine) is the <text:alphabetical-index-mark text:string-value="Centroid" text:main-entry="true"/>centroid: the centre of mass. <text:span text:style-name="T342">A </text:span><text:alphabetical-index-mark text:string-value="Pick-&amp;-place machine"/><text:span text:style-name="T342">pick-&amp;-place machine picks up the component at its centroid. The rationale is that pick-&amp;-place machines use suction to hold the component “glued” to its nozzle, and the amount of suction is calib</text:span><text:soft-page-break/><text:span text:style-name="T342">rated to the weight of the component. However, if a component is not in balance </text:span><text:span text:style-name="T202">beneath</text:span><text:span text:style-name="T342"> the nozzle, </text:span><text:span text:style-name="T343">it may “float” on the nozzle as the nozzle accelerates and decelerates in its movements from the feeder to the placement position. In other words, placement may then be less accurate.</text:span></text:p>
      <text:p text:style-name="P80">For symmetric <text:span text:style-name="T136">packages (the grand majority of packages)</text:span>, the centroid coincides with the <text:alphabetical-index-mark text:string-value="Geometric centre"/>geometric <text:alphabetical-index-mark text:string-value="Centre (geometric)"/>centre. For these, the origin offsets are zero, for the body, the lead-to-lead envelope and for the footprint contour. <text:span text:style-name="T136">Otherwise, you need to specify the appropriate offsets of </text:span><text:span text:style-name="T203">the geometric centre relative to the centroid.</text:span></text:p>
      <text:p text:style-name="P175"><draw:frame draw:style-name="fr3" draw:name="Frame2" text:anchor-type="paragraph" svg:width="11.051cm" draw:z-index="4"><draw:text-box fo:min-height="3cm"><text:p text:style-name="Figure"><draw:frame draw:style-name="fr15" draw:name="Image3" text:anchor-type="paragraph" svg:x="0cm" svg:y="0cm" svg:width="11.051cm" style:rel-width="100%" svg:height="3cm" style:rel-height="scale" draw:z-index="5"><draw:image xlink:href="../centroidoffset.png" xlink:type="simple" xlink:show="embed" xlink:actuate="onLoad" draw:mime-type="image/png"/></draw:frame>Figure <text:sequence text:ref-name="refFigure2" text:name="Figure" text:formula="ooow:Figure+1" style:num-format="1">3</text:sequence>: Centroid and geometric offset</text:p></draw:text-box></draw:frame><text:span text:style-name="T203">I</text:span><text:span text:style-name="T136">n the above figure of a </text:span><text:alphabetical-index-mark text:string-value="TO-252 (package)"/><text:span text:style-name="Caption_20_characters">TO-252</text:span><text:span text:style-name="T136"> package (also known as </text:span><text:alphabetical-index-mark text:string-value="DPAK (package)"/><text:span text:style-name="Caption_20_characters">DPAK</text:span><text:span text:style-name="T136">), </text:span><text:span text:style-name="T227">the centroid is marked with the blue </text:span><text:span text:style-name="T63">⊕</text:span><text:span text:style-name="T157"> symbol. When looking at the body of the </text:span><text:span text:style-name="Caption_20_characters"><text:span text:style-name="T417">TO-252</text:span></text:span><text:span text:style-name="T137"> package, </text:span><text:span text:style-name="T157">the centroid still falls on </text:span><text:span text:style-name="T136">the geometric centre of the body </text:span><text:span text:style-name="T37">—</text:span><text:span text:style-name="T137">which is by design. For the </text:span><text:span text:style-name="T142">lead-to-lead envelope, this is not the case: the geometric centre is offset to the left of the </text:span><text:alphabetical-index-mark text:string-value="Centroid"/><text:span text:style-name="T142">centroid. </text:span><text:span text:style-name="T143">In the concrete case of the </text:span><text:span text:style-name="Caption_20_characters"><text:span text:style-name="T419">TO-252</text:span></text:span><text:span text:style-name="T143"> package, the origin offset of the lead-to-lead envelope is X: -0.9 mm, Y: 0 mm.</text:span></text:p>
      <text:p text:style-name="P81"><text:span text:style-name="T142">T</text:span><text:span text:style-name="T137">he figure omits a drawing of the footprint for this package, but an </text:span><text:alphabetical-index-mark text:string-value="Origin, see also Geometric centre"/><text:span text:style-name="T137">origin offset applies </text:span><text:span text:style-name="T157">to</text:span><text:span text:style-name="T137"> the footprint </text:span><text:alphabetical-index-mark text:string-value="Footprint contour"/><text:span text:style-name="T149">contour </text:span><text:span text:style-name="T137">as well </text:span><text:span text:style-name="T149">(and, consequently, to the </text:span><text:alphabetical-index-mark text:string-value="Courtyard"/><text:span text:style-name="T149">courtyard too).</text:span></text:p>
      <text:h text:style-name="Heading_20_2" text:outline-level="2"><text:bookmark-start text:name="__RefHeading___Toc1287_2151179077"/>Pitch and spans<text:bookmark-end text:name="__RefHeading___Toc1287_2151179077"/></text:h>
      <text:p text:style-name="P77">The <text:alphabetical-index-mark text:string-value="Pitch" text:main-entry="true"/>pitch is the distance between two <text:span text:style-name="T495">pins or </text:span>p<text:span text:style-name="T335">ad</text:span>s on the same row. The <text:alphabetical-index-mark text:string-value="Span" text:main-entry="true"/>span is the distance between p<text:span text:style-name="T335">ad</text:span>s of opposing rows. <text:span text:style-name="T201">It is illustrated</text:span><text:span text:style-name="T338"> </text:span><text:span text:style-name="T204">in </text:span><text:span text:style-name="Heading_20_reference"><text:span text:style-name="T433"><text:sequence-ref text:reference-format="category-and-value" text:ref-name="refFigure3">Figure 4</text:sequence-ref></text:span></text:span><text:span text:style-name="T338"><text:s/></text:span><text:span text:style-name="T201">with</text:span><text:span text:style-name="T338"> a footprint for the </text:span><text:alphabetical-index-mark text:string-value="SOT23-5 (package)"/><text:span text:style-name="Caption_20_characters"><text:span text:style-name="T338">SOT23-5</text:span></text:span><text:span text:style-name="T338"> package.</text:span></text:p>
      <text:p text:style-name="P78"><draw:frame draw:style-name="fr2" draw:name="Frame3" text:anchor-type="paragraph" svg:width="7.001cm" draw:z-index="2"><draw:text-box fo:min-height="3.11cm"><text:p text:style-name="Figure"><draw:frame draw:style-name="fr14" draw:name="Image2" text:anchor-type="paragraph" svg:y="0cm" svg:width="4.14cm" svg:height="3cm" draw:z-index="3"><draw:image xlink:href="../footprint-pitch-span.png" xlink:type="simple" xlink:show="embed" xlink:actuate="onLoad" draw:mime-type="image/png"/></draw:frame>Figure <text:sequence text:ref-name="refFigure3" text:name="Figure" text:formula="ooow:Figure+1" style:num-format="1">4</text:sequence>: Pitch and span (on a footprint)</text:p></draw:text-box></draw:frame><text:soft-page-break/>The pitch is an <text:span text:style-name="T136">attribute</text:span> of the package <text:span text:style-name="T335">(the pitch of a footprint is necessarily the same as the </text:span><text:span text:style-name="T199">spacing of the pins</text:span><text:span text:style-name="T335"> of the package)</text:span>, <text:span text:style-name="T335">but the span depends on the footprint. </text:span><text:span text:style-name="T337">Typically, the span (horizontal and/or vertical) is slightly smaller than the </text:span><text:alphabetical-index-mark text:string-value="Lead-to-lead size"/><text:span text:style-name="T337">lead-to-lead size in the same direction, but there is no hard rule </text:span><text:span text:style-name="T19">—</text:span><text:span text:style-name="T104">it depends on the termina</text:span><text:span text:style-name="T128">l</text:span><text:span text:style-name="T104"> </text:span><text:span text:style-name="T159">styl</text:span><text:span text:style-name="T104">e amongst others</text:span><text:span text:style-name="T335">. A quad-row package has both a horizontal and a vertical span; these are the same for square packages, but different for a quad-row rectangular package.</text:span></text:p>
      <text:p text:style-name="P172"><text:span text:style-name="T337">A 2-pin </text:span><text:span text:style-name="T392">surface-mount </text:span><text:span text:style-name="T337">component </text:span><text:span text:style-name="T478">typically </text:span><text:span text:style-name="T337">has a span, but not a pitch. </text:span><text:span text:style-name="T478">Through-hole 2-pin connectors form an exception, their pin distance is often specified as their “pin pitch”.</text:span></text:p>
      <text:p text:style-name="P12"/>
      <text:h text:style-name="Heading_20_1" text:outline-level="1"><text:bookmark-start text:name="__RefHeading___Toc533_2289340892"/><text:alphabetical-index-mark text:string-value="File format"/>File <text:span text:style-name="T266">f</text:span>ormat <text:span text:style-name="T265">s</text:span>pecification<text:bookmark-end text:name="__RefHeading___Toc533_2289340892"/></text:h>
      <text:p text:style-name="P69">The package file is a <text:alphabetical-index-mark text:string-value="JSON"/><text:span text:style-name="SmallCaps">JSON</text:span> file with an array of “objects”, <text:span text:style-name="T263">each object representing a package. </text:span><text:span text:style-name="T306">The table below describes the fields for a single package. </text:span><text:span text:style-name="T499">The file uses the </text:span><text:alphabetical-index-mark text:string-value="UTF-8"/><text:span text:style-name="SmallCaps"><text:span text:style-name="T499">UTF</text:span></text:span><text:span text:style-name="T499">-8 character set.</text:span></text:p>
      <text:p text:style-name="P70">Fields that are not relevant for a particular package may be omitted. For example, the “<text:alphabetical-index-mark text:string-value="Exposed-pad"/>exposed-<text:alphabetical-index-mark text:string-value="Thermal pad, see also Exposed-pad"/>pad” field is irrelevant for a 2-pin “chip” package, and it is usually not recorded. Likewise, for packages with “endcap” or “no-lead” termina<text:span text:style-name="T497">l</text:span>s, the lead-to-lead size is identical to the body size, and it is then sufficient to record the body size.</text:p>
      <text:p text:style-name="P10">For fields that have an array type, if that array has no elements, the field may also be set to <text:span text:style-name="T307">null</text:span>. For example, when a package has no variants, the <text:span text:style-name="T307">variants</text:span> field may be set to <text:span text:style-name="T307">null</text:span>, rather than an empty array. Still, the preferred way to handle this case is to not include the <text:span text:style-name="T307">variants</text:span> field at all.</text:p>
      <table:table table:name="JSONformat" table:style-name="JSONformat">
        <table:table-column table:style-name="JSONformat.A"/>
        <table:table-column table:style-name="JSONformat.B"/>
        <table:table-column table:style-name="JSONformat.C"/>
        <table:table-header-rows>
          <table:table-row table:style-name="JSONformat.1">
            <table:table-cell table:style-name="JSONformat.A1" office:value-type="string">
              <text:p text:style-name="Table_20_Heading">Field</text:p>
            </table:table-cell>
            <table:table-cell table:style-name="JSONformat.A1" office:value-type="string">
              <text:p text:style-name="Table_20_Heading">Type</text:p>
            </table:table-cell>
            <table:table-cell table:style-name="JSONformat.C1" office:value-type="string">
              <text:p text:style-name="Table_20_Heading">Description</text:p>
            </table:table-cell>
          </table:table-row>
        </table:table-header-rows>
        <table:table-row table:style-name="TableLine2639106709136">
          <table:table-cell table:style-name="JSONformat.A2" office:value-type="string">
            <text:p text:style-name="Table_20_Contents">names</text:p>
          </table:table-cell>
          <table:table-cell table:style-name="JSONformat.B2" office:value-type="string">
            <text:p text:style-name="Table_20_Contents">array of strings</text:p>
          </table:table-cell>
          <table:table-cell table:style-name="JSONformat.C2" office:value-type="string">
            <text:p text:style-name="Table_20_Contents"><text:span text:style-name="T325">common</text:span> names</text:p>
          </table:table-cell>
        </table:table-row>
        <table:table-row table:style-name="TableLine2639106723552">
          <table:table-cell table:style-name="JSONformat.A42" office:value-type="string">
            <text:p text:style-name="Table_20_Contents">variants</text:p>
          </table:table-cell>
          <table:table-cell table:style-name="JSONformat.B3" office:value-type="string">
            <text:p text:style-name="Table_20_Contents">array of objects</text:p>
          </table:table-cell>
          <table:table-cell table:style-name="JSONformat.C3" office:value-type="string">
            <text:p text:style-name="Table_20_Contents">list of <text:span text:style-name="T465">specific </text:span>variants of the <text:span text:style-name="T329">common name</text:span></text:p>
          </table:table-cell>
        </table:table-row>
        <table:table-row table:style-name="TableLine2639106726544">
          <table:table-cell table:style-name="JSONformat.A42" office:value-type="string">
            <text:p text:style-name="Table_20_Contents"><text:tab/>name</text:p>
          </table:table-cell>
          <table:table-cell table:style-name="JSONformat.B5" office:value-type="string">
            <text:p text:style-name="Table_20_Contents">string</text:p>
          </table:table-cell>
          <table:table-cell table:style-name="JSONformat.C5" office:value-type="string">
            <text:p text:style-name="Table_20_Contents">the <text:span text:style-name="T442">(</text:span>normative<text:span text:style-name="T442">)</text:span> name of the variant</text:p>
          </table:table-cell>
        </table:table-row>
        <table:table-row table:style-name="TableLine2639106712128">
          <table:table-cell table:style-name="JSONformat.A42" office:value-type="string">
            <text:p text:style-name="Table_20_Contents"><text:tab/><text:span text:style-name="T329">standard</text:span></text:p>
          </table:table-cell>
          <table:table-cell table:style-name="JSONformat.B5" office:value-type="string">
            <text:p text:style-name="P139">string</text:p>
          </table:table-cell>
          <table:table-cell table:style-name="JSONformat.C5" office:value-type="string">
            <text:p text:style-name="P139">name of the standard or convention (if any)</text:p>
          </table:table-cell>
        </table:table-row>
        <table:table-row table:style-name="TableLine2639106717024">
          <table:table-cell table:style-name="JSONformat.A42" office:value-type="string">
            <text:p text:style-name="Table_20_Contents"><text:tab/><text:span text:style-name="T235">height</text:span></text:p>
          </table:table-cell>
          <table:table-cell table:style-name="JSONformat.B6" office:value-type="string">
            <text:p text:style-name="P62">object</text:p>
          </table:table-cell>
          <table:table-cell table:style-name="JSONformat.C6" office:value-type="string">
            <text:p text:style-name="Table_20_Contents"><text:span text:style-name="T329">the</text:span> height <text:span text:style-name="T465">range </text:span>of the variant in mm</text:p>
          </table:table-cell>
        </table:table-row>
        <table:table-row table:style-name="TableLine2639106713760">
          <table:table-cell table:style-name="JSONformat.A42" office:value-type="string">
            <text:p text:style-name="Table_20_Contents"><text:tab/><text:tab/><text:span text:style-name="T329">low</text:span></text:p>
          </table:table-cell>
          <table:table-cell table:style-name="JSONformat.B9" office:value-type="string">
            <text:p text:style-name="Table_20_Contents">number</text:p>
          </table:table-cell>
          <table:table-cell table:style-name="JSONformat.C9" office:value-type="string">
            <text:p text:style-name="Table_20_Contents"><text:span text:style-name="T465">minimum </text:span>height in mm</text:p>
          </table:table-cell>
        </table:table-row>
        <table:table-row table:style-name="TableLine2639106712944">
          <table:table-cell table:style-name="JSONformat.A42" office:value-type="string">
            <text:p text:style-name="Table_20_Contents"><text:tab/><text:tab/><text:span text:style-name="T465">high</text:span></text:p>
          </table:table-cell>
          <table:table-cell table:style-name="JSONformat.B9" office:value-type="string">
            <text:p text:style-name="P138">number</text:p>
          </table:table-cell>
          <table:table-cell table:style-name="JSONformat.C9" office:value-type="string">
            <text:p text:style-name="P138">maximum height in mm</text:p>
          </table:table-cell>
        </table:table-row>
        <table:table-row table:style-name="TableLine2639106714032">
          <table:table-cell table:style-name="JSONformat.A42" office:value-type="string">
            <text:p text:style-name="P63"><text:tab/>exposed-pad</text:p>
          </table:table-cell>
          <table:table-cell table:style-name="JSONformat.B9" office:value-type="string">
            <text:p text:style-name="P138">boolean</text:p>
          </table:table-cell>
          <table:table-cell table:style-name="JSONformat.C9" office:value-type="string">
            <text:p text:style-name="P138">whether this variant has an exposed-pad</text:p>
          </table:table-cell>
        </table:table-row>
        <table:table-row table:style-name="TableLine2639106714848">
          <table:table-cell table:style-name="JSONformat.A42" office:value-type="string">
            <text:p text:style-name="Table_20_Contents"><text:tab/><text:span text:style-name="T329">notes</text:span></text:p>
          </table:table-cell>
          <table:table-cell table:style-name="JSONformat.B10" office:value-type="string">
            <text:p text:style-name="Table_20_Contents">string</text:p>
          </table:table-cell>
          <table:table-cell table:style-name="JSONformat.C10" office:value-type="string">
            <text:p text:style-name="P62">optional comment or notes</text:p>
          </table:table-cell>
        </table:table-row>
        <table:table-row table:style-name="TableLine2639106726000">
          <table:table-cell table:style-name="JSONformat.A42" office:value-type="string">
            <text:p text:style-name="Table_20_Contents">description</text:p>
          </table:table-cell>
          <table:table-cell table:style-name="JSONformat.B11" office:value-type="string">
            <text:p text:style-name="Table_20_Contents">string</text:p>
          </table:table-cell>
          <table:table-cell table:style-name="JSONformat.C11" office:value-type="string">
            <text:p text:style-name="Table_20_Contents">optional brief description</text:p>
          </table:table-cell>
        </table:table-row>
        <table:table-row table:style-name="TableLine2639106718928">
          <table:table-cell table:style-name="JSONformat.A42" office:value-type="string">
            <text:p text:style-name="Table_20_Contents">type</text:p>
          </table:table-cell>
          <table:table-cell table:style-name="JSONformat.B12" office:value-type="string">
            <text:p text:style-name="P68">string</text:p>
          </table:table-cell>
          <table:table-cell table:style-name="JSONformat.C12" office:value-type="string">
            <text:p text:style-name="Table_20_Contents">“SMD” or “Through-hole”</text:p>
          </table:table-cell>
        </table:table-row>
        <table:table-row table:style-name="TableLine2639106722736">
          <table:table-cell table:style-name="JSONformat.A42" office:value-type="string">
            <text:p text:style-name="P9">body</text:p>
          </table:table-cell>
          <table:table-cell table:style-name="JSONformat.B13" office:value-type="string">
            <text:p text:style-name="P24">object</text:p>
          </table:table-cell>
          <table:table-cell table:style-name="JSONformat.C13" office:value-type="string">
            <text:p text:style-name="Table_20_Contents">body size (excluding pins) and centroid</text:p>
          </table:table-cell>
        </table:table-row>
        <table:table-row table:style-name="TableLine2639106725728">
          <table:table-cell table:style-name="JSONformat.A42" office:value-type="string">
            <text:p text:style-name="Table_20_Contents"><text:tab/><text:span text:style-name="T288">cx, cy</text:span></text:p>
          </table:table-cell>
          <table:table-cell table:style-name="JSONformat.B14" office:value-type="string">
            <text:p text:style-name="P24">number</text:p>
          </table:table-cell>
          <table:table-cell table:style-name="JSONformat.C14" office:value-type="string">
            <text:p text:style-name="Table_20_Contents">nominal horizontal and vertical dimensions in mm</text:p>
          </table:table-cell>
        </table:table-row>
        <table:table-row table:style-name="TableLine2639106715120">
          <table:table-cell table:style-name="JSONformat.A42" office:value-type="string">
            <text:p text:style-name="Table_20_Contents"><text:tab/><text:span text:style-name="T290">tol.x, tol.y</text:span></text:p>
          </table:table-cell>
          <table:table-cell table:style-name="JSONformat.B15" office:value-type="string">
            <text:p text:style-name="P24">number</text:p>
          </table:table-cell>
          <table:table-cell table:style-name="JSONformat.C15" office:value-type="string">
            <text:p text:style-name="Table_20_Contents">optional tolerance for the horizontal and vertical dimensions in mm</text:p>
          </table:table-cell>
        </table:table-row>
        <table:table-row table:style-name="TableLine2639106715936">
          <table:table-cell table:style-name="JSONformat.A42" office:value-type="string">
            <text:p text:style-name="Table_20_Contents"><text:tab/>x, y</text:p>
          </table:table-cell>
          <table:table-cell table:style-name="JSONformat.B16" office:value-type="string">
            <text:p text:style-name="P24">number</text:p>
          </table:table-cell>
          <table:table-cell table:style-name="JSONformat.C16" office:value-type="string">
            <text:p text:style-name="Table_20_Contents">offset of the body centre from the centroid</text:p>
          </table:table-cell>
        </table:table-row>
        <table:table-row table:style-name="TableLine2639106718656">
          <table:table-cell table:style-name="JSONformat.A42" office:value-type="string">
            <text:p text:style-name="Table_20_Contents">lead-to-lead</text:p>
          </table:table-cell>
          <table:table-cell table:style-name="JSONformat.B17" office:value-type="string">
            <text:p text:style-name="P25">object</text:p>
          </table:table-cell>
          <table:table-cell table:style-name="JSONformat.C17" office:value-type="string">
            <text:p text:style-name="Table_20_Contents">“lead-to-lead” size and centroid (see <text:span text:style-name="T254"><text:sequence-ref text:reference-format="category-and-value" text:ref-name="refFigure1">Figure 2</text:sequence-ref></text:span><text:s/>on page <text:sequence-ref text:reference-format="page" text:ref-name="refFigure1">10</text:sequence-ref>)</text:p>
          </table:table-cell>
        </table:table-row>
        <text:soft-page-break/>
        <table:table-row table:style-name="TableLine2639106721104">
          <table:table-cell table:style-name="JSONformat.A42" office:value-type="string">
            <text:p text:style-name="Table_20_Contents"><text:tab/><text:span text:style-name="T288">cx, cy</text:span></text:p>
          </table:table-cell>
          <table:table-cell table:style-name="JSONformat.B18" office:value-type="string">
            <text:p text:style-name="P24">number</text:p>
          </table:table-cell>
          <table:table-cell table:style-name="JSONformat.C18" office:value-type="string">
            <text:p text:style-name="Table_20_Contents">lead-to-lead nominal horizontal and vertical dimensions in mm</text:p>
          </table:table-cell>
        </table:table-row>
        <table:table-row table:style-name="TableLine2639106721648">
          <table:table-cell table:style-name="JSONformat.A42" office:value-type="string">
            <text:p text:style-name="Table_20_Contents"><text:tab/><text:span text:style-name="T290">tol.x, tol.y</text:span></text:p>
          </table:table-cell>
          <table:table-cell table:style-name="JSONformat.B19" office:value-type="string">
            <text:p text:style-name="P24">number</text:p>
          </table:table-cell>
          <table:table-cell table:style-name="JSONformat.C19" office:value-type="string">
            <text:p text:style-name="Table_20_Contents">optional tolerance for the horizontal and vertical dimensions in mm</text:p>
          </table:table-cell>
        </table:table-row>
        <table:table-row table:style-name="TableLine2639106745040">
          <table:table-cell table:style-name="JSONformat.A42" office:value-type="string">
            <text:p text:style-name="Table_20_Contents"><text:tab/>x, y</text:p>
          </table:table-cell>
          <table:table-cell table:style-name="JSONformat.B20" office:value-type="string">
            <text:p text:style-name="P26">number</text:p>
          </table:table-cell>
          <table:table-cell table:style-name="JSONformat.C20" office:value-type="string">
            <text:p text:style-name="Table_20_Contents">offset of the shape centre from the centroid</text:p>
          </table:table-cell>
        </table:table-row>
        <table:table-row table:style-name="TableLine2639106737424">
          <table:table-cell table:style-name="JSONformat.A42" office:value-type="string">
            <text:p text:style-name="Table_20_Contents">pin-<text:span text:style-name="T289">count</text:span></text:p>
          </table:table-cell>
          <table:table-cell table:style-name="JSONformat.B21" office:value-type="string">
            <text:p text:style-name="P27">integer</text:p>
          </table:table-cell>
          <table:table-cell table:style-name="JSONformat.C21" office:value-type="string">
            <text:p text:style-name="Table_20_Contents">number of pins or leads of the package</text:p>
          </table:table-cell>
        </table:table-row>
        <table:table-row table:style-name="TableLine2639106738240">
          <table:table-cell table:style-name="JSONformat.A42" office:value-type="string">
            <text:p text:style-name="P19">pitch</text:p>
          </table:table-cell>
          <table:table-cell table:style-name="JSONformat.B22" office:value-type="string">
            <text:p text:style-name="P26">number</text:p>
          </table:table-cell>
          <table:table-cell table:style-name="JSONformat.C22" office:value-type="string">
            <text:p text:style-name="Table_20_Contents">pin pitch in mm, if applicable</text:p>
          </table:table-cell>
        </table:table-row>
        <table:table-row table:style-name="TableLine2639106729536">
          <table:table-cell table:style-name="JSONformat.A42" office:value-type="string">
            <text:p text:style-name="Table_20_Contents">termina<text:span text:style-name="T497">l</text:span></text:p>
          </table:table-cell>
          <table:table-cell table:style-name="JSONformat.B23" office:value-type="string">
            <text:p text:style-name="P28">string</text:p>
          </table:table-cell>
          <table:table-cell table:style-name="JSONformat.C23" office:value-type="string">
            <text:p text:style-name="Table_20_Contents">one of the following: “endcap”, “gull-wing”, “inward-L”, “lug-lead”, “J-lead”, “no-lead”, “ball”, “castellated” <text:span text:style-name="T304">or </text:span>“through-hole”</text:p>
          </table:table-cell>
        </table:table-row>
        <table:table-row table:style-name="TableLine2639106733888">
          <table:table-cell table:style-name="JSONformat.A24" office:value-type="string">
            <text:p text:style-name="Table_20_Contents">polarized</text:p>
          </table:table-cell>
          <table:table-cell table:style-name="JSONformat.B24" office:value-type="string">
            <text:p text:style-name="P30">boolean</text:p>
          </table:table-cell>
          <table:table-cell table:style-name="JSONformat.C24" office:value-type="string">
            <text:p text:style-name="Table_20_Contents">true or false (may be absent if irrelevant)</text:p>
          </table:table-cell>
        </table:table-row>
        <table:table-row table:style-name="TableLine2639106744768">
          <table:table-cell table:style-name="JSONformat.A42" office:value-type="string">
            <text:p text:style-name="Table_20_Contents">tape-orientation</text:p>
          </table:table-cell>
          <table:table-cell table:style-name="JSONformat.B25" office:value-type="string">
            <text:p text:style-name="P29">integer</text:p>
          </table:table-cell>
          <table:table-cell table:style-name="JSONformat.C25" office:value-type="string">
            <text:p text:style-name="Table_20_Contents">angle between packaging orientation (EIA-481D) and normative zero-orientation (IPC-7351), in degrees</text:p>
          </table:table-cell>
        </table:table-row>
        <table:table-row table:style-name="TableLine2639106734976">
          <table:table-cell table:style-name="JSONformat.A42" office:value-type="string">
            <text:p text:style-name="Table_20_Contents">footprints</text:p>
          </table:table-cell>
          <table:table-cell table:style-name="JSONformat.B26" office:value-type="string">
            <text:p text:style-name="P29">array of objects</text:p>
          </table:table-cell>
          <table:table-cell table:style-name="JSONformat.C26" office:value-type="string">
            <text:p text:style-name="Table_20_Contents">l<text:span text:style-name="T305">i</text:span>st van footprints</text:p>
          </table:table-cell>
        </table:table-row>
        <table:table-row table:style-name="TableLine2639106733616">
          <table:table-cell table:style-name="JSONformat.A42" office:value-type="string">
            <text:p text:style-name="Table_20_Contents"><text:tab/><text:span text:style-name="T232">type</text:span></text:p>
          </table:table-cell>
          <table:table-cell table:style-name="JSONformat.B27" office:value-type="string">
            <text:p text:style-name="P29">string</text:p>
          </table:table-cell>
          <table:table-cell table:style-name="JSONformat.C27" office:value-type="string">
            <text:p text:style-name="Table_20_Contents">one of “nominal”, “least” or “most”, according to the specification in IPC-7351</text:p>
          </table:table-cell>
        </table:table-row>
        <table:table-row table:style-name="TableLine2639106732800">
          <table:table-cell table:style-name="JSONformat.A42" office:value-type="string">
            <text:p text:style-name="Table_20_Contents"><text:tab/>span</text:p>
          </table:table-cell>
          <table:table-cell table:style-name="JSONformat.B28" office:value-type="string">
            <text:p text:style-name="P29">object</text:p>
          </table:table-cell>
          <table:table-cell table:style-name="JSONformat.C28" office:value-type="string">
            <text:p text:style-name="Table_20_Contents">distance between pads in opposing rows (see <text:span text:style-name="T254"><text:sequence-ref text:reference-format="category-and-value" text:ref-name="refFigure3">Figure 4</text:sequence-ref></text:span><text:s/>on page <text:sequence-ref text:reference-format="page" text:ref-name="refFigure3">11</text:sequence-ref>)</text:p>
          </table:table-cell>
        </table:table-row>
        <table:table-row table:style-name="TableLine2639106731168">
          <table:table-cell table:style-name="JSONformat.A42" office:value-type="string">
            <text:p text:style-name="Table_20_Contents"><text:tab/><text:tab/><text:span text:style-name="T301">cx, cy</text:span></text:p>
          </table:table-cell>
          <table:table-cell table:style-name="JSONformat.B29" office:value-type="string">
            <text:p text:style-name="P29">number</text:p>
          </table:table-cell>
          <table:table-cell table:style-name="JSONformat.C29" office:value-type="string">
            <text:p text:style-name="Table_20_Contents">distance in mm</text:p>
          </table:table-cell>
        </table:table-row>
        <table:table-row table:style-name="TableLine2639106734432">
          <table:table-cell table:style-name="JSONformat.A42" office:value-type="string">
            <text:p text:style-name="Table_20_Contents"><text:tab/><text:span text:style-name="T233">contour</text:span></text:p>
          </table:table-cell>
          <table:table-cell table:style-name="JSONformat.B30" office:value-type="string">
            <text:p text:style-name="P29">object</text:p>
          </table:table-cell>
          <table:table-cell table:style-name="JSONformat.C30" office:value-type="string">
            <text:p text:style-name="Table_20_Contents">footprint contour and centroid (see <text:span text:style-name="T254"><text:sequence-ref text:reference-format="category-and-value" text:ref-name="refFigure1">Figure 2</text:sequence-ref></text:span><text:s/>on page <text:sequence-ref text:reference-format="page" text:ref-name="refFigure1">10</text:sequence-ref>)</text:p>
          </table:table-cell>
        </table:table-row>
        <table:table-row table:style-name="TableLine2639106733072">
          <table:table-cell table:style-name="JSONformat.A42" office:value-type="string">
            <text:p text:style-name="Table_20_Contents"><text:tab/><text:tab/><text:span text:style-name="T288">cx, cy</text:span></text:p>
          </table:table-cell>
          <table:table-cell table:style-name="JSONformat.B31" office:value-type="string">
            <text:p text:style-name="P29">number</text:p>
          </table:table-cell>
          <table:table-cell table:style-name="JSONformat.C31" office:value-type="string">
            <text:p text:style-name="Table_20_Contents">contour horizontal and vertical dimensions in mm</text:p>
          </table:table-cell>
        </table:table-row>
        <table:table-row table:style-name="TableLine2639106730896">
          <table:table-cell table:style-name="JSONformat.A42" office:value-type="string">
            <text:p text:style-name="Table_20_Contents"><text:tab/><text:tab/>x, y</text:p>
          </table:table-cell>
          <table:table-cell table:style-name="JSONformat.B32" office:value-type="string">
            <text:p text:style-name="P29">number</text:p>
          </table:table-cell>
          <table:table-cell table:style-name="JSONformat.C32" office:value-type="string">
            <text:p text:style-name="Table_20_Contents">offset of the contour centre from the centroid</text:p>
          </table:table-cell>
        </table:table-row>
        <table:table-row table:style-name="TableLine2639106738512">
          <table:table-cell table:style-name="JSONformat.A42" office:value-type="string">
            <text:p text:style-name="Table_20_Contents"><text:tab/>pad-<text:span text:style-name="T302">shapes</text:span></text:p>
          </table:table-cell>
          <table:table-cell table:style-name="JSONformat.B33" office:value-type="string">
            <text:p text:style-name="P29">array of objects</text:p>
          </table:table-cell>
          <table:table-cell table:style-name="JSONformat.C33" office:value-type="string">
            <text:p text:style-name="Table_20_Contents">list of unique pad shapes and sizes used in the footprint</text:p>
          </table:table-cell>
        </table:table-row>
        <table:table-row table:style-name="TableLine2639106735248">
          <table:table-cell table:style-name="JSONformat.A42" office:value-type="string">
            <text:p text:style-name="Table_20_Contents"><text:tab/><text:tab/>pad-id</text:p>
          </table:table-cell>
          <table:table-cell table:style-name="JSONformat.B34" office:value-type="string">
            <text:p text:style-name="P29">integer</text:p>
          </table:table-cell>
          <table:table-cell table:style-name="JSONformat.C34" office:value-type="string">
            <text:p text:style-name="Table_20_Contents">sequence number of the pad shape definition</text:p>
          </table:table-cell>
        </table:table-row>
        <table:table-row table:style-name="TableLine2639106739600">
          <table:table-cell table:style-name="JSONformat.A42" office:value-type="string">
            <text:p text:style-name="Table_20_Contents"><text:tab/><text:tab/><text:span text:style-name="T234">cx, cy</text:span></text:p>
          </table:table-cell>
          <table:table-cell table:style-name="JSONformat.B35" office:value-type="string">
            <text:p text:style-name="P29">number</text:p>
          </table:table-cell>
          <table:table-cell table:style-name="JSONformat.C35" office:value-type="string">
            <text:p text:style-name="Table_20_Contents">horizontal and vertical dimensions of the pad in mm</text:p>
          </table:table-cell>
        </table:table-row>
        <table:table-row table:style-name="TableLine2639106738784">
          <table:table-cell table:style-name="JSONformat.A42" office:value-type="string">
            <text:p text:style-name="Table_20_Contents"><text:tab/><text:tab/>shape</text:p>
          </table:table-cell>
          <table:table-cell table:style-name="JSONformat.B37" office:value-type="string">
            <text:p text:style-name="P29">string</text:p>
          </table:table-cell>
          <table:table-cell table:style-name="JSONformat.C37" office:value-type="string">
            <text:p text:style-name="Table_20_Contents">one of “rectangle”, “round”, “roundedrect”, “obround”, “<text:span text:style-name="T486">polygon”</text:span> or “special”</text:p>
          </table:table-cell>
        </table:table-row>
        <table:table-row table:style-name="TableLine2639106736880">
          <table:table-cell table:style-name="JSONformat.A42" office:value-type="string">
            <text:p text:style-name="P20">exposed-<text:line-break/>pad</text:p>
          </table:table-cell>
          <table:table-cell table:style-name="JSONformat.B37" office:value-type="string">
            <text:p text:style-name="P29">boolean</text:p>
          </table:table-cell>
          <table:table-cell table:style-name="JSONformat.C37" office:value-type="string">
            <text:p text:style-name="Table_20_Contents"><text:span text:style-name="T479">whether th</text:span><text:span text:style-name="T331">is</text:span> pad <text:span text:style-name="T479">represents an exposed centre pad (for variants that have an exposed-pad)</text:span></text:p>
          </table:table-cell>
        </table:table-row>
        <table:table-row table:style-name="TableLine2639106737152">
          <table:table-cell table:style-name="JSONformat.A42" office:value-type="string">
            <text:p text:style-name="Table_20_Contents"><text:tab/><text:tab/>hole</text:p>
          </table:table-cell>
          <table:table-cell table:style-name="JSONformat.B38" office:value-type="string">
            <text:p text:style-name="P29">number</text:p>
          </table:table-cell>
          <table:table-cell table:style-name="JSONformat.C38" office:value-type="string">
            <text:p text:style-name="Table_20_Contents">diameter of the hole in the pad (<text:span text:style-name="T305">applicable for </text:span>through-hole packages)</text:p>
          </table:table-cell>
        </table:table-row>
        <table:table-row table:style-name="TableLine2639106737968">
          <table:table-cell table:style-name="JSONformat.A42" office:value-type="string">
            <text:p text:style-name="Table_20_Contents"><text:tab/><text:tab/>x, y</text:p>
          </table:table-cell>
          <table:table-cell table:style-name="JSONformat.B39" office:value-type="string">
            <text:p text:style-name="P29">number</text:p>
          </table:table-cell>
          <table:table-cell table:style-name="JSONformat.C39" office:value-type="string">
            <text:p text:style-name="Table_20_Contents">offset of the pad origin relative to the pad’s geometric centre</text:p>
          </table:table-cell>
        </table:table-row>
        <text:soft-page-break/>
        <table:table-row table:style-name="TableLine2639106739328">
          <table:table-cell table:style-name="JSONformat.A42" office:value-type="string">
            <text:p text:style-name="Table_20_Contents"><text:tab/>pad-positions</text:p>
          </table:table-cell>
          <table:table-cell table:style-name="JSONformat.B40" office:value-type="string">
            <text:p text:style-name="P29">array of object</text:p>
          </table:table-cell>
          <table:table-cell table:style-name="JSONformat.C40" office:value-type="string">
            <text:p text:style-name="Table_20_Contents">list of the pad positions</text:p>
          </table:table-cell>
        </table:table-row>
        <table:table-row table:style-name="TableLine2639106743680">
          <table:table-cell table:style-name="JSONformat.A42" office:value-type="string">
            <text:p text:style-name="Table_20_Contents"><text:tab/><text:tab/>pin-<text:span text:style-name="T303">id</text:span></text:p>
          </table:table-cell>
          <table:table-cell table:style-name="JSONformat.B41" office:value-type="string">
            <text:p text:style-name="P178">string</text:p>
          </table:table-cell>
          <table:table-cell table:style-name="JSONformat.C41" office:value-type="string">
            <text:p text:style-name="Table_20_Contents">pin number</text:p>
          </table:table-cell>
        </table:table-row>
        <table:table-row table:style-name="TableLine2639106758368">
          <table:table-cell table:style-name="JSONformat.A42" office:value-type="string">
            <text:p text:style-name="Table_20_Contents"><text:tab/><text:tab/>pad-id</text:p>
          </table:table-cell>
          <table:table-cell table:style-name="JSONformat.B42" office:value-type="string">
            <text:p text:style-name="P29">integer</text:p>
          </table:table-cell>
          <table:table-cell table:style-name="JSONformat.C42" office:value-type="string">
            <text:p text:style-name="Table_20_Contents">reference to the pad shape for this pin</text:p>
          </table:table-cell>
        </table:table-row>
        <table:table-row table:style-name="TableLine2639106758096">
          <table:table-cell table:style-name="JSONformat.A43" office:value-type="string">
            <text:p text:style-name="Table_20_Contents"><text:tab/><text:tab/>x, y</text:p>
          </table:table-cell>
          <table:table-cell table:style-name="JSONformat.B43" office:value-type="string">
            <text:p text:style-name="P29">number</text:p>
          </table:table-cell>
          <table:table-cell table:style-name="JSONformat.C43" office:value-type="string">
            <text:p text:style-name="Table_20_Contents">position of the pad origin, relative to the centroid position of the footprin<text:span text:style-name="T305">t</text:span></text:p>
          </table:table-cell>
        </table:table-row>
        <table:table-row table:style-name="TableLine2639106753472">
          <table:table-cell table:style-name="JSONformat.A44" office:value-type="string">
            <text:p text:style-name="Table_20_Contents"><text:tab/><text:tab/>rotation</text:p>
          </table:table-cell>
          <table:table-cell table:style-name="JSONformat.B44" office:value-type="string">
            <text:p text:style-name="P29">number</text:p>
          </table:table-cell>
          <table:table-cell table:style-name="JSONformat.C44" office:value-type="string">
            <text:p text:style-name="Table_20_Contents">rotation of the pad shape, relative to the definition in the pad-shapes array</text:p>
          </table:table-cell>
        </table:table-row>
      </table:table>
      <text:h text:style-name="Heading_20_2" text:outline-level="2"><text:bookmark-start text:name="__RefHeading___Toc6125_2782100531"/>Notes<text:bookmark-end text:name="__RefHeading___Toc6125_2782100531"/></text:h>
      <text:p text:style-name="P155">For the pad shape, a square pad is stored as a “<text:span text:style-name="T7">rectangle</text:span>” shape; the <text:span text:style-name="T7">cx</text:span> and <text:span text:style-name="T7">cy</text:span> parameters will <text:span text:style-name="T136">establish</text:span> that it is square. The radius for the rounded <text:span text:style-name="T136">corners</text:span> of a “<text:span text:style-name="T7">roundedrect</text:span>” shape is not specified; <text:span text:style-name="T487">in the scope of </text:span><text:span text:style-name="SmallCaps"><text:span text:style-name="T284">Packages</text:span></text:span><text:span text:style-name="T487">, </text:span><text:span text:style-name="T122">the intent is to flag the pad shape as an intermediate form between rectangle and obround.</text:span></text:p>
      <text:p text:style-name="P179"><text:span text:style-name="T122">T</text:span><text:span text:style-name="T90">he pin-id has a “string” type rather than “integer”, because pins of a ball-grid, pin-grid or land-grid array use a letter for the row and a number for the column; the pin at the top-left is </text:span><text:span text:style-name="T317">A1</text:span><text:span text:style-name="T90">, for example.</text:span></text:p>
      <text:p text:style-name="P155"><text:span text:style-name="T125">All </text:span><text:alphabetical-index-mark text:string-value="Coordinate system"/><text:span text:style-name="T125">coordinates assume that </text:span><text:span text:style-name="T126">in the 2D projection, </text:span><text:span text:style-name="T125">the </text:span><text:alphabetical-index-mark text:string-value="Y-axis"/><text:span text:style-name="T125">Y-axis points upwards. This is in conformance with the </text:span><text:alphabetical-index-mark text:string-value="Gerber standard"/><text:span text:style-name="T125">Gerber standard. Some </text:span><text:span text:style-name="T126">design programs use a downward Y-axis </text:span><text:span text:style-name="T34">—</text:span><text:span text:style-name="T126">a common convention in the early days of computing. Such programs should flip the sign on Y coordinates on reading the data from the JSON file.</text:span></text:p>
      <text:p text:style-name="P7"><draw:frame draw:style-name="fr1" draw:name="Frame6" text:anchor-type="char" svg:width="5.159cm" draw:z-index="36"><draw:text-box fo:min-height="5.459cm"><text:p text:style-name="Figure"><draw:frame draw:style-name="fr13" draw:name="Image76" text:anchor-type="paragraph" svg:y="-0.199cm" svg:width="5.159cm" style:rel-width="100%" svg:height="5.459cm" style:rel-height="scale" draw:z-index="37"><draw:image xlink:href="../SOIC16_0.png" xlink:type="simple" xlink:show="embed" xlink:actuate="onLoad" draw:mime-type="image/png"/></draw:frame>Figure <text:sequence text:ref-name="refFigure4" text:name="Figure" text:formula="ooow:Figure+1" style:num-format="1">5</text:sequence>: X &amp; Y axis orientation</text:p></draw:text-box></draw:frame></text:p>
      <text:h text:style-name="P186" text:outline-level="1"><text:bookmark-start text:name="__RefHeading___Toc3818_2595351877"/><text:span text:style-name="T472">SMT t</text:span><text:span text:style-name="T473">ermina</text:span><text:span text:style-name="T268">l</text:span><text:span text:style-name="T473"> types</text:span><text:alphabetical-index-mark text:string-value="Terminal style" text:main-entry="true"/><text:bookmark-end text:name="__RefHeading___Toc3818_2595351877"/></text:h>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Table_20_Heading"/>
            </table:table-cell>
            <table:table-cell table:style-name="Table4.A1" office:value-type="string">
              <text:p text:style-name="Table_20_Heading">Name</text:p>
            </table:table-cell>
            <table:table-cell table:style-name="Table4.C1" office:value-type="string">
              <text:p text:style-name="Table_20_Heading">Notes</text:p>
            </table:table-cell>
          </table:table-row>
        </table:table-header-rows>
        <table:table-row table:style-name="TableLine2639106750480">
          <table:table-cell table:style-name="Table4.A10" office:value-type="string">
            <text:p text:style-name="Table_20_Contents"><draw:frame draw:style-name="fr7" draw:name="Image67" text:anchor-type="as-char" svg:width="1.78cm" svg:height="1.39cm" draw:z-index="44"><draw:image xlink:href="../term_endcap.png" xlink:type="simple" xlink:show="embed" xlink:actuate="onLoad" draw:mime-type="image/png"/></draw:frame></text:p>
          </table:table-cell>
          <table:table-cell table:style-name="Table4.B10" office:value-type="string">
            <text:p text:style-name="P129"><text:alphabetical-index-mark text:string-value="Endcap (terminal)" text:main-entry="true"/>endcap</text:p>
          </table:table-cell>
          <table:table-cell table:style-name="Table4.C10" office:value-type="string">
            <text:p text:style-name="P129">used on 2-pin “chip” packages</text:p>
          </table:table-cell>
        </table:table-row>
        <table:table-row table:style-name="TableLine2639106762176">
          <table:table-cell table:style-name="Table4.A3" office:value-type="string">
            <text:p text:style-name="Table_20_Contents"><draw:frame draw:style-name="fr7" draw:name="Image68" text:anchor-type="as-char" svg:width="1.769cm" svg:height="1.409cm" draw:z-index="45"><draw:image xlink:href="../term_gull-wing.png" xlink:type="simple" xlink:show="embed" xlink:actuate="onLoad" draw:mime-type="image/png"/></draw:frame></text:p>
          </table:table-cell>
          <table:table-cell table:style-name="Table4.B3" office:value-type="string">
            <text:p text:style-name="P130"><text:alphabetical-index-mark text:string-value="Gull-wing (terminal)" text:main-entry="true"/>gull-wing</text:p>
          </table:table-cell>
          <table:table-cell table:style-name="Table4.C3" office:value-type="string">
            <text:p text:style-name="P130">common on semi­conductor packages, especially for compone<text:span text:style-name="T456">n</text:span>ts with more than two pins<text:line-break/><text:span text:style-name="T463">(</text:span><text:span text:style-name="T327">this terminal shape is also called L-lead)</text:span></text:p>
          </table:table-cell>
        </table:table-row>
        <table:table-row table:style-name="TableLine2639106761088">
          <table:table-cell table:style-name="Table4.A10" office:value-type="string">
            <text:p text:style-name="Table_20_Contents"><draw:frame draw:style-name="fr7" draw:name="Image70" text:anchor-type="as-char" svg:width="1.75cm" svg:height="1.371cm" draw:z-index="46"><draw:image xlink:href="../term_lug-lead.png" xlink:type="simple" xlink:show="embed" xlink:actuate="onLoad" draw:mime-type="image/png"/></draw:frame></text:p>
          </table:table-cell>
          <table:table-cell table:style-name="Table4.B10" office:value-type="string">
            <text:p text:style-name="P132"><text:alphabetical-index-mark text:string-value="Lug-lead (terminal)" text:main-entry="true"/>lug-lead</text:p>
          </table:table-cell>
          <table:table-cell table:style-name="Table4.C10" office:value-type="string">
            <text:p text:style-name="P134">pins extend flat from the bottom, used on some diode packages<text:line-break/><text:span text:style-name="T463">(</text:span><text:span text:style-name="T327">this terminal shape is also called </text:span><text:alphabetical-index-mark text:string-value="Flat-lead, See also Lug-lead"/><text:span text:style-name="T328">flat</text:span><text:span text:style-name="T327">-lead)</text:span></text:p>
          </table:table-cell>
        </table:table-row>
        <table:table-row table:style-name="TableLine2639106746128">
          <table:table-cell table:style-name="Table4.A10" office:value-type="string">
            <text:p text:style-name="Table_20_Contents"><draw:frame draw:style-name="fr7" draw:name="Image69" text:anchor-type="as-char" svg:width="1.709cm" svg:height="1.05cm" draw:z-index="47"><draw:image xlink:href="../term_inward-L.png" xlink:type="simple" xlink:show="embed" xlink:actuate="onLoad" draw:mime-type="image/png"/></draw:frame></text:p>
          </table:table-cell>
          <table:table-cell table:style-name="Table4.B10" office:value-type="string">
            <text:p text:style-name="P131"><text:alphabetical-index-mark text:string-value="Inward-L (terminal)" text:main-entry="true"/>inward-L</text:p>
          </table:table-cell>
          <table:table-cell table:style-name="Table4.C10" office:value-type="string">
            <text:p text:style-name="P131">used on 2-pin “molded” packages, such as tantalum capacitors <text:span text:style-name="T455">(note how the pin </text:span><text:span text:style-name="T464">folds</text:span><text:span text:style-name="T455"> underneath the package</text:span><text:span text:style-name="T457">)</text:span></text:p>
          </table:table-cell>
        </table:table-row>
        <table:table-row table:style-name="TableLine2639106752928">
          <table:table-cell table:style-name="Table4.A10" office:value-type="string">
            <text:p text:style-name="Table_20_Contents"><draw:frame draw:style-name="fr7" draw:name="Image71" text:anchor-type="as-char" svg:width="2.401cm" svg:height="1.54cm" draw:z-index="48"><draw:image xlink:href="../term_J-lead.png" xlink:type="simple" xlink:show="embed" xlink:actuate="onLoad" draw:mime-type="image/png"/></draw:frame></text:p>
          </table:table-cell>
          <table:table-cell table:style-name="Table4.B10" office:value-type="string">
            <text:p text:style-name="P135">J-lead</text:p>
          </table:table-cell>
          <table:table-cell table:style-name="Table4.C10" office:value-type="string">
            <text:p text:style-name="P136">components with <text:alphabetical-index-mark text:string-value="J-lead (terminal)" text:main-entry="true"/>J-lead terminals can be soldered on the PCB or be inserted in a socket</text:p>
            <text:p text:style-name="P136"><text:alphabetical-index-mark text:string-value="PLCC (package)"/>PLCC packages use J-lead extending from all four edges</text:p>
          </table:table-cell>
        </table:table-row>
        <table:table-row table:style-name="TableLine2639106746400">
          <table:table-cell table:style-name="Table4.A10" office:value-type="string">
            <text:p text:style-name="Table_20_Contents"><draw:frame draw:style-name="fr7" draw:name="Image72" text:anchor-type="as-char" svg:width="2.401cm" svg:height="1.54cm" draw:z-index="49"><draw:image xlink:href="../term_no-lead.png" xlink:type="simple" xlink:show="embed" xlink:actuate="onLoad" draw:mime-type="image/png"/></draw:frame></text:p>
          </table:table-cell>
          <table:table-cell table:style-name="Table4.B10" office:value-type="string">
            <text:p text:style-name="P142"><text:alphabetical-index-mark text:string-value="No-lead (terminal)"/>no-lead</text:p>
          </table:table-cell>
          <table:table-cell table:style-name="Table4.C10" office:value-type="string">
            <text:p text:style-name="P142">notably QFN and DFN packages</text:p>
            <text:p text:style-name="P143">on occasion, pads are “pulled back” from the edges (PQFN for <text:alphabetical-index-mark text:string-value="Pulled-back (terminal)"/>Pulled-back, Quad Flat No-lead)</text:p>
          </table:table-cell>
        </table:table-row>
        <table:table-row table:style-name="TableLine2639106754288">
          <table:table-cell table:style-name="Table4.A10" office:value-type="string">
            <text:p text:style-name="Table_20_Contents"><draw:frame draw:style-name="fr7" draw:name="Image73" text:anchor-type="as-char" svg:width="2.39cm" svg:height="1.409cm" draw:z-index="50"><draw:image xlink:href="../term_ball-grid.png" xlink:type="simple" xlink:show="embed" xlink:actuate="onLoad" draw:mime-type="image/png"/></draw:frame></text:p>
          </table:table-cell>
          <table:table-cell table:style-name="Table4.B10" office:value-type="string">
            <text:p text:style-name="P143"><text:alphabetical-index-mark text:string-value="Ball-grid (terminal)"/>ball-grid</text:p>
          </table:table-cell>
          <table:table-cell table:style-name="Table4.C10" office:value-type="string">
            <text:p text:style-name="P142"/>
          </table:table-cell>
        </table:table-row>
        <table:table-row table:style-name="TableLine2639106754560">
          <table:table-cell table:style-name="Table4.A10" office:value-type="string">
            <text:p text:style-name="Table_20_Contents"><draw:frame draw:style-name="fr7" draw:name="Image74" text:anchor-type="as-char" svg:width="2.39cm" svg:height="1.409cm" draw:z-index="52"><draw:image xlink:href="../term_land-grid.png" xlink:type="simple" xlink:show="embed" xlink:actuate="onLoad" draw:mime-type="image/png"/></draw:frame></text:p>
          </table:table-cell>
          <table:table-cell table:style-name="Table4.B10" office:value-type="string">
            <text:p text:style-name="P143"><text:alphabetical-index-mark text:string-value="Land-grid (terminal)"/>land-grid</text:p>
          </table:table-cell>
          <table:table-cell table:style-name="Table4.C10" office:value-type="string">
            <text:p text:style-name="P143">similar to ball-grid, but flat contact surfaces instead of solder balls</text:p>
            <text:p text:style-name="P143">may be used with a needle-pin connector, or be reflow soldered</text:p>
          </table:table-cell>
        </table:table-row>
        <table:table-row table:style-name="TableLine2639106746944">
          <table:table-cell table:style-name="Table4.A10" office:value-type="string">
            <text:p text:style-name="Table_20_Contents"><draw:frame draw:style-name="fr7" draw:name="Image75" text:anchor-type="as-char" svg:width="2cm" svg:height="1.371cm" draw:z-index="53"><draw:image xlink:href="../term_castellated.png" xlink:type="simple" xlink:show="embed" xlink:actuate="onLoad" draw:mime-type="image/png"/></draw:frame></text:p>
          </table:table-cell>
          <table:table-cell table:style-name="Table4.B10" office:value-type="string">
            <text:p text:style-name="P147"><text:alphabetical-index-mark text:string-value="Castellated (terminal)"/>castellated</text:p>
          </table:table-cell>
          <table:table-cell table:style-name="Table4.C10" office:value-type="string">
            <text:p text:style-name="P147">common for modules, <text:span text:style-name="T475">occasionally used on resistor arrays</text:span></text:p>
            <text:p text:style-name="P169">on 2-pin components, this terminal style is also called <text:alphabetical-index-mark text:string-value="Side-concave, see also Castellated"/>side-concave</text:p>
          </table:table-cell>
        </table:table-row>
      </table:table>
      <text:p text:style-name="P144"/>
      <text:h text:style-name="P187" text:outline-level="1"><text:bookmark-start text:name="__RefHeading___Toc1172_2151179077"/>Normal orientations<text:bookmark-end text:name="__RefHeading___Toc1172_2151179077"/></text:h>
      <text:p text:style-name="P98">The normal orientation is the orientation that the component has when its rotation is zero degrees. There are two predominant standards for the <text:alphabetical-index-mark text:string-value="Normal orientation"/>normal orientation of components on a PCB. Fortunately, these two standards, <text:span text:style-name="SmallCaps">IPC-7351</text:span> and <text:span text:style-name="SmallCaps">IEC 61188‑7</text:span> “Level A”, are compatible with each other.</text:p>
      <text:p text:style-name="P84">In brief, the normal orientation of 2-pin <text:span text:style-name="T136">packages</text:span> is such that pin 1 is on the left and pin 2 is on the right. For polarized components, such as electrolytic or tantalum capacitors, pin 1 is the “plus”-pin. For diodes, pin 1 is the cathode. For packages with more than 2 pins, the component is oriented as such that pin 1 is aligned to the top left corner. If pin 1 is in the middle of an edge, instead of near a corner, <text:span text:style-name="T347">pin 1 </text:span><text:span text:style-name="T205">must be</text:span><text:span text:style-name="T347"> aligned </text:span><text:span text:style-name="T206">to</text:span><text:span text:style-name="T347"> the top. </text:span><text:span text:style-name="T348">A few exceptions to these general rules are noted beneath the table.</text:span></text:p>
      <text:p text:style-name="P83">Most surface mount components come packaged in <text:alphabetical-index-mark text:string-value="Tape on reel"/>tape, on reel. A separate standard exists for how the components are packaged in carrier tape, <text:alphabetical-index-mark text:string-value="EIA-481 (standard)"/><text:span text:style-name="SmallCaps">EIA-481</text:span>. Manufacturers generally adhere to the <text:span text:style-name="SmallCaps">EIA-481</text:span> standard, but many also specify <text:span text:style-name="T254">exceptions</text:span> for specific component packages; for example, many manufactures have continued to package <text:span text:style-name="Caption_20_characters">QFP</text:span> and <text:span text:style-name="Caption_20_characters">QFN</text:span> packages according to the rules in <text:span text:style-name="SmallCaps">EIA-481</text:span><text:span text:style-name="SmallCaps"><text:span text:style-name="T346">C</text:span></text:span> instead of adopting the changes of <text:span text:style-name="SmallCaps">EIA-481</text:span><text:span text:style-name="SmallCaps"><text:span text:style-name="T346">D</text:span></text:span>.</text:p>
      <text:p text:style-name="P170">The table below shows the normal orientations according to <text:span text:style-name="SmallCaps">IPC-7351</text:span> and the packaging orientation according to the latest <text:span text:style-name="SmallCaps">EIA-481</text:span> standard. <text:span text:style-name="T491">The angle by which a package must be rotated to go from </text:span><text:span text:style-name="SmallCaps"><text:span text:style-name="T491">EIA-481</text:span></text:span><text:span text:style-name="T491"> to </text:span><text:span text:style-name="SmallCaps"><text:span text:style-name="T491">IPC-7351</text:span></text:span><text:span text:style-name="T491"> is also given.</text:span></text:p>
      <text:p text:style-name="P170"><text:span text:style-name="T355">Note that </text:span><text:span text:style-name="SmallCaps"><text:span text:style-name="T355">EIA-481</text:span></text:span><text:span text:style-name="T355"> only applies to packaging in tape; see the notes at the end of this section for tube and </text:span><text:alphabetical-index-mark text:string-value="Tray"/><text:span text:style-name="T355">t</text:span><text:alphabetical-index-mark text:string-value="JEDEC tray"/><text:span text:style-name="T355">ray packaging.</text:span></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82"><text:span text:style-name="T326">EIA</text:span>-481D</text:p>
            </table:table-cell>
            <table:table-cell table:style-name="Table1.A1" office:value-type="string">
              <text:p text:style-name="Table_20_Heading"/>
            </table:table-cell>
            <table:table-cell table:style-name="Table1.A1" office:value-type="string">
              <text:p text:style-name="P82">IPC-7351</text:p>
            </table:table-cell>
            <table:table-cell table:style-name="Table1.D1" office:value-type="string">
              <text:p text:style-name="Table_20_Heading">Notes</text:p>
            </table:table-cell>
          </table:table-row>
        </table:table-header-rows>
        <table:table-row table:style-name="TableLine2639106766800">
          <table:table-cell table:style-name="Table1.A23" office:value-type="string">
            <text:p text:style-name="Table_20_Contents"><draw:frame draw:style-name="fr7" draw:name="Image4" text:anchor-type="as-char" svg:width="3.99cm" svg:height="1.63cm" draw:z-index="6"><draw:image xlink:href="../../../VisualPlace/doc/pict/tape_chip.png" xlink:type="simple" xlink:show="embed" xlink:actuate="onLoad" draw:mime-type="image/png"/></draw:frame></text:p>
          </table:table-cell>
          <table:table-cell table:style-name="Table1.B2" office:value-type="string">
            <text:p text:style-name="Table_20_Contents"><draw:frame draw:style-name="fr8" draw:name="Image6" text:anchor-type="as-char" svg:y="0.4cm" svg:width="0.7cm" svg:height="0.681cm" draw:z-index="54"><draw:image xlink:href="../../../VisualPlace/doc/pict/rotate_90.png" xlink:type="simple" xlink:show="embed" xlink:actuate="onLoad" draw:mime-type="image/png"/></draw:frame></text:p>
          </table:table-cell>
          <table:table-cell table:style-name="Table1.C2" office:value-type="string">
            <text:p text:style-name="Table_20_Contents"><draw:frame draw:style-name="fr7" draw:name="Image5" text:anchor-type="as-char" svg:width="1.589cm" svg:height="1.589cm" draw:z-index="7"><draw:image xlink:href="../../../VisualPlace/doc/pict/zero_chip.png" xlink:type="simple" xlink:show="embed" xlink:actuate="onLoad" draw:mime-type="image/png"/></draw:frame></text:p>
          </table:table-cell>
          <table:table-cell table:style-name="Table1.D2" office:value-type="string">
            <text:p text:style-name="Table_20_Contents">Non-polarized chip or moulded packages, e.g. resistors, capacitors, inductors, <text:span text:style-name="T349">2-pin </text:span>crystals.</text:p>
          </table:table-cell>
        </table:table-row>
        <table:table-row table:style-name="TableLine2639106776592">
          <table:table-cell table:style-name="Table1.A23" office:value-type="string">
            <text:p text:style-name="Table_20_Contents"><draw:frame draw:style-name="fr7" draw:name="Image7" text:anchor-type="as-char" svg:width="4.12cm" svg:height="1.589cm" draw:z-index="10"><draw:image xlink:href="../../../VisualPlace/doc/pict/tape_chippol.png" xlink:type="simple" xlink:show="embed" xlink:actuate="onLoad" draw:mime-type="image/png"/></draw:frame></text:p>
          </table:table-cell>
          <table:table-cell table:style-name="Table1.B3" office:value-type="string">
            <text:p text:style-name="Table_20_Contents"><draw:frame draw:style-name="fr8" draw:name="Image8" text:anchor-type="as-char" svg:y="0.4cm" svg:width="0.7cm" svg:height="0.681cm" draw:z-index="11"><draw:image xlink:href="../../../VisualPlace/doc/pict/rotate_90.png" xlink:type="simple" xlink:show="embed" xlink:actuate="onLoad" draw:mime-type="image/png"/></draw:frame></text:p>
          </table:table-cell>
          <table:table-cell table:style-name="Table1.C3" office:value-type="string">
            <text:p text:style-name="Table_20_Contents"><draw:frame draw:style-name="fr7" draw:name="Image9" text:anchor-type="as-char" svg:width="1.589cm" svg:height="1.589cm" draw:z-index="12"><draw:image xlink:href="../../../VisualPlace/doc/pict/zero_chippol.png" xlink:type="simple" xlink:show="embed" xlink:actuate="onLoad" draw:mime-type="image/png"/></draw:frame></text:p>
          </table:table-cell>
          <table:table-cell table:style-name="Table1.D3" office:value-type="string">
            <text:p text:style-name="Table_20_Contents">Polarized chip or moulded packages <text:s/>(except capacitors, see below). For diodes, pin 1 is the cathode.</text:p>
          </table:table-cell>
        </table:table-row>
        <text:soft-page-break/>
        <table:table-row table:style-name="TableLine2639106769792">
          <table:table-cell table:style-name="Table1.A23" office:value-type="string">
            <text:p text:style-name="Table_20_Contents"><draw:frame draw:style-name="fr7" draw:name="Image10" text:anchor-type="as-char" svg:width="4.12cm" svg:height="1.589cm" draw:z-index="13"><draw:image xlink:href="../../../VisualPlace/doc/pict/tape_tantalum.png" xlink:type="simple" xlink:show="embed" xlink:actuate="onLoad" draw:mime-type="image/png"/></draw:frame></text:p>
          </table:table-cell>
          <table:table-cell table:style-name="Table1.B4" office:value-type="string">
            <text:p text:style-name="Table_20_Contents"><draw:frame draw:style-name="fr11" draw:name="Image12" text:anchor-type="as-char" svg:y="0.4cm" svg:width="0.7cm" svg:height="0.7cm" draw:z-index="55"><draw:image xlink:href="../../../VisualPlace/doc/pict/rotate_270.png" xlink:type="simple" xlink:show="embed" xlink:actuate="onLoad" draw:mime-type="image/png"/></draw:frame></text:p>
          </table:table-cell>
          <table:table-cell table:style-name="Table1.C4" office:value-type="string">
            <text:p text:style-name="Table_20_Contents"><draw:frame draw:style-name="fr7" draw:name="Image11" text:anchor-type="as-char" svg:width="1.589cm" svg:height="1.589cm" draw:z-index="14"><draw:image xlink:href="../../../VisualPlace/doc/pict/zero_tantalum.png" xlink:type="simple" xlink:show="embed" xlink:actuate="onLoad" draw:mime-type="image/png"/></draw:frame></text:p>
          </table:table-cell>
          <table:table-cell table:style-name="Table1.D4" office:value-type="string">
            <text:p text:style-name="Table_20_Contents"><text:alphabetical-index-mark text:string-value="Tantalum capacitor"/>Tantalum capacitors or other capacitors in moulded packages. Pin 1 (with a bar) is the positive pole.</text:p>
          </table:table-cell>
        </table:table-row>
        <table:table-row table:style-name="TableLine2639106775776">
          <table:table-cell table:style-name="Table1.A23" office:value-type="string">
            <text:p text:style-name="Table_20_Contents"><draw:frame draw:style-name="fr7" draw:name="Image13" text:anchor-type="as-char" svg:width="4.14cm" svg:height="1.6cm" draw:z-index="56"><draw:image xlink:href="../../../VisualPlace/doc/pict/tape_elco.png" xlink:type="simple" xlink:show="embed" xlink:actuate="onLoad" draw:mime-type="image/png"/></draw:frame></text:p>
          </table:table-cell>
          <table:table-cell table:style-name="Table1.B5" office:value-type="string">
            <text:p text:style-name="Table_20_Contents"><draw:frame draw:style-name="fr11" draw:name="Image15" text:anchor-type="as-char" svg:y="0.4cm" svg:width="0.7cm" svg:height="0.7cm" draw:z-index="57"><draw:image xlink:href="../../../VisualPlace/doc/pict/rotate_270.png" xlink:type="simple" xlink:show="embed" xlink:actuate="onLoad" draw:mime-type="image/png"/></draw:frame></text:p>
          </table:table-cell>
          <table:table-cell table:style-name="Table1.C5" office:value-type="string">
            <text:p text:style-name="Table_20_Contents"><draw:frame draw:style-name="fr7" draw:name="Image14" text:anchor-type="as-char" svg:width="1.589cm" svg:height="1.589cm" draw:z-index="58"><draw:image xlink:href="../../../VisualPlace/doc/pict/zero_elco.png" xlink:type="simple" xlink:show="embed" xlink:actuate="onLoad" draw:mime-type="image/png"/></draw:frame></text:p>
          </table:table-cell>
          <table:table-cell table:style-name="Table1.D5" office:value-type="string">
            <text:p text:style-name="Table_20_Contents"><text:alphabetical-index-mark text:string-value="Aluminium electrolytic capacitor"/>Electrolytic capacitors. Pin 1 is the positive pole. (The black bar marks the negative pole.)</text:p>
          </table:table-cell>
        </table:table-row>
        <table:table-row table:style-name="TableLine2639106782576">
          <table:table-cell table:style-name="Table1.A23" office:value-type="string">
            <text:p text:style-name="Table_20_Contents"><draw:frame draw:style-name="fr7" draw:name="Image16" text:anchor-type="as-char" svg:width="4.18cm" svg:height="1.64cm" draw:z-index="59"><draw:image xlink:href="../../../VisualPlace/doc/pict/tape_inductor.png" xlink:type="simple" xlink:show="embed" xlink:actuate="onLoad" draw:mime-type="image/png"/></draw:frame></text:p>
          </table:table-cell>
          <table:table-cell table:style-name="Table1.B23" office:value-type="string">
            <text:p text:style-name="Table_20_Contents"><draw:frame draw:style-name="fr8" draw:name="Image18" text:anchor-type="as-char" svg:y="0.4cm" svg:width="0.7cm" svg:height="0.681cm" draw:z-index="60"><draw:image xlink:href="../../../VisualPlace/doc/pict/rotate_90.png" xlink:type="simple" xlink:show="embed" xlink:actuate="onLoad" draw:mime-type="image/png"/></draw:frame></text:p>
          </table:table-cell>
          <table:table-cell table:style-name="Table1.C23" office:value-type="string">
            <text:p text:style-name="Table_20_Contents"><draw:frame draw:style-name="fr7" draw:name="Image17" text:anchor-type="as-char" svg:width="1.589cm" svg:height="1.589cm" draw:z-index="61"><draw:image xlink:href="../../../VisualPlace/doc/pict/zero_inductor.png" xlink:type="simple" xlink:show="embed" xlink:actuate="onLoad" draw:mime-type="image/png"/></draw:frame></text:p>
          </table:table-cell>
          <table:table-cell table:style-name="Table1.D23" office:value-type="string">
            <text:p text:style-name="Table_20_Contents">Power inductors (non-polarized).</text:p>
          </table:table-cell>
        </table:table-row>
        <table:table-row table:style-name="TableLine2639106788288">
          <table:table-cell table:style-name="Table1.A23" office:value-type="string">
            <text:p text:style-name="Table_20_Contents"><draw:frame draw:style-name="fr7" draw:name="Image19" text:anchor-type="as-char" svg:width="4.18cm" svg:height="1.64cm" draw:z-index="62"><draw:image xlink:href="../../../VisualPlace/doc/pict/tape_plcc2.png" xlink:type="simple" xlink:show="embed" xlink:actuate="onLoad" draw:mime-type="image/png"/></draw:frame></text:p>
          </table:table-cell>
          <table:table-cell table:style-name="Table1.B23" office:value-type="string">
            <text:p text:style-name="Table_20_Contents"><draw:frame draw:style-name="fr8" draw:name="Image21" text:anchor-type="as-char" svg:y="0.4cm" svg:width="0.7cm" svg:height="0.681cm" draw:z-index="63"><draw:image xlink:href="../../../VisualPlace/doc/pict/rotate_90.png" xlink:type="simple" xlink:show="embed" xlink:actuate="onLoad" draw:mime-type="image/png"/></draw:frame></text:p>
          </table:table-cell>
          <table:table-cell table:style-name="Table1.C23" office:value-type="string">
            <text:p text:style-name="Table_20_Contents"><draw:frame draw:style-name="fr7" draw:name="Image20" text:anchor-type="as-char" svg:width="1.589cm" svg:height="1.589cm" draw:z-index="64"><draw:image xlink:href="../../../VisualPlace/doc/pict/zero_plcc2.png" xlink:type="simple" xlink:show="embed" xlink:actuate="onLoad" draw:mime-type="image/png"/></draw:frame></text:p>
          </table:table-cell>
          <table:table-cell table:style-name="Table1.D23" office:value-type="string">
            <text:p text:style-name="Table_20_Contents">PLCC2 package (for LEDs). See also the notes below.</text:p>
          </table:table-cell>
        </table:table-row>
        <table:table-row table:style-name="TableLine2639106784208">
          <table:table-cell table:style-name="Table1.A23" office:value-type="string">
            <text:p text:style-name="Table_20_Contents"><draw:frame draw:style-name="fr7" draw:name="Image22" text:anchor-type="as-char" svg:width="4.18cm" svg:height="1.64cm" draw:z-index="65"><draw:image xlink:href="../../../VisualPlace/doc/pict/tape_plcc6.png" xlink:type="simple" xlink:show="embed" xlink:actuate="onLoad" draw:mime-type="image/png"/></draw:frame></text:p>
          </table:table-cell>
          <table:table-cell table:style-name="Table1.B23" office:value-type="string">
            <text:p text:style-name="Table_20_Contents"><draw:frame draw:style-name="fr8" draw:name="Image24" text:anchor-type="as-char" svg:y="0.4cm" svg:width="0.7cm" svg:height="0.681cm" draw:z-index="66"><draw:image xlink:href="../../../VisualPlace/doc/pict/rotate_90.png" xlink:type="simple" xlink:show="embed" xlink:actuate="onLoad" draw:mime-type="image/png"/></draw:frame></text:p>
          </table:table-cell>
          <table:table-cell table:style-name="Table1.C23" office:value-type="string">
            <text:p text:style-name="Table_20_Contents"><draw:frame draw:style-name="fr7" draw:name="Image23" text:anchor-type="as-char" svg:width="1.589cm" svg:height="1.589cm" draw:z-index="67"><draw:image xlink:href="../../../VisualPlace/doc/pict/zero_plcc6.png" xlink:type="simple" xlink:show="embed" xlink:actuate="onLoad" draw:mime-type="image/png"/></draw:frame></text:p>
          </table:table-cell>
          <table:table-cell table:style-name="Table1.D23" office:value-type="string">
            <text:p text:style-name="Table_20_Contents">PLCC4 and PLCC6 packages (for multi-colour LEDs). See also the notes below.</text:p>
          </table:table-cell>
        </table:table-row>
        <table:table-row table:style-name="TableLine2639106783664">
          <table:table-cell table:style-name="Table1.A23" office:value-type="string">
            <text:p text:style-name="Table_20_Contents"><draw:frame draw:style-name="fr7" draw:name="Image25" text:anchor-type="as-char" svg:width="4.18cm" svg:height="1.64cm" draw:z-index="68"><draw:image xlink:href="../../../VisualPlace/doc/pict/tape_chiparray.png" xlink:type="simple" xlink:show="embed" xlink:actuate="onLoad" draw:mime-type="image/png"/></draw:frame></text:p>
          </table:table-cell>
          <table:table-cell table:style-name="Table1.B23" office:value-type="string">
            <text:p text:style-name="Table_20_Contents"/>
          </table:table-cell>
          <table:table-cell table:style-name="Table1.C23" office:value-type="string">
            <text:p text:style-name="Table_20_Contents"><draw:frame draw:style-name="fr7" draw:name="Image26" text:anchor-type="as-char" svg:width="1.589cm" svg:height="1.589cm" draw:z-index="69"><draw:image xlink:href="../../../VisualPlace/doc/pict/zero_chiparray.png" xlink:type="simple" xlink:show="embed" xlink:actuate="onLoad" draw:mime-type="image/png"/></draw:frame></text:p>
          </table:table-cell>
          <table:table-cell table:style-name="Table1.D23" office:value-type="string">
            <text:p text:style-name="Table_20_Contents">Resistor arrays and capacitor arrays in a chip package.</text:p>
          </table:table-cell>
        </table:table-row>
        <table:table-row table:style-name="TableLine2639106782304">
          <table:table-cell table:style-name="Table1.A23" office:value-type="string">
            <text:p text:style-name="Table_20_Contents"><draw:frame draw:style-name="fr7" draw:name="Image27" text:anchor-type="as-char" svg:width="4.18cm" svg:height="1.64cm" draw:z-index="70"><draw:image xlink:href="../../../VisualPlace/doc/pict/tape_resonator.png" xlink:type="simple" xlink:show="embed" xlink:actuate="onLoad" draw:mime-type="image/png"/></draw:frame></text:p>
          </table:table-cell>
          <table:table-cell table:style-name="Table1.B23" office:value-type="string">
            <text:p text:style-name="Table_20_Contents"><draw:frame draw:style-name="fr8" draw:name="Image29" text:anchor-type="as-char" svg:y="0.4cm" svg:width="0.7cm" svg:height="0.681cm" draw:z-index="71"><draw:image xlink:href="../../../VisualPlace/doc/pict/rotate_90.png" xlink:type="simple" xlink:show="embed" xlink:actuate="onLoad" draw:mime-type="image/png"/></draw:frame></text:p>
          </table:table-cell>
          <table:table-cell table:style-name="Table1.C23" office:value-type="string">
            <text:p text:style-name="Table_20_Contents"><draw:frame draw:style-name="fr12" draw:name="Image28" text:anchor-type="as-char" svg:width="1.76cm" svg:height="1.76cm" draw:z-index="72"><draw:image xlink:href="../../../VisualPlace/doc/pict/zero_resonator.png" xlink:type="simple" xlink:show="embed" xlink:actuate="onLoad" draw:mime-type="image/png"/></draw:frame></text:p>
          </table:table-cell>
          <table:table-cell table:style-name="Table1.D23" office:value-type="string">
            <text:p text:style-name="Table_20_Contents">Ceramic resonators with 3 pins. See the notes below for crystals and oscillators with two or four pins.</text:p>
          </table:table-cell>
        </table:table-row>
        <table:table-row table:style-name="TableLine2639106784480">
          <table:table-cell table:style-name="Table1.A23" office:value-type="string">
            <text:p text:style-name="Table_20_Contents"><draw:frame draw:style-name="fr7" draw:name="Image30" text:anchor-type="as-char" svg:width="4.18cm" svg:height="1.64cm" draw:z-index="73"><draw:image xlink:href="../../../VisualPlace/doc/pict/tape_crystal.png" xlink:type="simple" xlink:show="embed" xlink:actuate="onLoad" draw:mime-type="image/png"/></draw:frame></text:p>
          </table:table-cell>
          <table:table-cell table:style-name="Table1.B23" office:value-type="string">
            <text:p text:style-name="Table_20_Contents"/>
          </table:table-cell>
          <table:table-cell table:style-name="Table1.C23" office:value-type="string">
            <text:p text:style-name="Table_20_Contents"><draw:frame draw:style-name="fr7" draw:name="Image31" text:anchor-type="as-char" svg:width="1.76cm" svg:height="1.76cm" draw:z-index="74"><draw:image xlink:href="../../../VisualPlace/doc/pict/zero_crystal.png" xlink:type="simple" xlink:show="embed" xlink:actuate="onLoad" draw:mime-type="image/png"/></draw:frame></text:p>
          </table:table-cell>
          <table:table-cell table:style-name="Table1.D23" office:value-type="string">
            <text:p text:style-name="Table_20_Contents">Rectangual 4-pin crystals. See the notes below for crystals with two pins, and oscillators with a square shape.</text:p>
          </table:table-cell>
        </table:table-row>
        <table:table-row table:style-name="TableLine2639106787200">
          <table:table-cell table:style-name="Table1.A23" office:value-type="string">
            <text:p text:style-name="Table_20_Contents"><draw:frame draw:style-name="fr7" draw:name="Image32" text:anchor-type="as-char" svg:width="4.18cm" svg:height="1.64cm" draw:z-index="75"><draw:image xlink:href="../../../VisualPlace/doc/pict/tape_sot23-3.png" xlink:type="simple" xlink:show="embed" xlink:actuate="onLoad" draw:mime-type="image/png"/></draw:frame></text:p>
          </table:table-cell>
          <table:table-cell table:style-name="Table1.B23" office:value-type="string">
            <text:p text:style-name="Table_20_Contents"><draw:frame draw:style-name="fr11" draw:name="Image34" text:anchor-type="as-char" svg:y="0.4cm" svg:width="0.7cm" svg:height="0.7cm" draw:z-index="76"><draw:image xlink:href="../../../VisualPlace/doc/pict/rotate_270.png" xlink:type="simple" xlink:show="embed" xlink:actuate="onLoad" draw:mime-type="image/png"/></draw:frame></text:p>
          </table:table-cell>
          <table:table-cell table:style-name="Table1.C23" office:value-type="string">
            <text:p text:style-name="Table_20_Contents"><draw:frame draw:style-name="fr7" draw:name="Image33" text:anchor-type="as-char" svg:width="1.589cm" svg:height="1.589cm" draw:z-index="80"><draw:image xlink:href="../../../VisualPlace/doc/pict/zero_sot23-3.png" xlink:type="simple" xlink:show="embed" xlink:actuate="onLoad" draw:mime-type="image/png"/></draw:frame></text:p>
          </table:table-cell>
          <table:table-cell table:style-name="Table1.D23" office:value-type="string">
            <text:p text:style-name="Table_20_Contents">3-pin SOT style transistor, e.g. SOT23, SOT323, SOT523, SC70, TO-236.</text:p>
          </table:table-cell>
        </table:table-row>
        <text:soft-page-break/>
        <table:table-row table:style-name="TableLine2639106783120">
          <table:table-cell table:style-name="Table1.A23" office:value-type="string">
            <text:p text:style-name="Table_20_Contents"><draw:frame draw:style-name="fr7" draw:name="Image35" text:anchor-type="as-char" svg:width="4.18cm" svg:height="1.64cm" draw:z-index="17"><draw:image xlink:href="../../../VisualPlace/doc/pict/tape_sot23-5.png" xlink:type="simple" xlink:show="embed" xlink:actuate="onLoad" draw:mime-type="image/png"/></draw:frame></text:p>
          </table:table-cell>
          <table:table-cell table:style-name="Table1.B23" office:value-type="string">
            <text:p text:style-name="Table_20_Contents"><draw:frame draw:style-name="fr11" draw:name="Image37" text:anchor-type="as-char" svg:y="0.4cm" svg:width="0.7cm" svg:height="0.7cm" draw:z-index="18"><draw:image xlink:href="../../../VisualPlace/doc/pict/rotate_270.png" xlink:type="simple" xlink:show="embed" xlink:actuate="onLoad" draw:mime-type="image/png"/></draw:frame></text:p>
          </table:table-cell>
          <table:table-cell table:style-name="Table1.C23" office:value-type="string">
            <text:p text:style-name="Table_20_Contents"><draw:frame draw:style-name="fr7" draw:name="Image36" text:anchor-type="as-char" svg:width="1.589cm" svg:height="1.589cm" draw:z-index="19"><draw:image xlink:href="../../../VisualPlace/doc/pict/zero_sot23-5.png" xlink:type="simple" xlink:show="embed" xlink:actuate="onLoad" draw:mime-type="image/png"/></draw:frame></text:p>
          </table:table-cell>
          <table:table-cell table:style-name="Table1.D23" office:value-type="string">
            <text:p text:style-name="Table_20_Contents">5-pin SOT style packages, e.g. SOT23-5, SC70‑5, SSOP-5.</text:p>
          </table:table-cell>
        </table:table-row>
        <table:table-row table:style-name="TableLine2639106783936">
          <table:table-cell table:style-name="Table1.A23" office:value-type="string">
            <text:p text:style-name="Table_20_Contents"><draw:frame draw:style-name="fr7" draw:name="Image38" text:anchor-type="as-char" svg:width="4.18cm" svg:height="1.64cm" draw:z-index="20"><draw:image xlink:href="../../../VisualPlace/doc/pict/tape_sot23-6.png" xlink:type="simple" xlink:show="embed" xlink:actuate="onLoad" draw:mime-type="image/png"/></draw:frame></text:p>
          </table:table-cell>
          <table:table-cell table:style-name="Table1.B23" office:value-type="string">
            <text:p text:style-name="Table_20_Contents"><draw:frame draw:style-name="fr11" draw:name="Image40" text:anchor-type="as-char" svg:y="0.4cm" svg:width="0.7cm" svg:height="0.7cm" draw:z-index="81"><draw:image xlink:href="../../../VisualPlace/doc/pict/rotate_270.png" xlink:type="simple" xlink:show="embed" xlink:actuate="onLoad" draw:mime-type="image/png"/></draw:frame></text:p>
          </table:table-cell>
          <table:table-cell table:style-name="Table1.C23" office:value-type="string">
            <text:p text:style-name="Table_20_Contents"><draw:frame draw:style-name="fr7" draw:name="Image39" text:anchor-type="as-char" svg:width="1.589cm" svg:height="1.589cm" draw:z-index="82"><draw:image xlink:href="../../../VisualPlace/doc/pict/zero_sot23-6.png" xlink:type="simple" xlink:show="embed" xlink:actuate="onLoad" draw:mime-type="image/png"/></draw:frame></text:p>
          </table:table-cell>
          <table:table-cell table:style-name="Table1.D23" office:value-type="string">
            <text:p text:style-name="Table_20_Contents">6-pin &amp; 8-pin SOT style packages, e.g. SOT23‑6, SC70-6, SSOP-6.</text:p>
          </table:table-cell>
        </table:table-row>
        <table:table-row table:style-name="TableLine2639106780944">
          <table:table-cell table:style-name="Table1.A23" office:value-type="string">
            <text:p text:style-name="Table_20_Contents"><draw:frame draw:style-name="fr7" draw:name="Image41" text:anchor-type="as-char" svg:width="4.098cm" svg:height="1.596cm" draw:z-index="21"><draw:image xlink:href="../../../VisualPlace/doc/pict/tape_sot143.png" xlink:type="simple" xlink:show="embed" xlink:actuate="onLoad" draw:mime-type="image/png"/></draw:frame></text:p>
          </table:table-cell>
          <table:table-cell table:style-name="Table1.B23" office:value-type="string">
            <text:p text:style-name="Table_20_Contents"><draw:frame draw:style-name="fr11" draw:name="Image43" text:anchor-type="as-char" svg:y="0.4cm" svg:width="0.7cm" svg:height="0.7cm" draw:z-index="22"><draw:image xlink:href="../../../VisualPlace/doc/pict/rotate_270.png" xlink:type="simple" xlink:show="embed" xlink:actuate="onLoad" draw:mime-type="image/png"/></draw:frame></text:p>
          </table:table-cell>
          <table:table-cell table:style-name="Table1.C23" office:value-type="string">
            <text:p text:style-name="Table_20_Contents"><draw:frame draw:style-name="fr7" draw:name="Image42" text:anchor-type="as-char" svg:width="1.589cm" svg:height="1.589cm" draw:z-index="23"><draw:image xlink:href="../../../VisualPlace/doc/pict/zero_sot143.png" xlink:type="simple" xlink:show="embed" xlink:actuate="onLoad" draw:mime-type="image/png"/></draw:frame></text:p>
          </table:table-cell>
          <table:table-cell table:style-name="Table1.D23" office:value-type="string">
            <text:p text:style-name="Table_20_Contents">SOT143 and SOT343.</text:p>
          </table:table-cell>
        </table:table-row>
        <table:table-row table:style-name="TableLine2639106783392">
          <table:table-cell table:style-name="Table1.A23" office:value-type="string">
            <text:p text:style-name="Table_20_Contents"><draw:frame draw:style-name="fr7" draw:name="Image44" text:anchor-type="as-char" svg:width="4.098cm" svg:height="1.709cm" draw:z-index="24"><draw:image xlink:href="../../../VisualPlace/doc/pict/tape_sot223.png" xlink:type="simple" xlink:show="embed" xlink:actuate="onLoad" draw:mime-type="image/png"/></draw:frame></text:p>
          </table:table-cell>
          <table:table-cell table:style-name="Table1.B23" office:value-type="string">
            <text:p text:style-name="Table_20_Contents"><draw:frame draw:style-name="fr11" draw:name="Image47" text:anchor-type="as-char" svg:y="0.4cm" svg:width="0.7cm" svg:height="0.7cm" draw:z-index="25"><draw:image xlink:href="../../../VisualPlace/doc/pict/rotate_270.png" xlink:type="simple" xlink:show="embed" xlink:actuate="onLoad" draw:mime-type="image/png"/></draw:frame></text:p>
          </table:table-cell>
          <table:table-cell table:style-name="Table1.C23" office:value-type="string">
            <text:p text:style-name="Table_20_Contents"><draw:frame draw:style-name="fr7" draw:name="Image45" text:anchor-type="as-char" svg:width="1.589cm" svg:height="1.589cm" draw:z-index="26"><draw:image xlink:href="../../../VisualPlace/doc/pict/zero_sot223.png" xlink:type="simple" xlink:show="embed" xlink:actuate="onLoad" draw:mime-type="image/png"/></draw:frame></text:p>
          </table:table-cell>
          <table:table-cell table:style-name="Table1.D23" office:value-type="string">
            <text:p text:style-name="Table_20_Contents">SOT223, SC73, TO-89, TO-261. (See below for similar packages.)</text:p>
          </table:table-cell>
        </table:table-row>
        <table:table-row table:style-name="TableLine2639106788560">
          <table:table-cell table:style-name="Table1.A23" office:value-type="string">
            <text:p text:style-name="Table_20_Contents"><draw:frame draw:style-name="fr7" draw:name="Image46" text:anchor-type="as-char" svg:width="4.098cm" svg:height="1.693cm" draw:z-index="27"><draw:image xlink:href="../../../VisualPlace/doc/pict/tape_sot89.png" xlink:type="simple" xlink:show="embed" xlink:actuate="onLoad" draw:mime-type="image/png"/></draw:frame></text:p>
          </table:table-cell>
          <table:table-cell table:style-name="Table1.B23" office:value-type="string">
            <text:p text:style-name="Table_20_Contents"><draw:frame draw:style-name="fr11" draw:name="Image49" text:anchor-type="as-char" svg:y="0.4cm" svg:width="0.7cm" svg:height="0.7cm" draw:z-index="28"><draw:image xlink:href="../../../VisualPlace/doc/pict/rotate_180.png" xlink:type="simple" xlink:show="embed" xlink:actuate="onLoad" draw:mime-type="image/png"/></draw:frame></text:p>
          </table:table-cell>
          <table:table-cell table:style-name="Table1.C23" office:value-type="string">
            <text:p text:style-name="Table_20_Contents"><draw:frame draw:style-name="fr7" draw:name="Image48" text:anchor-type="as-char" svg:width="1.589cm" svg:height="1.589cm" draw:z-index="29"><draw:image xlink:href="../../../VisualPlace/doc/pict/zero_sot89.png" xlink:type="simple" xlink:show="embed" xlink:actuate="onLoad" draw:mime-type="image/png"/></draw:frame></text:p>
          </table:table-cell>
          <table:table-cell table:style-name="Table1.D23" office:value-type="string">
            <text:p text:style-name="Table_20_Contents">SOT89, TO-293. (See above and below for similar packages.)</text:p>
          </table:table-cell>
        </table:table-row>
        <table:table-row table:style-name="TableLine2639106785296">
          <table:table-cell table:style-name="Table1.A23" office:value-type="string">
            <text:p text:style-name="Table_20_Contents"><draw:frame draw:style-name="fr7" draw:name="Image50" text:anchor-type="as-char" svg:width="4.098cm" svg:height="1.709cm" draw:z-index="30"><draw:image xlink:href="../../../VisualPlace/doc/pict/tape_dpak.png" xlink:type="simple" xlink:show="embed" xlink:actuate="onLoad" draw:mime-type="image/png"/></draw:frame></text:p>
          </table:table-cell>
          <table:table-cell table:style-name="Table1.B23" office:value-type="string">
            <text:p text:style-name="Table_20_Contents"><draw:frame draw:style-name="fr8" draw:name="Image53" text:anchor-type="as-char" svg:y="0.4cm" svg:width="0.7cm" svg:height="0.681cm" draw:z-index="31"><draw:image xlink:href="../../../VisualPlace/doc/pict/rotate_90.png" xlink:type="simple" xlink:show="embed" xlink:actuate="onLoad" draw:mime-type="image/png"/></draw:frame></text:p>
          </table:table-cell>
          <table:table-cell table:style-name="Table1.C23" office:value-type="string">
            <text:p text:style-name="P87"><draw:frame draw:style-name="fr10" draw:name="Image51" text:anchor-type="as-char" svg:width="1.03cm" svg:height="1.379cm" draw:z-index="32"><draw:image xlink:href="../../../VisualPlace/doc/pict/zero_dpak.png" xlink:type="simple" xlink:show="embed" xlink:actuate="onLoad" draw:mime-type="image/png"/></draw:frame></text:p>
          </table:table-cell>
          <table:table-cell table:style-name="Table1.D23" office:value-type="string">
            <text:p text:style-name="Table_20_Contents">DPAK D2PAK, TO-220, TO-252, TO-263. (See above for similar packages.)</text:p>
          </table:table-cell>
        </table:table-row>
        <table:table-row table:style-name="TableLine2639106787472">
          <table:table-cell table:style-name="Table1.A23" office:value-type="string">
            <text:p text:style-name="Table_20_Contents"><draw:frame draw:style-name="fr7" draw:name="Image52" text:anchor-type="as-char" svg:width="4.098cm" svg:height="1.64cm" draw:z-index="33"><draw:image xlink:href="../../../VisualPlace/doc/pict/tape_soic.png" xlink:type="simple" xlink:show="embed" xlink:actuate="onLoad" draw:mime-type="image/png"/></draw:frame></text:p>
          </table:table-cell>
          <table:table-cell table:style-name="Table1.B23" office:value-type="string">
            <text:p text:style-name="Table_20_Contents"/>
          </table:table-cell>
          <table:table-cell table:style-name="Table1.C23" office:value-type="string">
            <text:p text:style-name="P87"><draw:frame draw:style-name="fr7" draw:name="Image54" text:anchor-type="as-char" svg:width="1.589cm" svg:height="1.589cm" draw:z-index="34"><draw:image xlink:href="../../../VisualPlace/doc/pict/zero_soic.png" xlink:type="simple" xlink:show="embed" xlink:actuate="onLoad" draw:mime-type="image/png"/></draw:frame></text:p>
          </table:table-cell>
          <table:table-cell table:style-name="Table1.D23" office:value-type="string">
            <text:p text:style-name="Table_20_Contents">Rectangular IC packages: SOIC, SSOP, TSSOP, TSOP type 2 (but see below for TSOP type 1).</text:p>
          </table:table-cell>
        </table:table-row>
        <table:table-row table:style-name="TableLine2639106786384">
          <table:table-cell table:style-name="Table1.A23" office:value-type="string">
            <text:p text:style-name="Table_20_Contents"><draw:frame draw:style-name="fr7" draw:name="Image55" text:anchor-type="as-char" svg:width="4.098cm" svg:height="1.64cm" draw:z-index="35"><draw:image xlink:href="../../../VisualPlace/doc/pict/tape_tsop1.png" xlink:type="simple" xlink:show="embed" xlink:actuate="onLoad" draw:mime-type="image/png"/></draw:frame></text:p>
          </table:table-cell>
          <table:table-cell table:style-name="Table1.B23" office:value-type="string">
            <text:p text:style-name="Table_20_Contents"><draw:frame draw:style-name="fr8" draw:name="Image57" text:anchor-type="as-char" svg:y="0.4cm" svg:width="0.7cm" svg:height="0.681cm" draw:z-index="38"><draw:image xlink:href="../../../VisualPlace/doc/pict/rotate_90.png" xlink:type="simple" xlink:show="embed" xlink:actuate="onLoad" draw:mime-type="image/png"/></draw:frame></text:p>
          </table:table-cell>
          <table:table-cell table:style-name="Table1.C23" office:value-type="string">
            <text:p text:style-name="P87"><draw:frame draw:style-name="fr9" draw:name="Image56" text:anchor-type="as-char" svg:width="1.69cm" svg:height="1.61cm" draw:z-index="39"><draw:image xlink:href="../../../VisualPlace/doc/pict/zero_tsop1.png" xlink:type="simple" xlink:show="embed" xlink:actuate="onLoad" draw:mime-type="image/png"/></draw:frame></text:p>
          </table:table-cell>
          <table:table-cell table:style-name="Table1.D23" office:value-type="string">
            <text:p text:style-name="Table_20_Contents">TSOP type 1.</text:p>
          </table:table-cell>
        </table:table-row>
        <table:table-row table:style-name="TableLine2639106784752">
          <table:table-cell table:style-name="Table1.A23" office:value-type="string">
            <text:p text:style-name="Table_20_Contents"><draw:frame draw:style-name="fr7" draw:name="Image58" text:anchor-type="as-char" svg:width="4.098cm" svg:height="1.64cm" draw:z-index="40"><draw:image xlink:href="../../../VisualPlace/doc/pict/tape_qfp.png" xlink:type="simple" xlink:show="embed" xlink:actuate="onLoad" draw:mime-type="image/png"/></draw:frame></text:p>
          </table:table-cell>
          <table:table-cell table:style-name="Table1.B23" office:value-type="string">
            <text:p text:style-name="Table_20_Contents"><draw:frame draw:style-name="fr8" draw:name="Image60" text:anchor-type="as-char" svg:y="0.4cm" svg:width="0.7cm" svg:height="0.681cm" draw:z-index="41"><draw:image xlink:href="../../../VisualPlace/doc/pict/rotate_90.png" xlink:type="simple" xlink:show="embed" xlink:actuate="onLoad" draw:mime-type="image/png"/></draw:frame></text:p>
          </table:table-cell>
          <table:table-cell table:style-name="Table1.C23" office:value-type="string">
            <text:p text:style-name="P87"><draw:frame draw:style-name="fr7" draw:name="Image59" text:anchor-type="as-char" svg:width="1.589cm" svg:height="1.589cm" draw:z-index="42"><draw:image xlink:href="../../../VisualPlace/doc/pict/zero_qfp.png" xlink:type="simple" xlink:show="embed" xlink:actuate="onLoad" draw:mime-type="image/png"/></draw:frame></text:p>
          </table:table-cell>
          <table:table-cell table:style-name="Table1.D23" office:value-type="string">
            <text:p text:style-name="Table_20_Contents">Square IC packages: QFP, QFN, SON, DFN (but not BGA and most PLCC, see below).</text:p>
          </table:table-cell>
        </table:table-row>
        <text:soft-page-break/>
        <table:table-row table:style-name="TableLine2639106781216">
          <table:table-cell table:style-name="Table1.A23" office:value-type="string">
            <text:p text:style-name="Table_20_Contents"><draw:frame draw:style-name="fr7" draw:name="Image61" text:anchor-type="as-char" svg:width="4.098cm" svg:height="1.64cm" draw:z-index="51"><draw:image xlink:href="../../../VisualPlace/doc/pict/tape_plcc.png" xlink:type="simple" xlink:show="embed" xlink:actuate="onLoad" draw:mime-type="image/png"/></draw:frame></text:p>
          </table:table-cell>
          <table:table-cell table:style-name="Table1.B23" office:value-type="string">
            <text:p text:style-name="Table_20_Contents"/>
          </table:table-cell>
          <table:table-cell table:style-name="Table1.C23" office:value-type="string">
            <text:p text:style-name="P87"><draw:frame draw:style-name="fr7" draw:name="Image62" text:anchor-type="as-char" svg:width="1.589cm" svg:height="1.589cm" draw:z-index="77"><draw:image xlink:href="../../../VisualPlace/doc/pict/zero_plcc.png" xlink:type="simple" xlink:show="embed" xlink:actuate="onLoad" draw:mime-type="image/png"/></draw:frame></text:p>
          </table:table-cell>
          <table:table-cell table:style-name="Table1.D23" office:value-type="string">
            <text:p text:style-name="Table_20_Contents">Square IC packages that have pin 1 in the middle of the row, which is common for PLCC packages.</text:p>
          </table:table-cell>
        </table:table-row>
        <table:table-row table:style-name="TableLine2639106785024">
          <table:table-cell table:style-name="Table1.A23" office:value-type="string">
            <text:p text:style-name="Table_20_Contents"><draw:frame draw:style-name="fr7" draw:name="Image63" text:anchor-type="as-char" svg:width="4.098cm" svg:height="1.64cm" draw:z-index="78"><draw:image xlink:href="../../../VisualPlace/doc/pict/tape_bga.png" xlink:type="simple" xlink:show="embed" xlink:actuate="onLoad" draw:mime-type="image/png"/></draw:frame></text:p>
          </table:table-cell>
          <table:table-cell table:style-name="Table1.B23" office:value-type="string">
            <text:p text:style-name="Table_20_Contents"/>
          </table:table-cell>
          <table:table-cell table:style-name="Table1.C23" office:value-type="string">
            <text:p text:style-name="P87"><draw:frame draw:style-name="fr7" draw:name="Image64" text:anchor-type="as-char" svg:width="1.589cm" svg:height="1.589cm" draw:z-index="79"><draw:image xlink:href="../../../VisualPlace/doc/pict/zero_bga.png" xlink:type="simple" xlink:show="embed" xlink:actuate="onLoad" draw:mime-type="image/png"/></draw:frame></text:p>
          </table:table-cell>
          <table:table-cell table:style-name="Table1.D23" office:value-type="string">
            <text:p text:style-name="Table_20_Contents">Square Grid array IC packages (BGA, <text:span text:style-name="T443">LGA, </text:span>PGA); see above for QFN, QFP <text:span text:style-name="T354">and other square IC packages</text:span>.</text:p>
          </table:table-cell>
        </table:table-row>
      </table:table>
      <text:h text:style-name="Heading_20_2" text:outline-level="2"><text:bookmark-start text:name="__RefHeading___Toc5590_3650776941"/>Notes<text:bookmark-end text:name="__RefHeading___Toc5590_3650776941"/></text:h>
      <text:h text:style-name="Heading_20_3" text:outline-level="3"><text:bookmark-start text:name="__RefHeading___Toc2694_1845350708"/>PLCC2, PLCC4 and PLCC6<text:bookmark-end text:name="__RefHeading___Toc2694_1845350708"/></text:h>
      <text:p text:style-name="P13">The low pin count <text:span text:style-name="Caption_20_characters"><text:span text:style-name="T355">PLCC</text:span></text:span> packages for <text:span text:style-name="SmallCaps">LED</text:span>s have a chamfered corner to mark pin 1. For <text:span text:style-name="Caption_20_characters"><text:span text:style-name="T355">PLCC</text:span></text:span><text:span text:style-name="Caption_20_characters">2</text:span>, pin one is usually the cathode (conforming to <text:span text:style-name="SmallCaps">IPC-7351</text:span>); for <text:span text:style-name="SmallCaps">RGB LED</text:span>s in <text:span text:style-name="Caption_20_characters"><text:span text:style-name="T355">PLCC</text:span></text:span><text:span text:style-name="Caption_20_characters">4</text:span> and <text:span text:style-name="Caption_20_characters"><text:span text:style-name="T355">PLCC</text:span></text:span><text:span text:style-name="Caption_20_characters">6</text:span> packages, pin 1 is typically the common anode.</text:p>
      <text:p text:style-name="P13">The <text:span text:style-name="Caption_20_characters"><text:span text:style-name="T355">PLCC</text:span></text:span><text:span text:style-name="Caption_20_characters">4</text:span> package uses a clockwise pin numbering scheme, starting from pin 1 in the upper left corner. The zero-orientation is not explicitly defined in the <text:span text:style-name="SmallCaps">IPC-7351</text:span> standard (because <text:span text:style-name="SmallCaps">IPC-7351</text:span> assumes a counter-clockwise pin numbering).</text:p>
      <text:p text:style-name="P13">The <text:span text:style-name="Caption_20_characters"><text:span text:style-name="T355">PLCC</text:span></text:span><text:span text:style-name="Caption_20_characters">6</text:span> package uses a counter-clockwise pin numbering scheme, similar to dual-line IC packages.</text:p>
      <text:h text:style-name="Heading_20_3" text:outline-level="3"><text:bookmark-start text:name="__RefHeading___Toc2696_1845350708"/><text:span text:style-name="T355">C</text:span>rystals, ceramic resonators, oscillators<text:bookmark-end text:name="__RefHeading___Toc2696_1845350708"/></text:h>
      <text:p text:style-name="P13">Crystals in a 2-pin chip package follow the orientation of 2-pin non-polarized chip packages. Ceramic resonators with three aligned pins are oriented as shown in the table.</text:p>
      <text:p text:style-name="P13">For crystals and crystal oscillators with four pins (or more), the orientation in tape is inconclusive. Rectangular shaped crystals generally follow the alignment as shown in the table. Square packages (which are typically oscillators, rather than crystals) regularly use the orientation of <text:span text:style-name="Caption_20_characters"><text:span text:style-name="T355">PLCC</text:span></text:span><text:span text:style-name="Caption_20_characters">4</text:span>.</text:p>
      <text:p text:style-name="P13">4-pin <text:span text:style-name="T448">c</text:span>rystals and oscillators may use a clockwise pin numbering, like <text:span text:style-name="Caption_20_characters"><text:span text:style-name="T355">PLCC</text:span></text:span><text:span text:style-name="Caption_20_characters">4</text:span>. For crystals, the pin numbering direction is mostly irrelevant, because the crystal is typically connected between pins 1 and 3 (with pins 2 and 4 either unconnected, or both connected to ground). Regardless of the direction of the pin numbering, pins 1 &amp; 3 are at the same positions.</text:p>
      <text:h text:style-name="Heading_20_3" text:outline-level="3"><text:bookmark-start text:name="__RefHeading___Toc2698_1845350708"/><text:soft-page-break/>Tube and tray orientations<text:bookmark-end text:name="__RefHeading___Toc2698_1845350708"/></text:h>
      <text:p text:style-name="P13">Components are oriented sideways in tube (sticks), such that the pins of consecutive components do not touch. The end of the tube that “pin 1” of the component points to is often marked with a green stop or pin.</text:p>
      <text:p text:style-name="P13"><text:alphabetical-index-mark text:string-value="JEDEC tray"/><text:span text:style-name="SmallCaps">JEDEC</text:span> <text:alphabetical-index-mark text:string-value="Tray"/><text:span text:style-name="T356">t</text:span>rays have a chamfered corner. If the tray is oriented such that the chamfered corner is on the upper left, the components in the tray are oriented according to <text:span text:style-name="SmallCaps">IPC-7351</text:span>.</text:p>
      <text:h text:style-name="P188" text:outline-level="1"><text:bookmark-start text:name="__RefHeading___Toc2650_918863842"/><text:span text:style-name="T435">Package n</text:span>aming <text:span text:style-name="T267">standards</text:span><text:bookmark-end text:name="__RefHeading___Toc2650_918863842"/></text:h>
      <text:p text:style-name="P163"><text:span text:style-name="T140">There have been several attempts to come to a generic </text:span><text:alphabetical-index-mark text:string-value="Naming convention"/><text:span text:style-name="T140">naming convention that describes </text:span><text:span text:style-name="T156">standard </text:span><text:span text:style-name="T140">package</text:span><text:span text:style-name="T156">s</text:span><text:span text:style-name="T140"> in a </text:span><text:span text:style-name="T147">more precise and </text:span><text:span text:style-name="T140">less ad-hoc way. </text:span><text:span text:style-name="T144">The one that </text:span><text:span text:style-name="T148">has </text:span><text:span text:style-name="T144">gained widest acceptance, is</text:span><text:span text:style-name="T138"> </text:span><text:alphabetical-index-mark text:string-value="IPC-7351 (standard)"/><text:span text:style-name="SmallCaps"><text:span text:style-name="T93">IPC-7351</text:span></text:span><text:span text:style-name="SmallCaps"><text:span text:style-name="T105">B</text:span></text:span><text:span text:style-name="T144"> “</text:span><text:span text:style-name="T191">Naming Conventions for Standard SMT Land Patterns</text:span><text:span text:style-name="T174">”</text:span><text:span text:style-name="T144">. This standard is not without its flaws, though: internal inconsistencies and ambiguous descriptions make the standard open to interpretation.</text:span><text:span text:style-name="T138"> </text:span><text:span text:style-name="T91">The</text:span><text:span text:style-name="T114">se</text:span><text:span text:style-name="T93"> </text:span><text:span text:style-name="T91">were set out to be fixed in the updated </text:span><text:span text:style-name="SmallCaps"><text:span text:style-name="T91">IPC-7351C</text:span></text:span><text:span text:style-name="T91"> standard, but the work on this update stalled, the </text:span><text:span text:style-name="SmallCaps"><text:span text:style-name="T101">IPC</text:span></text:span><text:span text:style-name="T101"> </text:span><text:span text:style-name="T91">workgroup</text:span><text:span text:style-name="T101"> </text:span><text:span text:style-name="T114">disbanded and the new workgroup </text:span><text:span text:style-name="T91">has not held a meeting for the past </text:span><text:span text:style-name="T138">four</text:span><text:span text:style-name="T91"> years.</text:span></text:p>
      <text:p text:style-name="P163"><text:span text:style-name="T93">A draft for the proposed </text:span><text:span text:style-name="T138">updates</text:span><text:span text:style-name="T93"> for the chapter on the </text:span><text:span text:style-name="T102">package </text:span><text:span text:style-name="T93">naming convention, though, was published by the author of that chapter </text:span><text:span text:style-name="T16">—</text:span><text:span text:style-name="T100">the “</text:span><text:alphabetical-index-mark text:string-value="Library Expert"/><text:span text:style-name="T135">Library Expert Footprint Naming Convention</text:span><text:span text:style-name="T92">”. </text:span><text:span text:style-name="T155">It</text:span><text:span text:style-name="T103"> is available from </text:span><text:a xlink:type="simple" xlink:href="https://www.pcblibraries.com/" text:style-name="Internet_20_link" text:visited-style-name="Visited_20_Internet_20_Link">https://www.pcblibraries.com/</text:a><text:span text:style-name="T103">, requiring a free registration. Despite being an unofficial standard, th</text:span><text:span text:style-name="T105">is</text:span><text:span text:style-name="T141"> draft</text:span><text:span text:style-name="T103"> document </text:span><text:span text:style-name="T106">is considered the </text:span><text:span text:style-name="T133">current</text:span><text:span text:style-name="T106"> </text:span><text:span text:style-name="SmallCaps"><text:span text:style-name="T106">IPC</text:span></text:span><text:span text:style-name="T106"> naming convention</text:span><text:span text:style-name="T103">. </text:span><text:span text:style-name="T124">For a summary, see topic </text:span><text:span text:style-name="Heading_20_reference"><text:span text:style-name="T420"><text:bookmark-ref text:reference-format="text" text:ref-name="__RefHeading___Toc5330_1499692709">IPC-7351 summary</text:bookmark-ref></text:span></text:span><text:span text:style-name="T124"><text:s/>(page </text:span><text:span text:style-name="T124"><text:bookmark-ref text:reference-format="page" text:ref-name="__RefHeading___Toc5330_1499692709">24</text:bookmark-ref></text:span><text:span text:style-name="T124">), and for examples see page </text:span><text:span text:style-name="T124"><text:bookmark-ref text:reference-format="page" text:ref-name="__RefHeading___Toc5332_1499692709">26</text:bookmark-ref></text:span><text:span text:style-name="T124">.</text:span></text:p>
      <text:p text:style-name="P164"><text:span text:style-name="T103">A </text:span><text:span text:style-name="T90">contender is </text:span><text:alphabetical-index-mark text:string-value="JEITA (organization)"/><text:span text:style-name="SmallCaps"><text:span text:style-name="T90">JEITA</text:span></text:span><text:span text:style-name="T90"> standard </text:span><text:alphabetical-index-mark text:string-value="ED-7303 (standard)"/><text:span text:style-name="SmallCaps"><text:span text:style-name="T90">ED-7303C</text:span></text:span><text:span text:style-name="T90"> “</text:span><text:span text:style-name="T131">Name and code for integrated circuits package</text:span><text:span text:style-name="T236">” </text:span><text:span text:style-name="T245">(originally an </text:span><text:alphabetical-index-mark text:string-value="EIAJ (organization)"/><text:span text:style-name="SmallCaps"><text:span text:style-name="T245">EIAJ</text:span></text:span><text:span text:style-name="T245"> standard; </text:span><text:span text:style-name="SmallCaps"><text:span text:style-name="T245">JEITA</text:span></text:span><text:span text:style-name="T245"> is the successor of </text:span><text:span text:style-name="SmallCaps"><text:span text:style-name="T245">EIAJ</text:span></text:span><text:span text:style-name="T245">)</text:span><text:span text:style-name="T236">. </text:span><text:span text:style-name="SmallCaps"><text:span text:style-name="T245">ED‑7303</text:span></text:span><text:span text:style-name="T241"> is more limited than </text:span><text:span text:style-name="SmallCaps"><text:span text:style-name="T241">IPC-7351</text:span></text:span><text:span text:style-name="T241">, because it only deals with </text:span><text:span text:style-name="T242">packages for integrated circuits. The advantage, however, is that the naming convention stays closer to the </text:span><text:span text:style-name="T243">industry-standard names like </text:span><text:span text:style-name="Caption_20_characters"><text:span text:style-name="T299">TSSOP</text:span></text:span><text:span text:style-name="T243"> and </text:span><text:span text:style-name="Caption_20_characters"><text:span text:style-name="T299">LQFP</text:span></text:span><text:span text:style-name="T243">. Codes for </text:span><text:span text:style-name="T244">pitch, span, or body sizes are </text:span><text:span text:style-name="T175">affixed</text:span><text:span text:style-name="T244"> at the end as needed. </text:span><text:span text:style-name="T247">See topic </text:span><text:span text:style-name="Heading_20_reference"><text:span text:style-name="T424"><text:bookmark-ref text:reference-format="text" text:ref-name="__RefHeading___Toc2702_1845350708">ED-7303 summary</text:bookmark-ref></text:span></text:span><text:span text:style-name="T247"><text:s/>(page </text:span><text:span text:style-name="T247"><text:bookmark-ref text:reference-format="page" text:ref-name="__RefHeading___Toc2702_1845350708">25</text:bookmark-ref></text:span><text:span text:style-name="T247">) for an overview and page </text:span><text:span text:style-name="T247"><text:bookmark-ref text:reference-format="page" text:ref-name="__RefHeading___Toc5332_1499692709">26</text:bookmark-ref></text:span><text:span text:style-name="T247"><text:s/>for examples.</text:span></text:p>
      <text:p text:style-name="P177"><text:span text:style-name="T106">Of mention is </text:span><text:span text:style-name="T145">furthermore </text:span><text:span text:style-name="T146">the</text:span><text:span text:style-name="T106"> </text:span><text:alphabetical-index-mark text:string-value="JEDEC (organization)"/><text:span text:style-name="SmallCaps"><text:span text:style-name="T414">JEDEC</text:span></text:span><text:span text:style-name="T106"> </text:span><text:span text:style-name="T110">standard</text:span><text:span text:style-name="T106"> </text:span><text:alphabetical-index-mark text:string-value="JESD30 (standard)"/><text:span text:style-name="SmallCaps"><text:span text:style-name="T414">JESD30</text:span></text:span><text:span text:style-name="T106"> “</text:span><text:span text:style-name="T133">Descriptive Designation System for Electronic-device Packages</text:span><text:span text:style-name="T106">”</text:span><text:span text:style-name="T103">. </text:span><text:span text:style-name="T107">This is an elaborate standard </text:span><text:span text:style-name="T108">that tries to describe every feature of a package. </text:span><text:span text:style-name="T109">The resulting package names are cryptic, though, and it does not appear that </text:span><text:span text:style-name="T145">this standard</text:span><text:span text:style-name="T109"> is act</text:span><text:span text:style-name="T145">ive</text:span><text:span text:style-name="T109"> use. </text:span><text:span text:style-name="T115">Curious, in this respect, is that </text:span><text:span text:style-name="SmallCaps"><text:span text:style-name="T115">JEDEC</text:span></text:span><text:span text:style-name="T115"> also maintains a large collection of design drawings for electronic packages, categorized as </text:span><text:span text:style-name="T150">a two-letter prefix</text:span><text:span text:style-name="T115"> plus a sequence number (plus an optional suffix), where the prefix is “</text:span><text:span text:style-name="Caption_20_characters"><text:span text:style-name="T418">DO</text:span></text:span><text:span text:style-name="T115">” </text:span><text:span text:style-name="T127">for </text:span><text:span text:style-name="T115">diodes, “</text:span><text:span text:style-name="Caption_20_characters"><text:span text:style-name="T418">TO</text:span></text:span><text:span text:style-name="T115">” </text:span><text:span text:style-name="T127">for transistors,</text:span><text:span text:style-name="T115"> </text:span><text:span text:style-name="T150">and “</text:span><text:span text:style-name="Caption_20_characters"><text:span text:style-name="T418">MO</text:span></text:span><text:span text:style-name="T150">” </text:span><text:span text:style-name="T158">or </text:span><text:span text:style-name="T150">“</text:span><text:span text:style-name="Caption_20_characters"><text:span text:style-name="T418">M</text:span></text:span><text:span text:style-name="Caption_20_characters"><text:span text:style-name="T333">S</text:span></text:span><text:span text:style-name="T150">”</text:span><text:span text:style-name="T158"> for</text:span><text:span text:style-name="T150"> integrated circuits. These drawings “reference labels” are actually in common use (e.g. </text:span><text:alphabetical-index-mark text:string-value="DO-219AA (package)"/><text:span text:style-name="Caption_20_characters"><text:span text:style-name="T418">DO‑219AA</text:span></text:span><text:span text:style-name="T150"> as an alias for </text:span><text:alphabetical-index-mark text:string-value="SOD123 (package)"/><text:span text:style-name="Caption_20_characters"><text:span text:style-name="T418">SOD123</text:span></text:span><text:span text:style-name="T150">, or </text:span><text:alphabetical-index-mark text:string-value="TO-252 (package)"/><text:span text:style-name="Caption_20_characters"><text:span text:style-name="T418">TO‑252</text:span></text:span><text:span text:style-name="T150"> as an alias for </text:span><text:alphabetical-index-mark text:string-value="DPAK (package)"/><text:span text:style-name="Caption_20_characters"><text:span text:style-name="T418">DPAK</text:span></text:span><text:span text:style-name="T150">). </text:span><text:span text:style-name="T151">Yet, </text:span><text:span text:style-name="SmallCaps"><text:span text:style-name="T116">JESD30</text:span></text:span><text:span text:style-name="T151"> </text:span><text:span text:style-name="T152">ignores </text:span><text:span text:style-name="T153">these reference drawings and restarts from scratch.</text:span></text:p>
      <text:p text:style-name="P15"><text:span text:style-name="T489">Lastly</text:span><text:span text:style-name="T488">, </text:span><text:span text:style-name="T489">none of the above standards covers </text:span>manufacturer-specific <text:span text:style-name="T488">p</text:span>ackages (and footprints), <text:span text:style-name="T489">such as those</text:span> for connectors, submodules and special components. As <text:soft-page-break/>a result, there are no standard <text:span text:style-name="T254">names</text:span> for these packages either. The common convention is that these packages are named:</text:p>
      <text:p text:style-name="P14"><text:tab/><text:alphabetical-index-mark text:string-value="Manufacturer name"/><text:span text:style-name="T254">Manufacturer Name</text:span> + “_” + <text:alphabetical-index-mark text:string-value="Product number"/><text:span text:style-name="T254">Product Number</text:span></text:p>
      <text:p text:style-name="P166"><text:span text:style-name="T172">An example of the above convention is </text:span><text:bookmark text:name="spnManufacturerPartNumber"/><text:span text:style-name="Caption_20_characters"><text:span text:style-name="T296">CUI_</text:span></text:span><text:span text:style-name="Caption_20_characters"><text:span text:style-name="T291">PJ-001AH-67</text:span></text:span><text:span text:style-name="T172">. </text:span><text:span text:style-name="T74">—</text:span><text:span text:style-name="T176">a </text:span><text:span text:style-name="T252">SMT</text:span><text:span text:style-name="T176"> mounted </text:span><text:span text:style-name="T252">DC</text:span><text:span text:style-name="T176"> power connector manufactured by </text:span><text:span text:style-name="T252">CUI</text:span><text:span text:style-name="T176">.</text:span></text:p>
      <text:p text:style-name="P14"><text:span text:style-name="T300">The product number may contain </text:span><text:alphabetical-index-mark text:string-value="Wild-card characters"/><text:span text:style-name="T300">wild-card characters (typically an “x”), in case there is a range of components that all use the same package.</text:span></text:p>
      <text:h text:style-name="P192" text:outline-level="3"><text:bookmark-start text:name="__RefHeading___Toc556_2848694077"/>Metric versus Imperial<text:bookmark-end text:name="__RefHeading___Toc556_2848694077"/></text:h>
      <text:p text:style-name="P4"><text:span text:style-name="T276">I</text:span><text:span text:style-name="T275">n the 1980s, the various standardization organizations for the electronics industry came to an agreement to move to </text:span><text:alphabetical-index-mark text:string-value="Metric units"/><text:span text:style-name="T275">metric and specify the dimensions in all future standards in millimetres. </text:span><text:span text:style-name="T278">However, when the (USA-based) </text:span><text:alphabetical-index-mark text:string-value="EIA (organization)"/><text:span text:style-name="SmallCaps"><text:span text:style-name="T415">EIA</text:span></text:span><text:span text:style-name="T278"> published the </text:span><text:alphabetical-index-mark text:string-value="PDP-100 (standard)"/><text:span text:style-name="SmallCaps"><text:span text:style-name="T415">PDP‑100</text:span></text:span><text:span text:style-name="T278"> standard on the “chip” packages (for surface mount resistors, capacitors, ferrite beads and other 2-pin parts) in 1987, the backlash from the USA industry was such that the </text:span><text:span text:style-name="SmallCaps"><text:span text:style-name="T415">EIA</text:span></text:span><text:span text:style-name="T278"> back-pedalled on its decision and republished the standard a year later with dimensions in </text:span><text:span text:style-name="T279">both</text:span><text:span text:style-name="T280"> </text:span><text:alphabetical-index-mark text:string-value="Imperial units"/><text:span text:style-name="T280">imperial and metric.</text:span></text:p>
      <text:p text:style-name="P8"><text:span text:style-name="T275">The trouble is: the </text:span><text:span text:style-name="SmallCaps">EIA</text:span><text:span text:style-name="T275"> also chose to identify the </text:span><text:span text:style-name="T281">packages by their size. </text:span><text:span text:style-name="T274">For example, the </text:span><text:span text:style-name="T316">0805</text:span><text:span text:style-name="T274"> package is a chip with a length of 8/100</text:span><text:span text:style-name="T390">th</text:span><text:span text:style-name="T274"> inch and a wi</text:span><text:span text:style-name="T336">d</text:span><text:span text:style-name="T274">th of 5/100</text:span><text:span text:style-name="T390">th</text:span><text:span text:style-name="T274"> inch. In other words, the package’s </text:span><text:span text:style-name="T257">label</text:span><text:span text:style-name="T274"> is </text:span><text:span text:style-name="T336">simply </text:span><text:span text:style-name="T274">its </text:span><text:span text:style-name="T281">dimensions in the 2D plane in increments of</text:span><text:span text:style-name="T274"> 0.01 inch. In metric, this size is roughly 2.0 </text:span><text:span text:style-name="T82">× </text:span><text:span text:style-name="T287">1.25 mm. That same </text:span><text:span text:style-name="T310">0805</text:span><text:span text:style-name="T287"> package can also be labelled </text:span><text:span text:style-name="T310">2012</text:span><text:span text:style-name="T287"> </text:span><text:span text:style-name="T15">—</text:span><text:span text:style-name="T17">again the </text:span><text:span text:style-name="T38">length</text:span><text:span text:style-name="T17"> and </text:span><text:span text:style-name="T38">width</text:span><text:span text:style-name="T17"> of the package, but now in </text:span><text:span text:style-name="T32">increments of</text:span><text:span text:style-name="T17"> 0.1 mm. </text:span><text:span text:style-name="T18">Both </text:span><text:span text:style-name="T312">0805</text:span><text:span text:style-name="T18"> and </text:span><text:span text:style-name="T312">2012</text:span><text:span text:style-name="T18"> refer to the same package; both are valid, standardized names for one and the same </text:span><text:span text:style-name="T60">package</text:span><text:span text:style-name="T18">; both are in </text:span><text:span text:style-name="T39">active</text:span><text:span text:style-name="T18"> use, although </text:span><text:span text:style-name="T39">imperial</text:span><text:span text:style-name="T18"> is more common than metric (especially in the USA).</text:span></text:p>
      <text:p text:style-name="P5"><text:span text:style-name="T277">A complication is that</text:span> you cannot tell from looking at the package name <text:span text:style-name="T287">alone,</text:span> whether it should be interpreted as imperial or metric. <text:span text:style-name="T287">At this time, there does not exist a package with the imperial size of </text:span><text:span text:style-name="T310">2012</text:span><text:span text:style-name="T287">, so in this case you can make an educated guess that </text:span><text:span text:style-name="T310">2012</text:span><text:span text:style-name="T287"> must be interpreted as metric. </text:span><text:span text:style-name="T344">However, conflicts do exist: </text:span><text:span text:style-name="T315">0603</text:span><text:span text:style-name="T344">, </text:span><text:span text:style-name="T314">0402</text:span><text:span text:style-name="T345"> and </text:span><text:span text:style-name="T314">0201</text:span><text:span text:style-name="T345"> are</text:span><text:span text:style-name="T344"> valid imperial size</text:span><text:span text:style-name="T345">s</text:span><text:span text:style-name="T344"> for a package as well as a valid metric size</text:span><text:span text:style-name="T345">s</text:span><text:span text:style-name="T344"> </text:span><text:span text:style-name="T20">—</text:span><text:span text:style-name="T344">but the metric package</text:span><text:span text:style-name="T345">s</text:span><text:span text:style-name="T344"> </text:span><text:span text:style-name="T345">being</text:span><text:span text:style-name="T344"> more than twice as small </text:span><text:span text:style-name="T345">as their imperial counterparts with the same </text:span><text:span text:style-name="T286">moniker</text:span><text:span text:style-name="T344">.</text:span></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62">Imperial</text:p>
            </table:table-cell>
            <table:table-cell table:style-name="Table5.A1" office:value-type="string">
              <text:p text:style-name="P48">Metric</text:p>
            </table:table-cell>
            <table:table-cell table:style-name="Table5.C1" office:value-type="string">
              <text:p text:style-name="P49"><text:span text:style-name="T477">Body s</text:span>ize</text:p>
            </table:table-cell>
          </table:table-row>
        </table:table-header-rows>
        <table:table-row table:style-name="TableLine2639106782032">
          <table:table-cell table:style-name="Table5.A5" office:value-type="string">
            <text:p text:style-name="P156">008004</text:p>
          </table:table-cell>
          <table:table-cell table:style-name="Table5.B2" office:value-type="string">
            <text:p text:style-name="P156">0201</text:p>
          </table:table-cell>
          <table:table-cell table:style-name="Table5.C2" office:value-type="string">
            <text:p text:style-name="P156">0.25<text:span text:style-name="T371">×</text:span><text:span text:style-name="T361">0.125 mm</text:span></text:p>
          </table:table-cell>
        </table:table-row>
        <table:table-row table:style-name="TableLine2639106780128">
          <table:table-cell table:style-name="Table5.A5" office:value-type="string">
            <text:p text:style-name="P157">01005</text:p>
          </table:table-cell>
          <table:table-cell table:style-name="Table5.B3" office:value-type="string">
            <text:p text:style-name="P157">0402</text:p>
          </table:table-cell>
          <table:table-cell table:style-name="Table5.C3" office:value-type="string">
            <text:p text:style-name="P157">0.4<text:span text:style-name="T371">×</text:span><text:span text:style-name="T361">0.2 mm</text:span></text:p>
          </table:table-cell>
        </table:table-row>
        <text:soft-page-break/>
        <table:table-row table:style-name="TableLine2639106674592">
          <table:table-cell table:style-name="Table5.A5" office:value-type="string">
            <text:p text:style-name="P158">0201</text:p>
          </table:table-cell>
          <table:table-cell table:style-name="Table5.B4" office:value-type="string">
            <text:p text:style-name="P158">0603</text:p>
          </table:table-cell>
          <table:table-cell table:style-name="Table5.C4" office:value-type="string">
            <text:p text:style-name="P158">0.6<text:span text:style-name="T361">×</text:span><text:span text:style-name="T324">0.3 mm</text:span></text:p>
          </table:table-cell>
        </table:table-row>
        <table:table-row table:style-name="TableLine2639106661536">
          <table:table-cell table:style-name="Table5.A5" office:value-type="string">
            <text:p text:style-name="P158">0402</text:p>
          </table:table-cell>
          <table:table-cell table:style-name="Table5.B5" office:value-type="string">
            <text:p text:style-name="P158">1005</text:p>
          </table:table-cell>
          <table:table-cell table:style-name="Table5.C5" office:value-type="string">
            <text:p text:style-name="P158">1.0<text:span text:style-name="T361">×0.5 mm</text:span></text:p>
          </table:table-cell>
        </table:table-row>
        <table:table-row table:style-name="TableLine2639106663440">
          <table:table-cell table:style-name="Table5.A13" office:value-type="string">
            <text:p text:style-name="P158">0603</text:p>
          </table:table-cell>
          <table:table-cell table:style-name="Table5.B6" office:value-type="string">
            <text:p text:style-name="P158">1<text:span text:style-name="T476">6</text:span>08</text:p>
          </table:table-cell>
          <table:table-cell table:style-name="Table5.C6" office:value-type="string">
            <text:p text:style-name="P158">1.<text:span text:style-name="T330">6</text:span><text:span text:style-name="T361">×0.8 mm</text:span></text:p>
          </table:table-cell>
        </table:table-row>
        <table:table-row table:style-name="TableLine2639106662352">
          <table:table-cell table:style-name="Table5.A13" office:value-type="string">
            <text:p text:style-name="P159">0805</text:p>
          </table:table-cell>
          <table:table-cell table:style-name="Table5.B7" office:value-type="string">
            <text:p text:style-name="P159">2012</text:p>
          </table:table-cell>
          <table:table-cell table:style-name="Table5.C7" office:value-type="string">
            <text:p text:style-name="P159">2.0<text:span text:style-name="T371">×</text:span><text:span text:style-name="T361">1.25 mm</text:span></text:p>
          </table:table-cell>
        </table:table-row>
        <table:table-row table:style-name="TableLine2639106658544">
          <table:table-cell table:style-name="Table5.A13" office:value-type="string">
            <text:p text:style-name="P160">1008</text:p>
          </table:table-cell>
          <table:table-cell table:style-name="Table5.B8" office:value-type="string">
            <text:p text:style-name="P160">2520</text:p>
          </table:table-cell>
          <table:table-cell table:style-name="Table5.C8" office:value-type="string">
            <text:p text:style-name="P160">2.5<text:span text:style-name="T371">×</text:span><text:span text:style-name="T361">2.0 mm</text:span></text:p>
          </table:table-cell>
        </table:table-row>
        <table:table-row table:style-name="TableLine2639106664256">
          <table:table-cell table:style-name="Table5.A13" office:value-type="string">
            <text:p text:style-name="P160">1206</text:p>
          </table:table-cell>
          <table:table-cell table:style-name="Table5.B9" office:value-type="string">
            <text:p text:style-name="P160">3216</text:p>
          </table:table-cell>
          <table:table-cell table:style-name="Table5.C9" office:value-type="string">
            <text:p text:style-name="P160">3.2<text:span text:style-name="T371">×</text:span><text:span text:style-name="T361">1.6 mm</text:span></text:p>
          </table:table-cell>
        </table:table-row>
        <table:table-row table:style-name="TableLine2639106674864">
          <table:table-cell table:style-name="Table5.A13" office:value-type="string">
            <text:p text:style-name="P160">1210</text:p>
          </table:table-cell>
          <table:table-cell table:style-name="Table5.B10" office:value-type="string">
            <text:p text:style-name="P160">3225</text:p>
          </table:table-cell>
          <table:table-cell table:style-name="Table5.C10" office:value-type="string">
            <text:p text:style-name="P160">3.2<text:span text:style-name="T371">×</text:span><text:span text:style-name="T361">2.5 mm</text:span></text:p>
          </table:table-cell>
        </table:table-row>
        <table:table-row table:style-name="TableLine2639106669424">
          <table:table-cell table:style-name="Table5.A13" office:value-type="string">
            <text:p text:style-name="P161">1808</text:p>
          </table:table-cell>
          <table:table-cell table:style-name="Table5.B11" office:value-type="string">
            <text:p text:style-name="P161">4520</text:p>
          </table:table-cell>
          <table:table-cell table:style-name="Table5.C11" office:value-type="string">
            <text:p text:style-name="P161">4.5<text:span text:style-name="T371">×</text:span><text:span text:style-name="T361">2.0 mm</text:span></text:p>
          </table:table-cell>
        </table:table-row>
        <table:table-row table:style-name="TableLine2639106674320">
          <table:table-cell table:style-name="Table5.A13" office:value-type="string">
            <text:p text:style-name="P161">1812</text:p>
          </table:table-cell>
          <table:table-cell table:style-name="Table5.B12" office:value-type="string">
            <text:p text:style-name="P161">4532</text:p>
          </table:table-cell>
          <table:table-cell table:style-name="Table5.C12" office:value-type="string">
            <text:p text:style-name="P161">4.5<text:span text:style-name="T371">×</text:span><text:span text:style-name="T361">3.2 mm</text:span></text:p>
          </table:table-cell>
        </table:table-row>
        <table:table-row table:style-name="TableLine2639106662624">
          <table:table-cell table:style-name="Table5.A13" office:value-type="string">
            <text:p text:style-name="P161">2010</text:p>
          </table:table-cell>
          <table:table-cell table:style-name="Table5.B13" office:value-type="string">
            <text:p text:style-name="P161">5025</text:p>
          </table:table-cell>
          <table:table-cell table:style-name="Table5.C13" office:value-type="string">
            <text:p text:style-name="P161">5.0<text:span text:style-name="T371">×</text:span><text:span text:style-name="T361">2.5 mm</text:span></text:p>
          </table:table-cell>
        </table:table-row>
        <table:table-row table:style-name="TableLine2639106666432">
          <table:table-cell table:style-name="Table5.A14" office:value-type="string">
            <text:p text:style-name="P161">2012</text:p>
          </table:table-cell>
          <table:table-cell table:style-name="Table5.B14" office:value-type="string">
            <text:p text:style-name="P161">5032</text:p>
          </table:table-cell>
          <table:table-cell table:style-name="Table5.C14" office:value-type="string">
            <text:p text:style-name="P161">5.0x3.2 mm</text:p>
          </table:table-cell>
        </table:table-row>
      </table:table>
      <text:p text:style-name="P88">Common “chip package” sizes, in imperial and metric</text:p>
      <text:p text:style-name="P6"><text:span text:style-name="T339">There was some hope, roughly twenty years ago, that the schism between metric and imperial would be resolved, because the </text:span><text:alphabetical-index-mark text:string-value="EIA (organization)"/><text:span text:style-name="SmallCaps"><text:span text:style-name="T339">EIA</text:span></text:span><text:span text:style-name="T339"> suspended its</text:span> yearly updates to the <text:span text:style-name="SmallCaps">PDP-100</text:span> standard <text:span text:style-name="T341">in 1995</text:span>, due to <text:span text:style-name="T282">it</text:span> being “in revision”. <text:span text:style-name="T339">It never materialized, though </text:span><text:span text:style-name="T340">(and neither were the updates resumed). T</text:span><text:span text:style-name="T339">he </text:span><text:span text:style-name="SmallCaps"><text:span text:style-name="T339">EIA</text:span></text:span><text:span text:style-name="T339"> ceased its operations in 2011.</text:span><text:span text:style-name="T339"><office:annotation loext:resolved="false"><dc:creator>Thiadmer Riemersma</dc:creator><dc:date>2021-10-23T17:32:32.067000000</dc:date><meta:creator-initials>TR</meta:creator-initials><text:p text:style-name="P208"><text:span text:style-name="T507">Updated standard may be IEC 60115-8 for resistors, IEC 60384-21 &amp; 60384-22 for capacitors</text:span></text:p></office:annotation></text:span></text:p>
      <text:p text:style-name="P165"><text:span text:style-name="T123">A convention that is increasingly applied (but not yet universal) is to add an “</text:span><text:alphabetical-index-mark text:string-value="suffix" text:key1="Metric units"/><text:span text:style-name="T123">M” suffix to the metric specifications of the packages. Thus, we speak of </text:span><text:span text:style-name="T318">0805</text:span><text:span text:style-name="T123"> and </text:span><text:span text:style-name="T318">201</text:span><text:span text:style-name="T309">2</text:span><text:span text:style-name="T318">M</text:span><text:span text:style-name="T123">.</text:span></text:p>
      <text:h text:style-name="P191" text:outline-level="2"><text:bookmark-start text:name="__RefHeading___Toc5330_1499692709"/>IPC-7351 <text:span text:style-name="T270">summary</text:span><text:bookmark-end text:name="__RefHeading___Toc5330_1499692709"/></text:h>
      <text:p text:style-name="P121"><text:alphabetical-index-mark text:string-value="IPC-7351 (standard)" text:main-entry="true"/><text:span text:style-name="T449">IPC-7351</text:span> <text:span text:style-name="T357">touts itself as a standard for “</text:span><text:alphabetical-index-mark text:string-value="Land pattern, see also Footprint"/><text:span text:style-name="T357">land patterns” (footprints), </text:span><text:span text:style-name="T358">and it adds a suffix at the end of every footprint name to indicate the desired </text:span><text:alphabetical-index-mark text:string-value="Density (assembly)"/><text:span text:style-name="T258">density</text:span><text:span text:style-name="T358"> of the assembly. A high density </text:span><text:span text:style-name="T207">imposes</text:span><text:span text:style-name="T358"> a small</text:span><text:span text:style-name="T359">er</text:span><text:span text:style-name="T358"> footprint, </text:span><text:span text:style-name="T359">and thus </text:span><text:span text:style-name="T450">IPC-7351</text:span><text:span text:style-name="T359"> identifies each package with three different labels for three standardized densities: </text:span><text:span text:style-name="T190">N</text:span><text:span text:style-name="T259">ominal</text:span><text:span text:style-name="T359">, </text:span><text:span text:style-name="T259">Least</text:span><text:span text:style-name="T359"> and </text:span><text:span text:style-name="T259">Most</text:span><text:span text:style-name="T359"> </text:span><text:span text:style-name="T21">—where “least” is for the footprint with the least spacing and the smallest pads, so for the </text:span><text:span text:style-name="T87">highest</text:span><text:span text:style-name="T21"> density. </text:span><text:span text:style-name="T49">In its label, the last letter (“N”, “L” or “M”) indicates the density. The density is not relevant for a package description, therefore this letter may be dropped on the package name or variant name.</text:span></text:p>
      <text:p text:style-name="P120"><text:span text:style-name="T37">Dimensions are in 1/100</text:span><text:span text:style-name="T391">th</text:span><text:span text:style-name="T37"> of a </text:span><text:alphabetical-index-mark text:string-value="Scaled millimetres"/><text:span text:style-name="T37">millimetre. </text:span><text:span text:style-name="T52">The X, Y and Z </text:span><text:alphabetical-index-mark text:string-value="Dimensions"/><text:span text:style-name="T52">dimensions</text:span><text:alphabetical-index-mark text:string-value="scaled" text:key1="Dimensions"/><text:span text:style-name="T52"> are separated with an “X”, and the “X” and “Y” dimensions refer to the lead-to-lead size. </text:span><text:span text:style-name="T58">For the X and Y dimensions, the value is the </text:span><text:span text:style-name="T79">nominal</text:span><text:span text:style-name="T58"> size; for the X dimension, the value is </text:span><text:soft-page-break/><text:span text:style-name="T58">the </text:span><text:span text:style-name="T79">maximum</text:span><text:span text:style-name="T58"> size. </text:span><text:span text:style-name="T53">For example, a 20-pin </text:span><text:span text:style-name="Caption_20_characters"><text:span text:style-name="T404">TSSOP</text:span></text:span><text:span text:style-name="T53"> package (with standard 0.65 mm pitch) is named as </text:span><text:span text:style-name="Caption_20_characters"><text:span text:style-name="T405">SOP20P</text:span></text:span><text:span text:style-name="Caption_20_characters"><text:span text:style-name="T406">65</text:span></text:span><text:span text:style-name="Caption_20_characters"><text:span text:style-name="T405">_6</text:span></text:span><text:span text:style-name="Caption_20_characters"><text:span text:style-name="T407">5</text:span></text:span><text:span text:style-name="Caption_20_characters"><text:span text:style-name="T405">0X</text:span></text:span><text:span text:style-name="Caption_20_characters"><text:span text:style-name="T407">64</text:span></text:span><text:span text:style-name="Caption_20_characters"><text:span text:style-name="T406">0X</text:span></text:span><text:span text:style-name="Caption_20_characters"><text:span text:style-name="T405">1</text:span></text:span><text:span text:style-name="Caption_20_characters"><text:span text:style-name="T408">1</text:span></text:span><text:span text:style-name="Caption_20_characters"><text:span text:style-name="T405">0</text:span></text:span><text:span text:style-name="T52">. </text:span><text:span text:style-name="T53">You can dissect this name as:</text:span></text:p>
      <text:list xml:id="list125950385667199" text:continue-numbering="true" text:style-name="L1">
        <text:list-item>
          <text:p text:style-name="P194"><text:span text:style-name="T37">package style = </text:span><text:span text:style-name="T80">s</text:span><text:span text:style-name="T37">mall </text:span><text:span text:style-name="T80">o</text:span><text:span text:style-name="T37">utline with </text:span><text:span text:style-name="T80">p</text:span><text:span text:style-name="T37">ins </text:span><text:span text:style-name="T55">(</text:span><text:span text:style-name="T53">“</text:span><text:span text:style-name="T55">SOP”)</text:span></text:p>
        </text:list-item>
        <text:list-item>
          <text:p text:style-name="P198">20 pins, pitch = 0.65 mm (65/100 mm)</text:p>
        </text:list-item>
        <text:list-item>
          <text:p text:style-name="P204"><text:span text:style-name="T37">lead-to-lead size = 6.5</text:span><text:span text:style-name="T368">×</text:span><text:span text:style-name="T37">6.4 mm, </text:span><text:span text:style-name="T57">max. </text:span><text:span text:style-name="T37">height = 1.1 mm</text:span></text:p>
        </text:list-item>
      </text:list>
      <text:p text:style-name="P120"><text:span text:style-name="T37">However, for packages for discrete components, </text:span><text:span text:style-name="T54">IPC-7351</text:span><text:span text:style-name="T37"> switches to the (metric) convention of </text:span><text:alphabetical-index-mark text:string-value="PDP-100 (standard)"/><text:span text:style-name="SmallCaps"><text:span text:style-name="T111">PDP‑100</text:span></text:span><text:span text:style-name="T37">, which is 1/10</text:span><text:span text:style-name="T391">th</text:span><text:span text:style-name="T37"> of a millimetre, </text:span><text:span text:style-name="T54">and drops the “X” between the X and Y dimensions. For example, a common “chip” style resistor is </text:span><text:span text:style-name="Caption_20_characters"><text:span text:style-name="T409">RESC2012X50N</text:span></text:span><text:span text:style-name="T54">, </text:span><text:span text:style-name="T55">which we can dissect as:</text:span></text:p>
      <text:list xml:id="list125951610344357" text:continue-numbering="true" text:style-name="L1">
        <text:list-item>
          <text:p text:style-name="P205"><text:span text:style-name="T37">component type = </text:span><text:span text:style-name="T80">res</text:span><text:span text:style-name="T37">istor (“RES”)</text:span></text:p>
        </text:list-item>
        <text:list-item>
          <text:p text:style-name="P195"><text:span text:style-name="T37">package style = </text:span><text:span text:style-name="T81">c</text:span><text:span text:style-name="T67">hip (“C”)</text:span></text:p>
        </text:list-item>
        <text:list-item>
          <text:p text:style-name="P204"><text:span text:style-name="T37">lead-to-lead size </text:span><text:span text:style-name="T56">(same as the body size) </text:span><text:span text:style-name="T37">= </text:span><text:span text:style-name="T67">2.0</text:span><text:span text:style-name="T368">×</text:span><text:span text:style-name="T67">1.2</text:span><text:span text:style-name="T37"> mm, </text:span><text:span text:style-name="T57">max. </text:span><text:span text:style-name="T37">height = </text:span><text:span text:style-name="T67">0.5</text:span><text:span text:style-name="T37"> mm</text:span></text:p>
        </text:list-item>
      </text:list>
      <text:p text:style-name="P119"><text:span text:style-name="T56">The inclusion of the component type in the package name</text:span><text:span text:style-name="T37"> </text:span><text:span text:style-name="T50">leads </text:span><text:span text:style-name="T37">to a proliferation of package/footprint specifications that all are essentially identical </text:span><text:span text:style-name="T51">—</text:span><text:span text:style-name="T37">the </text:span><text:span text:style-name="T56">type</text:span><text:span text:style-name="T37"> of a component is neither relevant for the package, nor for the footprint.</text:span></text:p>
      <text:h text:style-name="P191" text:outline-level="2"><text:bookmark-start text:name="__RefHeading___Toc2702_1845350708"/>ED-7303 <text:span text:style-name="T271">summary</text:span><text:bookmark-end text:name="__RefHeading___Toc2702_1845350708"/></text:h>
      <text:p text:style-name="P123"><text:alphabetical-index-mark text:string-value="ED-7303 (standard)" text:main-entry="true"/><text:span text:style-name="T449">ED-7303</text:span> limits itself to packages for integrated circuits. <text:span text:style-name="T360">For discrete semi­conductors, </text:span><text:span text:style-name="T451">JEITA</text:span><text:span text:style-name="T360"> suggests using the “SC” code</text:span><text:span text:style-name="T496">s (separate JEITA standards)</text:span><text:span text:style-name="T360">. No guideline is given for discrete passive components, but </text:span><text:span text:style-name="T451">EIA</text:span><text:span text:style-name="T449"> </text:span><text:alphabetical-index-mark text:string-value="PDP-100 (standard)"/><text:span text:style-name="T248">PDP‑100</text:span><text:span text:style-name="T111"> </text:span><text:span text:style-name="T112">is the obvious choice</text:span><text:span text:style-name="T111">. </text:span><text:span text:style-name="T113">However, that still does not solve the issue of metric versus imperial.</text:span></text:p>
      <text:p text:style-name="P124"><text:span text:style-name="T120">The recent </text:span><text:alphabetical-index-mark text:string-value="ED-7303 (standard)" text:main-entry="true"/><text:span text:style-name="T249">ED-7303</text:span><text:span text:style-name="T113"> </text:span><text:span text:style-name="T120">standard specifies the package sizes in millimetres. </text:span><text:span text:style-name="T121">These are plain millimetres, not scaled millimetres like in </text:span><text:span text:style-name="T250">IPC-7351</text:span><text:span text:style-name="T120">.</text:span><text:span text:style-name="T121"> Also i</text:span><text:span text:style-name="T120">n contrast to </text:span><text:span text:style-name="T250">IPC‑7351</text:span><text:span text:style-name="T120"> </text:span><text:span text:style-name="T121">is that </text:span><text:span text:style-name="T251">ED-7303</text:span><text:span text:style-name="T121"> </text:span><text:span text:style-name="T120">specifies the </text:span><text:alphabetical-index-mark text:string-value="Dimensions"/><text:span text:style-name="T120">dimensions of the </text:span><text:span text:style-name="T134">body</text:span><text:span text:style-name="T120"> of the package, rather than the lead-to-lead size. However, </text:span><text:alphabetical-index-mark text:string-value="ED-7303 (standard)" text:main-entry="true"/><text:span text:style-name="T449">ED-7303</text:span> <text:span text:style-name="T444">comes of age: the original specification is from June 1998, </text:span><text:span text:style-name="T445">and it carries that history in the form of legacy notations that are now redundant and no longer recommended —yet still valid. </text:span><text:span text:style-name="T446">This manual restricts itself to summarizing the recommended standard.</text:span></text:p>
      <text:p text:style-name="P125">The height of the package is encoded in a <text:alphabetical-index-mark text:string-value="Prefix (package name)"/>prefix to the general package name. For example, <text:span text:style-name="Caption_20_characters">VQFP</text:span> is a <text:span text:style-name="Caption_20_characters">QFP</text:span> with a height between 0.8 mm and 1.0 mm; <text:span text:style-name="T454">see the table below</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Table_20_Heading"><text:span text:style-name="T452">C</text:span>ode</text:p>
            </table:table-cell>
            <table:table-cell table:style-name="Table3.A1" office:value-type="string">
              <text:p text:style-name="Table_20_Heading">Description</text:p>
            </table:table-cell>
            <table:table-cell table:style-name="Table3.C1" office:value-type="string">
              <text:p text:style-name="Table_20_Heading"><text:span text:style-name="T452">Seated h</text:span>eight</text:p>
            </table:table-cell>
          </table:table-row>
        </table:table-header-rows>
        <table:table-row table:style-name="TableLine2639106672688">
          <table:table-cell table:style-name="Table3.A6" office:value-type="string">
            <text:p text:style-name="Table_20_Contents">L</text:p>
          </table:table-cell>
          <table:table-cell table:style-name="Table3.B6" office:value-type="string">
            <text:p text:style-name="Table_20_Contents">Low profile</text:p>
          </table:table-cell>
          <table:table-cell table:style-name="Table3.C6" office:value-type="string">
            <text:p text:style-name="P128">1.2 mm<text:tab/>&lt;<text:tab/>L<text:tab/><text:span text:style-name="T453">≤</text:span> 1.7 mm</text:p>
          </table:table-cell>
        </table:table-row>
        <table:table-row table:style-name="TableLine2639106665616">
          <table:table-cell table:style-name="Table3.A6" office:value-type="string">
            <text:p text:style-name="Table_20_Contents">T</text:p>
          </table:table-cell>
          <table:table-cell table:style-name="Table3.B6" office:value-type="string">
            <text:p text:style-name="Table_20_Contents">Thin</text:p>
          </table:table-cell>
          <table:table-cell table:style-name="Table3.C6" office:value-type="string">
            <text:p text:style-name="P128">1.0 mm<text:tab/>&lt;<text:tab/>T<text:tab/><text:span text:style-name="T453">≤</text:span> 1.2 mm</text:p>
          </table:table-cell>
        </table:table-row>
        <table:table-row table:style-name="TableLine2639106673776">
          <table:table-cell table:style-name="Table3.A6" office:value-type="string">
            <text:p text:style-name="Table_20_Contents">V</text:p>
          </table:table-cell>
          <table:table-cell table:style-name="Table3.B6" office:value-type="string">
            <text:p text:style-name="Table_20_Contents">Very thin</text:p>
          </table:table-cell>
          <table:table-cell table:style-name="Table3.C6" office:value-type="string">
            <text:p text:style-name="P128">0.8 mm<text:tab/>&lt;<text:tab/>V<text:tab/><text:span text:style-name="T453">≤</text:span> 1.0 mm</text:p>
          </table:table-cell>
        </table:table-row>
        <text:soft-page-break/>
        <table:table-row table:style-name="TableLine2639106668608">
          <table:table-cell table:style-name="Table3.A6" office:value-type="string">
            <text:p text:style-name="Table_20_Contents">W</text:p>
          </table:table-cell>
          <table:table-cell table:style-name="Table3.B6" office:value-type="string">
            <text:p text:style-name="Table_20_Contents">Very very thin</text:p>
          </table:table-cell>
          <table:table-cell table:style-name="Table3.C6" office:value-type="string">
            <text:p text:style-name="P128">0.65 mm<text:tab/>&lt;<text:tab/>W<text:tab/><text:span text:style-name="T453">≤</text:span> 0.8 mm</text:p>
          </table:table-cell>
        </table:table-row>
        <table:table-row table:style-name="Table3.1">
          <table:table-cell table:style-name="Table3.A6" office:value-type="string">
            <text:p text:style-name="Table_20_Contents">U</text:p>
          </table:table-cell>
          <table:table-cell table:style-name="Table3.B6" office:value-type="string">
            <text:p text:style-name="Table_20_Contents">Ultra thin</text:p>
          </table:table-cell>
          <table:table-cell table:style-name="Table3.C6" office:value-type="string">
            <text:p text:style-name="P128">0.5 mm<text:tab/>&lt;<text:tab/>U<text:tab/><text:span text:style-name="T453">≤</text:span> 0.65 mm</text:p>
          </table:table-cell>
        </table:table-row>
        <table:table-row table:style-name="TableLine2639106665888">
          <table:table-cell table:style-name="Table3.A7" office:value-type="string">
            <text:p text:style-name="Table_20_Contents">X</text:p>
          </table:table-cell>
          <table:table-cell table:style-name="Table3.B7" office:value-type="string">
            <text:p text:style-name="Table_20_Contents">Extremely thin</text:p>
          </table:table-cell>
          <table:table-cell table:style-name="Table3.C7" office:value-type="string">
            <text:p text:style-name="P128"><text:tab/><text:tab/>X<text:tab/><text:span text:style-name="T453">≤ </text:span>0.5 mm</text:p>
          </table:table-cell>
        </table:table-row>
      </table:table>
      <text:p text:style-name="P126">Other prefixes flag features like the presence of an <text:alphabetical-index-mark text:string-value="Exposed-pad"/>exposed-pad <text:span text:style-name="T466">(“H”)</text:span>, <text:span text:style-name="T454">or </text:span><text:alphabetical-index-mark text:string-value="Bumpered package"/><text:span text:style-name="T454">bumpered corners </text:span><text:span text:style-name="T466">(“B”)</text:span><text:span text:style-name="T454">. Multiple prefixes can be chained.</text:span></text:p>
      <text:p text:style-name="P127">An example for a package code according to <text:span text:style-name="T449">ED-7303</text:span> is <text:span text:style-name="Caption_20_characters"><text:span text:style-name="T467">P-</text:span></text:span><text:span text:style-name="Caption_20_characters">HTSSOP24–</text:span><text:span text:style-name="Caption_20_characters"><text:span text:style-name="T467">7.8x4.4-</text:span></text:span><text:span text:style-name="Caption_20_characters">0.65</text:span>, <text:span text:style-name="T467">which means:</text:span></text:p>
      <text:list xml:id="list125951804649500" text:continue-numbering="true" text:style-name="L1">
        <text:list-item>
          <text:p text:style-name="P200">plastic body (“P-”)</text:p>
        </text:list-item>
        <text:list-item>
          <text:p text:style-name="P201">exposed-pad (“H”)</text:p>
        </text:list-item>
        <text:list-item>
          <text:p text:style-name="P201">thin (“T”), height between 1.0 mm and 1.2 mm</text:p>
        </text:list-item>
        <text:list-item>
          <text:p text:style-name="P206"><text:span text:style-name="T37">package style = </text:span><text:span text:style-name="T80">s</text:span><text:span text:style-name="T37">hrink </text:span><text:span text:style-name="T80">s</text:span><text:span text:style-name="T37">mall </text:span><text:span text:style-name="T80">o</text:span><text:span text:style-name="T37">utline with </text:span><text:span text:style-name="T80">p</text:span><text:span text:style-name="T37">ins </text:span><text:span text:style-name="T55">(</text:span><text:span text:style-name="T53">“</text:span><text:span text:style-name="T37">S</text:span><text:span text:style-name="T55">SOP”)</text:span></text:p>
        </text:list-item>
        <text:list-item>
          <text:p text:style-name="P199">2<text:span text:style-name="T468">4</text:span> pins</text:p>
        </text:list-item>
        <text:list-item>
          <text:p text:style-name="P202"><text:span text:style-name="T468">body</text:span> size = <text:span text:style-name="T468">7.8</text:span><text:span text:style-name="T361">×</text:span><text:span text:style-name="T468">4</text:span>.4 mm</text:p>
        </text:list-item>
        <text:list-item>
          <text:p text:style-name="P203">pitch 0.65 mm</text:p>
          <text:p text:style-name="P207">The material code (“P-” in the above example) is required according to the standard, but actually superfluous <text:span text:style-name="T59">—</text:span><text:span text:style-name="T37">so it is, in fact, often omitted.</text:span></text:p>
        </text:list-item>
      </text:list>
      <text:h text:style-name="Heading_20_2" text:outline-level="2"><text:bookmark-start text:name="__RefHeading___Toc5332_1499692709"/>Examples of package names<text:bookmark-end text:name="__RefHeading___Toc5332_1499692709"/></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7"><text:alphabetical-index-mark text:string-value="IPC-7351 (standard)"/>IPC-7351C (draft) <text:span text:style-name="T363">❶</text:span></text:p>
            </table:table-cell>
            <table:table-cell table:style-name="Table2.A1" office:value-type="string">
              <text:p text:style-name="P86"><text:alphabetical-index-mark text:string-value="ED-7303 (standard)"/>ED-7303C / <text:span text:style-name="T385">JEITA</text:span></text:p>
            </table:table-cell>
            <table:table-cell table:style-name="Table2.C1" office:value-type="string">
              <text:p text:style-name="P86">Description</text:p>
            </table:table-cell>
          </table:table-row>
        </table:table-header-rows>
        <table:table-row table:style-name="Table2.1">
          <table:table-cell table:style-name="Table2.A18" office:value-type="string">
            <text:p text:style-name="P35"><text:span text:style-name="T436">RES</text:span>C<text:span text:style-name="T436">2012</text:span>X<text:span text:style-name="T436">5</text:span>0 <text:span text:style-name="T363">❷</text:span></text:p>
          </table:table-cell>
          <table:table-cell table:style-name="Table2.B18" office:value-type="string">
            <text:p text:style-name="P85"/>
          </table:table-cell>
          <table:table-cell table:style-name="Table2.C18" office:value-type="string">
            <text:p text:style-name="P38"><text:span text:style-name="T436">0805</text:span> imperial, <text:alphabetical-index-mark text:string-value="Resistor"/><text:span text:style-name="T439">resistor,</text:span> <text:span text:style-name="T436">2.0</text:span><text:span text:style-name="T367">×</text:span><text:span text:style-name="T369">1.25 mm</text:span>, 0.<text:span text:style-name="T436">5</text:span> mm <text:span text:style-name="T353">high </text:span><text:span text:style-name="T447">(max.)</text:span></text:p>
          </table:table-cell>
        </table:table-row>
        <table:table-row table:style-name="Table2.1">
          <table:table-cell table:style-name="Table2.A18" office:value-type="string">
            <text:p text:style-name="P32">CAPC1608X80 <text:span text:style-name="T363">❷</text:span></text:p>
          </table:table-cell>
          <table:table-cell table:style-name="Table2.B18" office:value-type="string">
            <text:p text:style-name="P85"/>
          </table:table-cell>
          <table:table-cell table:style-name="Table2.C18" office:value-type="string">
            <text:p text:style-name="P39">0603 imperial, <text:alphabetical-index-mark text:string-value="Capacitor"/><text:span text:style-name="T439">capacitor</text:span> <text:span text:style-name="T436">1.6</text:span><text:span text:style-name="T367">×</text:span><text:span text:style-name="T369">0.8 mm</text:span>, 0.8 mm <text:span text:style-name="T353">high </text:span><text:span text:style-name="T447">(max.)</text:span></text:p>
          </table:table-cell>
        </table:table-row>
        <table:table-row table:style-name="Table2.1">
          <table:table-cell table:style-name="Table2.A18" office:value-type="string">
            <text:p text:style-name="P37">CAPMP<text:span text:style-name="T439">3216</text:span>X120<text:span text:style-name="T372"> </text:span><text:span text:style-name="T363">❷</text:span></text:p>
          </table:table-cell>
          <table:table-cell table:style-name="Table2.B18" office:value-type="string">
            <text:p text:style-name="P85"/>
          </table:table-cell>
          <table:table-cell table:style-name="Table2.C18" office:value-type="string">
            <text:p text:style-name="P56"><text:span text:style-name="T439">polarized </text:span><text:alphabetical-index-mark text:string-value="Capacitor"/><text:span text:style-name="T439">capacitor in </text:span>molded package (e.g. <text:alphabetical-index-mark text:string-value="Tantalum capacitor"/>tantalum capacitor), 2.0<text:span text:style-name="T13">×</text:span>1.25 mm, <text:span text:style-name="T439">1.2 mm high</text:span><text:span text:style-name="T353"> </text:span><text:span text:style-name="T447">(max.)</text:span></text:p>
          </table:table-cell>
        </table:table-row>
        <table:table-row table:style-name="Table2.1">
          <table:table-cell table:style-name="Table2.A18" office:value-type="string">
            <text:p text:style-name="P43">CAPAE660X610 <text:span text:style-name="T363">❷</text:span></text:p>
          </table:table-cell>
          <table:table-cell table:style-name="Table2.B18" office:value-type="string">
            <text:p text:style-name="P85"/>
          </table:table-cell>
          <table:table-cell table:style-name="Table2.C18" office:value-type="string">
            <text:p text:style-name="P57"><text:alphabetical-index-mark text:string-value="Aluminium electrolytic capacitor"/><text:span text:style-name="T481">a</text:span>luminium <text:span text:style-name="T481">e</text:span>lectrolytic <text:span text:style-name="T481">c</text:span>apacitor,<text:span text:style-name="T481"> case D, lead span 6.6 mm (body 6.3 mm), 6.1 mm high</text:span></text:p>
          </table:table-cell>
        </table:table-row>
        <table:table-row table:style-name="Table2.1">
          <table:table-cell table:style-name="Table2.A18" office:value-type="string">
            <text:p text:style-name="P36"><text:span text:style-name="T438">BEAD</text:span>C<text:span text:style-name="T440">2012</text:span>X<text:span text:style-name="T440">6</text:span>0 <text:span text:style-name="T363">❷</text:span></text:p>
          </table:table-cell>
          <table:table-cell table:style-name="Table2.B18" office:value-type="string">
            <text:p text:style-name="P85"/>
          </table:table-cell>
          <table:table-cell table:style-name="Table2.C18" office:value-type="string">
            <text:p text:style-name="P54"><text:span text:style-name="T458">0805 imperial, </text:span><text:alphabetical-index-mark text:string-value="Ferrite bead"/>ferrite bead,<text:span text:style-name="T441"> </text:span><text:span text:style-name="T436">2.0</text:span><text:span text:style-name="T367">×</text:span><text:span text:style-name="T369">1.25 mm</text:span><text:span text:style-name="T441">, 0.</text:span>6<text:span text:style-name="T441"> mm </text:span><text:span text:style-name="T353">high </text:span><text:span text:style-name="T447">(max.)</text:span></text:p>
          </table:table-cell>
        </table:table-row>
        <table:table-row table:style-name="Table2.1">
          <table:table-cell table:style-name="Table2.A18" office:value-type="string">
            <text:p text:style-name="P53">INDM4240X350</text:p>
          </table:table-cell>
          <table:table-cell table:style-name="Table2.B18" office:value-type="string">
            <text:p text:style-name="P85"/>
          </table:table-cell>
          <table:table-cell table:style-name="Table2.C18" office:value-type="string">
            <text:p text:style-name="P54">power <text:alphabetical-index-mark text:string-value="Inductor"/>inductor in <text:alphabetical-index-mark text:string-value="Molded package"/>molded package, 4.2<text:span text:style-name="T367">×</text:span><text:span text:style-name="T361">4.0 mm lead-to-lead size, 3.5 mm high</text:span><text:span text:style-name="T353"> </text:span><text:span text:style-name="T447">(max.)</text:span></text:p>
          </table:table-cell>
        </table:table-row>
        <text:soft-page-break/>
        <table:table-row table:style-name="Table2.1">
          <table:table-cell table:style-name="Table2.A18" office:value-type="string">
            <text:p text:style-name="P55">RESCAV10P65_3216X50<text:span text:style-name="T372"> </text:span><text:span text:style-name="T363">❷</text:span></text:p>
          </table:table-cell>
          <table:table-cell table:style-name="Table2.B18" office:value-type="string">
            <text:p text:style-name="P85"/>
          </table:table-cell>
          <table:table-cell table:style-name="Table2.C18" office:value-type="string">
            <text:p text:style-name="P59">0612-10 imperial, <text:alphabetical-index-mark text:string-value="~ array" text:key1="Resistor"/>resistor <text:span text:style-name="T461">array</text:span>, 10 pins, <text:span text:style-name="T369">1.</text:span><text:span text:style-name="T361">6</text:span><text:span text:style-name="T367">×</text:span>3.2<text:span text:style-name="T369"> mm</text:span><text:span text:style-name="T441">, 0.</text:span>5<text:span text:style-name="T441"> mm </text:span><text:span text:style-name="T353">high</text:span></text:p>
          </table:table-cell>
        </table:table-row>
        <table:table-row table:style-name="Table2.1">
          <table:table-cell table:style-name="Table2.A18" office:value-type="string">
            <text:p text:style-name="P53">CFP6P65_2012X70</text:p>
          </table:table-cell>
          <table:table-cell table:style-name="Table2.B18" office:value-type="string">
            <text:p text:style-name="P85"/>
          </table:table-cell>
          <table:table-cell table:style-name="Table2.C18" office:value-type="string">
            <text:p text:style-name="P58">0508-6 <text:span text:style-name="T460">imperial</text:span>, ceramic flat package <text:span text:style-name="T459">(6 pins)</text:span>, <text:span text:style-name="T369">1.25</text:span><text:span text:style-name="T367">×</text:span><text:span text:style-name="T436">2.0</text:span><text:span text:style-name="T369"> mm</text:span><text:span text:style-name="T441">, 0.</text:span>7<text:span text:style-name="T441"> mm </text:span><text:span text:style-name="T353">high</text:span></text:p>
          </table:table-cell>
        </table:table-row>
        <table:table-row table:style-name="Table2.1">
          <table:table-cell table:style-name="Table2.A18" office:value-type="string">
            <text:p text:style-name="P33">DIOM5538X26<text:span text:style-name="T447">2</text:span><text:span text:style-name="T372"> </text:span><text:span text:style-name="T363">❷</text:span></text:p>
          </table:table-cell>
          <table:table-cell table:style-name="Table2.B18" office:value-type="string">
            <text:p text:style-name="P85"/>
          </table:table-cell>
          <table:table-cell table:style-name="Table2.C18" office:value-type="string">
            <text:p text:style-name="P46">SOD132, DO-214AA</text:p>
          </table:table-cell>
        </table:table-row>
        <table:table-row table:style-name="Table2.1">
          <table:table-cell table:style-name="Table2.A18" office:value-type="string">
            <text:p text:style-name="P41">DIOMELF5025<text:span text:style-name="T372"> </text:span><text:span text:style-name="T363">❷</text:span></text:p>
          </table:table-cell>
          <table:table-cell table:style-name="Table2.B18" office:value-type="string">
            <text:p text:style-name="P85"/>
          </table:table-cell>
          <table:table-cell table:style-name="Table2.C18" office:value-type="string">
            <text:p text:style-name="P66"><text:alphabetical-index-mark text:string-value="SOD87 (package)"/>SOD87, DO-213AB, <text:alphabetical-index-mark text:string-value="MELF package"/><text:span text:style-name="T470">MELF package</text:span></text:p>
          </table:table-cell>
        </table:table-row>
        <table:table-row table:style-name="Table2.1">
          <table:table-cell table:style-name="Table2.A18" office:value-type="string">
            <text:p text:style-name="P40">LEDC3216X110<text:span text:style-name="T372"> </text:span><text:span text:style-name="T363">❷</text:span></text:p>
          </table:table-cell>
          <table:table-cell table:style-name="Table2.B18" office:value-type="string">
            <text:p text:style-name="P85"><text:alphabetical-index-mark text:string-value="LED (package)"/></text:p>
          </table:table-cell>
          <table:table-cell table:style-name="Table2.C18" office:value-type="string">
            <text:p text:style-name="P60"><text:alphabetical-index-mark text:string-value="LED (package)"/>LED in chip package (1206 imperial), may have a dome</text:p>
          </table:table-cell>
        </table:table-row>
        <table:table-row table:style-name="Table2.1">
          <table:table-cell table:style-name="Table2.A18" office:value-type="string">
            <text:p text:style-name="P31">SOD3816X110</text:p>
          </table:table-cell>
          <table:table-cell table:style-name="Table2.B18" office:value-type="string">
            <text:p text:style-name="P92"><text:alphabetical-index-mark text:string-value="LED (package)"/>SC-109D <text:span text:style-name="T365">❸</text:span></text:p>
          </table:table-cell>
          <table:table-cell table:style-name="Table2.C18" office:value-type="string">
            <text:p text:style-name="P44"><text:alphabetical-index-mark text:string-value="LED (package)"/>SOD123, DO-219AA</text:p>
          </table:table-cell>
        </table:table-row>
        <table:table-row table:style-name="Table2.1">
          <table:table-cell table:style-name="Table2.A18" office:value-type="string">
            <text:p text:style-name="P31">SOT<text:span text:style-name="T437">6P</text:span>65<text:span text:style-name="T437">_</text:span>210X110</text:p>
          </table:table-cell>
          <table:table-cell table:style-name="Table2.B18" office:value-type="string">
            <text:p text:style-name="P93"><text:alphabetical-index-mark text:string-value="LED (package)"/>SC-70-6 <text:span text:style-name="T365">❸</text:span></text:p>
          </table:table-cell>
          <table:table-cell table:style-name="Table2.C18" office:value-type="string">
            <text:p text:style-name="P45"><text:alphabetical-index-mark text:string-value="LED (package)"/>SOT363, MO-203AB</text:p>
          </table:table-cell>
        </table:table-row>
        <table:table-row table:style-name="Table2.1">
          <table:table-cell table:style-name="Table2.A18" office:value-type="string">
            <text:p text:style-name="P31">DPAK3P230_1000X230</text:p>
          </table:table-cell>
          <table:table-cell table:style-name="Table2.B18" office:value-type="string">
            <text:p text:style-name="P133"><text:alphabetical-index-mark text:string-value="LED (package)"/>SC-63<text:span text:style-name="T462"> </text:span><text:span text:style-name="T365">❸</text:span></text:p>
          </table:table-cell>
          <table:table-cell table:style-name="Table2.C18" office:value-type="string">
            <text:p text:style-name="P61"><text:alphabetical-index-mark text:string-value="LED (package)"/>DPAK, <text:alphabetical-index-mark text:string-value="TO-252 (package)"/>TO-252</text:p>
          </table:table-cell>
        </table:table-row>
        <table:table-row table:style-name="Table2.1">
          <table:table-cell table:style-name="Table2.A18" office:value-type="string">
            <text:p text:style-name="P64">XTALDFN2520X50</text:p>
          </table:table-cell>
          <table:table-cell table:style-name="Table2.B18" office:value-type="string">
            <text:p text:style-name="P133"/>
          </table:table-cell>
          <table:table-cell table:style-name="Table2.C18" office:value-type="string">
            <text:p text:style-name="P65">4-pin crystal, no-lead, body 2.0<text:span text:style-name="T367">×</text:span><text:span text:style-name="T361">2.5</text:span><text:span text:style-name="T367"> mm</text:span></text:p>
          </table:table-cell>
        </table:table-row>
        <table:table-row table:style-name="Table2.1">
          <table:table-cell table:style-name="Table2.A18" office:value-type="string">
            <text:p text:style-name="P31">SOP20P<text:span text:style-name="T387">65</text:span>_6<text:span text:style-name="T388">5</text:span>0X<text:span text:style-name="T388">64</text:span><text:span text:style-name="T387">0X</text:span>1<text:span text:style-name="T386">1</text:span>0<text:span text:style-name="T386"> </text:span><text:span text:style-name="T364">❺</text:span></text:p>
          </table:table-cell>
          <table:table-cell table:style-name="Table2.B18" office:value-type="string">
            <text:p text:style-name="P117"><text:alphabetical-index-mark text:string-value="LED (package)"/>P-TSSOP20-<text:span text:style-name="T389">6.5x4.4-0.</text:span><text:span text:style-name="T466">65</text:span><text:span text:style-name="T351"> </text:span><text:span text:style-name="T366">❹</text:span></text:p>
          </table:table-cell>
          <table:table-cell table:style-name="Table2.C18" office:value-type="string">
            <text:p text:style-name="P50"><text:alphabetical-index-mark text:string-value="LED (package)"/>TSSOP 20-pin, 0.65 mm pitch, 6.5<text:span text:style-name="T367">×</text:span>4.4<text:span text:style-name="T351"> mm body size, </text:span><text:span text:style-name="T434">6.5</text:span><text:span text:style-name="T367">×6.4 mm lead-to-lead</text:span><text:span text:style-name="T351">, </text:span><text:span text:style-name="T352">1.1 mm height</text:span></text:p>
          </table:table-cell>
        </table:table-row>
        <table:table-row table:style-name="Table2.1">
          <table:table-cell table:style-name="Table2.A18" office:value-type="string">
            <text:p text:style-name="P42">SOIC8P127_495X<text:span text:style-name="T471">60</text:span>0X175T330X240 <text:span text:style-name="T364">❺</text:span></text:p>
          </table:table-cell>
          <table:table-cell table:style-name="Table2.B18" office:value-type="string">
            <text:p text:style-name="P145">P-HSOIC8-3.8x4.95 <text:span text:style-name="T366">❹</text:span></text:p>
          </table:table-cell>
          <table:table-cell table:style-name="Table2.C18" office:value-type="string">
            <text:p text:style-name="P67">SOIC 8-pin with <text:alphabetical-index-mark text:string-value="Exposed-pad"/>exposed-pad, 1.27 mm pitch, <text:span text:style-name="T471">3.8</text:span><text:span text:style-name="T367">×</text:span><text:span text:style-name="T389">4.</text:span><text:span text:style-name="T471">95</text:span><text:span text:style-name="T351"> mm body size, </text:span><text:span text:style-name="T434">6.</text:span><text:span text:style-name="T471">0</text:span><text:span text:style-name="T367">×</text:span><text:span text:style-name="T370">4.95</text:span><text:span text:style-name="T367"> mm lead-to-lead</text:span><text:span text:style-name="T351">, </text:span><text:span text:style-name="T352">1.</text:span><text:span text:style-name="T471">75</text:span><text:span text:style-name="T352"> mm height</text:span></text:p>
          </table:table-cell>
        </table:table-row>
        <table:table-row table:style-name="Table2.1">
          <table:table-cell table:style-name="Table2.A19" office:value-type="string">
            <text:p text:style-name="P52">QFP48<text:span text:style-name="T350">P50_</text:span><text:span text:style-name="T434">90</text:span><text:span text:style-name="T350">0X</text:span><text:span text:style-name="T434">90</text:span><text:span text:style-name="T350">0X110</text:span><text:span text:style-name="T357"> </text:span><text:span text:style-name="T364">❺</text:span></text:p>
          </table:table-cell>
          <table:table-cell table:style-name="Table2.B19" office:value-type="string">
            <text:p text:style-name="P118"><text:alphabetical-index-mark text:string-value="LED (package)"/><text:span text:style-name="T351">P-</text:span><text:alphabetical-index-mark text:string-value="TQFP (package)"/>TQFP<text:span text:style-name="T351">48-7x7-0.50 </text:span><text:span text:style-name="T366">❹</text:span></text:p>
          </table:table-cell>
          <table:table-cell table:style-name="Table2.C19" office:value-type="string">
            <text:p text:style-name="P51"><text:alphabetical-index-mark text:string-value="LED (package)"/>QFP 48-pin, <text:span text:style-name="T352">0.5 mm pitch, </text:span><text:span text:style-name="T434">7</text:span><text:span text:style-name="T367">×</text:span><text:span text:style-name="T434">7 mm body size, 9</text:span><text:span text:style-name="T367">×</text:span><text:span text:style-name="T434">9</text:span> mm <text:span text:style-name="T434">lead-to-lead</text:span> size, <text:span text:style-name="T352">1.1 mm height</text:span></text:p>
          </table:table-cell>
        </table:table-row>
      </table:table>
      <text:h text:style-name="Heading_20_3" text:outline-level="3"><text:alphabetical-index-mark text:string-value="DPAK (package)"/>Notes</text:h>
      <text:p text:style-name="P91"><text:span text:style-name="T365">❶</text:span><text:span text:style-name="T7"><text:tab/></text:span><text:span text:style-name="T373">The last letter in an IPC-7351 “</text:span><text:span text:style-name="T379">land pattern” </text:span><text:span text:style-name="T373">name is a code for the footprint density. It is usually “N”, which stands for </text:span><text:span text:style-name="T381">nominal</text:span><text:span text:style-name="T373">, but may also be “L” (</text:span><text:span text:style-name="T381">least</text:span><text:span text:style-name="T373">) or “M” (</text:span><text:span text:style-name="T381">most</text:span><text:span text:style-name="T373">). </text:span><text:span text:style-name="T379">It is not relevant for package names, and therefore has been omitted in these examples.</text:span></text:p>
      <text:p text:style-name="P90"><text:span text:style-name="T365">❷</text:span><text:span text:style-name="T362"><text:tab/></text:span><text:span text:style-name="T376">IPC-7351 </text:span><text:span text:style-name="T375">includes the component category in the name (CAP for capacitor, RES for resistor, etc), even though this is irrelevant for both the package and the footprint.</text:span></text:p>
      <text:p text:style-name="P89"><text:span text:style-name="T365">❸<text:tab/></text:span><text:span text:style-name="T382">JEITA ED-7303 standardizes only package </text:span><text:span text:style-name="T383">code</text:span><text:span text:style-name="T382">s for integrated circuits. </text:span><text:span text:style-name="T383">For </text:span><text:span text:style-name="T382">discrete components, </text:span><text:span text:style-name="T383">the standard refers to </text:span><text:span text:style-name="T382">separate JEITA standards, </text:span><text:span text:style-name="T383">notably ED‑7500B</text:span><text:span text:style-name="T382">.</text:span></text:p>
      <text:p text:style-name="P89"><text:span text:style-name="T366">❹</text:span><text:span text:style-name="T373"><text:tab/></text:span><text:span text:style-name="T374">The first letter of a package name in ED-7303 indicates the material for the body, like “P” for plastic or “C” for ceramic. </text:span><text:span text:style-name="T380">The standard </text:span><text:span text:style-name="T384">asserts</text:span><text:span text:style-name="T380"> this prefix is mandatory; it is irrelevant for the package dimensions, however, and is frequently omitted.</text:span></text:p>
      <text:p text:style-name="P34"><text:span text:style-name="T364">❺<text:tab/></text:span><text:span text:style-name="T377">IPC-7351 uses the lead-to-lead size of a package, whereas ED-7303 uses the body size. Furthermore, for </text:span><text:span text:style-name="T378">these packages, IPC-7351 changes its notation for the size.</text:span></text:p>
      <text:h text:style-name="Heading_20_1" text:outline-level="1">Package <text:span text:style-name="T269">t</text:span>rivia</text:h>
      <text:h text:style-name="Heading_20_2" text:outline-level="2">SSOP versus TSSOP</text:h>
      <text:p text:style-name="P181"><text:alphabetical-index-mark text:string-value="SSOP (package)"/><text:span text:style-name="Caption_20_characters">SSOP</text:span> is the abbreviation for “Shrink Small Outline Package”, and from the ED‑7303 standard we <text:span text:style-name="T136">learn</text:span> that the “T” in <text:alphabetical-index-mark text:string-value="TSSOP (package)"/><text:span text:style-name="Caption_20_characters">TSSOP</text:span> stands for “thin”. However, these packages are different enough that they won’t fit on each other’s footprints.</text:p>
      <text:p text:style-name="P182"><text:span text:style-name="Caption_20_characters">SSOP</text:span> was standardized by <text:span text:style-name="SmallCaps">JEDEC</text:span> (<text:span text:style-name="Caption_20_characters">MO-137</text:span>), <text:span text:style-name="T501">as a dual-row package with gull-wing leads, a pitch of 0.025 inch and a body width of 0.15 inch. </text:span><text:span text:style-name="Caption_20_characters"><text:span text:style-name="T501">TSSOP</text:span></text:span><text:span text:style-name="T501"> was originally standardized by </text:span><text:span text:style-name="SmallCaps"><text:span text:style-name="T501">EIAJ</text:span></text:span><text:span text:style-name="T501"> (now </text:span><text:span text:style-name="SmallCaps"><text:span text:style-name="T501">JEITA</text:span></text:span><text:span text:style-name="T501">), also as a dual-row package with gull-wing leads, but with a pitch of 0.65 mm and a body width of 4.4 or 5.3 mm. The difference </text:span><text:span text:style-name="T502">in pitch</text:span><text:span text:style-name="T501"> </text:span><text:span text:style-name="T230">is</text:span><text:span text:style-name="T501"> subtle, </text:span><text:span text:style-name="T502">yet critical: 0.025 inch is 0.635 mm </text:span><text:span text:style-name="T36">—</text:span><text:span text:style-name="T160">versus</text:span><text:span text:style-name="T129"> 0.65 mm of </text:span><text:span text:style-name="Caption_20_characters"><text:span text:style-name="T421">TSSOP</text:span></text:span><text:span text:style-name="T129">. The width is different too: 0.15 inch is </text:span><text:span text:style-name="T160">rounded to</text:span><text:span text:style-name="T129"> 3.</text:span><text:span text:style-name="T160">9</text:span><text:span text:style-name="T129"> mm.</text:span></text:p>
      <text:p text:style-name="P183"><text:span text:style-name="T129">T</text:span><text:span text:style-name="T90">he similarity of the packages and their names has caused confusion: as the </text:span><text:span text:style-name="Caption_20_characters"><text:span text:style-name="T422">MO‑137</text:span></text:span><text:span text:style-name="T90"> standard specifies only a </text:span><text:span text:style-name="T131">maximum</text:span><text:span text:style-name="T90"> height, </text:span><text:span text:style-name="Caption_20_characters"><text:span text:style-name="T417">SSOP</text:span></text:span><text:span text:style-name="T90"> packages less than 1.2 mm high are sometimes referred to as </text:span><text:span text:style-name="Caption_20_characters"><text:span text:style-name="T417">TSSOP</text:span></text:span><text:span text:style-name="T90">. </text:span><text:span text:style-name="T130">This confusion could have been avoided, had </text:span><text:span text:style-name="SmallCaps"><text:span text:style-name="T130">JEDEC</text:span></text:span><text:span text:style-name="T130"> adopted the alternative name: </text:span><text:alphabetical-index-mark text:string-value="QSOP (package)"/><text:span text:style-name="Caption_20_characters"><text:span text:style-name="T423">QSOP</text:span></text:span><text:span text:style-name="T130">. However, while some manufactures use it, the </text:span><text:span text:style-name="Caption_20_characters"><text:span text:style-name="T423">QSOP</text:span></text:span><text:span text:style-name="T130"> name is unofficial.</text:span></text:p>
      <text:alphabetical-index text:style-name="Sect2" text:name="Alphabetical Index1">
        <text:alphabetical-index-source text:main-entry-style-name="Main_20_index_20_entry"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h text:style-name="Heading_20_1" text:outline-level="1">Index</text:h>
          </text:index-title>
          <text:p text:style-name="P146">A</text:p>
          <text:p text:style-name="P113">Aluminium electrolytic capacitor<text:tab/>18, 26</text:p>
          <text:p text:style-name="P146">B</text:p>
          <text:p text:style-name="P113">Ball-grid (terminal)<text:tab/>16</text:p>
          <text:p text:style-name="P113">Body size<text:tab/>6, <text:span text:style-name="Main_20_index_20_entry">10</text:span></text:p>
          <text:p text:style-name="P113">Bounding box<text:tab/>10</text:p>
          <text:p text:style-name="P113">Bumpered package<text:tab/>9, 26</text:p>
          <text:p text:style-name="P146">C</text:p>
          <text:p text:style-name="P113">Capacitor<text:tab/>26</text:p>
          <text:p text:style-name="P113">Castellated (terminal)<text:tab/>16</text:p>
          <text:p text:style-name="P113">Centre (geometric)<text:tab/>11</text:p>
          <text:p text:style-name="P113">Centroid<text:tab/><text:span text:style-name="Main_20_index_20_entry">10, </text:span>11</text:p>
          <text:p text:style-name="P113">Chip package<text:tab/>5</text:p>
          <text:p text:style-name="P113">Contour, see also Footprint contour<text:tab/>10</text:p>
          <text:p text:style-name="P113">Coordinate system<text:tab/>15</text:p>
          <text:p text:style-name="P113">Courtyard<text:tab/><text:span text:style-name="Main_20_index_20_entry">10, </text:span>11</text:p>
          <text:p text:style-name="P146">D</text:p>
          <text:p text:style-name="P113">Density (assembly)<text:tab/>24</text:p>
          <text:p text:style-name="P113">Description (of a package)<text:tab/>5</text:p>
          <text:p text:style-name="P113">Dimensions<text:tab/>24, 25</text:p>
          <text:p text:style-name="P114">scaled<text:tab/>24</text:p>
          <text:p text:style-name="P113">DO-219AA (package)<text:tab/>22</text:p>
          <text:p text:style-name="P113">DPAK (package)<text:tab/>11, 22, 27</text:p>
          <text:p text:style-name="P146">E</text:p>
          <text:p text:style-name="P113">ED-7303 (standard)<text:tab/>22, <text:span text:style-name="Main_20_index_20_entry">25, </text:span>26</text:p>
          <text:p text:style-name="P113">EIA (organization)<text:tab/>23, 24</text:p>
          <text:p text:style-name="P113">EIA-481 (standard)<text:tab/>17</text:p>
          <text:p text:style-name="P113">EIAJ (organization)<text:tab/>22</text:p>
          <text:p text:style-name="P113">Endcap (terminal)<text:tab/>6, <text:span text:style-name="Main_20_index_20_entry">16</text:span></text:p>
          <text:p text:style-name="P113">Exposed-pad<text:tab/>6, 7, 13, 26, 27</text:p>
          <text:p text:style-name="P146">F</text:p>
          <text:p text:style-name="P113">Ferrite bead<text:tab/>26</text:p>
          <text:p text:style-name="P113">File format<text:tab/>13</text:p>
          <text:p text:style-name="P113">Filtering packages<text:tab/>8</text:p>
          <text:p text:style-name="P113">Flat-lead, See also Lug-lead<text:tab/>16</text:p>
          <text:p text:style-name="P113">Footprint contour<text:tab/><text:span text:style-name="Main_20_index_20_entry">10, </text:span>11</text:p>
          <text:p text:style-name="P146">G</text:p>
          <text:p text:style-name="P113">Geometric centre<text:tab/>11</text:p>
          <text:p text:style-name="P113">Gerber standard<text:tab/>15</text:p>
          <text:p text:style-name="P113">Gull-wing (terminal)<text:tab/>5, <text:span text:style-name="Main_20_index_20_entry">16</text:span></text:p>
          <text:p text:style-name="P146">I</text:p>
          <text:p text:style-name="P113">Imperial units<text:tab/>23</text:p>
          <text:p text:style-name="P113">Inductor<text:tab/>26</text:p>
          <text:p text:style-name="P113">Industry practice<text:tab/>9</text:p>
          <text:p text:style-name="P113">Installer<text:tab/>3</text:p>
          <text:p text:style-name="P113">Inward-L (terminal)<text:tab/><text:span text:style-name="Main_20_index_20_entry">16</text:span></text:p>
          <text:p text:style-name="P113">IPC-7351 (standard)<text:tab/>22, <text:span text:style-name="Main_20_index_20_entry">24, </text:span>26</text:p>
          <text:p text:style-name="P146">J</text:p>
          <text:p text:style-name="P113">J-lead (terminal)<text:tab/><text:span text:style-name="Main_20_index_20_entry">16</text:span></text:p>
          <text:p text:style-name="P113">JavaFx<text:tab/>3</text:p>
          <text:p text:style-name="P113">JEDEC (organization)<text:tab/>22</text:p>
          <text:p text:style-name="P113">JEDEC tray<text:tab/>17, 21</text:p>
          <text:p text:style-name="P113">JEITA (organization)<text:tab/>22</text:p>
          <text:p text:style-name="P113">JESD30 (standard)<text:tab/>22</text:p>
          <text:p text:style-name="P113">JSON<text:tab/>13</text:p>
          <text:p text:style-name="P146">K</text:p>
          <text:p text:style-name="P113">Keyword search, see also Searching<text:tab/>8</text:p>
          <text:p text:style-name="P146">L</text:p>
          <text:p text:style-name="P113">Land pattern, see also Footprint<text:tab/>24</text:p>
          <text:p text:style-name="P113">Land-grid (terminal)<text:tab/>16</text:p>
          <text:p text:style-name="P113">Lead shape, see also Terminal<text:tab/>4</text:p>
          <text:p text:style-name="P113">Lead-to-lead size<text:tab/>6, <text:span text:style-name="Main_20_index_20_entry">10, </text:span>12</text:p>
          <text:p text:style-name="P113">LED (package)<text:tab/>27</text:p>
          <text:p text:style-name="P113">Library Expert<text:tab/>22</text:p>
          <text:p text:style-name="P113">Linux<text:tab/>3</text:p>
          <text:p text:style-name="P113">LQFP (package)<text:tab/>6, 9</text:p>
          <text:p text:style-name="P113">Lug-lead (terminal)<text:tab/>5, <text:span text:style-name="Main_20_index_20_entry">16</text:span></text:p>
          <text:p text:style-name="P146">M</text:p>
          <text:p text:style-name="P113">MacOS<text:tab/>3</text:p>
          <text:p text:style-name="P113">Manufacturer name<text:tab/>23</text:p>
          <text:p text:style-name="P113">MELF package<text:tab/>27</text:p>
          <text:p text:style-name="P113">Metric units<text:tab/>23</text:p>
          <text:p text:style-name="P114">suffix<text:tab/>5, 24</text:p>
          <text:p text:style-name="P113">Microsoft Windows<text:tab/>3</text:p>
          <text:p text:style-name="P113">Molded package<text:tab/>26</text:p>
          <text:p text:style-name="P146">N</text:p>
          <text:p text:style-name="P113">Naming convention<text:tab/>5, 22</text:p>
          <text:p text:style-name="P113">No-lead (terminal)<text:tab/>6, 16</text:p>
          <text:p text:style-name="P113">Nominal size<text:tab/>7</text:p>
          <text:p text:style-name="P113">Normal orientation<text:tab/><text:span text:style-name="Main_20_index_20_entry">10, </text:span>17</text:p>
          <text:p text:style-name="P146"><text:soft-page-break/>O</text:p>
          <text:p text:style-name="P113">Origin, see also Geometric centre<text:tab/>11</text:p>
          <text:p text:style-name="P146">P</text:p>
          <text:p text:style-name="P113">Parametric search, see also Searching<text:tab/>8</text:p>
          <text:p text:style-name="P113">PDP-100 (standard)<text:tab/>23, 25</text:p>
          <text:p text:style-name="P113">Pick-&amp;-place machine<text:tab/>10</text:p>
          <text:p text:style-name="P113">Pin count<text:tab/>6</text:p>
          <text:p text:style-name="P113">Pitch<text:tab/>6, <text:span text:style-name="Main_20_index_20_entry">11</text:span></text:p>
          <text:p text:style-name="P113">PLCC (package)<text:tab/>16</text:p>
          <text:p text:style-name="P113">Polarized component<text:tab/>6</text:p>
          <text:p text:style-name="P113">Prefix (package name)<text:tab/>25</text:p>
          <text:p text:style-name="P113">Product number<text:tab/>23</text:p>
          <text:p text:style-name="P113">Pulled-back (terminal)<text:tab/>16</text:p>
          <text:p text:style-name="P146">Q</text:p>
          <text:p text:style-name="P113">QSOP (package)<text:tab/>28</text:p>
          <text:p text:style-name="P146">R</text:p>
          <text:p text:style-name="P113">Resistor<text:tab/>26</text:p>
          <text:p text:style-name="P114">~ array<text:tab/>27</text:p>
          <text:p text:style-name="P146">S</text:p>
          <text:p text:style-name="P113">Scaled millimetres<text:tab/>24</text:p>
          <text:p text:style-name="P113">Searching packages<text:tab/>8</text:p>
          <text:p text:style-name="P113">Shell script<text:tab/>3</text:p>
          <text:p text:style-name="P113">Side-concave, see also Castellated<text:tab/>16</text:p>
          <text:p text:style-name="P113">SOD123 (package)<text:tab/>22</text:p>
          <text:p text:style-name="P113">SOD87 (package)<text:tab/>27</text:p>
          <text:p text:style-name="P113">SOT23-5 (package)<text:tab/>11</text:p>
          <text:p text:style-name="P113">Span<text:tab/>8, <text:span text:style-name="Main_20_index_20_entry">11</text:span></text:p>
          <text:p text:style-name="P113">SSOP (package)<text:tab/>28</text:p>
          <text:p text:style-name="P146">T</text:p>
          <text:p text:style-name="P113">Tantalum capacitor<text:tab/>18, 26</text:p>
          <text:p text:style-name="P113">Tape on reel<text:tab/>6, 17</text:p>
          <text:p text:style-name="P113">Terminal style<text:tab/>4, 5, <text:span text:style-name="Main_20_index_20_entry">16</text:span></text:p>
          <text:p text:style-name="P113">Thermal pad, see also Exposed-pad<text:tab/>13</text:p>
          <text:p text:style-name="P113">TO-252 (package)<text:tab/>11, 22, 27</text:p>
          <text:p text:style-name="P113">TQFP (package)<text:tab/>6, 9, 27</text:p>
          <text:p text:style-name="P113">Tray<text:tab/>17, 21</text:p>
          <text:p text:style-name="P113">TSSOP (package)<text:tab/>28</text:p>
          <text:p text:style-name="P146">U</text:p>
          <text:p text:style-name="P113">UTF-8<text:tab/>13</text:p>
          <text:p text:style-name="P146">V</text:p>
          <text:p text:style-name="P113">Variants<text:tab/>4, 6, 9</text:p>
          <text:p text:style-name="P146">W</text:p>
          <text:p text:style-name="P113">Wild-card characters<text:tab/>23</text:p>
          <text:p text:style-name="P146">Y</text:p>
          <text:p text:style-name="P113">Y-axis<text:tab/>15</text:p>
          <text:p text:style-name="P146">Z</text:p>
          <text:p text:style-name="P113">Zero-orientation, see also Normal orientation<text:tab/>10</text:p>
        </text:index-body>
      </text:alphabetical-index>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DejaVu Sans" svg:font-family="'DejaVu Sans'" style:font-adornments="Book" style:font-family-generic="swiss"/>
    <style:font-face style:name="DejaVu Sans Mono" svg:font-family="'DejaVu Sans Mono'" style:font-family-generic="modern" style:font-pitch="fixed"/>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3" svg:font-family="'DejaVu Sans'" style:font-family-generic="swiss" style:font-pitch="variable"/>
    <style:font-face style:name="DejaVu Serif" svg:font-family="'DejaVu Serif'" style:font-adornments="Book"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ok" style:font-family-generic="roman"/>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00cc" loext:opacity="100%" style:font-name="DejaVu Sans1" fo:font-family="'DejaVu Sans'" style:font-style-name="Book"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2cm" fo:margin-bottom="0.12cm" style:contextual-spacing="false" fo:line-height="115%" fo:hyphenation-ladder-count="no-limit" style:page-number="auto">
        <style:tab-stops/>
      </style:paragraph-properties>
      <style:text-properties fo:hyphenate="true" fo:hyphenation-remain-char-count="4" fo:hyphenation-push-char-count="4" loext:hyphenation-no-caps="true"/>
    </style:style>
    <style:style style:name="List" style:family="paragraph" style:parent-style-name="Text_20_body" style:class="list" style:master-page-name="">
      <loext:graphic-properties draw:fill="none" draw:fill-color="#729fcf"/>
      <style:paragraph-properties fo:margin-left="0cm" fo:margin-right="0cm" fo:margin-top="0cm" fo:margin-bottom="0cm" style:contextual-spacing="false" fo:line-height="115%" fo:hyphenation-ladder-count="no-limit" fo:text-indent="-0.4cm" style:auto-text-indent="false" style:page-number="auto" fo:background-color="transparent">
        <style:tab-stops/>
      </style:paragraph-properties>
      <style:text-properties style:font-size-asian="12pt" style:font-name-complex="Arial1" style:font-family-complex="Arial" style:font-family-generic-complex="swiss" fo:hyphenate="true" fo:hyphenation-remain-char-count="4" fo:hyphenation-push-char-count="4" loext:hyphenation-no-caps="tru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24pt"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fo:keep-together="always" fo:orphans="0" fo:widows="0" style:page-number="auto" text:number-lines="false" text:line-number="0"/>
      <style:text-properties style:font-name="DejaVu Sans1" fo:font-family="'DejaVu Sans'" style:font-style-name="Book" style:font-family-generic="swiss" style:font-pitch="variable" fo:font-size="9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text-properties style:font-name="DejaVu Sans1" fo:font-family="'DejaVu Sans'" style:font-style-name="Book"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text-properties style:font-name="DejaVu Sans1" fo:font-family="'DejaVu Sans'" style:font-style-name="Book" style:font-family-generic="swiss" style:font-pitch="variable" fo:font-size="9pt" fo:font-style="normal"/>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7.5cm" style:type="center"/>
          <style:tab-stop style:position="15.002cm" style:type="righ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002cm" style:type="right" style:leader-style="dotted" style:leader-text="."/>
        </style:tab-stops>
      </style:paragraph-properties>
    </style:style>
    <style:style style:name="Figure" style:family="paragraph" style:parent-style-name="Caption" style:class="extra">
      <style:paragraph-properties fo:padding-left="0cm" fo:padding-right="0cm" fo:padding-top="0cm" fo:padding-bottom="0.199cm" fo:border="none"/>
      <style:text-properties style:font-name="DejaVu Sans2" fo:font-family="'DejaVu Sans'" style:font-style-name="Oblique" style:font-family-generic="swiss" style:font-pitch="variable" fo:font-size="9pt"/>
    </style:style>
    <style:style style:name="Frame_20_contents" style:display-name="Frame contents" style:family="paragraph" style:parent-style-name="Standard" style:class="extra"/>
    <style:style style:name="Index_20_1" style:display-name="Index 1" style:family="paragraph" style:parent-style-name="Index" style:class="index">
      <style:paragraph-properties fo:margin-left="0.7cm" fo:margin-right="0cm" fo:text-indent="-0.7cm" style:auto-text-indent="false">
        <style:tab-stops/>
      </style:paragraph-properties>
      <style:text-properties fo:font-size="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text-properties fo:font-size="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1.502cm" style:type="right" style:leader-style="dotted" style:leader-text="."/>
        </style:tab-stops>
      </style:paragraph-properties>
    </style:style>
    <style:style style:name="Note" style:family="paragraph" style:parent-style-name="Standard">
      <style:paragraph-properties fo:margin-left="0.7cm" fo:margin-right="0cm" fo:text-indent="-0.7cm" style:auto-text-indent="false">
        <style:tab-stops/>
      </style:paragraph-properties>
      <style:text-properties fo:font-size="9pt"/>
    </style:style>
    <style:style style:name="Index_20_2" style:display-name="Index 2" style:family="paragraph" style:parent-style-name="Index" style:class="index">
      <style:paragraph-properties fo:margin-left="0.499cm" fo:margin-right="0cm" fo:text-indent="0cm" style:auto-text-indent="false"/>
      <style:text-properties fo:font-size="9pt"/>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fo:padding="0.049cm" fo:border="none" fo:keep-with-next="always">
        <style:tab-stops/>
      </style:paragraph-properties>
      <style:text-properties fo:color="#0000cc" loext:opacity="100%" style:font-name="DejaVu Sans1" fo:font-family="'DejaVu Sans'" style:font-style-name="Book" style:font-family-generic="swiss" style:font-pitch="variable" fo:font-size="12pt" fo:font-weight="bold"/>
    </style:style>
    <style:style style:name="Internet_20_link" style:display-name="Internet link" style:family="text">
      <style:text-properties fo:color="#000080" loext:opacity="100%" style:font-name="DejaVu Sans1" fo:font-family="'DejaVu Sans'" style:font-style-name="Book" style:font-family-generic="swiss" style:font-pitch="variable" fo:font-size="10pt" fo:language="zxx" fo:country="none" style:text-underline-style="none" style:language-asian="zxx" style:country-asian="none" style:language-complex="zxx" style:country-complex="none"/>
    </style:style>
    <style:style style:name="Index_20_Link" style:display-name="Index Link" style:family="text"/>
    <style:style style:name="Rubies" style:family="text" loext:hidden="true" style:hidden="true">
      <style:text-properties fo:font-size="6pt" style:text-underline-style="none" style:font-size-asian="6pt" style:font-size-complex="6pt" style:text-emphasize="none"/>
    </style:style>
    <style:style style:name="Caption_20_characters" style:display-name="Caption characters" style:family="text">
      <style:text-properties style:font-name="DejaVu Sans1" fo:font-family="'DejaVu Sans'" style:font-style-name="Book" style:font-family-generic="swiss" style:font-pitch="variable" fo:font-size="9.5pt"/>
    </style:style>
    <style:style style:name="Heading_20_reference" style:display-name="Heading reference" style:family="text">
      <style:text-properties fo:color="#0000cc" loext:opacity="100%" style:font-name="DejaVu Sans1" fo:font-family="'DejaVu Sans'" style:font-style-name="Book" style:font-family-generic="swiss" style:font-pitch="variable" fo:font-size="10pt" fo:font-style="normal"/>
    </style:style>
    <style:style style:name="SmallCaps" style:family="text">
      <style:text-properties fo:font-variant="small-caps" fo:font-size="9.5pt"/>
    </style:style>
    <style:style style:name="Main_20_index_20_entry" style:display-name="Main index entry"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cm" fo:margin-bottom="0.4cm" style:wrap="none" style:vertical-pos="top" style:vertical-rel="paragraph-content" style:horizontal-pos="center" style:horizontal-rel="paragraph-content" fo:padding="0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0128b" officeooo:paragraph-rsid="00436309"/>
    </style:style>
    <style:style style:name="MP2" style:family="paragraph" style:parent-style-name="Footer">
      <style:text-properties fo:font-size="9pt" style:font-size-asian="9pt" style:font-size-complex="9pt"/>
    </style:style>
    <style:style style:name="MT1" style:family="text">
      <style:text-properties fo:font-variant="small-caps" style:font-name="DejaVu Sans3" fo:font-style="italic" officeooo:rsid="000bc790" style:font-style-asian="italic" style:font-style-complex="italic"/>
    </style:style>
    <style:style style:name="MT2" style:family="text">
      <style:text-properties fo:font-variant="small-caps" style:font-name="DejaVu Sans3" fo:font-style="italic" officeooo:rsid="0025d35c" style:font-style-asian="italic" style:font-style-complex="italic"/>
    </style:style>
    <style:style style:name="MT3" style:family="text">
      <style:text-properties fo:font-size="9pt" style:font-size-asian="9pt" style:font-size-complex="9pt"/>
    </style:style>
    <style:style style:name="MT4" style:family="text">
      <style:text-properties style:font-name="DejaVu Sans3" fo:font-weight="bold" officeooo:rsid="0281259e" style:font-weight-asian="bold" style:font-weight-complex="bold"/>
    </style:style>
    <style:page-layout style:name="Mpm1">
      <style:page-layout-properties fo:page-width="18cm" fo:page-height="21.5cm" style:num-format="1"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ckage</text:span><text:span text:style-name="MT2">s</text:span><text:tab/><text:page-number text:select-page="current">30</text:page-number> / <text:page-count>30</text:page-count><text:tab/><text:span text:style-name="MT3">CompuPhase 2021</text:span></text:p>
      </style:footer>
      <style:footer-first>
        <text:p text:style-name="MP2"><text:tab/><text:tab/><text:span text:style-name="MT4">2021</text:span></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Thiadmer Riemersma</meta:initial-creator>
    <meta:creation-date>2021-08-23T21:25:36.674000000</meta:creation-date>
    <dc:date>2022-01-03T12:59:49.122000000</dc:date>
    <dc:creator>Thiadmer Riemersma</dc:creator>
    <meta:editing-duration>P1DT13H16M</meta:editing-duration>
    <meta:editing-cycles>583</meta:editing-cycles>
    <meta:generator>LibreOffice/7.2.1.2$Windows_X86_64 LibreOffice_project/87b77fad49947c1441b67c559c339af8f3517e22</meta:generator>
    <meta:document-statistic meta:table-count="6" meta:image-count="77" meta:object-count="0" meta:page-count="30" meta:paragraph-count="680" meta:word-count="7566" meta:character-count="44996" meta:non-whitespace-character-count="38007"/>
  </office:meta>
</office:document-meta>
</file>